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1pt"/>
    </style:style>
    <style:style style:name="co2" style:family="table-column">
      <style:table-column-properties fo:break-before="auto" style:column-width="240.75pt"/>
    </style:style>
    <style:style style:name="co3" style:family="table-column">
      <style:table-column-properties fo:break-before="auto" style:column-width="632.24pt"/>
    </style:style>
    <style:style style:name="co4" style:family="table-column">
      <style:table-column-properties fo:break-before="auto" style:column-width="481.49pt"/>
    </style:style>
    <style:style style:name="co5" style:family="table-column">
      <style:table-column-properties fo:break-before="auto" style:column-width="426.9pt"/>
    </style:style>
    <style:style style:name="co6" style:family="table-column">
      <style:table-column-properties fo:break-before="auto" style:column-width="312.01pt"/>
    </style:style>
    <style:style style:name="co7" style:family="table-column">
      <style:table-column-properties fo:break-before="auto" style:column-width="346.85pt"/>
    </style:style>
    <style:style style:name="co8" style:family="table-column">
      <style:table-column-properties fo:break-before="auto" style:column-width="176.06pt"/>
    </style:style>
    <style:style style:name="co9" style:family="table-column">
      <style:table-column-properties fo:break-before="auto" style:column-width="164.01pt"/>
    </style:style>
    <style:style style:name="co10" style:family="table-column">
      <style:table-column-properties fo:break-before="auto" style:column-width="114.66pt"/>
    </style:style>
    <style:style style:name="co11" style:family="table-column">
      <style:table-column-properties fo:break-before="auto" style:column-width="278.05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147.46pt"/>
    </style:style>
    <style:style style:name="co14" style:family="table-column">
      <style:table-column-properties fo:break-before="auto" style:column-width="143.86pt"/>
    </style:style>
    <style:style style:name="co15" style:family="table-column">
      <style:table-column-properties fo:break-before="auto" style:column-width="320.2pt"/>
    </style:style>
    <style:style style:name="co1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61.99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4.29pt" fo:break-before="auto" style:use-optimal-row-height="true"/>
    </style:style>
    <style:style style:name="ro6" style:family="table-row">
      <style:table-row-properties style:row-height="14.34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4.2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056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89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0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1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2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3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4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5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6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7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8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9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0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1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2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0"/>
        <table:table-column table:style-name="co9" table:default-cell-style-name="ce10"/>
        <table:table-column table:style-name="co10" table:default-cell-style-name="ce10"/>
        <table:table-column table:style-name="co11" table:default-cell-style-name="ce13"/>
        <table:table-column table:style-name="co12" table:default-cell-style-name="ce36"/>
        <table:table-column table:style-name="co13" table:default-cell-style-name="ce10"/>
        <table:table-column table:style-name="co14" table:default-cell-style-name="ce10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</text:p>
          </table:table-cell>
          <table:table-cell table:style-name="ce1" office:value-type="string" calcext:value-type="string">
            <text:p>SMILES</text:p>
          </table:table-cell>
          <table:table-cell table:style-name="ce1" office:value-type="string" calcext:value-type="string">
            <text:p>INCHI</text:p>
          </table:table-cell>
          <table:table-cell table:style-name="ce1" office:value-type="string" calcext:value-type="string">
            <text:p>SMILES_INCHI_SOURCE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39" calcext:value-type="float">
            <text:p>1322742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5" calcext:value-type="float">
            <text:p>3980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40913" calcext:value-type="float">
            <text:p>52409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312658" calcext:value-type="float">
            <text:p>143126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93111" calcext:value-type="float">
            <text:p>12193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0" calcext:value-type="float">
            <text:p>1322742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8789" calcext:value-type="float">
            <text:p>98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94" calcext:value-type="float">
            <text:p>1023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1" calcext:value-type="float">
            <text:p>1322742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2" calcext:value-type="float">
            <text:p>1322742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17" calcext:value-type="float">
            <text:p>6182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541152" calcext:value-type="float">
            <text:p>67541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340" calcext:value-type="float">
            <text:p>6183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6452" calcext:value-type="float">
            <text:p>7264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3" calcext:value-type="float">
            <text:p>1322742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370597" calcext:value-type="float">
            <text:p>133705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779250" calcext:value-type="float">
            <text:p>18779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4" calcext:value-type="float">
            <text:p>3980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7" calcext:value-type="float">
            <text:p>3980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4" calcext:value-type="float">
            <text:p>132274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5" calcext:value-type="float">
            <text:p>1322742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6" calcext:value-type="float">
            <text:p>1322742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7" calcext:value-type="float">
            <text:p>1322742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8" calcext:value-type="float">
            <text:p>1322742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5" calcext:value-type="float">
            <text:p>5471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9" calcext:value-type="float">
            <text:p>1322742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6" calcext:value-type="float">
            <text:p>3980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1" calcext:value-type="float">
            <text:p>1322742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8" calcext:value-type="float">
            <text:p>3980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2" calcext:value-type="float">
            <text:p>132274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31279" calcext:value-type="float">
            <text:p>110312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3" calcext:value-type="float">
            <text:p>1322742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4" calcext:value-type="float">
            <text:p>1322742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6" calcext:value-type="float">
            <text:p>547102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80" calcext:value-type="float">
            <text:p>3980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5" calcext:value-type="float">
            <text:p>1322742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6" calcext:value-type="float">
            <text:p>132274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7" calcext:value-type="float">
            <text:p>1322742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52" calcext:value-type="float">
            <text:p>618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4459" calcext:value-type="float">
            <text:p>744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6522" calcext:value-type="float">
            <text:p>6065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3" calcext:value-type="float">
            <text:p>3984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5" calcext:value-type="float">
            <text:p>3984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38698" calcext:value-type="float">
            <text:p>6386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5428" calcext:value-type="float">
            <text:p>10785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88944" calcext:value-type="float">
            <text:p>588944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8916741" calcext:value-type="float">
            <text:p>28916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097" calcext:value-type="float">
            <text:p>11003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2" calcext:value-type="float">
            <text:p>3984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4" calcext:value-type="float">
            <text:p>3984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71973" calcext:value-type="float">
            <text:p>5719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9099310" calcext:value-type="float">
            <text:p>1909931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6493" calcext:value-type="float">
            <text:p>67649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4385" calcext:value-type="float">
            <text:p>8543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8761" calcext:value-type="float">
            <text:p>88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234" calcext:value-type="float">
            <text:p>1823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5111" calcext:value-type="float">
            <text:p>10955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75342" calcext:value-type="float">
            <text:p>112753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77824" calcext:value-type="float">
            <text:p>108778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10363" calcext:value-type="float">
            <text:p>109103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39839" calcext:value-type="float">
            <text:p>27398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22611" calcext:value-type="float">
            <text:p>108226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6382" calcext:value-type="float">
            <text:p>963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0261" calcext:value-type="float">
            <text:p>10780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05575" calcext:value-type="float">
            <text:p>107055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7244" calcext:value-type="float">
            <text:p>10717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27515" calcext:value-type="float">
            <text:p>105275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58282" calcext:value-type="float">
            <text:p>10758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36504" calcext:value-type="float">
            <text:p>107365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944" calcext:value-type="float">
            <text:p>11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86" calcext:value-type="float">
            <text:p>145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8" calcext:value-type="float">
            <text:p>1322742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974290" calcext:value-type="float">
            <text:p>129742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4382712" calcext:value-type="float">
            <text:p>4382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006998" calcext:value-type="float">
            <text:p>13006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61096" calcext:value-type="float">
            <text:p>1256109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1645944" calcext:value-type="float">
            <text:p>21645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9" calcext:value-type="float">
            <text:p>1322742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923638" calcext:value-type="float">
            <text:p>1019236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0" calcext:value-type="float">
            <text:p>132274260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0171" calcext:value-type="float">
            <text:p>80171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1" calcext:value-type="float">
            <text:p>132274261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2" calcext:value-type="float">
            <text:p>1322742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3" calcext:value-type="float">
            <text:p>13227426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5" calcext:value-type="float">
            <text:p>132274265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14229" calcext:value-type="float">
            <text:p>1101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6" calcext:value-type="float">
            <text:p>1322742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8" calcext:value-type="float">
            <text:p>1322742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9" calcext:value-type="float">
            <text:p>132274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0" calcext:value-type="float">
            <text:p>1322742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1" calcext:value-type="float">
            <text:p>132274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19582" calcext:value-type="float">
            <text:p>132195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2" calcext:value-type="float">
            <text:p>1322742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792846" calcext:value-type="float">
            <text:p>127928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3" calcext:value-type="float">
            <text:p>1322742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5" calcext:value-type="float">
            <text:p>1322742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15025" calcext:value-type="float">
            <text:p>11415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7" calcext:value-type="float">
            <text:p>132274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612443" calcext:value-type="float">
            <text:p>686124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8" calcext:value-type="float">
            <text:p>132274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949282" calcext:value-type="float">
            <text:p>13949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01204" calcext:value-type="float">
            <text:p>1012012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9470" calcext:value-type="float">
            <text:p>118294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54455" calcext:value-type="float">
            <text:p>10654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78260" calcext:value-type="float">
            <text:p>10678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17277" calcext:value-type="float">
            <text:p>10517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45767" calcext:value-type="float">
            <text:p>10645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944" calcext:value-type="float">
            <text:p>10697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8" calcext:value-type="float">
            <text:p>1324277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9" calcext:value-type="float">
            <text:p>1324277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0" calcext:value-type="float">
            <text:p>1324277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1" calcext:value-type="float">
            <text:p>132427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2" calcext:value-type="float">
            <text:p>1324277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3" calcext:value-type="float">
            <text:p>1324277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4" calcext:value-type="float">
            <text:p>13242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5" calcext:value-type="float">
            <text:p>1324277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6" calcext:value-type="float">
            <text:p>1324277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7" calcext:value-type="float">
            <text:p>1324277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8" calcext:value-type="float">
            <text:p>1324277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9" calcext:value-type="float">
            <text:p>1324277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0" calcext:value-type="float">
            <text:p>1324277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71771" calcext:value-type="float">
            <text:p>102371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59388" calcext:value-type="float">
            <text:p>105593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1471" calcext:value-type="float">
            <text:p>118014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431" calcext:value-type="float">
            <text:p>1053143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68841" calcext:value-type="float">
            <text:p>107688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744" calcext:value-type="float">
            <text:p>1069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1" calcext:value-type="float">
            <text:p>1324277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25837" calcext:value-type="float">
            <text:p>106258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07162" calcext:value-type="float">
            <text:p>105071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80399" calcext:value-type="float">
            <text:p>1058039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41195" calcext:value-type="float">
            <text:p>108411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2" calcext:value-type="float">
            <text:p>1324277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6678" calcext:value-type="float">
            <text:p>10576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3" calcext:value-type="float">
            <text:p>1324277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25214" calcext:value-type="float">
            <text:p>104252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383079" calcext:value-type="float">
            <text:p>103830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4" calcext:value-type="float">
            <text:p>1324277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5" calcext:value-type="float">
            <text:p>132427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5097" calcext:value-type="float">
            <text:p>11025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6" calcext:value-type="float">
            <text:p>1324277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07207" calcext:value-type="float">
            <text:p>111072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278" calcext:value-type="float">
            <text:p>11825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7" calcext:value-type="float">
            <text:p>1324277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8" calcext:value-type="float">
            <text:p>1324277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9" calcext:value-type="float">
            <text:p>1324277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4015" calcext:value-type="float">
            <text:p>118240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755" calcext:value-type="float">
            <text:p>11825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0" calcext:value-type="float">
            <text:p>1324277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1" calcext:value-type="float">
            <text:p>132427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348" calcext:value-type="float">
            <text:p>110033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68952" calcext:value-type="float">
            <text:p>11068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2" calcext:value-type="float">
            <text:p>1324277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4" calcext:value-type="float">
            <text:p>1324277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5" calcext:value-type="float">
            <text:p>1324277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3" calcext:value-type="float">
            <text:p>1009966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14797" calcext:value-type="float">
            <text:p>118147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5" calcext:value-type="float">
            <text:p>1009966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9203" calcext:value-type="float">
            <text:p>110292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4" calcext:value-type="float">
            <text:p>1009966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6" calcext:value-type="float">
            <text:p>1324277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7" calcext:value-type="float">
            <text:p>132427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8" calcext:value-type="float">
            <text:p>1324277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49105" calcext:value-type="float">
            <text:p>110491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9" calcext:value-type="float">
            <text:p>1324277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0" calcext:value-type="float">
            <text:p>132427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1" calcext:value-type="float">
            <text:p>132427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7" calcext:value-type="float">
            <text:p>1009966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628" calcext:value-type="float">
            <text:p>109266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2" calcext:value-type="float">
            <text:p>1324277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3" calcext:value-type="float">
            <text:p>1324277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4" calcext:value-type="float">
            <text:p>1324277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5" calcext:value-type="float">
            <text:p>1324277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8" calcext:value-type="float">
            <text:p>1324277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3858" calcext:value-type="float">
            <text:p>107138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5271" calcext:value-type="float">
            <text:p>10745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95561" calcext:value-type="float">
            <text:p>117955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1256" calcext:value-type="float">
            <text:p>10741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34003" calcext:value-type="float">
            <text:p>106340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8725" calcext:value-type="float">
            <text:p>107887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93244" calcext:value-type="float">
            <text:p>10493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6800" calcext:value-type="float">
            <text:p>107168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217568" calcext:value-type="float">
            <text:p>852175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48213" calcext:value-type="float">
            <text:p>105482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9" calcext:value-type="float">
            <text:p>1324277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02269" calcext:value-type="float">
            <text:p>10602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0" calcext:value-type="float">
            <text:p>1324277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505" calcext:value-type="float">
            <text:p>106975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1" calcext:value-type="float">
            <text:p>1324277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172" calcext:value-type="float">
            <text:p>10531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67678" calcext:value-type="float">
            <text:p>10667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2" calcext:value-type="float">
            <text:p>1324277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3724" calcext:value-type="float">
            <text:p>106937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3" calcext:value-type="float">
            <text:p>1324277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9516" calcext:value-type="float">
            <text:p>105795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4" calcext:value-type="float">
            <text:p>132427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5" calcext:value-type="float">
            <text:p>1324277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6" calcext:value-type="float">
            <text:p>1324277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7" calcext:value-type="float">
            <text:p>13242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8" calcext:value-type="float">
            <text:p>1324277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9" calcext:value-type="float">
            <text:p>132427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90" calcext:value-type="float">
            <text:p>1324277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891429" calcext:value-type="float">
            <text:p>15891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49" calcext:value-type="float">
            <text:p>1348181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0" calcext:value-type="float">
            <text:p>13481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1" calcext:value-type="float">
            <text:p>1348181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2" calcext:value-type="float">
            <text:p>134818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1303007" calcext:value-type="float">
            <text:p>713030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452770" calcext:value-type="float">
            <text:p>125452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3" calcext:value-type="float">
            <text:p>1348181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5" calcext:value-type="float">
            <text:p>1348181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7" calcext:value-type="float">
            <text:p>1348181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9" calcext:value-type="float">
            <text:p>1348181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1" calcext:value-type="float">
            <text:p>1348181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3" calcext:value-type="float">
            <text:p>1348181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9129" calcext:value-type="float">
            <text:p>2791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638116" calcext:value-type="float">
            <text:p>146381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5" calcext:value-type="float">
            <text:p>1348181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804" calcext:value-type="float">
            <text:p>1368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9998" calcext:value-type="float">
            <text:p>569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642565" calcext:value-type="float">
            <text:p>156425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01594" calcext:value-type="float">
            <text:p>109015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3564" calcext:value-type="float">
            <text:p>935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6398" calcext:value-type="float">
            <text:p>163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76" calcext:value-type="float">
            <text:p>72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310293" calcext:value-type="float">
            <text:p>893102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27540" calcext:value-type="float">
            <text:p>136275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01455" calcext:value-type="float">
            <text:p>301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952" calcext:value-type="float">
            <text:p>89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0364" calcext:value-type="float">
            <text:p>566903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7296786" calcext:value-type="float">
            <text:p>13729678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7" calcext:value-type="float">
            <text:p>1348181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5433746" calcext:value-type="float">
            <text:p>13543374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20468" calcext:value-type="float">
            <text:p>52204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46517" calcext:value-type="float">
            <text:p>121465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8" calcext:value-type="float">
            <text:p>1348181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62356" calcext:value-type="float">
            <text:p>1012623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9" calcext:value-type="float">
            <text:p>1348181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0" calcext:value-type="float">
            <text:p>1348181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1" calcext:value-type="float">
            <text:p>134818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2" calcext:value-type="float">
            <text:p>134818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3" calcext:value-type="float">
            <text:p>1348181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614714" calcext:value-type="float">
            <text:p>3614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4" calcext:value-type="float">
            <text:p>1348181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5" calcext:value-type="float">
            <text:p>1348181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6" calcext:value-type="float">
            <text:p>1348181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7" calcext:value-type="float">
            <text:p>1348181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8" calcext:value-type="float">
            <text:p>1348181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0371" calcext:value-type="float">
            <text:p>5403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15017" calcext:value-type="float">
            <text:p>3150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7854" calcext:value-type="float">
            <text:p>118078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2107" calcext:value-type="float">
            <text:p>6821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762483" calcext:value-type="float">
            <text:p>147624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9" calcext:value-type="float">
            <text:p>1348181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23250" calcext:value-type="float">
            <text:p>11123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0" calcext:value-type="float">
            <text:p>1348181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3546" calcext:value-type="float">
            <text:p>1235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1" calcext:value-type="float">
            <text:p>1348181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2" calcext:value-type="float">
            <text:p>1348181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7537" calcext:value-type="float">
            <text:p>109575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84229" calcext:value-type="float">
            <text:p>38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0750669" calcext:value-type="float">
            <text:p>207506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315292" calcext:value-type="float">
            <text:p>853152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467479" calcext:value-type="float">
            <text:p>144674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2400" calcext:value-type="float">
            <text:p>566924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3" calcext:value-type="float">
            <text:p>1348181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4" calcext:value-type="float">
            <text:p>1348181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5" calcext:value-type="float">
            <text:p>1348181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76215" calcext:value-type="float">
            <text:p>2776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5090" calcext:value-type="float">
            <text:p>6050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373653" calcext:value-type="float">
            <text:p>3373653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1" calcext:value-type="float">
            <text:p>1457217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6503" calcext:value-type="float">
            <text:p>108665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6344" calcext:value-type="float">
            <text:p>64363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64215" calcext:value-type="float">
            <text:p>10564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44789" calcext:value-type="float">
            <text:p>11744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24982" calcext:value-type="float">
            <text:p>112249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8" calcext:value-type="float">
            <text:p>1012444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80956" calcext:value-type="float">
            <text:p>111809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2" calcext:value-type="float">
            <text:p>145721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3" calcext:value-type="float">
            <text:p>1457217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399784" calcext:value-type="float">
            <text:p>11399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4" calcext:value-type="float">
            <text:p>145721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5" calcext:value-type="float">
            <text:p>1457217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6" calcext:value-type="float">
            <text:p>1457217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7" calcext:value-type="float">
            <text:p>1457217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4497" calcext:value-type="float">
            <text:p>108644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8" calcext:value-type="float">
            <text:p>1457217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224" calcext:value-type="float">
            <text:p>109262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5" calcext:value-type="float">
            <text:p>1012444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9" calcext:value-type="float">
            <text:p>14572171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74330" calcext:value-type="float">
            <text:p>1177433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7" calcext:value-type="float">
            <text:p>10124442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06294" calcext:value-type="float">
            <text:p>114062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8" calcext:value-type="float">
            <text:p>101244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9" calcext:value-type="float">
            <text:p>101244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8150" calcext:value-type="float">
            <text:p>643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0" calcext:value-type="float">
            <text:p>14572172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1" calcext:value-type="float">
            <text:p>14572172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47787" calcext:value-type="float">
            <text:p>1124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2" calcext:value-type="float">
            <text:p>1457217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3" calcext:value-type="float">
            <text:p>14572172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Muse, D.E. data. Williams, G.C. data was resubmitted later with new REGID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table:style-name="ce33"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3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LKEPTJWVLLAVFM-UHFFFAOYSA-J</text:p>
          </table:table-cell>
          <table:table-cell table:style-name="ce8" office:value-type="string" calcext:value-type="string">
            <text:p>CN1[CH+]N(C)C2C1N(C)C(=[Hg+2]=C1N(C)C3C(N(C)[CH+]N3C)N1C)N2C.[Cl-].[Cl-].[Cl-].[Cl-]</text:p>
          </table:table-cell>
          <table:table-cell table:style-name="ce8" office:value-type="string" calcext:value-type="string">
            <text:p>InChI=1S/2C8H15N4.4ClH.Hg/c2*1-9-5-10(2)8-7(9)11(3)6-12(8)4;;;;;/h2*5,7-8H,1-4H3;4*1H;/q2*+1;;;;;+2/p-4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RWWKOGGAGGYHLI-UHFFFAOYSA-L</text:p>
          </table:table-cell>
          <table:table-cell table:style-name="ce8" office:value-type="string" calcext:value-type="string">
            <text:p>C1=CC=C(P(C2=CC=CC=C2)C2=CC=CC=C2)C=C1.CN1C(=O)N(C)C23N(C)C(=O)N(C)C12N(C)C(=[Pd](Cl)Cl)N3C</text:p>
          </table:table-cell>
          <table:table-cell table:style-name="ce8" office:value-type="string" calcext:value-type="string">
            <text:p>InChI=1S/C18H15P.C11H18N6O2.2ClH.Pd/c1-4-10-16(11-5-1)19(17-12-6-2-7-13-17)18-14-8-3-9-15-18;1-12-7-13(2)11-10(12,14(3)8(18)16(11)5)15(4)9(19)17(11)6;;;/h1-15H;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CUKBAUSEIPUCSS-UHFFFAOYSA-L</text:p>
          </table:table-cell>
          <table:table-cell table:style-name="ce8" office:value-type="string" calcext:value-type="string">
            <text:p>CN1C(=O)N(C)C23N(C)C(=O)N(C)C12N(C)C(=[Hg+2]=C1N(C)C24N(C)C(=O)N(C)C2(N(C)C(=O)N4C)N1C)N3C.[Cl-].[Cl-]</text:p>
          </table:table-cell>
          <table:table-cell table:style-name="ce8" office:value-type="string" calcext:value-type="string">
            <text:p>InChI=1S/2C11H18N6O2.2ClH.Hg/c2*1-12-7-13(2)11-10(12,14(3)8(18)16(11)5)15(4)9(19)17(11)6;;;/h2*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LWNLIDBLNZIHJR-JHUVWRRESA-N</text:p>
          </table:table-cell>
          <table:table-cell table:style-name="ce8" office:value-type="string" calcext:value-type="string">
            <text:p>C[C@@]12O[C@@H]1CC[C@@]2(O)C1=CC=CC=C1.C[C@]12O[C@H]1CC[C@]2(O)C1=CC=CC=C1</text:p>
          </table:table-cell>
          <table:table-cell table:style-name="ce8" office:value-type="string" calcext:value-type="string">
            <text:p>InChI=1S/2C12H14O2/c2*1-11-10(14-11)7-8-12(11,13)9-5-3-2-4-6-9/h2*2-6,10,13H,7-8H2,1H3/t2*10-,11-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7" calcext:value-type="float">
            <text:p>14592577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BUNWKALIRHUCBG-QYNOQECCSA-N</text:p>
          </table:table-cell>
          <table:table-cell table:style-name="ce8" office:value-type="string" calcext:value-type="string">
            <text:p>C[C@@]1(C2=CC=CC=C2)C(=O)CC[C@H]1O.C[C@]1(C2=CC=CC=C2)C(=O)CC[C@@H]1O</text:p>
          </table:table-cell>
          <table:table-cell table:style-name="ce8" office:value-type="string" calcext:value-type="string">
            <text:p>InChI=1S/2C12H14O2/c2*1-12(9-5-3-2-4-6-9)10(13)7-8-11(12)14/h2*2-6,10,13H,7-8H2,1H3/t2*10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9" calcext:value-type="float">
            <text:p>145925779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8</text:p>
          </table:table-cell>
          <table:table-cell table:style-name="ce8" office:value-type="string" calcext:value-type="string">
            <text:p>MZICIOJFAKDHAO-YIQFPBIRSA-N</text:p>
          </table:table-cell>
          <table:table-cell table:style-name="ce8" office:value-type="string" calcext:value-type="string">
            <text:p>C=CC[C@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2*7-,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1" calcext:value-type="float">
            <text:p>145925781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39</text:p>
          </table:table-cell>
          <table:table-cell table:style-name="ce8" office:value-type="string" calcext:value-type="string">
            <text:p>CEOZBFJHJZYLKR-KSBPLQDLSA-N</text:p>
          </table:table-cell>
          <table:table-cell table:style-name="ce8" office:value-type="string" calcext:value-type="string">
            <text:p>C=CC[C@@]1(C)C(=O)CC[C@@H]1OS(C)(=O)=O.C=CC[C@]1(C)C(=O)CC[C@H]1OS(C)(=O)=O</text:p>
          </table:table-cell>
          <table:table-cell table:style-name="ce8" office:value-type="string" calcext:value-type="string">
            <text:p>InChI=1S/2C10H16O4S/c2*1-4-7-10(2)8(11)5-6-9(10)14-15(3,12)13/h2*4,9H,1,5-7H2,2-3H3/t2*9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2" calcext:value-type="float">
            <text:p>14592578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41</text:p>
          </table:table-cell>
          <table:table-cell table:style-name="ce8" office:value-type="string" calcext:value-type="string">
            <text:p>UNVNQPLBFDJGGY-IAHSYAJDSA-N</text:p>
          </table:table-cell>
          <table:table-cell table:style-name="ce8" office:value-type="string" calcext:value-type="string">
            <text:p>COC(=O)[C@@H]1CCC[C@@]2(C)C(=O)CC[C@@]12O.COC(=O)[C@H]1CCC[C@]2(C)C(=O)CC[C@]12O</text:p>
          </table:table-cell>
          <table:table-cell table:style-name="ce8" office:value-type="string" calcext:value-type="string">
            <text:p>InChI=1S/2C12H18O4/c2*1-11-6-3-4-8(10(14)16-2)12(11,15)7-5-9(11)13/h2*8,15H,3-7H2,1-2H3/t2*8-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4" calcext:value-type="float">
            <text:p>145925784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2</text:p>
          </table:table-cell>
          <table:table-cell table:style-name="ce8" office:value-type="string" calcext:value-type="string">
            <text:p>PUESHRMLABHBGE-WWARQLEDSA-N</text:p>
          </table:table-cell>
          <table:table-cell table:style-name="ce8" office:value-type="string" calcext:value-type="string">
            <text:p>COC(=O)[C@@H]1CCC[C@@]2(C)[C@@H](OS(C)(=O)=O)CC[C@@]12O.COC(=O)[C@H]1CCC[C@]2(C)[C@H](OS(C)(=O)=O)CC[C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-,12-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6" calcext:value-type="float">
            <text:p>145925786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3</text:p>
          </table:table-cell>
          <table:table-cell table:style-name="ce8" office:value-type="string" calcext:value-type="string">
            <text:p>PUESHRMLABHBGE-IQLZHJTFSA-N</text:p>
          </table:table-cell>
          <table:table-cell table:style-name="ce8" office:value-type="string" calcext:value-type="string">
            <text:p>COC(=O)[C@@H]1CCC[C@]2(C)[C@H](OS(C)(=O)=O)CC[C@]12O.COC(=O)[C@H]1CCC[C@@]2(C)[C@@H](OS(C)(=O)=O)CC[C@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+,12+,13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8" calcext:value-type="float">
            <text:p>145925788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4</text:p>
          </table:table-cell>
          <table:table-cell table:style-name="ce8" office:value-type="string" calcext:value-type="string">
            <text:p>TYYSKXXYKXPZIJ-NOUKMIJCSA-N</text:p>
          </table:table-cell>
          <table:table-cell table:style-name="ce8" office:value-type="string" calcext:value-type="string">
            <text:p>COC(=O)[C@@H]1CC[C@@]2(C)[C@H](OS(C)(=O)=O)CC[C@@]12O.COC(=O)[C@H]1CC[C@]2(C)[C@@H](OS(C)(=O)=O)CC[C@]12O</text:p>
          </table:table-cell>
          <table:table-cell table:style-name="ce8" office:value-type="string" calcext:value-type="string">
            <text:p>InChI=1S/2C12H20O6S/c2*1-11-6-4-8(10(13)17-2)12(11,14)7-5-9(11)18-19(3,15)16/h2*8-9,14H,4-7H2,1-3H3/t2*8-,9+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0" calcext:value-type="float">
            <text:p>14592579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5</text:p>
          </table:table-cell>
          <table:table-cell table:style-name="ce8" office:value-type="string" calcext:value-type="string">
            <text:p>TYYSKXXYKXPZIJ-HZTZWTHHSA-N</text:p>
          </table:table-cell>
          <table:table-cell table:style-name="ce8" office:value-type="string" calcext:value-type="string">
            <text:p>COC(=O)[C@@H]1CC[C@]2(C)[C@@H](OS(C)(=O)=O)CC[C@]12O.COC(=O)[C@H]1CC[C@@]2(C)[C@H](OS(C)(=O)=O)CC[C@@]12O</text:p>
          </table:table-cell>
          <table:table-cell table:style-name="ce8" office:value-type="string" calcext:value-type="string">
            <text:p>InChI=1S/2C12H20O6S/c2*1-11-6-4-8(10(13)17-2)12(11,14)7-5-9(11)18-19(3,15)16/h2*8-9,14H,4-7H2,1-3H3/t2*8-,9-,11+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2" calcext:value-type="float">
            <text:p>14592579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77</text:p>
          </table:table-cell>
          <table:table-cell table:style-name="ce8" office:value-type="string" calcext:value-type="string">
            <text:p>SCPJDMPQFQJFAU-UHFFFAOYSA-N</text:p>
          </table:table-cell>
          <table:table-cell table:style-name="ce8" office:value-type="string" calcext:value-type="string">
            <text:p>[Se]=P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78</text:p>
          </table:table-cell>
          <table:table-cell table:style-name="ce8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P(=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2" calcext:value-type="float">
            <text:p>1458641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79</text:p>
          </table:table-cell>
          <table:table-cell table:style-name="ce8" office:value-type="string" calcext:value-type="string">
            <text:p>CXNWMQVHDFXGAB-UHFFFAOYSA-N</text:p>
          </table:table-cell>
          <table:table-cell table:style-name="ce8" office:value-type="string" calcext:value-type="string">
            <text:p>CCCCP(=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4" calcext:value-type="float">
            <text:p>1458641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0</text:p>
          </table:table-cell>
          <table:table-cell table:style-name="ce8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P(=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1</text:p>
          </table:table-cell>
          <table:table-cell table:style-name="ce8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5" calcext:value-type="float">
            <text:p>1458641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2</text:p>
          </table:table-cell>
          <table:table-cell table:style-name="ce8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P(=[Se])(CCCP(=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7" calcext:value-type="float">
            <text:p>14586412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3</text:p>
          </table:table-cell>
          <table:table-cell table:style-name="ce8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P(=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8" calcext:value-type="float">
            <text:p>1458641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4</text:p>
          </table:table-cell>
          <table:table-cell table:style-name="ce8" office:value-type="string" calcext:value-type="string">
            <text:p>OSJSSGFVAMQSLE-UHFFFAOYSA-N</text:p>
          </table:table-cell>
          <table:table-cell table:style-name="ce8" office:value-type="string" calcext:value-type="string">
            <text:p>CCCCP(=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5</text:p>
          </table:table-cell>
          <table:table-cell table:style-name="ce8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P(=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9" calcext:value-type="float">
            <text:p>1458641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6</text:p>
          </table:table-cell>
          <table:table-cell table:style-name="ce8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P(=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30" calcext:value-type="float">
            <text:p>14586413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7</text:p>
          </table:table-cell>
          <table:table-cell table:style-name="ce8" office:value-type="string" calcext:value-type="string">
            <text:p>ZFVJLNKVUKIPPI-UHFFFAOYSA-N</text:p>
          </table:table-cell>
          <table:table-cell table:style-name="ce8" office:value-type="string" calcext:value-type="string">
            <text:p>[Se]=P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2017 Johnson D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2" calcext:value-type="float">
            <text:p>404337992</text:p>
          </table:table-cell>
          <table:table-cell table:style-name="ce34" office:value-type="float" office:value="31358" calcext:value-type="float">
            <text:p>313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3" calcext:value-type="float">
            <text:p>404337993</text:p>
          </table:table-cell>
          <table:table-cell table:style-name="ce34" office:value-type="float" office:value="69706" calcext:value-type="float">
            <text:p>6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2</text:p>
          </table:table-cell>
          <table:table-cell table:style-name="ce8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4" calcext:value-type="float">
            <text:p>404337994</text:p>
          </table:table-cell>
          <table:table-cell table:style-name="ce34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893</text:p>
          </table:table-cell>
          <table:table-cell table:style-name="ce8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5" calcext:value-type="float">
            <text:p>404337995</text:p>
          </table:table-cell>
          <table:table-cell table:style-name="ce34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4</text:p>
          </table:table-cell>
          <table:table-cell table:style-name="ce8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6" calcext:value-type="float">
            <text:p>404337996</text:p>
          </table:table-cell>
          <table:table-cell table:style-name="ce34" office:value-type="float" office:value="145865751" calcext:value-type="float">
            <text:p>145865751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1" calcext:value-type="float">
            <text:p>145865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5</text:p>
          </table:table-cell>
          <table:table-cell table:style-name="ce8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7" calcext:value-type="float">
            <text:p>404337997</text:p>
          </table:table-cell>
          <table:table-cell table:style-name="ce34" office:value-type="float" office:value="145865752" calcext:value-type="float">
            <text:p>14586575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2" calcext:value-type="float">
            <text:p>145865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6</text:p>
          </table:table-cell>
          <table:table-cell table:style-name="ce8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8" calcext:value-type="float">
            <text:p>404337998</text:p>
          </table:table-cell>
          <table:table-cell table:style-name="ce34" office:value-type="float" office:value="145865753" calcext:value-type="float">
            <text:p>145865753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3" calcext:value-type="float">
            <text:p>145865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7</text:p>
          </table:table-cell>
          <table:table-cell table:style-name="ce8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9" calcext:value-type="float">
            <text:p>404337999</text:p>
          </table:table-cell>
          <table:table-cell table:style-name="ce34" office:value-type="float" office:value="145865754" calcext:value-type="float">
            <text:p>14586575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4" calcext:value-type="float">
            <text:p>145865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0" calcext:value-type="float">
            <text:p>404338000</text:p>
          </table:table-cell>
          <table:table-cell table:style-name="ce34" office:value-type="float" office:value="11744852" calcext:value-type="float">
            <text:p>117448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1" calcext:value-type="float">
            <text:p>404338001</text:p>
          </table:table-cell>
          <table:table-cell table:style-name="ce34" office:value-type="float" office:value="145865755" calcext:value-type="float">
            <text:p>1458657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2" calcext:value-type="float">
            <text:p>404338002</text:p>
          </table:table-cell>
          <table:table-cell table:style-name="ce34" office:value-type="float" office:value="346563" calcext:value-type="float">
            <text:p>346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3" calcext:value-type="float">
            <text:p>404338003</text:p>
          </table:table-cell>
          <table:table-cell table:style-name="ce34" office:value-type="float" office:value="226037" calcext:value-type="float">
            <text:p>22603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4" calcext:value-type="float">
            <text:p>404338004</text:p>
          </table:table-cell>
          <table:table-cell table:style-name="ce34" office:value-type="float" office:value="145865756" calcext:value-type="float">
            <text:p>1458657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5" calcext:value-type="float">
            <text:p>404338005</text:p>
          </table:table-cell>
          <table:table-cell table:style-name="ce34" office:value-type="float" office:value="101117496" calcext:value-type="float">
            <text:p>10111749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6" calcext:value-type="float">
            <text:p>404338006</text:p>
          </table:table-cell>
          <table:table-cell table:style-name="ce34" office:value-type="float" office:value="145865757" calcext:value-type="float">
            <text:p>14586575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7" calcext:value-type="float">
            <text:p>404338007</text:p>
          </table:table-cell>
          <table:table-cell table:style-name="ce34" office:value-type="float" office:value="11830126" calcext:value-type="float">
            <text:p>118301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8" calcext:value-type="float">
            <text:p>404338008</text:p>
          </table:table-cell>
          <table:table-cell table:style-name="ce34" office:value-type="float" office:value="15833725" calcext:value-type="float">
            <text:p>158337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9" calcext:value-type="float">
            <text:p>404338009</text:p>
          </table:table-cell>
          <table:table-cell table:style-name="ce34" office:value-type="float" office:value="145865758" calcext:value-type="float">
            <text:p>14586575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0" calcext:value-type="float">
            <text:p>404338010</text:p>
          </table:table-cell>
          <table:table-cell table:style-name="ce34" office:value-type="float" office:value="145865759" calcext:value-type="float">
            <text:p>14586575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1" calcext:value-type="float">
            <text:p>404338011</text:p>
          </table:table-cell>
          <table:table-cell table:style-name="ce34" office:value-type="float" office:value="145865760" calcext:value-type="float">
            <text:p>1458657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2" calcext:value-type="float">
            <text:p>404338012</text:p>
          </table:table-cell>
          <table:table-cell table:style-name="ce34" office:value-type="float" office:value="137099" calcext:value-type="float">
            <text:p>13709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3" calcext:value-type="float">
            <text:p>404338013</text:p>
          </table:table-cell>
          <table:table-cell table:style-name="ce34" office:value-type="float" office:value="145865761" calcext:value-type="float">
            <text:p>14586576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4" calcext:value-type="float">
            <text:p>404338014</text:p>
          </table:table-cell>
          <table:table-cell table:style-name="ce34" office:value-type="float" office:value="145865762" calcext:value-type="float">
            <text:p>14586576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5" calcext:value-type="float">
            <text:p>404338015</text:p>
          </table:table-cell>
          <table:table-cell table:style-name="ce34" office:value-type="float" office:value="145865763" calcext:value-type="float">
            <text:p>14586576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6" calcext:value-type="float">
            <text:p>404338016</text:p>
          </table:table-cell>
          <table:table-cell table:style-name="ce34" office:value-type="float" office:value="94799" calcext:value-type="float">
            <text:p>9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7" calcext:value-type="float">
            <text:p>404338017</text:p>
          </table:table-cell>
          <table:table-cell table:style-name="ce34" office:value-type="float" office:value="86127385" calcext:value-type="float">
            <text:p>8612738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8" calcext:value-type="float">
            <text:p>404338018</text:p>
          </table:table-cell>
          <table:table-cell table:style-name="ce34" office:value-type="float" office:value="200980" calcext:value-type="float">
            <text:p>200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9" calcext:value-type="float">
            <text:p>404338019</text:p>
          </table:table-cell>
          <table:table-cell table:style-name="ce34" office:value-type="float" office:value="145865764" calcext:value-type="float">
            <text:p>14586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0" calcext:value-type="float">
            <text:p>404338020</text:p>
          </table:table-cell>
          <table:table-cell table:style-name="ce34" office:value-type="float" office:value="145865765" calcext:value-type="float">
            <text:p>14586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1" calcext:value-type="float">
            <text:p>404338021</text:p>
          </table:table-cell>
          <table:table-cell table:style-name="ce34" office:value-type="float" office:value="643547" calcext:value-type="float">
            <text:p>6435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2" calcext:value-type="float">
            <text:p>404338022</text:p>
          </table:table-cell>
          <table:table-cell table:style-name="ce34" office:value-type="float" office:value="34576" calcext:value-type="float">
            <text:p>3457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3" calcext:value-type="float">
            <text:p>404338023</text:p>
          </table:table-cell>
          <table:table-cell table:style-name="ce34" office:value-type="float" office:value="17430" calcext:value-type="float">
            <text:p>174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4" calcext:value-type="float">
            <text:p>404338024</text:p>
          </table:table-cell>
          <table:table-cell table:style-name="ce34" office:value-type="float" office:value="145865766" calcext:value-type="float">
            <text:p>14586576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3</text:p>
          </table:table-cell>
          <table:table-cell table:style-name="ce8" office:value-type="string" calcext:value-type="string">
            <text:p>ZBEVAVVNEKQTRF-WYMLVPIESA-N</text:p>
          </table:table-cell>
          <table:table-cell table:style-name="ce8" office:value-type="string" calcext:value-type="string">
            <text:p>CCOC(=O)/C(=C\CC1=CC=CC=C1)[Si](C)(C)C</text:p>
          </table:table-cell>
          <table:table-cell table:style-name="ce8" office:value-type="string" calcext:value-type="string">
            <text:p>InChI=1S/C15H22O2Si/c1-5-17-15(16)14(18(2,3)4)12-11-13-9-7-6-8-10-13/h6-10,12H,5,11H2,1-4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5" calcext:value-type="float">
            <text:p>404338025</text:p>
          </table:table-cell>
          <table:table-cell table:style-name="ce34" office:value-type="float" office:value="145865767" calcext:value-type="float">
            <text:p>14586576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4</text:p>
          </table:table-cell>
          <table:table-cell table:style-name="ce22" office:value-type="string" calcext:value-type="string">
            <text:p>VCWXBWQMQAIEGA-IZZDOVSWSA-N</text:p>
          </table:table-cell>
          <table:table-cell table:style-name="ce8" office:value-type="string" calcext:value-type="string">
            <text:p>C/C=C(\C(=O)OCC)[Si](CC)(CC)CC</text:p>
          </table:table-cell>
          <table:table-cell table:style-name="ce8" office:value-type="string" calcext:value-type="string">
            <text:p>InChI=1S/C12H24O2Si/c1-6-11(12(13)14-7-2)15(8-3,9-4)10-5/h6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6" calcext:value-type="float">
            <text:p>404338026</text:p>
          </table:table-cell>
          <table:table-cell table:style-name="ce34" office:value-type="float" office:value="102499701" calcext:value-type="float">
            <text:p>10249970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5</text:p>
          </table:table-cell>
          <table:table-cell table:style-name="ce22" office:value-type="string" calcext:value-type="string">
            <text:p>ZURPOQSZDMBVNI-CMDGGOBGSA-N</text:p>
          </table:table-cell>
          <table:table-cell table:style-name="ce8" office:value-type="string" calcext:value-type="string">
            <text:p>CC/C=C(\C(=O)OCC)[Si](C)(C)C</text:p>
          </table:table-cell>
          <table:table-cell table:style-name="ce8" office:value-type="string" calcext:value-type="string">
            <text:p>InChI=1S/C10H20O2Si/c1-6-8-9(13(3,4)5)10(11)12-7-2/h8H,6-7H2,1-5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7" calcext:value-type="float">
            <text:p>404338027</text:p>
          </table:table-cell>
          <table:table-cell table:style-name="ce34" office:value-type="float" office:value="145865768" calcext:value-type="float">
            <text:p>1458657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6</text:p>
          </table:table-cell>
          <table:table-cell table:style-name="ce22" office:value-type="string" calcext:value-type="string">
            <text:p>PIQXJNJDGJKCLE-VAWYXSNFSA-N</text:p>
          </table:table-cell>
          <table:table-cell table:style-name="ce8" office:value-type="string" calcext:value-type="string">
            <text:p>CC/C=C(\C(=O)OCC)[Si](CC)(CC)CC</text:p>
          </table:table-cell>
          <table:table-cell table:style-name="ce8" office:value-type="string" calcext:value-type="string">
            <text:p>InChI=1S/C13H26O2Si/c1-6-11-12(13(14)15-7-2)16(8-3,9-4)10-5/h11H,6-10H2,1-5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8" calcext:value-type="float">
            <text:p>404338028</text:p>
          </table:table-cell>
          <table:table-cell table:style-name="ce34" office:value-type="float" office:value="145865769" calcext:value-type="float">
            <text:p>14586576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7</text:p>
          </table:table-cell>
          <table:table-cell table:style-name="ce22" office:value-type="string" calcext:value-type="string">
            <text:p>JHBPXFOSHUSESD-CSKARUKUSA-N</text:p>
          </table:table-cell>
          <table:table-cell table:style-name="ce8" office:value-type="string" calcext:value-type="string">
            <text:p>CCOC(=O)/C(=C\C(C)C)[Si](C)(C)C</text:p>
          </table:table-cell>
          <table:table-cell table:style-name="ce8" office:value-type="string" calcext:value-type="string">
            <text:p>InChI=1S/C11H22O2Si/c1-7-13-11(12)10(8-9(2)3)14(4,5)6/h8-9H,7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9" calcext:value-type="float">
            <text:p>404338029</text:p>
          </table:table-cell>
          <table:table-cell table:style-name="ce34" office:value-type="float" office:value="145865770" calcext:value-type="float">
            <text:p>14586577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8</text:p>
          </table:table-cell>
          <table:table-cell table:style-name="ce22" office:value-type="string" calcext:value-type="string">
            <text:p>YLJGWJLMVYKXHS-PKNBQFBNSA-N</text:p>
          </table:table-cell>
          <table:table-cell table:style-name="ce8" office:value-type="string" calcext:value-type="string">
            <text:p>CCOC(=O)/C(=C\C[Si](C)(C)C)[Si](C)(C)C</text:p>
          </table:table-cell>
          <table:table-cell table:style-name="ce8" office:value-type="string" calcext:value-type="string">
            <text:p>InChI=1S/C12H26O2Si2/c1-8-14-12(13)11(16(5,6)7)9-10-15(2,3)4/h9H,8,10H2,1-7H3/b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0" calcext:value-type="float">
            <text:p>404338030</text:p>
          </table:table-cell>
          <table:table-cell table:style-name="ce34" office:value-type="float" office:value="145865771" calcext:value-type="float">
            <text:p>14586577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9</text:p>
          </table:table-cell>
          <table:table-cell table:style-name="ce22" office:value-type="string" calcext:value-type="string">
            <text:p>BLGDMEGQCMXOLS-WYMLVPIESA-N</text:p>
          </table:table-cell>
          <table:table-cell table:style-name="ce8" office:value-type="string" calcext:value-type="string">
            <text:p>CCOC(=O)/C(=C\C[Si](C)(C)C)[Si](CC)(CC)CC</text:p>
          </table:table-cell>
          <table:table-cell table:style-name="ce8" office:value-type="string" calcext:value-type="string">
            <text:p>InChI=1S/C15H32O2Si2/c1-8-17-15(16)14(12-13-18(5,6)7)19(9-2,10-3)11-4/h12H,8-11,13H2,1-7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1" calcext:value-type="float">
            <text:p>404338031</text:p>
          </table:table-cell>
          <table:table-cell table:style-name="ce34" office:value-type="float" office:value="145865772" calcext:value-type="float">
            <text:p>14586577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0</text:p>
          </table:table-cell>
          <table:table-cell table:style-name="ce22" office:value-type="string" calcext:value-type="string">
            <text:p>PDWSRHIDCHJFFZ-VAWYXSNFSA-N</text:p>
          </table:table-cell>
          <table:table-cell table:style-name="ce8" office:value-type="string" calcext:value-type="string">
            <text:p>CCOC(=O)/C(=C(/C)C[Si](C)(C)C)[Si](C)(C)C</text:p>
          </table:table-cell>
          <table:table-cell table:style-name="ce8" office:value-type="string" calcext:value-type="string">
            <text:p>InChI=1S/C13H28O2Si2/c1-9-15-13(14)12(17(6,7)8)11(2)10-16(3,4)5/h9-10H2,1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2" calcext:value-type="float">
            <text:p>404338032</text:p>
          </table:table-cell>
          <table:table-cell table:style-name="ce34" office:value-type="float" office:value="145865773" calcext:value-type="float">
            <text:p>14586577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1</text:p>
          </table:table-cell>
          <table:table-cell table:style-name="ce22" office:value-type="string" calcext:value-type="string">
            <text:p>JZKCAGZYQGSTIF-SOFGYWHQSA-N</text:p>
          </table:table-cell>
          <table:table-cell table:style-name="ce8" office:value-type="string" calcext:value-type="string">
            <text:p>C/C=C/C(C(=O)OCC)[Si](C)(C)C</text:p>
          </table:table-cell>
          <table:table-cell table:style-name="ce8" office:value-type="string" calcext:value-type="string">
            <text:p>InChI=1S/C10H20O2Si/c1-6-8-9(13(3,4)5)10(11)12-7-2/h6,8-9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3" calcext:value-type="float">
            <text:p>404338033</text:p>
          </table:table-cell>
          <table:table-cell table:style-name="ce34" office:value-type="float" office:value="13217741" calcext:value-type="float">
            <text:p>1321774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2</text:p>
          </table:table-cell>
          <table:table-cell table:style-name="ce22" office:value-type="string" calcext:value-type="string">
            <text:p>ZNDZNQZREZZBTQ-VAWYXSNFSA-N</text:p>
          </table:table-cell>
          <table:table-cell table:style-name="ce8" office:value-type="string" calcext:value-type="string">
            <text:p>CCOC(=O)C(/C=C/C1=CC=CC=C1)[Si](C)(C)C</text:p>
          </table:table-cell>
          <table:table-cell table:style-name="ce8" office:value-type="string" calcext:value-type="string">
            <text:p>InChI=1S/C15H22O2Si/c1-5-17-15(16)14(18(2,3)4)12-11-13-9-7-6-8-10-13/h6-12,14H,5H2,1-4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4" calcext:value-type="float">
            <text:p>404338034</text:p>
          </table:table-cell>
          <table:table-cell table:style-name="ce34" office:value-type="float" office:value="13217740" calcext:value-type="float">
            <text:p>1321774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3</text:p>
          </table:table-cell>
          <table:table-cell table:style-name="ce22" office:value-type="string" calcext:value-type="string">
            <text:p>MYBUSWAWNMOQNW-UHFFFAOYSA-N</text:p>
          </table:table-cell>
          <table:table-cell table:style-name="ce8" office:value-type="string" calcext:value-type="string">
            <text:p>C=CC(C(=O)OCC)[Si](C)(C)C</text:p>
          </table:table-cell>
          <table:table-cell table:style-name="ce8" office:value-type="string" calcext:value-type="string">
            <text:p>InChI=1S/C9H18O2Si/c1-6-8(12(3,4)5)9(10)11-7-2/h6,8H,1,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5" calcext:value-type="float">
            <text:p>404338035</text:p>
          </table:table-cell>
          <table:table-cell table:style-name="ce34" office:value-type="float" office:value="13658179" calcext:value-type="float">
            <text:p>1365817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4</text:p>
          </table:table-cell>
          <table:table-cell table:style-name="ce22" office:value-type="string" calcext:value-type="string">
            <text:p>LQPVOUIZOCOSED-UHFFFAOYSA-N</text:p>
          </table:table-cell>
          <table:table-cell table:style-name="ce8" office:value-type="string" calcext:value-type="string">
            <text:p>C=CC(C(=O)OCC)[Si](CC)(CC)CC</text:p>
          </table:table-cell>
          <table:table-cell table:style-name="ce8" office:value-type="string" calcext:value-type="string">
            <text:p>InChI=1S/C12H24O2Si/c1-6-11(12(13)14-7-2)15(8-3,9-4)10-5/h6,11H,1,7-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6" calcext:value-type="float">
            <text:p>404338036</text:p>
          </table:table-cell>
          <table:table-cell table:style-name="ce34" office:value-type="float" office:value="145865774" calcext:value-type="float">
            <text:p>14586577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5</text:p>
          </table:table-cell>
          <table:table-cell table:style-name="ce22" office:value-type="string" calcext:value-type="string">
            <text:p>ZQUJRXZECWMLHR-IZZDOVSWSA-N</text:p>
          </table:table-cell>
          <table:table-cell table:style-name="ce8" office:value-type="string" calcext:value-type="string">
            <text:p>C/C=C/C(C(=O)OCC)[Si](CC)(CC)CC</text:p>
          </table:table-cell>
          <table:table-cell table:style-name="ce8" office:value-type="string" calcext:value-type="string">
            <text:p>InChI=1S/C13H26O2Si/c1-6-11-12(13(14)15-7-2)16(8-3,9-4)10-5/h6,11-12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7" calcext:value-type="float">
            <text:p>404338037</text:p>
          </table:table-cell>
          <table:table-cell table:style-name="ce34" office:value-type="float" office:value="145865775" calcext:value-type="float">
            <text:p>14586577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6</text:p>
          </table:table-cell>
          <table:table-cell table:style-name="ce22" office:value-type="string" calcext:value-type="string">
            <text:p>CBIQAUQWRHWDGX-UHFFFAOYSA-N</text:p>
          </table:table-cell>
          <table:table-cell table:style-name="ce8" office:value-type="string" calcext:value-type="string">
            <text:p>CCOC(=O)C(C=C(C)C)[Si](C)(C)C</text:p>
          </table:table-cell>
          <table:table-cell table:style-name="ce8" office:value-type="string" calcext:value-type="string">
            <text:p>InChI=1S/C11H22O2Si/c1-7-13-11(12)10(8-9(2)3)14(4,5)6/h8,10H,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8" calcext:value-type="float">
            <text:p>404338038</text:p>
          </table:table-cell>
          <table:table-cell table:style-name="ce34" office:value-type="float" office:value="145865776" calcext:value-type="float">
            <text:p>14586577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7</text:p>
          </table:table-cell>
          <table:table-cell table:style-name="ce22" office:value-type="string" calcext:value-type="string">
            <text:p>IUTMNSNNMBBHIP-MDZDMXLPSA-N</text:p>
          </table:table-cell>
          <table:table-cell table:style-name="ce8" office:value-type="string" calcext:value-type="string">
            <text:p>CCOC(=O)C(/C=C/[Si](C)(C)C)[Si](C)(C)C</text:p>
          </table:table-cell>
          <table:table-cell table:style-name="ce8" office:value-type="string" calcext:value-type="string">
            <text:p>InChI=1S/C12H26O2Si2/c1-8-14-12(13)11(16(5,6)7)9-10-15(2,3)4/h9-11H,8H2,1-7H3/b10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9" calcext:value-type="float">
            <text:p>404338039</text:p>
          </table:table-cell>
          <table:table-cell table:style-name="ce34" office:value-type="float" office:value="145865777" calcext:value-type="float">
            <text:p>14586577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8</text:p>
          </table:table-cell>
          <table:table-cell table:style-name="ce22" office:value-type="string" calcext:value-type="string">
            <text:p>CLALRROULIFUHS-OUKQBFOZSA-N</text:p>
          </table:table-cell>
          <table:table-cell table:style-name="ce8" office:value-type="string" calcext:value-type="string">
            <text:p>CCOC(=O)C(/C=C/[Si](C)(C)C)[Si](CC)(CC)CC</text:p>
          </table:table-cell>
          <table:table-cell table:style-name="ce8" office:value-type="string" calcext:value-type="string">
            <text:p>InChI=1S/C15H32O2Si2/c1-8-17-15(16)14(12-13-18(5,6)7)19(9-2,10-3)11-4/h12-14H,8-11H2,1-7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0" calcext:value-type="float">
            <text:p>404338040</text:p>
          </table:table-cell>
          <table:table-cell table:style-name="ce34" office:value-type="float" office:value="145865778" calcext:value-type="float">
            <text:p>14586577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9</text:p>
          </table:table-cell>
          <table:table-cell table:style-name="ce22" office:value-type="string" calcext:value-type="string">
            <text:p>KHAKUBNIGLHXFA-VAWYXSNFSA-N</text:p>
          </table:table-cell>
          <table:table-cell table:style-name="ce8" office:value-type="string" calcext:value-type="string">
            <text:p>C=C/C(=C(/OCC)O[Si](C)(C)C)[Si](C)(C)C</text:p>
          </table:table-cell>
          <table:table-cell table:style-name="ce8" office:value-type="string" calcext:value-type="string">
            <text:p>InChI=1S/C12H26O2Si2/c1-9-11(15(3,4)5)12(13-10-2)14-16(6,7)8/h9H,1,10H2,2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1" calcext:value-type="float">
            <text:p>404338041</text:p>
          </table:table-cell>
          <table:table-cell table:style-name="ce34" office:value-type="float" office:value="145865779" calcext:value-type="float">
            <text:p>14586577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0</text:p>
          </table:table-cell>
          <table:table-cell table:style-name="ce22" office:value-type="string" calcext:value-type="string">
            <text:p>RHBYGBGNJXSGDV-CCEZHUSRSA-N</text:p>
          </table:table-cell>
          <table:table-cell table:style-name="ce8" office:value-type="string" calcext:value-type="string">
            <text:p>C=C/C(=C(/OCC)O[Si](C)(C)C)[Si](CC)(CC)CC</text:p>
          </table:table-cell>
          <table:table-cell table:style-name="ce8" office:value-type="string" calcext:value-type="string">
            <text:p>InChI=1S/C15H32O2Si2/c1-9-14(19(11-3,12-4)13-5)15(16-10-2)17-18(6,7)8/h9H,1,10-13H2,2-8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2" calcext:value-type="float">
            <text:p>404338042</text:p>
          </table:table-cell>
          <table:table-cell table:style-name="ce34" office:value-type="float" office:value="145865780" calcext:value-type="float">
            <text:p>1458657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1</text:p>
          </table:table-cell>
          <table:table-cell table:style-name="ce22" office:value-type="string" calcext:value-type="string">
            <text:p>DNBQZSHBQNJIRP-GNDASISDSA-N</text:p>
          </table:table-cell>
          <table:table-cell table:style-name="ce8" office:value-type="string" calcext:value-type="string">
            <text:p>C/C=C/C(=C(/OCC)O[Si](C)(C)C)[Si](C)(C)C</text:p>
          </table:table-cell>
          <table:table-cell table:style-name="ce8" office:value-type="string" calcext:value-type="string">
            <text:p>InChI=1S/C13H28O2Si2/c1-9-11-12(16(3,4)5)13(14-10-2)15-17(6,7)8/h9,11H,10H2,1-8H3/b11-9+,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3" calcext:value-type="float">
            <text:p>404338043</text:p>
          </table:table-cell>
          <table:table-cell table:style-name="ce34" office:value-type="float" office:value="145865781" calcext:value-type="float">
            <text:p>1458657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2</text:p>
          </table:table-cell>
          <table:table-cell table:style-name="ce22" office:value-type="string" calcext:value-type="string">
            <text:p>PSIOCEFTBJUJMF-MPKFQDELSA-N</text:p>
          </table:table-cell>
          <table:table-cell table:style-name="ce8" office:value-type="string" calcext:value-type="string">
            <text:p>C/C=C/C(=C(/OCC)O[Si](C)(C)C)[Si](CC)(CC)CC</text:p>
          </table:table-cell>
          <table:table-cell table:style-name="ce8" office:value-type="string" calcext:value-type="string">
            <text:p>InChI=1S/C16H34O2Si2/c1-9-14-15(20(11-3,12-4)13-5)16(17-10-2)18-19(6,7)8/h9,14H,10-13H2,1-8H3/b14-9+,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4" calcext:value-type="float">
            <text:p>404338044</text:p>
          </table:table-cell>
          <table:table-cell table:style-name="ce34" office:value-type="float" office:value="145865782" calcext:value-type="float">
            <text:p>1458657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3</text:p>
          </table:table-cell>
          <table:table-cell table:style-name="ce22" office:value-type="string" calcext:value-type="string">
            <text:p>PDHIKEOKIQFXHJ-SQIWNDBBSA-N</text:p>
          </table:table-cell>
          <table:table-cell table:style-name="ce8" office:value-type="string" calcext:value-type="string">
            <text:p>CCO/C(O[Si](C)(C)C)=C(/C=C/[Si](C)(C)C)[Si](C)(C)C</text:p>
          </table:table-cell>
          <table:table-cell table:style-name="ce8" office:value-type="string" calcext:value-type="string">
            <text:p>InChI=1S/C15H34O2Si3/c1-11-16-15(17-20(8,9)10)14(19(5,6)7)12-13-18(2,3)4/h12-13H,11H2,1-10H3/b13-12+,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5" calcext:value-type="float">
            <text:p>404338045</text:p>
          </table:table-cell>
          <table:table-cell table:style-name="ce34" office:value-type="float" office:value="145865783" calcext:value-type="float">
            <text:p>1458657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4</text:p>
          </table:table-cell>
          <table:table-cell table:style-name="ce22" office:value-type="string" calcext:value-type="string">
            <text:p>LJHOOEJFICDVSU-BUHFOSPRSA-N</text:p>
          </table:table-cell>
          <table:table-cell table:style-name="ce8" office:value-type="string" calcext:value-type="string">
            <text:p>CCO/C(O[Si](C)(C)C)=C(/C=C(C)C)[Si](C)(C)C</text:p>
          </table:table-cell>
          <table:table-cell table:style-name="ce8" office:value-type="string" calcext:value-type="string">
            <text:p>InChI=1S/C14H30O2Si2/c1-10-15-14(16-18(7,8)9)13(11-12(2)3)17(4,5)6/h11H,10H2,1-9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6" calcext:value-type="float">
            <text:p>404338046</text:p>
          </table:table-cell>
          <table:table-cell table:style-name="ce34" office:value-type="float" office:value="145865784" calcext:value-type="float">
            <text:p>1458657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5</text:p>
          </table:table-cell>
          <table:table-cell table:style-name="ce22" office:value-type="string" calcext:value-type="string">
            <text:p>FOCLANABXSPPJE-UHFFFAOYSA-N</text:p>
          </table:table-cell>
          <table:table-cell table:style-name="ce8" office:value-type="string" calcext:value-type="string">
            <text:p>CCOC(=O)C(C(CC)CC)[Si](C)(C)C</text:p>
          </table:table-cell>
          <table:table-cell table:style-name="ce8" office:value-type="string" calcext:value-type="string">
            <text:p>InChI=1S/C12H26O2Si/c1-7-10(8-2)11(15(4,5)6)12(13)14-9-3/h10-11H,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7" calcext:value-type="float">
            <text:p>404338047</text:p>
          </table:table-cell>
          <table:table-cell table:style-name="ce34" office:value-type="float" office:value="145865785" calcext:value-type="float">
            <text:p>1458657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6</text:p>
          </table:table-cell>
          <table:table-cell table:style-name="ce22" office:value-type="string" calcext:value-type="string">
            <text:p>VWXMTDNXACOXEG-UHFFFAOYSA-N</text:p>
          </table:table-cell>
          <table:table-cell table:style-name="ce8" office:value-type="string" calcext:value-type="string">
            <text:p>CCOC(=O)C(C(C)CC)[Si](C)(C)C</text:p>
          </table:table-cell>
          <table:table-cell table:style-name="ce8" office:value-type="string" calcext:value-type="string">
            <text:p>InChI=1S/C11H24O2Si/c1-7-9(3)10(14(4,5)6)11(12)13-8-2/h9-10H,7-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8" calcext:value-type="float">
            <text:p>404338048</text:p>
          </table:table-cell>
          <table:table-cell table:style-name="ce34" office:value-type="float" office:value="145865786" calcext:value-type="float">
            <text:p>1458657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7</text:p>
          </table:table-cell>
          <table:table-cell table:style-name="ce22" office:value-type="string" calcext:value-type="string">
            <text:p>KGXILDWPAXYPTN-STQMWFEESA-N</text:p>
          </table:table-cell>
          <table:table-cell table:style-name="ce8" office:value-type="string" calcext:value-type="string">
            <text:p>CCOC(=O)[C@H]([C@@H](CC)C[Si](C)(C)C)[Si](C)(C)C</text:p>
          </table:table-cell>
          <table:table-cell table:style-name="ce8" office:value-type="string" calcext:value-type="string">
            <text:p>InChI=1S/C14H32O2Si2/c1-9-12(11-17(3,4)5)13(18(6,7)8)14(15)16-10-2/h12-13H,9-11H2,1-8H3/t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9" calcext:value-type="float">
            <text:p>404338049</text:p>
          </table:table-cell>
          <table:table-cell table:style-name="ce34" office:value-type="float" office:value="138984105" calcext:value-type="float">
            <text:p>1389841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8</text:p>
          </table:table-cell>
          <table:table-cell table:style-name="ce22" office:value-type="string" calcext:value-type="string">
            <text:p>IXGIRYHQDWAVKN-HOTGVXAUSA-N</text:p>
          </table:table-cell>
          <table:table-cell table:style-name="ce8" office:value-type="string" calcext:value-type="string">
            <text:p>CCOC(=O)[C@H]([C@@H](CC)CC1=CC=CC=C1)[Si](C)(C)C</text:p>
          </table:table-cell>
          <table:table-cell table:style-name="ce8" office:value-type="string" calcext:value-type="string">
            <text:p>InChI=1S/C17H28O2Si/c1-6-15(13-14-11-9-8-10-12-14)16(20(3,4)5)17(18)19-7-2/h8-12,15-16H,6-7,13H2,1-5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0" calcext:value-type="float">
            <text:p>404338050</text:p>
          </table:table-cell>
          <table:table-cell table:style-name="ce34" office:value-type="float" office:value="145865787" calcext:value-type="float">
            <text:p>145865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9</text:p>
          </table:table-cell>
          <table:table-cell table:style-name="ce22" office:value-type="string" calcext:value-type="string">
            <text:p>UCJJQSMTPGQKFO-UHFFFAOYSA-N</text:p>
          </table:table-cell>
          <table:table-cell table:style-name="ce8" office:value-type="string" calcext:value-type="string">
            <text:p>CCOC(=O)C(C(CC)CC)[Si](CC)(CC)CC</text:p>
          </table:table-cell>
          <table:table-cell table:style-name="ce8" office:value-type="string" calcext:value-type="string">
            <text:p>InChI=1S/C15H32O2Si/c1-7-13(8-2)14(15(16)17-9-3)18(10-4,11-5)12-6/h13-14H,7-12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1" calcext:value-type="float">
            <text:p>404338051</text:p>
          </table:table-cell>
          <table:table-cell table:style-name="ce34" office:value-type="float" office:value="145865788" calcext:value-type="float">
            <text:p>145865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0</text:p>
          </table:table-cell>
          <table:table-cell table:style-name="ce22" office:value-type="string" calcext:value-type="string">
            <text:p>GCIGQRUHDXQSSN-RYUDHWBXSA-N</text:p>
          </table:table-cell>
          <table:table-cell table:style-name="ce8" office:value-type="string" calcext:value-type="string">
            <text:p>CCOC(=O)[C@H]([C@@H](CC)C(C)C)[Si](C)(C)C</text:p>
          </table:table-cell>
          <table:table-cell table:style-name="ce8" office:value-type="string" calcext:value-type="string">
            <text:p>InChI=1S/C13H28O2Si/c1-8-11(10(3)4)12(16(5,6)7)13(14)15-9-2/h10-12H,8-9H2,1-7H3/t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2" calcext:value-type="float">
            <text:p>404338052</text:p>
          </table:table-cell>
          <table:table-cell table:style-name="ce34" office:value-type="float" office:value="145865789" calcext:value-type="float">
            <text:p>145865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1</text:p>
          </table:table-cell>
          <table:table-cell table:style-name="ce22" office:value-type="string" calcext:value-type="string">
            <text:p>PAFXKHQAVMCIRY-KBPBESRZSA-N</text:p>
          </table:table-cell>
          <table:table-cell table:style-name="ce8" office:value-type="string" calcext:value-type="string">
            <text:p>CCOC(=O)[C@H]([C@@H](C[Si](C)(C)C)C(C)C)[Si](C)(C)C</text:p>
          </table:table-cell>
          <table:table-cell table:style-name="ce8" office:value-type="string" calcext:value-type="string">
            <text:p>InChI=1S/C15H34O2Si2/c1-10-17-15(16)14(19(7,8)9)13(12(2)3)11-18(4,5)6/h12-14H,10-11H2,1-9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3" calcext:value-type="float">
            <text:p>404338053</text:p>
          </table:table-cell>
          <table:table-cell table:style-name="ce34" office:value-type="float" office:value="138984204" calcext:value-type="float">
            <text:p>1389842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2</text:p>
          </table:table-cell>
          <table:table-cell table:style-name="ce22" office:value-type="string" calcext:value-type="string">
            <text:p>WRCLTFRBIQVXHO-GJZGRUSLSA-N</text:p>
          </table:table-cell>
          <table:table-cell table:style-name="ce8" office:value-type="string" calcext:value-type="string">
            <text:p>CCOC(=O)[C@H]([C@@H](CC)C(C)C)[Si](CC)(CC)CC</text:p>
          </table:table-cell>
          <table:table-cell table:style-name="ce8" office:value-type="string" calcext:value-type="string">
            <text:p>InChI=1S/C16H34O2Si/c1-8-14(13(6)7)15(16(17)18-9-2)19(10-3,11-4)12-5/h13-15H,8-12H2,1-7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4" calcext:value-type="float">
            <text:p>404338054</text:p>
          </table:table-cell>
          <table:table-cell table:style-name="ce34" office:value-type="float" office:value="138984282" calcext:value-type="float">
            <text:p>13898428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3</text:p>
          </table:table-cell>
          <table:table-cell table:style-name="ce22" office:value-type="string" calcext:value-type="string">
            <text:p>KHQAQXITMFRPFP-QWRGUYRKSA-N</text:p>
          </table:table-cell>
          <table:table-cell table:style-name="ce8" office:value-type="string" calcext:value-type="string">
            <text:p>CCOC(=O)[C@H]([C@@H](C)C(C)C)[Si](C)(C)C</text:p>
          </table:table-cell>
          <table:table-cell table:style-name="ce8" office:value-type="string" calcext:value-type="string">
            <text:p>InChI=1S/C12H26O2Si/c1-8-14-12(13)11(15(5,6)7)10(4)9(2)3/h9-11H,8H2,1-7H3/t10-,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5" calcext:value-type="float">
            <text:p>404338055</text:p>
          </table:table-cell>
          <table:table-cell table:style-name="ce34" office:value-type="float" office:value="138984010" calcext:value-type="float">
            <text:p>1389840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4</text:p>
          </table:table-cell>
          <table:table-cell table:style-name="ce22" office:value-type="string" calcext:value-type="string">
            <text:p>TXGGQIQVXACKRC-GJZGRUSLSA-N</text:p>
          </table:table-cell>
          <table:table-cell table:style-name="ce8" office:value-type="string" calcext:value-type="string">
            <text:p>CCOC(=O)[C@H]([C@@H](CC)C1=CC=CC=C1)[Si](C)(C)C</text:p>
          </table:table-cell>
          <table:table-cell table:style-name="ce8" office:value-type="string" calcext:value-type="string">
            <text:p>InChI=1S/C16H26O2Si/c1-6-14(13-11-9-8-10-12-13)15(19(3,4)5)16(17)18-7-2/h8-12,14-15H,6-7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6" calcext:value-type="float">
            <text:p>404338056</text:p>
          </table:table-cell>
          <table:table-cell table:style-name="ce34" office:value-type="float" office:value="138984009" calcext:value-type="float">
            <text:p>138984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5</text:p>
          </table:table-cell>
          <table:table-cell table:style-name="ce22" office:value-type="string" calcext:value-type="string">
            <text:p>YXADUJGIFUKQQU-JSGCOSHPSA-N</text:p>
          </table:table-cell>
          <table:table-cell table:style-name="ce8" office:value-type="string" calcext:value-type="string">
            <text:p>CCOC(=O)[C@H]([C@@H](C)C1=CC=CC=C1)[Si](C)(C)C</text:p>
          </table:table-cell>
          <table:table-cell table:style-name="ce8" office:value-type="string" calcext:value-type="string">
            <text:p>InChI=1S/C15H24O2Si/c1-6-17-15(16)14(18(3,4)5)12(2)13-10-8-7-9-11-13/h7-12,14H,6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7" calcext:value-type="float">
            <text:p>404338057</text:p>
          </table:table-cell>
          <table:table-cell table:style-name="ce34" office:value-type="float" office:value="145865790" calcext:value-type="float">
            <text:p>1458657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6</text:p>
          </table:table-cell>
          <table:table-cell table:style-name="ce22" office:value-type="string" calcext:value-type="string">
            <text:p>RTXBBUAONQYEDL-GJZGRUSLSA-N</text:p>
          </table:table-cell>
          <table:table-cell table:style-name="ce8" office:value-type="string" calcext:value-type="string">
            <text:p>CCOC(=O)[C@H]([C@@H](CC)C1CCCCC1)[Si](C)(C)C</text:p>
          </table:table-cell>
          <table:table-cell table:style-name="ce8" office:value-type="string" calcext:value-type="string">
            <text:p>InChI=1S/C16H32O2Si/c1-6-14(13-11-9-8-10-12-13)15(19(3,4)5)16(17)18-7-2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8" calcext:value-type="float">
            <text:p>404338058</text:p>
          </table:table-cell>
          <table:table-cell table:style-name="ce34" office:value-type="float" office:value="145865791" calcext:value-type="float">
            <text:p>1458657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7</text:p>
          </table:table-cell>
          <table:table-cell table:style-name="ce22" office:value-type="string" calcext:value-type="string">
            <text:p>DQRYGFRIOVHDBM-JSGCOSHPSA-N</text:p>
          </table:table-cell>
          <table:table-cell table:style-name="ce8" office:value-type="string" calcext:value-type="string">
            <text:p>CCOC(=O)[C@H]([C@@H](C)C1CCCCC1)[Si](C)(C)C</text:p>
          </table:table-cell>
          <table:table-cell table:style-name="ce8" office:value-type="string" calcext:value-type="string">
            <text:p>InChI=1S/C15H30O2Si/c1-6-17-15(16)14(18(3,4)5)12(2)13-10-8-7-9-11-13/h12-14H,6-11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9" calcext:value-type="float">
            <text:p>404338059</text:p>
          </table:table-cell>
          <table:table-cell table:style-name="ce34" office:value-type="float" office:value="138984104" calcext:value-type="float">
            <text:p>1389841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8</text:p>
          </table:table-cell>
          <table:table-cell table:style-name="ce22" office:value-type="string" calcext:value-type="string">
            <text:p>MQTVTUKROPSUOF-LVIRMKODSA-N</text:p>
          </table:table-cell>
          <table:table-cell table:style-name="ce8" office:value-type="string" calcext:value-type="string">
            <text:p>CC/C=C(/C=C/C1=CC=CC=C1)C(=O)OCC</text:p>
          </table:table-cell>
          <table:table-cell table:style-name="ce8" office:value-type="string" calcext:value-type="string">
            <text:p>InChI=1S/C15H18O2/c1-3-8-14(15(16)17-4-2)12-11-13-9-6-5-7-10-13/h5-12H,3-4H2,1-2H3/b12-11+,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0" calcext:value-type="float">
            <text:p>404338060</text:p>
          </table:table-cell>
          <table:table-cell table:style-name="ce34" office:value-type="float" office:value="145865792" calcext:value-type="float">
            <text:p>1458657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9</text:p>
          </table:table-cell>
          <table:table-cell table:style-name="ce22" office:value-type="string" calcext:value-type="string">
            <text:p>PLPJMUFTVJHSPG-JWIYKGGMSA-N</text:p>
          </table:table-cell>
          <table:table-cell table:style-name="ce8" office:value-type="string" calcext:value-type="string">
            <text:p>CCOC(=O)C(=C\C(C)C)/C=C/C1=CC=CC=C1</text:p>
          </table:table-cell>
          <table:table-cell table:style-name="ce8" office:value-type="string" calcext:value-type="string">
            <text:p>InChI=1S/C16H20O2/c1-4-18-16(17)15(12-13(2)3)11-10-14-8-6-5-7-9-14/h5-13H,4H2,1-3H3/b11-10+,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1" calcext:value-type="float">
            <text:p>404338061</text:p>
          </table:table-cell>
          <table:table-cell table:style-name="ce34" office:value-type="float" office:value="145865793" calcext:value-type="float">
            <text:p>1458657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0</text:p>
          </table:table-cell>
          <table:table-cell table:style-name="ce22" office:value-type="string" calcext:value-type="string">
            <text:p>LABDFCQEZVFCQJ-YFHOEESVSA-N</text:p>
          </table:table-cell>
          <table:table-cell table:style-name="ce8" office:value-type="string" calcext:value-type="string">
            <text:p>CC/C=C(/C=C(C)C)C(=O)OCC</text:p>
          </table:table-cell>
          <table:table-cell table:style-name="ce8" office:value-type="string" calcext:value-type="string">
            <text:p>InChI=1S/C11H18O2/c1-5-7-10(8-9(3)4)11(12)13-6-2/h7-8H,5-6H2,1-4H3/b10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2" calcext:value-type="float">
            <text:p>404338062</text:p>
          </table:table-cell>
          <table:table-cell table:style-name="ce34" office:value-type="float" office:value="145865794" calcext:value-type="float">
            <text:p>1458657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1</text:p>
          </table:table-cell>
          <table:table-cell table:style-name="ce8" office:value-type="string" calcext:value-type="string">
            <text:p>SQDCZCDMDOCOMI-UHFFFAOYSA-N</text:p>
          </table:table-cell>
          <table:table-cell table:style-name="ce8" office:value-type="string" calcext:value-type="string">
            <text:p>CCCCC(CC)COC1=C(Br)C=CC(C2=CC(OCC(CC)CCCC)=C(Br)C=C2)=C1</text:p>
          </table:table-cell>
          <table:table-cell table:style-name="ce8" office:value-type="string" calcext:value-type="string">
            <text:p>InChI=1S/C28H40Br2O2/c1-5-9-11-21(7-3)19-31-27-17-23(13-15-25(27)29)24-14-16-26(30)28(18-24)32-20-22(8-4)12-10-6-2/h13-18,21-22H,5-12,19-20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3" calcext:value-type="float">
            <text:p>404338063</text:p>
          </table:table-cell>
          <table:table-cell table:style-name="ce34" office:value-type="float" office:value="145865795" calcext:value-type="float">
            <text:p>1458657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2</text:p>
          </table:table-cell>
          <table:table-cell table:style-name="ce8" office:value-type="string" calcext:value-type="string">
            <text:p>KBCIFKFXOCVEGF-UHFFFAOYSA-N</text:p>
          </table:table-cell>
          <table:table-cell table:style-name="ce8" office:value-type="string" calcext:value-type="string">
            <text:p>CCCCC(CC)COC1=C(Br)C=C(I)C(C2=CC(OCC(CC)CCCC)=C(Br)C=C2I)=C1</text:p>
          </table:table-cell>
          <table:table-cell table:style-name="ce8" office:value-type="string" calcext:value-type="string">
            <text:p>InChI=1S/C28H38Br2I2O2/c1-5-9-11-19(7-3)17-33-27-13-21(25(31)15-23(27)29)22-14-28(24(30)16-26(22)32)34-18-20(8-4)12-10-6-2/h13-16,19-20H,5-12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4" calcext:value-type="float">
            <text:p>404338064</text:p>
          </table:table-cell>
          <table:table-cell table:style-name="ce34" office:value-type="float" office:value="145865796" calcext:value-type="float">
            <text:p>1458657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3</text:p>
          </table:table-cell>
          <table:table-cell table:style-name="ce8" office:value-type="string" calcext:value-type="string">
            <text:p>KBWMTMRDRMSIPT-UHFFFAOYSA-M</text:p>
          </table:table-cell>
          <table:table-cell table:style-name="ce8" office:value-type="string" calcext:value-type="string">
            <text:p>C1=CC=C2C(=C1)C1=C(C=CC=C1)[N+]21CCCCC1.O=S(=O)([O-])C(F)(F)F</text:p>
          </table:table-cell>
          <table:table-cell table:style-name="ce8" office:value-type="string" calcext:value-type="string">
            <text:p>InChI=1S/C17H18N.CHF3O3S/c1-6-12-18(13-7-1)16-10-4-2-8-14(16)15-9-3-5-11-17(15)18;2-1(3,4)8(5,6)7/h2-5,8-11H,1,6-7,12-13H2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5" calcext:value-type="float">
            <text:p>404338065</text:p>
          </table:table-cell>
          <table:table-cell table:style-name="ce34" office:value-type="float" office:value="145865797" calcext:value-type="float">
            <text:p>1458657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4</text:p>
          </table:table-cell>
          <table:table-cell table:style-name="ce8" office:value-type="string" calcext:value-type="string">
            <text:p>PLWWGFKSJHMNSC-UHFFFAOYSA-M</text:p>
          </table:table-cell>
          <table:table-cell table:style-name="ce8" office:value-type="string" calcext:value-type="string">
            <text:p>C1=CC=C2C(=C1)C1=C(C=CC=C1)[N+]21CCCCC1.[Br-]</text:p>
          </table:table-cell>
          <table:table-cell table:style-name="ce8" office:value-type="string" calcext:value-type="string">
            <text:p>InChI=1S/C17H18N.BrH/c1-6-12-18(13-7-1)16-10-4-2-8-14(16)15-9-3-5-11-17(15)18;/h2-5,8-11H,1,6-7,12-13H2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6" calcext:value-type="float">
            <text:p>404338066</text:p>
          </table:table-cell>
          <table:table-cell table:style-name="ce34" office:value-type="float" office:value="145865799" calcext:value-type="float">
            <text:p>1458657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5</text:p>
          </table:table-cell>
          <table:table-cell table:style-name="ce8" office:value-type="string" calcext:value-type="string">
            <text:p>ZPRRCLRNKAGFCK-UHFFFAOYSA-N</text:p>
          </table:table-cell>
          <table:table-cell table:style-name="ce8" office:value-type="string" calcext:value-type="string">
            <text:p>CCCCC(CC)CC(CC(=O)OC)CC(=O)OC</text:p>
          </table:table-cell>
          <table:table-cell table:style-name="ce8" office:value-type="string" calcext:value-type="string">
            <text:p>InChI=1S/C15H28O4/c1-5-7-8-12(6-2)9-13(10-14(16)18-3)11-15(17)19-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7" calcext:value-type="float">
            <text:p>404338067</text:p>
          </table:table-cell>
          <table:table-cell table:style-name="ce34" office:value-type="float" office:value="145865800" calcext:value-type="float">
            <text:p>1458658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6</text:p>
          </table:table-cell>
          <table:table-cell table:style-name="ce8" office:value-type="string" calcext:value-type="string">
            <text:p>SPVUMXSIDFZMGK-UHFFFAOYSA-N</text:p>
          </table:table-cell>
          <table:table-cell table:style-name="ce8" office:value-type="string" calcext:value-type="string">
            <text:p>CCCCC(CC)CC(CCO)CCN1C2=CC(Br)=CC=C2C2=C1C=C(Br)C=C2</text:p>
          </table:table-cell>
          <table:table-cell table:style-name="ce8" office:value-type="string" calcext:value-type="string">
            <text:p>InChI=1S/C25H33Br2NO/c1-3-5-6-18(4-2)15-19(12-14-29)11-13-28-24-16-20(26)7-9-22(24)23-10-8-21(27)17-25(23)28/h7-10,16-19,29H,3-6,11-1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8" calcext:value-type="float">
            <text:p>404338068</text:p>
          </table:table-cell>
          <table:table-cell table:style-name="ce34" office:value-type="float" office:value="145865801" calcext:value-type="float">
            <text:p>1458658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7</text:p>
          </table:table-cell>
          <table:table-cell table:style-name="ce8" office:value-type="string" calcext:value-type="string">
            <text:p>CJWIYOZNUSWGKR-UHFFFAOYSA-N</text:p>
          </table:table-cell>
          <table:table-cell table:style-name="ce8" office:value-type="string" calcext:value-type="string">
            <text:p>COCC1=C(B2C3=CC=CC=C3C3=C2C=CC=C3)C(OC)=CC=C1</text:p>
          </table:table-cell>
          <table:table-cell table:style-name="ce8" office:value-type="string" calcext:value-type="string">
            <text:p>InChI=1S/C21H19BO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9" calcext:value-type="float">
            <text:p>404338069</text:p>
          </table:table-cell>
          <table:table-cell table:style-name="ce34" office:value-type="float" office:value="145865802" calcext:value-type="float">
            <text:p>1458658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8</text:p>
          </table:table-cell>
          <table:table-cell table:style-name="ce22" office:value-type="string" calcext:value-type="string">
            <text:p>CEWFUSCHFPTMQB-UHFFFAOYSA-N</text:p>
          </table:table-cell>
          <table:table-cell table:style-name="ce8" office:value-type="string" calcext:value-type="string">
            <text:p>CC(C)(C)OCC1=C(B2C3=CC=CC=C3C3=C2C=CC=C3)C(OC(C)(C)C)=CC=C1</text:p>
          </table:table-cell>
          <table:table-cell table:style-name="ce8" office:value-type="string" calcext:value-type="string">
            <text:p>InChI=1S/C27H31BO2/c1-26(2,3)29-18-19-12-11-17-24(30-27(4,5)6)25(19)28-22-15-9-7-13-20(22)21-14-8-10-16-23(21)28/h7-17H,1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0" calcext:value-type="float">
            <text:p>404338070</text:p>
          </table:table-cell>
          <table:table-cell table:style-name="ce34" office:value-type="float" office:value="145865803" calcext:value-type="float">
            <text:p>1458658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9</text:p>
          </table:table-cell>
          <table:table-cell table:style-name="ce22" office:value-type="string" calcext:value-type="string">
            <text:p>QZQXJLNKLRKIPE-UHFFFAOYSA-N</text:p>
          </table:table-cell>
          <table:table-cell table:style-name="ce8" office:value-type="string" calcext:value-type="string">
            <text:p>CSCC1=C(B2C3=CC=CC=C3C3=C2C=CC=C3)C(SC)=CC=C1</text:p>
          </table:table-cell>
          <table:table-cell table:style-name="ce8" office:value-type="string" calcext:value-type="string">
            <text:p>InChI=1S/C21H19BS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1" calcext:value-type="float">
            <text:p>404338071</text:p>
          </table:table-cell>
          <table:table-cell table:style-name="ce34" office:value-type="float" office:value="145865804" calcext:value-type="float">
            <text:p>1458658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70</text:p>
          </table:table-cell>
          <table:table-cell table:style-name="ce8" office:value-type="string" calcext:value-type="string">
            <text:p>XHRDNPBOKGLUAN-ZNWCQBQASA-N</text:p>
          </table:table-cell>
          <table:table-cell table:style-name="ce8" office:value-type="string" calcext:value-type="string">
            <text:p>C1[C@]2([C@@]3([C@](N(C1)C(=O)OC(C)(C)C)([C@@](CC2C(N3Cc1ccc(cc1)OC)=O)(CO[Si](C)(C)C(C)(C)C)[H])[H])CCO)[H]</text:p>
          </table:table-cell>
          <table:table-cell table:style-name="ce8" office:value-type="string" calcext:value-type="string">
            <text:p>InChI=1S/C31H50N2O6Si/c1-29(2,3)39-28(36)32-16-14-25-24-18-22(20-38-40(8,9)30(4,5)6)26(32)31(25,15-17-34)33(27(24)35)19-21-10-12-23(37-7)13-11-21/h10-13,22,24-26,34H,14-20H2,1-9H3/t22-,24?,25?,26?,3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2" calcext:value-type="float">
            <text:p>404347052</text:p>
          </table:table-cell>
          <table:table-cell table:style-name="ce34" office:value-type="float" office:value="73077540" calcext:value-type="float">
            <text:p>73077540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1" calcext:value-type="float">
            <text:p>1459158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1</text:p>
          </table:table-cell>
          <table:table-cell table:style-name="ce8" office:value-type="string" calcext:value-type="string">
            <text:p>RPMRJMNLSREHHU-DFZKCEJHSA-N</text:p>
          </table:table-cell>
          <table:table-cell table:style-name="ce8" office:value-type="string" calcext:value-type="string">
            <text:p>C1[C@]2([C@@]3([C@](N(C1)C(=O)OC(C)(C)C)([C@@](CC2C(N3Cc1ccc(cc1)OC)=O)(CO[Si](C)(C)C(C)(C)C)[H])[H])\C=C\O[Si](C)(C)C(C)(C)C)[H]</text:p>
          </table:table-cell>
          <table:table-cell table:style-name="ce8" office:value-type="string" calcext:value-type="string">
            <text:p>InChI=1S/C37H62N2O6Si2/c1-34(2,3)45-33(41)38-21-19-30-29-23-27(25-44-47(13,14)36(7,8)9)31(38)37(30,20-22-43-46(11,12)35(4,5)6)39(32(29)40)24-26-15-17-28(42-10)18-16-26/h15-18,20,22,27,29-31H,19,21,23-25H2,1-14H3/b22-20+/t27-,29?,30?,31?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3" calcext:value-type="float">
            <text:p>404347053</text:p>
          </table:table-cell>
          <table:table-cell table:style-name="ce34" office:value-type="float" office:value="145866840" calcext:value-type="float">
            <text:p>145866840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2" calcext:value-type="float">
            <text:p>1459158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2</text:p>
          </table:table-cell>
          <table:table-cell table:style-name="ce8" office:value-type="string" calcext:value-type="string">
            <text:p>ZFXYTLYFECRQKZ-PPPABDCYSA-N</text:p>
          </table:table-cell>
          <table:table-cell table:style-name="ce8" office:value-type="string" calcext:value-type="string">
            <text:p>C1[C@]2([C@@]3([C@](N(C1)C(=O)OC(C)(C)C)([C@@](CC2C(N3Cc1ccc(cc1)OC)=O)(CO[Si](C)(C)C(C)(C)C)[H])[H])[C@@](C(O[Si](C)(C)C(C)(C)C)OC(c1cc(ccc1)Cl)=O)(O)[H])[H].C1[C@]2([C@@]3([C@](N(C1)C(=O)OC(C)(C)C)([C@@](CC2C(N3Cc1ccc(cc1)OC)=O)(CO[Si](C)(C)C(C)(C)C)[H])[H])[C@](C(O[Si](C)(C)C(C)(C)C)OC(c1cc(ccc1)Cl)=O)(O)[H])[H]</text:p>
          </table:table-cell>
          <table:table-cell table:style-name="ce8" office:value-type="string" calcext:value-type="string">
            <text:p>InChI=1S/2C44H67ClN2O9Si2/c2*1-41(2,3)55-40(51)46-23-22-34-33-25-30(27-53-57(11,12)42(4,5)6)35(46)44(34,47(37(33)49)26-28-18-20-32(52-10)21-19-28)36(48)39(56-58(13,14)43(7,8)9)54-38(50)29-16-15-17-31(45)24-29/h2*15-21,24,30,33-36,39,48H,22-23,25-27H2,1-14H3/t30-,33?,34?,35?,36+,39?,44-;30-,33?,34+,35-,36+,39?,44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4" calcext:value-type="float">
            <text:p>404347054</text:p>
          </table:table-cell>
          <table:table-cell table:style-name="ce34" office:value-type="float" office:value="145866841" calcext:value-type="float">
            <text:p>14586684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3" calcext:value-type="float">
            <text:p>1459158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3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5" calcext:value-type="float">
            <text:p>404347055</text:p>
          </table:table-cell>
          <table:table-cell table:style-name="ce34" office:value-type="float" office:value="145866844" calcext:value-type="float">
            <text:p>14586684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6" calcext:value-type="float">
            <text:p>145915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; unclear why the InChI is the same as UALIB-974. SMILES are different. Currently investigating 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4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6" calcext:value-type="float">
            <text:p>404347056</text:p>
          </table:table-cell>
          <table:table-cell table:style-name="ce34" office:value-type="float" office:value="145866845" calcext:value-type="float">
            <text:p>14586684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7" calcext:value-type="float">
            <text:p>1459158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5</text:p>
          </table:table-cell>
          <table:table-cell table:style-name="ce8" office:value-type="string" calcext:value-type="string">
            <text:p>DWJSXLMTWKJYLL-ZZTDJMJKSA-N</text:p>
          </table:table-cell>
          <table:table-cell table:style-name="ce8" office:value-type="string" calcext:value-type="string">
            <text:p>C1[C@]2(\C([C@](N(C1)C(=O)OC(C)(C)C)([C@@](CC2C(NCCCCOCc1ccc(cc1)OC)=O)(CO[Si](C)(C)C(C)(C)C)[H])[H])=C\C(=O)OCC)[H]</text:p>
          </table:table-cell>
          <table:table-cell table:style-name="ce8" office:value-type="string" calcext:value-type="string">
            <text:p>InChI=1S/C37H60N2O8Si/c1-11-45-32(40)23-30-29-18-20-39(35(42)47-36(2,3)4)33(30)27(25-46-48(9,10)37(5,6)7)22-31(29)34(41)38-19-12-13-21-44-24-26-14-16-28(43-8)17-15-26/h14-17,23,27,29,31,33H,11-13,18-22,24-25H2,1-10H3,(H,38,41)/b30-23-/t27-,29-,31?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7" calcext:value-type="float">
            <text:p>404347057</text:p>
          </table:table-cell>
          <table:table-cell table:style-name="ce34" office:value-type="float" office:value="145866846" calcext:value-type="float">
            <text:p>14586684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8" calcext:value-type="float">
            <text:p>1459158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76</text:p>
          </table:table-cell>
          <table:table-cell table:style-name="ce8" office:value-type="string" calcext:value-type="string">
            <text:p>FZXBXNCRWDTGRG-QGCLWDPNSA-N</text:p>
          </table:table-cell>
          <table:table-cell table:style-name="ce8" office:value-type="string" calcext:value-type="string">
            <text:p>C1[C@]2([C@@]3([C@](N(C1)C(=O)OC(C)(C)C)([C@@](CC2C(N3CCCCOCc1ccc(cc1)OC)=O)(CO[Si](C)(C)C(C)(C)C)[H])[H])CC(=O)OCC)[H]</text:p>
          </table:table-cell>
          <table:table-cell table:style-name="ce8" office:value-type="string" calcext:value-type="string">
            <text:p>InChI=1S/C37H60N2O8Si/c1-11-45-31(40)23-37-30-18-20-38(34(42)47-35(2,3)4)32(37)27(25-46-48(9,10)36(5,6)7)22-29(30)33(41)39(37)19-12-13-21-44-24-26-14-16-28(43-8)17-15-26/h14-17,27,29-30,32H,11-13,18-25H2,1-10H3/t27-,29?,30+,32-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8" calcext:value-type="float">
            <text:p>404347058</text:p>
          </table:table-cell>
          <table:table-cell table:style-name="ce34" office:value-type="float" office:value="12086777" calcext:value-type="float">
            <text:p>12086777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9" calcext:value-type="float">
            <text:p>1459158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7</text:p>
          </table:table-cell>
          <table:table-cell table:style-name="ce8" office:value-type="string" calcext:value-type="string">
            <text:p>BIJQKNUPJWSDGP-SHLIVEOUSA-N</text:p>
          </table:table-cell>
          <table:table-cell table:style-name="ce8" office:value-type="string" calcext:value-type="string">
            <text:p>C1[C@]2([C@@]3([C@](N(C1)C(=O)OC(C)(C)C)([C@@](CC2C(N3CCCCOCc1ccc(cc1)OC)=O)(CO[Si](C)(C)C(C)(C)C)[H])[H])CCO)[H]</text:p>
          </table:table-cell>
          <table:table-cell table:style-name="ce8" office:value-type="string" calcext:value-type="string">
            <text:p>InChI=1S/C35H58N2O7Si/c1-33(2,3)44-32(40)36-19-16-29-28-22-26(24-43-45(8,9)34(4,5)6)30(36)35(29,17-20-38)37(31(28)39)18-10-11-21-42-23-25-12-14-27(41-7)15-13-25/h12-15,26,28-30,38H,10-11,16-24H2,1-9H3/t26-,28?,29+,30-,35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9" calcext:value-type="float">
            <text:p>404347059</text:p>
          </table:table-cell>
          <table:table-cell table:style-name="ce34" office:value-type="float" office:value="145866847" calcext:value-type="float">
            <text:p>14586684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0" calcext:value-type="float">
            <text:p>1459158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8</text:p>
          </table:table-cell>
          <table:table-cell table:style-name="ce8" office:value-type="string" calcext:value-type="string">
            <text:p>UGERVEXSLWQXQK-BJSMMKKSSA-N</text:p>
          </table:table-cell>
          <table:table-cell table:style-name="ce8" office:value-type="string" calcext:value-type="string">
            <text:p>C1[C@]2([C@@]3([C@](N(C1)C(=O)OC(C)(C)C)([C@@](CC2C(N3CCCCOCc1ccc(cc1)OC)=O)(CO[Si](C)(C)C(C)(C)C)[H])[H])\C=C\O[Si](C)(C)C(C)(C)C)[H]</text:p>
          </table:table-cell>
          <table:table-cell table:style-name="ce8" office:value-type="string" calcext:value-type="string">
            <text:p>InChI=1S/C41H70N2O7Si2/c1-38(2,3)50-37(45)42-24-21-34-33-27-31(29-49-52(13,14)40(7,8)9)35(42)41(34,22-26-48-51(11,12)39(4,5)6)43(36(33)44)23-15-16-25-47-28-30-17-19-32(46-10)20-18-30/h17-20,22,26,31,33-35H,15-16,21,23-25,27-29H2,1-14H3/b26-22+/t31-,33?,34+,35-,4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0" calcext:value-type="float">
            <text:p>404347060</text:p>
          </table:table-cell>
          <table:table-cell table:style-name="ce34" office:value-type="float" office:value="145866848" calcext:value-type="float">
            <text:p>14586684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1" calcext:value-type="float">
            <text:p>1459158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9</text:p>
          </table:table-cell>
          <table:table-cell table:style-name="ce8" office:value-type="string" calcext:value-type="string">
            <text:p>GOGPVAQGZWBXJB-QPPYDHDWSA-N</text:p>
          </table:table-cell>
          <table:table-cell table:style-name="ce8" office:value-type="string" calcext:value-type="string">
            <text:p>C1[C@]2([C@@]3([C@](N(C1)C(=O)OC(C)(C)C)([C@@](CC2C(N3CCCCCc1ccc(cc1)OC)=O)(CO[Si](C)(C)C(C)(C)C)[H])[H])[C@](C(O[Si](C)(C)C(C)(C)C)OC(c1cccc(c1)Cl)=O)(O)[H])[H].C1[C@]2([C@@]3([C@](N(C1)C(=O)OC(C)(C)C)([C@@](CC2C(N3CCCCCc1ccc(cc1)OC)=O)(CO[Si](C)(C)C(C)(C)C)[H])[H])[C@@](C(O[Si](C)(C)C(C)(C)C)OC(c1cccc(c1)Cl)=O)(O)[H])[H]</text:p>
          </table:table-cell>
          <table:table-cell table:style-name="ce8" office:value-type="string" calcext:value-type="string">
            <text:p>InChI=1S/2C48H75ClN2O9Si2/c2*1-45(2,3)59-44(55)50-28-26-38-37-30-34(31-57-61(11,12)46(4,5)6)39(50)48(38,51(41(37)53)27-17-15-16-19-32-22-24-36(56-10)25-23-32)40(52)43(60-62(13,14)47(7,8)9)58-42(54)33-20-18-21-35(49)29-33/h2*18,20-25,29,34,37-40,43,52H,15-17,19,26-28,30-31H2,1-14H3/t34-,37?,38?,39+,40+,43?,48-;34-,37?,38+,39-,40+,43?,48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1" calcext:value-type="float">
            <text:p>404347061</text:p>
          </table:table-cell>
          <table:table-cell table:style-name="ce34" office:value-type="float" office:value="145866849" calcext:value-type="float">
            <text:p>145866849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2" calcext:value-type="float">
            <text:p>1459158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0</text:p>
          </table:table-cell>
          <table:table-cell table:style-name="ce8" office:value-type="string" calcext:value-type="string">
            <text:p>VIQXRWYYZXJRRR-BTLJOBLI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]([C@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+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2" calcext:value-type="float">
            <text:p>404347062</text:p>
          </table:table-cell>
          <table:table-cell table:style-name="ce34" office:value-type="float" office:value="145866852" calcext:value-type="float">
            <text:p>14586685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5" calcext:value-type="float">
            <text:p>1459158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1</text:p>
          </table:table-cell>
          <table:table-cell table:style-name="ce8" office:value-type="string" calcext:value-type="string">
            <text:p>PISJZLLEDNSWJI-ICSLFNNESA-N</text:p>
          </table:table-cell>
          <table:table-cell table:style-name="ce8" office:value-type="string" calcext:value-type="string">
            <text:p>C1[C@]2([C@@]3([C@](N(C1)C(=O)OC(C)(C)C)([C@@](CC2C(N3CCCCO)=O)(CO[Si](C)(C)C(C)(C)C)[H])[H])[C@]([C@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3" calcext:value-type="float">
            <text:p>404347063</text:p>
          </table:table-cell>
          <table:table-cell table:style-name="ce34" office:value-type="float" office:value="145866853" calcext:value-type="float">
            <text:p>14586685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6" calcext:value-type="float">
            <text:p>1459158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2</text:p>
          </table:table-cell>
          <table:table-cell table:style-name="ce8" office:value-type="string" calcext:value-type="string">
            <text:p>ROLSGWKDEHURIS-UCPWECOX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]([C@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+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4" calcext:value-type="float">
            <text:p>404347064</text:p>
          </table:table-cell>
          <table:table-cell table:style-name="ce34" office:value-type="float" office:value="145866854" calcext:value-type="float">
            <text:p>14586685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7" calcext:value-type="float">
            <text:p>1459158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3</text:p>
          </table:table-cell>
          <table:table-cell table:style-name="ce8" office:value-type="string" calcext:value-type="string">
            <text:p>KGSKKTGXAKPXTL-HPJOMHFPSA-N</text:p>
          </table:table-cell>
          <table:table-cell table:style-name="ce8" office:value-type="string" calcext:value-type="string">
            <text:p>C1[C@]2([C@@]3([C@](N(C1)C(=O)OC(C)(C)C)([C@@](CC2C(N3CCC\C=C/C\C=C/I)=O)(CO[Si](C)(C)C(C)(C)C)[H])[H])[C@]([C@@](C#C[Si](C)(C)C)(O)[H])(O)[H])[H]</text:p>
          </table:table-cell>
          <table:table-cell table:style-name="ce8" office:value-type="string" calcext:value-type="string">
            <text:p>InChI=1S/C36H61IN2O6Si2/c1-34(2,3)45-33(43)38-22-18-28-27-24-26(25-44-47(10,11)35(4,5)6)30(38)36(28,31(41)29(40)19-23-46(7,8)9)39(32(27)42)21-17-15-13-12-14-16-20-37/h12-13,16,20,26-31,40-41H,14-15,17-18,21-22,24-25H2,1-11H3/b13-12-,20-16-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5" calcext:value-type="float">
            <text:p>404347065</text:p>
          </table:table-cell>
          <table:table-cell table:style-name="ce34" office:value-type="float" office:value="145866855" calcext:value-type="float">
            <text:p>14586685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8" calcext:value-type="float">
            <text:p>1459158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4</text:p>
          </table:table-cell>
          <table:table-cell table:style-name="ce8" office:value-type="string" calcext:value-type="string">
            <text:p>VNMIHYBDZXYCFY-UDFRUHDTSA-N</text:p>
          </table:table-cell>
          <table:table-cell table:style-name="ce8" office:value-type="string" calcext:value-type="string">
            <text:p>C1[C@]2([C@@]34[C@](N(C1)C(=O)OC(C)(C)C)([C@@](CC2C(N4CCC\C=C/C\C=C/C#C[C@]([C@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+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6" calcext:value-type="float">
            <text:p>404347066</text:p>
          </table:table-cell>
          <table:table-cell table:style-name="ce34" office:value-type="float" office:value="145866856" calcext:value-type="float">
            <text:p>14586685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9" calcext:value-type="float">
            <text:p>1459158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5</text:p>
          </table:table-cell>
          <table:table-cell table:style-name="ce8" office:value-type="string" calcext:value-type="string">
            <text:p>QROHRNIZMZBNKY-LTPROADISA-N</text:p>
          </table:table-cell>
          <table:table-cell table:style-name="ce8" office:value-type="string" calcext:value-type="string">
            <text:p>C1[C@]2([C@@]3([C@](N(C1)C(=O)OC(C)(C)C)([C@@](CC2C(N3CCCCOCc1ccc(cc1)OC)=O)(CO[Si](C)(C)C(C)(C)C)[H])[H])C=O)[H]</text:p>
          </table:table-cell>
          <table:table-cell table:style-name="ce8" office:value-type="string" calcext:value-type="string">
            <text:p>InChI=1S/C34H54N2O7Si/c1-32(2,3)43-31(39)35-18-16-28-27-20-25(22-42-44(8,9)33(4,5)6)29(35)34(28,23-37)36(30(27)38)17-10-11-19-41-21-24-12-14-26(40-7)15-13-24/h12-15,23,25,27-29H,10-11,16-22H2,1-9H3/t25-,27?,28+,29-,3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7" calcext:value-type="float">
            <text:p>404347067</text:p>
          </table:table-cell>
          <table:table-cell table:style-name="ce34" office:value-type="float" office:value="145866857" calcext:value-type="float">
            <text:p>14586685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0" calcext:value-type="float">
            <text:p>1459158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6</text:p>
          </table:table-cell>
          <table:table-cell table:style-name="ce8" office:value-type="string" calcext:value-type="string">
            <text:p>OJMJPLXWFSZYJM-SHVWULNO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)[H])[H].C1[C@]2([C@@]3([C@](N(C1)C(=O)OC(C)(C)C)([C@@](CC2C(N3CCCCOCc1ccc(cc1)OC)=O)(CO[Si](C)(C)C(C)(C)C)[H])[H])[C@](C=C)(O)[H])[H]</text:p>
          </table:table-cell>
          <table:table-cell table:style-name="ce8" office:value-type="string" calcext:value-type="string">
            <text:p>InChI=1S/2C36H58N2O7Si/c2*1-11-30(39)36-29-18-20-37(33(41)45-34(2,3)4)31(36)26(24-44-46(9,10)35(5,6)7)22-28(29)32(40)38(36)19-12-13-21-43-23-25-14-16-27(42-8)17-15-25/h2*11,14-17,26,28-31,39H,1,12-13,18-24H2,2-10H3/t26-,28?,29?,30?,31-,36+;26-,28?,29+,30?,31-,36+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8" calcext:value-type="float">
            <text:p>404347068</text:p>
          </table:table-cell>
          <table:table-cell table:style-name="ce34" office:value-type="float" office:value="145866858" calcext:value-type="float">
            <text:p>14586685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1" calcext:value-type="float">
            <text:p>1459158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7</text:p>
          </table:table-cell>
          <table:table-cell table:style-name="ce8" office:value-type="string" calcext:value-type="string">
            <text:p>VRPGCFAEKYVZTQ-FAYHDHAB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C(=O)C)[H])[H]</text:p>
          </table:table-cell>
          <table:table-cell table:style-name="ce8" office:value-type="string" calcext:value-type="string">
            <text:p>InChI=1S/C38H60N2O8Si/c1-12-32(47-26(2)41)38-31-19-21-39(35(43)48-36(3,4)5)33(38)28(25-46-49(10,11)37(6,7)8)23-30(31)34(42)40(38)20-13-14-22-45-24-27-15-17-29(44-9)18-16-27/h12,15-18,28,30-33H,1,13-14,19-25H2,2-11H3/t28-,30?,31+,32+,33-,38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9" calcext:value-type="float">
            <text:p>404347069</text:p>
          </table:table-cell>
          <table:table-cell table:style-name="ce34" office:value-type="float" office:value="145866861" calcext:value-type="float">
            <text:p>14586686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4" calcext:value-type="float">
            <text:p>1459158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8</text:p>
          </table:table-cell>
          <table:table-cell table:style-name="ce8" office:value-type="string" calcext:value-type="string">
            <text:p>VIQXRWYYZXJRRR-YIHUSWHC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[C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-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0" calcext:value-type="float">
            <text:p>404347070</text:p>
          </table:table-cell>
          <table:table-cell table:style-name="ce34" office:value-type="float" office:value="145866862" calcext:value-type="float">
            <text:p>14586686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5" calcext:value-type="float">
            <text:p>1459158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9</text:p>
          </table:table-cell>
          <table:table-cell table:style-name="ce8" office:value-type="string" calcext:value-type="string">
            <text:p>PISJZLLEDNSWJI-WGOUFVCISA-N</text:p>
          </table:table-cell>
          <table:table-cell table:style-name="ce8" office:value-type="string" calcext:value-type="string">
            <text:p>C1[C@]2([C@@]3([C@](N(C1)C(=O)OC(C)(C)C)([C@@](CC2C(N3CCCCO)=O)(CO[Si](C)(C)C(C)(C)C)[H])[H])[C@@]([C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-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1" calcext:value-type="float">
            <text:p>404347071</text:p>
          </table:table-cell>
          <table:table-cell table:style-name="ce34" office:value-type="float" office:value="145866863" calcext:value-type="float">
            <text:p>14586686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6" calcext:value-type="float">
            <text:p>1459158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0</text:p>
          </table:table-cell>
          <table:table-cell table:style-name="ce8" office:value-type="string" calcext:value-type="string">
            <text:p>ROLSGWKDEHURIS-ZIQKBDEN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@]([C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-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2" calcext:value-type="float">
            <text:p>404347072</text:p>
          </table:table-cell>
          <table:table-cell table:style-name="ce34" office:value-type="float" office:value="145866864" calcext:value-type="float">
            <text:p>14586686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7" calcext:value-type="float">
            <text:p>1459158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1</text:p>
          </table:table-cell>
          <table:table-cell table:style-name="ce8" office:value-type="string" calcext:value-type="string">
            <text:p>MHQWZVSHSXSEDA-WKMLVWODSA-N</text:p>
          </table:table-cell>
          <table:table-cell table:style-name="ce8" office:value-type="string" calcext:value-type="string">
            <text:p>C1[C@]2([C@@]3([C@](N(C1)C(=O)OC(C)(C)C)([C@@](CC2C(N3CCC\C=C/C\C=C/I)=O)(CO[Si](C)(C)C(C)(C)C)[H])[H])[C@@]([C@](C#C)(O)[H])(O)[H])[H]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3" calcext:value-type="float">
            <text:p>404347073</text:p>
          </table:table-cell>
          <table:table-cell table:style-name="ce34" office:value-type="float" office:value="145866865" calcext:value-type="float">
            <text:p>14586686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8" calcext:value-type="float">
            <text:p>1459158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2</text:p>
          </table:table-cell>
          <table:table-cell table:style-name="ce8" office:value-type="string" calcext:value-type="string">
            <text:p>VNMIHYBDZXYCFY-QVGSGRCBSA-N</text:p>
          </table:table-cell>
          <table:table-cell table:style-name="ce8" office:value-type="string" calcext:value-type="string">
            <text:p>C1[C@]2([C@@]34[C@](N(C1)C(=O)OC(C)(C)C)([C@@](CC2C(N4CCC\C=C/C\C=C/C#C[C@@]([C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4" calcext:value-type="float">
            <text:p>404347074</text:p>
          </table:table-cell>
          <table:table-cell table:style-name="ce34" office:value-type="float" office:value="145866866" calcext:value-type="float">
            <text:p>14586686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9" calcext:value-type="float">
            <text:p>1459158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3</text:p>
          </table:table-cell>
          <table:table-cell table:style-name="ce8" office:value-type="string" calcext:value-type="string">
            <text:p>RQFHZLBSLFXBFM-UHFFFAOYSA-N</text:p>
          </table:table-cell>
          <table:table-cell table:style-name="ce8" office:value-type="string" calcext:value-type="string">
            <text:p>CN(CCO)C1=CC(=O)C(N(C)CCO)=CC1=O</text:p>
          </table:table-cell>
          <table:table-cell table:style-name="ce8" office:value-type="string" calcext:value-type="string">
            <text:p>InChI=1S/C12H18N2O4/c1-13(3-5-15)9-7-12(18)10(8-11(9)17)14(2)4-6-16/h7-8,15-16H,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8" calcext:value-type="float">
            <text:p>404347158</text:p>
          </table:table-cell>
          <table:table-cell table:style-name="ce34" office:value-type="float" office:value="21238372" calcext:value-type="float">
            <text:p>212383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4</text:p>
          </table:table-cell>
          <table:table-cell table:style-name="ce22" office:value-type="string" calcext:value-type="string">
            <text:p>CANMGMCDOLOYIX-UHFFFAOYSA-N</text:p>
          </table:table-cell>
          <table:table-cell table:style-name="ce8" office:value-type="string" calcext:value-type="string">
            <text:p>CCN(CCO)C1=CC(=O)C(N(CC)CCO)=CC1=O</text:p>
          </table:table-cell>
          <table:table-cell table:style-name="ce8" office:value-type="string" calcext:value-type="string">
            <text:p>InChI=1S/C14H22N2O4/c1-3-15(5-7-17)11-9-14(20)12(10-13(11)19)16(4-2)6-8-18/h9-10,17-18H,3-8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9" calcext:value-type="float">
            <text:p>404347159</text:p>
          </table:table-cell>
          <table:table-cell table:style-name="ce34" office:value-type="float" office:value="21178338" calcext:value-type="float">
            <text:p>2117833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5</text:p>
          </table:table-cell>
          <table:table-cell table:style-name="ce22" office:value-type="string" calcext:value-type="string">
            <text:p>LVAXIIRCIYEGNR-UHFFFAOYSA-N</text:p>
          </table:table-cell>
          <table:table-cell table:style-name="ce8" office:value-type="string" calcext:value-type="string">
            <text:p>CCCN(CCO)C1=CC(=O)C(N(CCC)CCO)=CC1=O</text:p>
          </table:table-cell>
          <table:table-cell table:style-name="ce8" office:value-type="string" calcext:value-type="string">
            <text:p>InChI=1S/C16H26N2O4/c1-3-5-17(7-9-19)13-11-16(22)14(12-15(13)21)18(6-4-2)8-10-20/h11-12,19-20H,3-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0" calcext:value-type="float">
            <text:p>404347160</text:p>
          </table:table-cell>
          <table:table-cell table:style-name="ce34" office:value-type="float" office:value="101048252" calcext:value-type="float">
            <text:p>1010482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96</text:p>
          </table:table-cell>
          <table:table-cell table:style-name="ce22" office:value-type="string" calcext:value-type="string">
            <text:p>LKFYENQVDJMXPC-UHFFFAOYSA-N</text:p>
          </table:table-cell>
          <table:table-cell table:style-name="ce8" office:value-type="string" calcext:value-type="string">
            <text:p>CC1=CC=C(NC(=O)OCCN(C)C2=CC(=O)C(N(C)CCOC(=O)NC3=CC=C(C)C=C3)=CC2=O)C=C1</text:p>
          </table:table-cell>
          <table:table-cell table:style-name="ce8" office:value-type="string" calcext:value-type="string">
            <text:p>InChI=1S/C28H32N4O6/c1-19-5-9-21(10-6-19)29-27(35)37-15-13-31(3)23-17-26(34)24(18-25(23)33)32(4)14-16-38-28(36)30-22-11-7-20(2)8-12-22/h5-12,17-18H,13-16H2,1-4H3,(H,29,35)(H,30,3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1" calcext:value-type="float">
            <text:p>404347161</text:p>
          </table:table-cell>
          <table:table-cell table:style-name="ce34" office:value-type="float" office:value="145866890" calcext:value-type="float">
            <text:p>1458668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7</text:p>
          </table:table-cell>
          <table:table-cell table:style-name="ce22" office:value-type="string" calcext:value-type="string">
            <text:p>BZZIJKWURTYMLH-UHFFFAOYSA-N</text:p>
          </table:table-cell>
          <table:table-cell table:style-name="ce8" office:value-type="string" calcext:value-type="string">
            <text:p>CN(C)C1=CC(=O)C(N(C)C)=CC1=O</text:p>
          </table:table-cell>
          <table:table-cell table:style-name="ce8" office:value-type="string" calcext:value-type="string">
            <text:p>InChI=1S/C10H14N2O2/c1-11(2)7-5-10(14)8(12(3)4)6-9(7)13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2" calcext:value-type="float">
            <text:p>404347162</text:p>
          </table:table-cell>
          <table:table-cell table:style-name="ce34" office:value-type="float" office:value="96304" calcext:value-type="float">
            <text:p>963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8</text:p>
          </table:table-cell>
          <table:table-cell table:style-name="ce22" office:value-type="string" calcext:value-type="string">
            <text:p>IHZMGBPXYBCYFI-UHFFFAOYSA-N</text:p>
          </table:table-cell>
          <table:table-cell table:style-name="ce8" office:value-type="string" calcext:value-type="string">
            <text:p>CCN(CC)C1=CC(=O)C(N(CC)CC)=CC1=O</text:p>
          </table:table-cell>
          <table:table-cell table:style-name="ce8" office:value-type="string" calcext:value-type="string">
            <text:p>InChI=1S/C14H22N2O2/c1-5-15(6-2)11-9-14(18)12(10-13(11)17)16(7-3)8-4/h9-10H,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3" calcext:value-type="float">
            <text:p>404347163</text:p>
          </table:table-cell>
          <table:table-cell table:style-name="ce34" office:value-type="float" office:value="233567" calcext:value-type="float">
            <text:p>2335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9</text:p>
          </table:table-cell>
          <table:table-cell table:style-name="ce22" office:value-type="string" calcext:value-type="string">
            <text:p>GRVLDMQTFHARBT-UHFFFAOYSA-N</text:p>
          </table:table-cell>
          <table:table-cell table:style-name="ce8" office:value-type="string" calcext:value-type="string">
            <text:p>CN(C)C1=C(Cl)C(=O)C(N(C)C)=C(Cl)C1=O</text:p>
          </table:table-cell>
          <table:table-cell table:style-name="ce8" office:value-type="string" calcext:value-type="string">
            <text:p>InChI=1S/C10H12Cl2N2O2/c1-13(2)7-5(11)10(16)8(14(3)4)6(12)9(7)15/h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4" calcext:value-type="float">
            <text:p>404347164</text:p>
          </table:table-cell>
          <table:table-cell table:style-name="ce34" office:value-type="float" office:value="23057802" calcext:value-type="float">
            <text:p>23057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0</text:p>
          </table:table-cell>
          <table:table-cell table:style-name="ce22" office:value-type="string" calcext:value-type="string">
            <text:p>OQOOCJFEYRUERJ-UHFFFAOYSA-N</text:p>
          </table:table-cell>
          <table:table-cell table:style-name="ce8" office:value-type="string" calcext:value-type="string">
            <text:p>CCN(CC)C1=C(Cl)C(=O)C(N(CC)CC)=C(Cl)C1=O</text:p>
          </table:table-cell>
          <table:table-cell table:style-name="ce8" office:value-type="string" calcext:value-type="string">
            <text:p>InChI=1S/C14H20Cl2N2O2/c1-5-17(6-2)11-9(15)14(20)12(10(16)13(11)19)18(7-3)8-4/h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5" calcext:value-type="float">
            <text:p>404347165</text:p>
          </table:table-cell>
          <table:table-cell table:style-name="ce34" office:value-type="float" office:value="306005" calcext:value-type="float">
            <text:p>3060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1</text:p>
          </table:table-cell>
          <table:table-cell table:style-name="ce22" office:value-type="string" calcext:value-type="string">
            <text:p>QIUADAKQQRDWER-UHFFFAOYSA-N</text:p>
          </table:table-cell>
          <table:table-cell table:style-name="ce8" office:value-type="string" calcext:value-type="string">
            <text:p>NC1=CC=C(CC2=CC=C(NC3=CC(=O)C(NC4=CC=C(CC5=CC=C(N)C=C5)C=C4)=CC3=O)C=C2)C=C1</text:p>
          </table:table-cell>
          <table:table-cell table:style-name="ce8" office:value-type="string" calcext:value-type="string">
            <text:p>InChI=1S/C32H28N4O2/c33-25-9-1-21(2-10-25)17-23-5-13-27(14-6-23)35-29-19-32(38)30(20-31(29)37)36-28-15-7-24(8-16-28)18-22-3-11-26(34)12-4-22/h1-16,19-20,35-36H,17-18,33-3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6" calcext:value-type="float">
            <text:p>404347166</text:p>
          </table:table-cell>
          <table:table-cell table:style-name="ce34" office:value-type="float" office:value="101040529" calcext:value-type="float">
            <text:p>1010405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2</text:p>
          </table:table-cell>
          <table:table-cell table:style-name="ce22" office:value-type="string" calcext:value-type="string">
            <text:p>CWCXWNPDSYLARV-UHFFFAOYSA-N</text:p>
          </table:table-cell>
          <table:table-cell table:style-name="ce8" office:value-type="string" calcext:value-type="string">
            <text:p>NC1=CC=C(OC2=CC=C(NC3=CC(=O)C(NC4=CC=C(OC5=CC=C(N)C=C5)C=C4)=CC3=O)C=C2)C=C1</text:p>
          </table:table-cell>
          <table:table-cell table:style-name="ce8" office:value-type="string" calcext:value-type="string">
            <text:p>InChI=1S/C30H24N4O4/c31-19-1-9-23(10-2-19)37-25-13-5-21(6-14-25)33-27-17-30(36)28(18-29(27)35)34-22-7-15-26(16-8-22)38-24-11-3-20(32)4-12-24/h1-18,33-34H,31-3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7" calcext:value-type="float">
            <text:p>404347167</text:p>
          </table:table-cell>
          <table:table-cell table:style-name="ce34" office:value-type="float" office:value="101040530" calcext:value-type="float">
            <text:p>1010405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03</text:p>
          </table:table-cell>
          <table:table-cell table:style-name="ce22" office:value-type="string" calcext:value-type="string">
            <text:p>MUIMTZCCABIPOG-UHFFFAOYSA-N</text:p>
          </table:table-cell>
          <table:table-cell table:style-name="ce8" office:value-type="string" calcext:value-type="string">
            <text:p>O=C1C=C(NC2=CC=C(CC3=CC=CC=C3)C=C2)C(=O)C=C1NC1=CC=C(CC2=CC=CC=C2)C=C1</text:p>
          </table:table-cell>
          <table:table-cell table:style-name="ce8" office:value-type="string" calcext:value-type="string">
            <text:p>InChI=1S/C32H26N2O2/c35-31-22-30(34-28-17-13-26(14-18-28)20-24-9-5-2-6-10-24)32(36)21-29(31)33-27-15-11-25(12-16-27)19-23-7-3-1-4-8-23/h1-18,21-22,33-34H,19-2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8" calcext:value-type="float">
            <text:p>404347168</text:p>
          </table:table-cell>
          <table:table-cell table:style-name="ce34" office:value-type="float" office:value="145866891" calcext:value-type="float">
            <text:p>1458668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04</text:p>
          </table:table-cell>
          <table:table-cell table:style-name="ce8" office:value-type="string" calcext:value-type="string">
            <text:p>LVHZYAOHCLZISL-UHFFFAOYSA-N</text:p>
          </table:table-cell>
          <table:table-cell table:style-name="ce8" office:value-type="string" calcext:value-type="string">
            <text:p>[O-]C(CN1C=C[N+](CC(O)(C(F)(F)F)C(F)(F)F)=C1)(C(F)(F)F)C(F)(F)F</text:p>
          </table:table-cell>
          <table:table-cell table:style-name="ce8" office:value-type="string" calcext:value-type="string">
            <text:p>InChI=1S/C11H8F12N2O2/c12-8(13,14)6(26,9(15,16)17)3-24-1-2-25(5-24)4-7(27,10(18,19)20)11(21,22)23/h1-2,5,26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1" calcext:value-type="float">
            <text:p>404425771</text:p>
          </table:table-cell>
          <table:table-cell table:style-name="ce34" office:value-type="float" office:value="145916705" calcext:value-type="float">
            <text:p>14591670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5</text:p>
          </table:table-cell>
          <table:table-cell table:style-name="ce8" office:value-type="string" calcext:value-type="string">
            <text:p>RUWNMIRVOFKJSE-UHFFFAOYSA-N</text:p>
          </table:table-cell>
          <table:table-cell table:style-name="ce8" office:value-type="string" calcext:value-type="string">
            <text:p>[O-]C(CN1C=[N+](CC(O)(C(F)(F)F)C(F)(F)F)C(Cl)=C1Cl)(C(F)(F)F)C(F)(F)F</text:p>
          </table:table-cell>
          <table:table-cell table:style-name="ce8" office:value-type="string" calcext:value-type="string">
            <text:p>InChI=1S/C11H6Cl2F12N2O2/c12-4-5(13)27(2-7(29,10(20,21)22)11(23,24)25)3-26(4)1-6(28,8(14,15)16)9(17,18)19/h3,28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2" calcext:value-type="float">
            <text:p>404425772</text:p>
          </table:table-cell>
          <table:table-cell table:style-name="ce34" office:value-type="float" office:value="145916706" calcext:value-type="float">
            <text:p>1459167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6</text:p>
          </table:table-cell>
          <table:table-cell table:style-name="ce8" office:value-type="string" calcext:value-type="string">
            <text:p>HXDHBRXYUFFZAJ-UHFFFAOYSA-N</text:p>
          </table:table-cell>
          <table:table-cell table:style-name="ce8" office:value-type="string" calcext:value-type="string">
            <text:p>[O-]C(CN1C=[N+](CC(O)(C(F)(F)F)C(F)(F)F)C(C2=CC=CC=C2)=C1C1=CC=CC=C1)(C(F)(F)F)C(F)(F)F</text:p>
          </table:table-cell>
          <table:table-cell table:style-name="ce8" office:value-type="string" calcext:value-type="string">
            <text:p>InChI=1S/C23H16F12N2O2/c24-20(25,26)18(38,21(27,28)29)11-36-13-37(12-19(39,22(30,31)32)23(33,34)35)17(15-9-5-2-6-10-15)16(36)14-7-3-1-4-8-14/h1-10,13,38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3" calcext:value-type="float">
            <text:p>404425773</text:p>
          </table:table-cell>
          <table:table-cell table:style-name="ce34" office:value-type="float" office:value="145916708" calcext:value-type="float">
            <text:p>1459167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7</text:p>
          </table:table-cell>
          <table:table-cell table:style-name="ce8" office:value-type="string" calcext:value-type="string">
            <text:p>BTNZSNNFBONINW-UHFFFAOYSA-N</text:p>
          </table:table-cell>
          <table:table-cell table:style-name="ce8" office:value-type="string" calcext:value-type="string">
            <text:p>[O-]C(CN1C=[N+](CC(O)(C(F)(F)F)C(F)(F)F)C2=C1C=CC=C2)(C(F)(F)F)C(F)(F)F</text:p>
          </table:table-cell>
          <table:table-cell table:style-name="ce8" office:value-type="string" calcext:value-type="string">
            <text:p>InChI=1S/C15H10F12N2O2/c16-12(17,18)10(30,13(19,20)21)5-28-7-29(9-4-2-1-3-8(9)28)6-11(31,14(22,23)24)15(25,26)27/h1-4,7,30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4" calcext:value-type="float">
            <text:p>404425774</text:p>
          </table:table-cell>
          <table:table-cell table:style-name="ce34" office:value-type="float" office:value="145916710" calcext:value-type="float">
            <text:p>1459167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8</text:p>
          </table:table-cell>
          <table:table-cell table:style-name="ce8" office:value-type="string" calcext:value-type="string">
            <text:p>FMAVLRBJPBWAPC-UHFFFAOYSA-N</text:p>
          </table:table-cell>
          <table:table-cell table:style-name="ce8" office:value-type="string" calcext:value-type="string">
            <text:p>[O-]C(CN1C=N[N+](CC(O)(C(F)(F)F)C(F)(F)F)=C1)(C(F)(F)F)C(F)(F)F</text:p>
          </table:table-cell>
          <table:table-cell table:style-name="ce8" office:value-type="string" calcext:value-type="string">
            <text:p>InChI=1S/C10H7F12N3O2/c11-7(12,13)5(26,8(14,15)16)1-24-3-23-25(4-24)2-6(27,9(17,18)19)10(20,21)22/h3-4,27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5" calcext:value-type="float">
            <text:p>404425775</text:p>
          </table:table-cell>
          <table:table-cell table:style-name="ce34" office:value-type="float" office:value="145916712" calcext:value-type="float">
            <text:p>1459167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9</text:p>
          </table:table-cell>
          <table:table-cell table:style-name="ce8" office:value-type="string" calcext:value-type="string">
            <text:p>IODJVCABMZELOG-UHFFFAOYSA-N</text:p>
          </table:table-cell>
          <table:table-cell table:style-name="ce8" office:value-type="string" calcext:value-type="string">
            <text:p>[K+].[K+].[O-]C(CN1[C]N(CC([O-])(C(F)(F)F)C(F)(F)F)C=C1)(C(F)(F)F)C(F)(F)F</text:p>
          </table:table-cell>
          <table:table-cell table:style-name="ce8" office:value-type="string" calcext:value-type="string">
            <text:p>InChI=1S/C11H6F12N2O2.2K/c12-8(13,14)6(26,9(15,16)17)3-24-1-2-25(5-24)4-7(27,10(18,19)20)11(21,22)23;;/h1-2H,3-4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6" calcext:value-type="float">
            <text:p>404425776</text:p>
          </table:table-cell>
          <table:table-cell table:style-name="ce34" office:value-type="float" office:value="145916714" calcext:value-type="float">
            <text:p>1459167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0</text:p>
          </table:table-cell>
          <table:table-cell table:style-name="ce8" office:value-type="string" calcext:value-type="string">
            <text:p>XKMONGOSWBATJA-UHFFFAOYSA-N</text:p>
          </table:table-cell>
          <table:table-cell table:style-name="ce8" office:value-type="string" calcext:value-type="string">
            <text:p>[K+].[K+].[O-]C(CN1[C]N(CC([O-])(C(F)(F)F)C(F)(F)F)C(Cl)=C1Cl)(C(F)(F)F)C(F)(F)F</text:p>
          </table:table-cell>
          <table:table-cell table:style-name="ce8" office:value-type="string" calcext:value-type="string">
            <text:p>InChI=1S/C11H4Cl2F12N2O2.2K/c12-4-5(13)27(2-7(29,10(20,21)22)11(23,24)25)3-26(4)1-6(28,8(14,15)16)9(17,18)19;;/h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7" calcext:value-type="float">
            <text:p>404425777</text:p>
          </table:table-cell>
          <table:table-cell table:style-name="ce34" office:value-type="float" office:value="145916716" calcext:value-type="float">
            <text:p>1459167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1</text:p>
          </table:table-cell>
          <table:table-cell table:style-name="ce8" office:value-type="string" calcext:value-type="string">
            <text:p>YRHJKDFOCRQOND-UHFFFAOYSA-N</text:p>
          </table:table-cell>
          <table:table-cell table:style-name="ce8" office:value-type="string" calcext:value-type="string">
            <text:p>[K+].[K+].[O-]C(CN1[C]N(CC([O-])(C(F)(F)F)C(F)(F)F)C(C2=CC=CC=C2)=C1C1=CC=CC=C1)(C(F)(F)F)C(F)(F)F</text:p>
          </table:table-cell>
          <table:table-cell table:style-name="ce8" office:value-type="string" calcext:value-type="string">
            <text:p>InChI=1S/C23H14F12N2O2.2K/c24-20(25,26)18(38,21(27,28)29)11-36-13-37(12-19(39,22(30,31)32)23(33,34)35)17(15-9-5-2-6-10-15)16(36)14-7-3-1-4-8-14;;/h1-10H,11-1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8" calcext:value-type="float">
            <text:p>404425778</text:p>
          </table:table-cell>
          <table:table-cell table:style-name="ce34" office:value-type="float" office:value="145916718" calcext:value-type="float">
            <text:p>1459167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2</text:p>
          </table:table-cell>
          <table:table-cell table:style-name="ce8" office:value-type="string" calcext:value-type="string">
            <text:p>CIQRLHAFNRGPAW-UHFFFAOYSA-N</text:p>
          </table:table-cell>
          <table:table-cell table:style-name="ce8" office:value-type="string" calcext:value-type="string">
            <text:p>[K+].[K+].[O-]C(CN1[C]N(CC([O-])(C(F)(F)F)C(F)(F)F)C2=C1C=CC=C2)(C(F)(F)F)C(F)(F)F</text:p>
          </table:table-cell>
          <table:table-cell table:style-name="ce8" office:value-type="string" calcext:value-type="string">
            <text:p>InChI=1S/C15H8F12N2O2.2K/c16-12(17,18)10(30,13(19,20)21)5-28-7-29(9-4-2-1-3-8(9)28)6-11(31,14(22,23)24)15(25,26)27;;/h1-4H,5-6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9" calcext:value-type="float">
            <text:p>404425779</text:p>
          </table:table-cell>
          <table:table-cell table:style-name="ce34" office:value-type="float" office:value="145916720" calcext:value-type="float">
            <text:p>1459167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3</text:p>
          </table:table-cell>
          <table:table-cell table:style-name="ce8" office:value-type="string" calcext:value-type="string">
            <text:p>GCLOFQMDPWDBEW-UHFFFAOYSA-N</text:p>
          </table:table-cell>
          <table:table-cell table:style-name="ce8" office:value-type="string" calcext:value-type="string">
            <text:p>[K+].[K+].[O-]C(CN1[C]N(CC([O-])(C(F)(F)F)C(F)(F)F)N=C1)(C(F)(F)F)C(F)(F)F</text:p>
          </table:table-cell>
          <table:table-cell table:style-name="ce8" office:value-type="string" calcext:value-type="string">
            <text:p>InChI=1S/C10H5F12N3O2.2K/c11-7(12,13)5(26,8(14,15)16)1-24-3-23-25(4-24)2-6(27,9(17,18)19)10(20,21)22;;/h3H,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0" calcext:value-type="float">
            <text:p>404425780</text:p>
          </table:table-cell>
          <table:table-cell table:style-name="ce34" office:value-type="float" office:value="145916722" calcext:value-type="float">
            <text:p>14591672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4</text:p>
          </table:table-cell>
          <table:table-cell table:style-name="ce8" office:value-type="string" calcext:value-type="string">
            <text:p>CMIVYIUUSKHDOT-UHFFFAOYSA-N</text:p>
          </table:table-cell>
          <table:table-cell table:style-name="ce8" office:value-type="string" calcext:value-type="string">
            <text:p>FC(F)(F)C1(C(F)(F)F)CN2C=CN3CC(C(F)(F)F)(C(F)(F)F)OC23O1</text:p>
          </table:table-cell>
          <table:table-cell table:style-name="ce8" office:value-type="string" calcext:value-type="string">
            <text:p>InChI=1S/C11H6F12N2O2/c12-7(13,14)5(8(15,16)17)3-24-1-2-25-4-6(9(18,19)20,10(21,22)23)27-11(24,25)26-5/h1-2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1" calcext:value-type="float">
            <text:p>404425781</text:p>
          </table:table-cell>
          <table:table-cell table:style-name="ce34" office:value-type="float" office:value="102124633" calcext:value-type="float">
            <text:p>10212463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5</text:p>
          </table:table-cell>
          <table:table-cell table:style-name="ce8" office:value-type="string" calcext:value-type="string">
            <text:p>JZRNQPBZSSLGLD-UHFFFAOYSA-N</text:p>
          </table:table-cell>
          <table:table-cell table:style-name="ce8" office:value-type="string" calcext:value-type="string">
            <text:p>FC(F)(F)C1(C(F)(F)F)CN2C(Cl)=C(Cl)N3CC(C(F)(F)F)(C(F)(F)F)OC23O1</text:p>
          </table:table-cell>
          <table:table-cell table:style-name="ce8" office:value-type="string" calcext:value-type="string">
            <text:p>InChI=1S/C11H4Cl2F12N2O2/c12-3-4(13)27-2-6(9(20,21)22,10(23,24)25)29-11(27)26(3)1-5(28-11,7(14,15)16)8(17,18)19/h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2" calcext:value-type="float">
            <text:p>404425782</text:p>
          </table:table-cell>
          <table:table-cell table:style-name="ce34" office:value-type="float" office:value="102124630" calcext:value-type="float">
            <text:p>1021246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6</text:p>
          </table:table-cell>
          <table:table-cell table:style-name="ce8" office:value-type="string" calcext:value-type="string">
            <text:p>WCTDXJUCNLQTKH-UHFFFAOYSA-N</text:p>
          </table:table-cell>
          <table:table-cell table:style-name="ce8" office:value-type="string" calcext:value-type="string">
            <text:p>FC(F)(F)C1(C(F)(F)F)CN2C(C3=CC=CC=C3)=C(C3=CC=CC=C3)N3CC(C(F)(F)F)(C(F)(F)F)OC23O1</text:p>
          </table:table-cell>
          <table:table-cell table:style-name="ce8" office:value-type="string" calcext:value-type="string">
            <text:p>InChI=1S/C23H14F12N2O2/c24-19(25,26)17(20(27,28)29)11-36-15(13-7-3-1-4-8-13)16(14-9-5-2-6-10-14)37-12-18(21(30,31)32,22(33,34)35)39-23(36,37)38-17/h1-10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3" calcext:value-type="float">
            <text:p>404425783</text:p>
          </table:table-cell>
          <table:table-cell table:style-name="ce34" office:value-type="float" office:value="145916724" calcext:value-type="float">
            <text:p>14591672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7</text:p>
          </table:table-cell>
          <table:table-cell table:style-name="ce8" office:value-type="string" calcext:value-type="string">
            <text:p>MTXVDYWLVQAUFW-UHFFFAOYSA-N</text:p>
          </table:table-cell>
          <table:table-cell table:style-name="ce8" office:value-type="string" calcext:value-type="string">
            <text:p>FC(F)(F)C1(C(F)(F)F)CN2C3=C(C=CC=C3)N3CC(C(F)(F)F)(C(F)(F)F)OC23O1</text:p>
          </table:table-cell>
          <table:table-cell table:style-name="ce8" office:value-type="string" calcext:value-type="string">
            <text:p>InChI=1S/C15H8F12N2O2/c16-11(17,18)9(12(19,20)21)5-28-7-3-1-2-4-8(7)29-6-10(13(22,23)24,14(25,26)27)31-15(28,29)30-9/h1-4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4" calcext:value-type="float">
            <text:p>404425784</text:p>
          </table:table-cell>
          <table:table-cell table:style-name="ce34" office:value-type="float" office:value="102124631" calcext:value-type="float">
            <text:p>10212463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8</text:p>
          </table:table-cell>
          <table:table-cell table:style-name="ce8" office:value-type="string" calcext:value-type="string">
            <text:p>AAEHGWYATSPRCY-UHFFFAOYSA-N</text:p>
          </table:table-cell>
          <table:table-cell table:style-name="ce8" office:value-type="string" calcext:value-type="string">
            <text:p>FC(F)(F)C1(C(F)(F)F)CN2C=NN3CC(C(F)(F)F)(C(F)(F)F)OC23O1</text:p>
          </table:table-cell>
          <table:table-cell table:style-name="ce8" office:value-type="string" calcext:value-type="string">
            <text:p>InChI=1S/C10H5F12N3O2/c11-6(12,13)4(7(14,15)16)1-24-3-23-25-2-5(8(17,18)19,9(20,21)22)27-10(24,25)26-4/h3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5" calcext:value-type="float">
            <text:p>404425785</text:p>
          </table:table-cell>
          <table:table-cell table:style-name="ce34" office:value-type="float" office:value="102124632" calcext:value-type="float">
            <text:p>1021246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9</text:p>
          </table:table-cell>
          <table:table-cell table:style-name="ce8" office:value-type="string" calcext:value-type="string">
            <text:p>WLZCDCXFXATHNC-UHFFFAOYSA-N</text:p>
          </table:table-cell>
          <table:table-cell table:style-name="ce8" office:value-type="string" calcext:value-type="string">
            <text:p>CC(C)(C)N1C=CN(C(C)(C)C)C1</text:p>
          </table:table-cell>
          <table:table-cell table:style-name="ce8" office:value-type="string" calcext:value-type="string">
            <text:p>InChI=1S/C11H22N2/c1-10(2,3)12-7-8-13(9-12)11(4,5)6/h7-8H,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6" calcext:value-type="float">
            <text:p>404425786</text:p>
          </table:table-cell>
          <table:table-cell table:style-name="ce34" office:value-type="float" office:value="10110535" calcext:value-type="float">
            <text:p>101105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0</text:p>
          </table:table-cell>
          <table:table-cell table:style-name="ce8" office:value-type="string" calcext:value-type="string">
            <text:p>KLVHEZKFUKUTAF-UHFFFAOYSA-N</text:p>
          </table:table-cell>
          <table:table-cell table:style-name="ce8" office:value-type="string" calcext:value-type="string">
            <text:p>CC(C)(C)N1C=[N+](C(C)(C)C)C=C1C(=O)[Fe-](C=O)(C=O)(C=O)C=O</text:p>
          </table:table-cell>
          <table:table-cell table:style-name="ce8" office:value-type="string" calcext:value-type="string">
            <text:p>InChI=1S/C12H20N2O.4CHO.Fe/c1-11(2,3)13-7-10(8-15)14(9-13)12(4,5)6;4*1-2;/h7,9H,1-6H3;4*1H;/q+1;;;;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7" calcext:value-type="float">
            <text:p>404425787</text:p>
          </table:table-cell>
          <table:table-cell table:style-name="ce34" office:value-type="float" office:value="145916725" calcext:value-type="float">
            <text:p>14591672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1</text:p>
          </table:table-cell>
          <table:table-cell table:style-name="ce8" office:value-type="string" calcext:value-type="string">
            <text:p>CTNJKBPUUZZAEZ-UHFFFAOYSA-M</text:p>
          </table:table-cell>
          <table:table-cell table:style-name="ce8" office:value-type="string" calcext:value-type="string">
            <text:p>CC(=O)C1=C[N+](C(C)(C)C)=CN1C(C)(C)C.O=S(=O)([O-])C(F)(F)F</text:p>
          </table:table-cell>
          <table:table-cell table:style-name="ce8" office:value-type="string" calcext:value-type="string">
            <text:p>InChI=1S/C13H23N2O.CHF3O3S/c1-10(16)11-8-14(12(2,3)4)9-15(11)13(5,6)7;2-1(3,4)8(5,6)7/h8-9H,1-7H3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8" calcext:value-type="float">
            <text:p>404425788</text:p>
          </table:table-cell>
          <table:table-cell table:style-name="ce34" office:value-type="float" office:value="145916727" calcext:value-type="float">
            <text:p>1459167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2</text:p>
          </table:table-cell>
          <table:table-cell table:style-name="ce8" office:value-type="string" calcext:value-type="string">
            <text:p>GZMCSGOUGMHBNJ-UHFFFAOYSA-M</text:p>
          </table:table-cell>
          <table:table-cell table:style-name="ce8" office:value-type="string" calcext:value-type="string">
            <text:p>CC(C)(C)N1C=[N+](C(C)(C)C)C=C1C=O.[Cl-]</text:p>
          </table:table-cell>
          <table:table-cell table:style-name="ce8" office:value-type="string" calcext:value-type="string">
            <text:p>InChI=1S/C12H21N2O.ClH/c1-11(2,3)13-7-10(8-15)14(9-13)12(4,5)6;/h7-9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9" calcext:value-type="float">
            <text:p>404425789</text:p>
          </table:table-cell>
          <table:table-cell table:style-name="ce34" office:value-type="float" office:value="145916729" calcext:value-type="float">
            <text:p>14591672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23</text:p>
          </table:table-cell>
          <table:table-cell table:style-name="ce8" office:value-type="string" calcext:value-type="string">
            <text:p>MAVYSTUNWBUQJS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Ru](=C23)O1</text:p>
          </table:table-cell>
          <table:table-cell table:style-name="ce8" office:value-type="string" calcext:value-type="string">
            <text:p>InChI=1S/2C18H15P.C11H6F12N2O2.Ru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0" calcext:value-type="float">
            <text:p>404425790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4</text:p>
          </table:table-cell>
          <table:table-cell table:style-name="ce22" office:value-type="string" calcext:value-type="string">
            <text:p>AHMHBNHPZURXLH-UHFFFAOYSA-N</text:p>
          </table:table-cell>
          <table:table-cell table:style-name="ce8" office:value-type="string" calcext:value-type="string">
            <text:p>C1CCC(P(C2CCCCC2)C2CCCCC2)CC1.FC(F)(F)C1(C(F)(F)F)CN2C=CN3CC(C(F)(F)F)(C(F)(F)F)O[Ru](=CC4=CC=CC=C4)(=C23)O1</text:p>
          </table:table-cell>
          <table:table-cell table:style-name="ce8" office:value-type="string" calcext:value-type="string">
            <text:p>InChI=1S/C18H33P.C11H6F12N2O2.C7H6.Ru/c1-4-10-16(11-5-1)19(17-12-6-2-7-13-17)18-14-8-3-9-15-18;12-8(13,14)6(26,9(15,16)17)3-24-1-2-25(5-24)4-7(27,10(18,19)20)11(21,22)23;1-7-5-3-2-4-6-7;/h16-18H,1-15H2;1-2H,3-4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1" calcext:value-type="float">
            <text:p>404425791</text:p>
          </table:table-cell>
          <table:table-cell table:style-name="ce34" office:value-type="float" office:value="145916730" calcext:value-type="float">
            <text:p>14591673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5</text:p>
          </table:table-cell>
          <table:table-cell table:style-name="ce22" office:value-type="string" calcext:value-type="string">
            <text:p>GZBIRAAGZUGHQJ-UHFFFAOYSA-N</text:p>
          </table:table-cell>
          <table:table-cell table:style-name="ce8" office:value-type="string" calcext:value-type="string">
            <text:p>C1CCC(P(C2CCCCC2)C2CCCCC2)CC1.FC(F)(F)C1(C(F)(F)F)CN2C(Cl)=C(Cl)N3CC(C(F)(F)F)(C(F)(F)F)O[Ru](=CC4=CC=CC=C4)(=C23)O1</text:p>
          </table:table-cell>
          <table:table-cell table:style-name="ce8" office:value-type="string" calcext:value-type="string">
            <text:p>InChI=1S/C18H33P.C11H4Cl2F12N2O2.C7H6.Ru/c1-4-10-16(11-5-1)19(17-12-6-2-7-13-17)18-14-8-3-9-15-18;12-4-5(13)27(2-7(29,10(20,21)22)11(23,24)25)3-26(4)1-6(28,8(14,15)16)9(17,18)19;1-7-5-3-2-4-6-7;/h16-18H,1-15H2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2" calcext:value-type="float">
            <text:p>404425792</text:p>
          </table:table-cell>
          <table:table-cell table:style-name="ce34" office:value-type="float" office:value="145916732" calcext:value-type="float">
            <text:p>1459167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6</text:p>
          </table:table-cell>
          <table:table-cell table:style-name="ce22" office:value-type="string" calcext:value-type="string">
            <text:p>OMWWYTYWQUVNEK-UHFFFAOYSA-N</text:p>
          </table:table-cell>
          <table:table-cell table:style-name="ce8" office:value-type="string" calcext:value-type="string">
            <text:p>C1CCC(P(C2CCCCC2)C2CCCCC2)CC1.FC(F)(F)C1(C(F)(F)F)CN2C(C3=CC=CC=C3)=C(C3=CC=CC=C3)N3CC(C(F)(F)F)(C(F)(F)F)O[Ru](=CC4=CC=CC=C4)(=C23)O1</text:p>
          </table:table-cell>
          <table:table-cell table:style-name="ce8" office:value-type="string" calcext:value-type="string">
            <text:p>InChI=1S/C23H14F12N2O2.C18H33P.C7H6.Ru/c24-20(25,26)18(38,21(27,28)29)11-36-13-37(12-19(39,22(30,31)32)23(33,34)35)17(15-9-5-2-6-10-15)16(36)14-7-3-1-4-8-14;1-4-10-16(11-5-1)19(17-12-6-2-7-13-17)18-14-8-3-9-15-18;1-7-5-3-2-4-6-7;/h1-10H,11-12H2;16-18H,1-15H2;1-6H;/q-2;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3" calcext:value-type="float">
            <text:p>404425793</text:p>
          </table:table-cell>
          <table:table-cell table:style-name="ce34" office:value-type="float" office:value="145916734" calcext:value-type="float">
            <text:p>14591673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7</text:p>
          </table:table-cell>
          <table:table-cell table:style-name="ce22" office:value-type="string" calcext:value-type="string">
            <text:p>MITUAVTYHSMQAD-UHFFFAOYSA-N</text:p>
          </table:table-cell>
          <table:table-cell table:style-name="ce8" office:value-type="string" calcext:value-type="string">
            <text:p>C1CCC(P(C2CCCCC2)C2CCCCC2)CC1.FC(F)(F)C1(C(F)(F)F)CN2C3=[Ru](=CC4=CC=CC=C4)(O1)OC(C(F)(F)F)(C(F)(F)F)CN3C1=CC=CC=C12</text:p>
          </table:table-cell>
          <table:table-cell table:style-name="ce8" office:value-type="string" calcext:value-type="string">
            <text:p>InChI=1S/C18H33P.C15H8F12N2O2.C7H6.Ru/c1-4-10-16(11-5-1)19(17-12-6-2-7-13-17)18-14-8-3-9-15-18;16-12(17,18)10(30,13(19,20)21)5-28-7-29(9-4-2-1-3-8(9)28)6-11(31,14(22,23)24)15(25,26)27;1-7-5-3-2-4-6-7;/h16-18H,1-15H2;1-4H,5-6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4" calcext:value-type="float">
            <text:p>404425794</text:p>
          </table:table-cell>
          <table:table-cell table:style-name="ce34" office:value-type="float" office:value="145916736" calcext:value-type="float">
            <text:p>14591673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8</text:p>
          </table:table-cell>
          <table:table-cell table:style-name="ce22" office:value-type="string" calcext:value-type="string">
            <text:p>VFGJPMDGSONKPN-UHFFFAOYSA-N</text:p>
          </table:table-cell>
          <table:table-cell table:style-name="ce8" office:value-type="string" calcext:value-type="string">
            <text:p>C1CCC(P(C2CCCCC2)C2CCCCC2)CC1.FC(F)(F)C1(C(F)(F)F)CN2C=NN3CC(C(F)(F)F)(C(F)(F)F)O[Ru](=CC4=CC=CC=C4)(=C23)O1</text:p>
          </table:table-cell>
          <table:table-cell table:style-name="ce8" office:value-type="string" calcext:value-type="string">
            <text:p>InChI=1S/C18H33P.C10H5F12N3O2.C7H6.Ru/c1-4-10-16(11-5-1)19(17-12-6-2-7-13-17)18-14-8-3-9-15-18;11-7(12,13)5(26,8(14,15)16)1-24-3-23-25(4-24)2-6(27,9(17,18)19)10(20,21)22;1-7-5-3-2-4-6-7;/h16-18H,1-15H2;3H,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5" calcext:value-type="float">
            <text:p>404425795</text:p>
          </table:table-cell>
          <table:table-cell table:style-name="ce34" office:value-type="float" office:value="145916738" calcext:value-type="float">
            <text:p>14591673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9</text:p>
          </table:table-cell>
          <table:table-cell table:style-name="ce22" office:value-type="string" calcext:value-type="string">
            <text:p>DJUBRGAOMUYNEB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Fe](=C23)O1</text:p>
          </table:table-cell>
          <table:table-cell table:style-name="ce8" office:value-type="string" calcext:value-type="string">
            <text:p>InChI=1S/2C18H15P.C11H6F12N2O2.Fe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6" calcext:value-type="float">
            <text:p>404425796</text:p>
          </table:table-cell>
          <table:table-cell table:style-name="ce34" office:value-type="float" office:value="145916740" calcext:value-type="float">
            <text:p>14591674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0</text:p>
          </table:table-cell>
          <table:table-cell table:style-name="ce22" office:value-type="string" calcext:value-type="string">
            <text:p>GPIDHFLTFUCDJD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(Cl)=C(Cl)N3CC(C(F)(F)F)(C(F)(F)F)O[Fe](=C23)O1</text:p>
          </table:table-cell>
          <table:table-cell table:style-name="ce8" office:value-type="string" calcext:value-type="string">
            <text:p>InChI=1S/2C18H15P.C11H4Cl2F12N2O2.Fe/c2*1-4-10-16(11-5-1)19(17-12-6-2-7-13-17)18-14-8-3-9-15-18;12-4-5(13)27(2-7(29,10(20,21)22)11(23,24)25)3-26(4)1-6(28,8(14,15)16)9(17,18)19;/h2*1-15H;1-2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7" calcext:value-type="float">
            <text:p>404425797</text:p>
          </table:table-cell>
          <table:table-cell table:style-name="ce34" office:value-type="float" office:value="145916742" calcext:value-type="float">
            <text:p>14591674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1</text:p>
          </table:table-cell>
          <table:table-cell table:style-name="ce22" office:value-type="string" calcext:value-type="string">
            <text:p>IUGHIRSLWBOOED-UHFFFAOYSA-N</text:p>
          </table:table-cell>
          <table:table-cell table:style-name="ce8" office:value-type="string" calcext:value-type="string">
            <text:p>C1=CC=C(P(C2=CC=CC=C2)C2=CC=CC=C2)C=C1.FC(F)(F)C1(C(F)(F)F)CN2C(Cl)=C(Cl)N3CC(C(F)(F)F)(C(F)(F)F)O[Fe](=CC4=CC=CC=C4)(=C23)O1</text:p>
          </table:table-cell>
          <table:table-cell table:style-name="ce8" office:value-type="string" calcext:value-type="string">
            <text:p>InChI=1S/C18H15P.C11H4Cl2F12N2O2.C7H6.Fe/c1-4-10-16(11-5-1)19(17-12-6-2-7-13-17)18-14-8-3-9-15-18;12-4-5(13)27(2-7(29,10(20,21)22)11(23,24)25)3-26(4)1-6(28,8(14,15)16)9(17,18)19;1-7-5-3-2-4-6-7;/h1-15H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8" calcext:value-type="float">
            <text:p>404425798</text:p>
          </table:table-cell>
          <table:table-cell table:style-name="ce34" office:value-type="float" office:value="145916744" calcext:value-type="float">
            <text:p>14591674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2</text:p>
          </table:table-cell>
          <table:table-cell table:style-name="ce22" office:value-type="string" calcext:value-type="string">
            <text:p>JKZDIDBJPHJMBJ-UHFFFAOYSA-N</text:p>
          </table:table-cell>
          <table:table-cell table:style-name="ce8" office:value-type="string" calcext:value-type="string">
            <text:p>CC1=C(C)N(C)[C]N1C.FC(F)(F)C1(C(F)(F)F)O[Si]2(OC(C(F)(F)F)(C(F)(F)F)C3=C2C=CC=C3)C2=C1C=CC=C2</text:p>
          </table:table-cell>
          <table:table-cell table:style-name="ce8" office:value-type="string" calcext:value-type="string">
            <text:p>InChI=1S/C18H8F12O2Si.C7H12N2/c19-15(20,21)13(16(22,23)24)9-5-1-3-7-11(9)33(31-13)12-8-4-2-6-10(12)14(32-33,17(25,26)27)18(28,29)30;1-6-7(2)9(4)5-8(6)3/h1-8H;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9" calcext:value-type="float">
            <text:p>404425799</text:p>
          </table:table-cell>
          <table:table-cell table:style-name="ce34" office:value-type="float" office:value="145916746" calcext:value-type="float">
            <text:p>14591674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3</text:p>
          </table:table-cell>
          <table:table-cell table:style-name="ce8" office:value-type="string" calcext:value-type="string">
            <text:p>JSOBSGLXWWIRPD-VFQGVXTPSA-N</text:p>
          </table:table-cell>
          <table:table-cell table:style-name="ce8" office:value-type="string" calcext:value-type="string">
            <text:p>COC(=O)CC[C@@]12C=C[C@@H](O1)[C@H](C)C(=O)[C@@H]2C.COC(=O)CC[C@]12C=C[C@H](O1)[C@@H](C)C(=O)[C@H]2C</text:p>
          </table:table-cell>
          <table:table-cell table:style-name="ce8" office:value-type="string" calcext:value-type="string">
            <text:p>InChI=1S/2C13H18O4/c2*1-8-10-4-6-13(17-10,9(2)12(8)15)7-5-11(14)16-3/h2*4,6,8-10H,5,7H2,1-3H3/t2*8-,9-,10+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8" calcext:value-type="float">
            <text:p>404572588</text:p>
          </table:table-cell>
          <table:table-cell table:style-name="ce34" office:value-type="float" office:value="145925715" calcext:value-type="float">
            <text:p>145925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4</text:p>
          </table:table-cell>
          <table:table-cell table:style-name="ce8" office:value-type="string" calcext:value-type="string">
            <text:p>JUCDJIAZZSMWIS-YIOOGNBMSA-N</text:p>
          </table:table-cell>
          <table:table-cell table:style-name="ce8" office:value-type="string" calcext:value-type="string">
            <text:p>C[C@@H]1[C@@H]2C=C[C@@](CCCO)(O2)[C@H](C)[C@@H]1O[Si](C)(C)C(C)(C)C.C[C@@H]1[C@H](O[Si](C)(C)C(C)(C)C)[C@H](C)[C@]2(CCCO)C=C[C@H]1O2</text:p>
          </table:table-cell>
          <table:table-cell table:style-name="ce8" office:value-type="string" calcext:value-type="string">
            <text:p>InChI=1S/2C18H34O3Si/c2*1-13-15-9-11-18(20-15,10-8-12-19)14(2)16(13)21-22(6,7)17(3,4)5/h2*9,11,13-16,19H,8,10,12H2,1-7H3/t2*13-,14-,15+,16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9" calcext:value-type="float">
            <text:p>404572589</text:p>
          </table:table-cell>
          <table:table-cell table:style-name="ce34" office:value-type="float" office:value="145925717" calcext:value-type="float">
            <text:p>145925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5</text:p>
          </table:table-cell>
          <table:table-cell table:style-name="ce8" office:value-type="string" calcext:value-type="string">
            <text:p>CSBNTVBYECWLKU-CIGPUJQUSA-N</text:p>
          </table:table-cell>
          <table:table-cell table:style-name="ce8" office:value-type="string" calcext:value-type="string">
            <text:p>C[C@@H]1[C@@H]2C=C[C@@](CC/C=C\I)(O2)[C@H](C)[C@@H]1O[Si](C)(C)C(C)(C)C.C[C@@H]1[C@H](O[Si](C)(C)C(C)(C)C)[C@H](C)[C@]2(CC/C=C\I)C=C[C@H]1O2</text:p>
          </table:table-cell>
          <table:table-cell table:style-name="ce8" office:value-type="string" calcext:value-type="string">
            <text:p>InChI=1S/2C19H33IO2Si/c2*1-14-16-10-12-19(21-16,11-8-9-13-20)15(2)17(14)22-23(6,7)18(3,4)5/h2*9-10,12-17H,8,11H2,1-7H3/b2*13-9-/t2*14-,15-,16+,17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0" calcext:value-type="float">
            <text:p>404572590</text:p>
          </table:table-cell>
          <table:table-cell table:style-name="ce34" office:value-type="float" office:value="145925720" calcext:value-type="float">
            <text:p>145925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6</text:p>
          </table:table-cell>
          <table:table-cell table:style-name="ce8" office:value-type="string" calcext:value-type="string">
            <text:p>HDTNYQCHJDORNU-QGEQQEHASA-N</text:p>
          </table:table-cell>
          <table:table-cell table:style-name="ce8" office:value-type="string" calcext:value-type="string">
            <text:p>C[C@@H]1[C@@H]2C[C@H]3C=CCC[C@]3(O2)[C@H](C)[C@@H]1O[Si](C)(C)C(C)(C)C.C[C@@H]1[C@H](O[Si](C)(C)C(C)(C)C)[C@H](C)[C@]23CCC=C[C@H]2C[C@H]1O3</text:p>
          </table:table-cell>
          <table:table-cell table:style-name="ce8" office:value-type="string" calcext:value-type="string">
            <text:p>InChI=1S/2C19H34O2Si/c2*1-13-16-12-15-10-8-9-11-19(15,20-16)14(2)17(13)21-22(6,7)18(3,4)5/h2*8,10,13-17H,9,11-12H2,1-7H3/t2*13-,14-,15-,16+,17-,1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1" calcext:value-type="float">
            <text:p>404572591</text:p>
          </table:table-cell>
          <table:table-cell table:style-name="ce34" office:value-type="float" office:value="145925723" calcext:value-type="float">
            <text:p>145925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37</text:p>
          </table:table-cell>
          <table:table-cell table:style-name="ce8" office:value-type="string" calcext:value-type="string">
            <text:p>SZCPAKJQGDGINQ-UHFFFAOYSA-N</text:p>
          </table:table-cell>
          <table:table-cell table:style-name="ce8" office:value-type="string" calcext:value-type="string">
            <text:p>COC(=O)CCC1=CC=C(CO[Si](C)(C)C(C)(C)C)O1</text:p>
          </table:table-cell>
          <table:table-cell table:style-name="ce8" office:value-type="string" calcext:value-type="string">
            <text:p>InChI=1S/C15H26O4Si/c1-15(2,3)20(5,6)18-11-13-8-7-12(19-13)9-10-14(16)17-4/h7-8H,9-11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2" calcext:value-type="float">
            <text:p>404572592</text:p>
          </table:table-cell>
          <table:table-cell table:style-name="ce34" office:value-type="float" office:value="10891869" calcext:value-type="float">
            <text:p>108918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8</text:p>
          </table:table-cell>
          <table:table-cell table:style-name="ce8" office:value-type="string" calcext:value-type="string">
            <text:p>GKUJDIXNBKSSIZ-QVUSPSOHSA-N</text:p>
          </table:table-cell>
          <table:table-cell table:style-name="ce8" office:value-type="string" calcext:value-type="string">
            <text:p>COC(=O)CC[C@@]12C=C[C@@](CO[Si](C)(C)C(C)(C)C)(CC(=O)C1)O2.COC(=O)CC[C@]12C=C[C@](CO[Si](C)(C)C(C)(C)C)(CC(=O)C1)O2</text:p>
          </table:table-cell>
          <table:table-cell table:style-name="ce8" office:value-type="string" calcext:value-type="string">
            <text:p>InChI=1S/2C18H30O5Si/c2*1-16(2,3)24(5,6)22-13-18-10-9-17(23-18,11-14(19)12-18)8-7-15(20)21-4/h2*9-10H,7-8,11-13H2,1-6H3/t2*17-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3" calcext:value-type="float">
            <text:p>404572593</text:p>
          </table:table-cell>
          <table:table-cell table:style-name="ce34" office:value-type="float" office:value="145925726" calcext:value-type="float">
            <text:p>1459257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9</text:p>
          </table:table-cell>
          <table:table-cell table:style-name="ce8" office:value-type="string" calcext:value-type="string">
            <text:p>BMQGTAUSNNFJIS-HFOHEHIVSA-N</text:p>
          </table:table-cell>
          <table:table-cell table:style-name="ce8" office:value-type="string" calcext:value-type="string">
            <text:p>CC(C)(C)[Si](C)(C)OC[C@@]12C=C[C@@](CCCO)(C[C@@H](O)C1)O2.CC(C)(C)[Si](C)(C)OC[C@]12C=C[C@](CCCO)(C[C@H](O)C1)O2</text:p>
          </table:table-cell>
          <table:table-cell table:style-name="ce8" office:value-type="string" calcext:value-type="string">
            <text:p>InChI=1S/2C17H32O4Si/c2*1-15(2,3)22(4,5)20-13-17-9-8-16(21-17,7-6-10-18)11-14(19)12-17/h2*8-9,14,18-19H,6-7,10-13H2,1-5H3/t2*14-,16+,17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4" calcext:value-type="float">
            <text:p>404572594</text:p>
          </table:table-cell>
          <table:table-cell table:style-name="ce34" office:value-type="float" office:value="145925728" calcext:value-type="float">
            <text:p>1459257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0</text:p>
          </table:table-cell>
          <table:table-cell table:style-name="ce8" office:value-type="string" calcext:value-type="string">
            <text:p>UVXRBILAGPBLRX-MWUQKOCKSA-N</text:p>
          </table:table-cell>
          <table:table-cell table:style-name="ce8" office:value-type="string" calcext:value-type="string">
            <text:p>CC(C)(C)[Si](C)(C)OC[C@@]12C=C[C@@](CCCO)(C[C@@H](OCOCC3=CC=CC=C3)C1)O2.CC(C)(C)[Si](C)(C)OC[C@]12C=C[C@](CCCO)(C[C@H](OCOCC3=CC=CC=C3)C1)O2</text:p>
          </table:table-cell>
          <table:table-cell table:style-name="ce8" office:value-type="string" calcext:value-type="string">
            <text:p>InChI=1S/2C25H40O5Si/c2*1-23(2,3)31(4,5)29-19-25-14-13-24(30-25,12-9-15-26)16-22(17-25)28-20-27-18-21-10-7-6-8-11-21/h2*6-8,10-11,13-14,22,26H,9,12,15-20H2,1-5H3/t2*22-,24+,2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5" calcext:value-type="float">
            <text:p>404572595</text:p>
          </table:table-cell>
          <table:table-cell table:style-name="ce34" office:value-type="float" office:value="145925731" calcext:value-type="float">
            <text:p>1459257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1</text:p>
          </table:table-cell>
          <table:table-cell table:style-name="ce8" office:value-type="string" calcext:value-type="string">
            <text:p>VHGHCBXRSVVZHS-DAXRORNMSA-N</text:p>
          </table:table-cell>
          <table:table-cell table:style-name="ce8" office:value-type="string" calcext:value-type="string">
            <text:p>CC(C)(C)[Si](C)(C)OC[C@@]12C=C[C@@](CC/C=C\I)(C[C@@H](OCOCC3=CC=CC=C3)C1)O2.CC(C)(C)[Si](C)(C)OC[C@]12C=C[C@](CC/C=C\I)(C[C@H](OCOCC3=CC=CC=C3)C1)O2</text:p>
          </table:table-cell>
          <table:table-cell table:style-name="ce8" office:value-type="string" calcext:value-type="string">
            <text:p>InChI=1S/2C26H39IO4Si/c2*1-24(2,3)32(4,5)30-20-26-15-14-25(31-26,13-9-10-16-27)17-23(18-26)29-21-28-19-22-11-7-6-8-12-22/h2*6-8,10-12,14-16,23H,9,13,17-21H2,1-5H3/b2*16-10-/t2*23-,25+,2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6" calcext:value-type="float">
            <text:p>404572596</text:p>
          </table:table-cell>
          <table:table-cell table:style-name="ce34" office:value-type="float" office:value="145925733" calcext:value-type="float">
            <text:p>1459257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2</text:p>
          </table:table-cell>
          <table:table-cell table:style-name="ce8" office:value-type="string" calcext:value-type="string">
            <text:p>CJPLXSUOGWVSSF-PTBYFFGXSA-N</text:p>
          </table:table-cell>
          <table:table-cell table:style-name="ce8" office:value-type="string" calcext:value-type="string">
            <text:p>CC(C)(C)[Si](C)(C)OC[C@@]12C[C@@H](OCOCC3=CC=CC=C3)C[C@]3(CCC=C[C@@H]3C1)O2.CC(C)(C)[Si](C)(C)OC[C@]12C[C@H](OCOCC3=CC=CC=C3)C[C@@]3(CCC=C[C@H]3C1)O2</text:p>
          </table:table-cell>
          <table:table-cell table:style-name="ce8" office:value-type="string" calcext:value-type="string">
            <text:p>InChI=1S/2C26H40O4Si/c2*1-24(2,3)31(4,5)29-19-25-15-22-13-9-10-14-26(22,30-25)17-23(16-25)28-20-27-18-21-11-7-6-8-12-21/h2*6-9,11-13,22-23H,10,14-20H2,1-5H3/t2*22-,23-,25+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7" calcext:value-type="float">
            <text:p>404572597</text:p>
          </table:table-cell>
          <table:table-cell table:style-name="ce34" office:value-type="float" office:value="145925735" calcext:value-type="float">
            <text:p>1459257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3</text:p>
          </table:table-cell>
          <table:table-cell table:style-name="ce8" office:value-type="string" calcext:value-type="string">
            <text:p>WBLFSZAFIBFOOE-FOGBSKPVSA-N</text:p>
          </table:table-cell>
          <table:table-cell table:style-name="ce8" office:value-type="string" calcext:value-type="string">
            <text:p>CC(C)(C)[Si](C)(C)OC[C@@]12C[C@@H](O)C[C@]3(CCC=C[C@@H]3C1)O2.CC(C)(C)[Si](C)(C)OC[C@]12C[C@H](O)C[C@@]3(CCC=C[C@H]3C1)O2</text:p>
          </table:table-cell>
          <table:table-cell table:style-name="ce8" office:value-type="string" calcext:value-type="string">
            <text:p>InChI=1S/2C18H32O3Si/c2*1-16(2,3)22(4,5)20-13-17-10-14-8-6-7-9-18(14,21-17)12-15(19)11-17/h2*6,8,14-15,19H,7,9-13H2,1-5H3/t2*14-,15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8" calcext:value-type="float">
            <text:p>404572598</text:p>
          </table:table-cell>
          <table:table-cell table:style-name="ce34" office:value-type="float" office:value="145925737" calcext:value-type="float">
            <text:p>1459257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4</text:p>
          </table:table-cell>
          <table:table-cell table:style-name="ce8" office:value-type="string" calcext:value-type="string">
            <text:p>OLEBEQZRRRAROJ-BUSYSWKBSA-N</text:p>
          </table:table-cell>
          <table:table-cell table:style-name="ce8" office:value-type="string" calcext:value-type="string">
            <text:p>CC(C)(C)[Si](C)(C)OC[C@@]12CC(=O)C[C@]3(CCC=C[C@@H]3C1)O2.CC(C)(C)[Si](C)(C)OC[C@]12CC(=O)C[C@@]3(CCC=C[C@H]3C1)O2</text:p>
          </table:table-cell>
          <table:table-cell table:style-name="ce8" office:value-type="string" calcext:value-type="string">
            <text:p>InChI=1S/2C18H30O3Si/c2*1-16(2,3)22(4,5)20-13-17-10-14-8-6-7-9-18(14,21-17)12-15(19)11-17/h2*6,8,14H,7,9-13H2,1-5H3/t2*14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9" calcext:value-type="float">
            <text:p>404572599</text:p>
          </table:table-cell>
          <table:table-cell table:style-name="ce34" office:value-type="float" office:value="145925739" calcext:value-type="float">
            <text:p>1459257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5</text:p>
          </table:table-cell>
          <table:table-cell table:style-name="ce8" office:value-type="string" calcext:value-type="string">
            <text:p>PUBQGQATMVRSPQ-WKXQHZALSA-N</text:p>
          </table:table-cell>
          <table:table-cell table:style-name="ce8" office:value-type="string" calcext:value-type="string">
            <text:p>C=CC[C@@H]1C(=O)C[C@@]2(CO[Si](C)(C)C(C)(C)C)C[C@@H]3C=CCC[C@@]13O2.C=CC[C@H]1C(=O)C[C@]2(CO[Si](C)(C)C(C)(C)C)C[C@H]3C=CCC[C@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+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0" calcext:value-type="float">
            <text:p>404572600</text:p>
          </table:table-cell>
          <table:table-cell table:style-name="ce34" office:value-type="float" office:value="145925741" calcext:value-type="float">
            <text:p>1459257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6</text:p>
          </table:table-cell>
          <table:table-cell table:style-name="ce8" office:value-type="string" calcext:value-type="string">
            <text:p>PUBQGQATMVRSPQ-QQXWNOMNSA-N</text:p>
          </table:table-cell>
          <table:table-cell table:style-name="ce8" office:value-type="string" calcext:value-type="string">
            <text:p>C=CC[C@@H]1C(=O)C[C@]2(CO[Si](C)(C)C(C)(C)C)C[C@H]3C=CCC[C@@]31O2.C=CC[C@H]1C(=O)C[C@@]2(CO[Si](C)(C)C(C)(C)C)C[C@@H]3C=CCC[C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-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1" calcext:value-type="float">
            <text:p>404572601</text:p>
          </table:table-cell>
          <table:table-cell table:style-name="ce34" office:value-type="float" office:value="145925743" calcext:value-type="float">
            <text:p>1459257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7</text:p>
          </table:table-cell>
          <table:table-cell table:style-name="ce8" office:value-type="string" calcext:value-type="string">
            <text:p>MHGLJTHTDBRFKC-OVMOPCHISA-N</text:p>
          </table:table-cell>
          <table:table-cell table:style-name="ce8" office:value-type="string" calcext:value-type="string">
            <text:p>C=CC[C@@H]1[C@](C#CC2=CC=CC=C2)(O[Si](C)(C)C)C[C@]2(CO[Si](C)(C)C(C)(C)C)C[C@H]3C=CCC[C@@]31O2.C=CC[C@H]1[C@@](C#CC2=CC=CC=C2)(O[Si](C)(C)C)C[C@@]2(CO[Si](C)(C)C(C)(C)C)C[C@@H]3C=CCC[C@]31O2</text:p>
          </table:table-cell>
          <table:table-cell table:style-name="ce8" office:value-type="string" calcext:value-type="string">
            <text:p>InChI=1S/2C32H48O3Si2/c2*1-10-16-28-31(35-36(5,6)7,22-20-26-17-12-11-13-18-26)24-30(25-33-37(8,9)29(2,3)4)23-27-19-14-15-21-32(27,28)34-30/h2*10-14,17-19,27-28H,1,15-16,21,23-25H2,2-9H3/t2*27-,28-,30+,31-,3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2" calcext:value-type="float">
            <text:p>404572602</text:p>
          </table:table-cell>
          <table:table-cell table:style-name="ce34" office:value-type="float" office:value="145925745" calcext:value-type="float">
            <text:p>1459257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8</text:p>
          </table:table-cell>
          <table:table-cell table:style-name="ce8" office:value-type="string" calcext:value-type="string">
            <text:p>HIGHBJIHMDQWDJ-ZUTRZFNCSA-N</text:p>
          </table:table-cell>
          <table:table-cell table:style-name="ce8" office:value-type="string" calcext:value-type="string">
            <text:p>C[C@@H]1C[C@@H]2[C@](O[Si](C)(C)C)(C[C@]3(CO[Si](C)(C)C(C)(C)C)C[C@H]4C=CCC[C@@]42O3)/C1=C\C1=CC=CC=C1.C[C@H]1C[C@H]2[C@@](O[Si](C)(C)C)(C[C@@]3(CO[Si](C)(C)C(C)(C)C)C[C@@H]4C=CCC[C@]42O3)/C1=C\C1=CC=CC=C1</text:p>
          </table:table-cell>
          <table:table-cell table:style-name="ce8" office:value-type="string" calcext:value-type="string">
            <text:p>InChI=1S/2C32H50O3Si2/c2*1-24-19-28-31-18-14-13-17-26(31)21-30(34-31,23-33-37(8,9)29(2,3)4)22-32(28,35-36(5,6)7)27(24)20-25-15-11-10-12-16-25/h2*10-13,15-17,20,24,26,28H,14,18-19,21-23H2,1-9H3/b2*27-20-/t2*24-,26-,28+,30+,31-,3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3" calcext:value-type="float">
            <text:p>404572603</text:p>
          </table:table-cell>
          <table:table-cell table:style-name="ce34" office:value-type="float" office:value="145925747" calcext:value-type="float">
            <text:p>1459257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9</text:p>
          </table:table-cell>
          <table:table-cell table:style-name="ce8" office:value-type="string" calcext:value-type="string">
            <text:p>RCQXLCWUGLWXFL-IJGHTXMNSA-N</text:p>
          </table:table-cell>
          <table:table-cell table:style-name="ce8" office:value-type="string" calcext:value-type="string">
            <text:p>C[C@@H]1C[C@@H]2[C@](O[Si](C)(C)C)(C[C@]3(CO)C[C@H]4C=CCC[C@@]42O3)/C1=C\C1=CC=CC=C1.C[C@H]1C[C@H]2[C@@](O[Si](C)(C)C)(C[C@@]3(CO)C[C@@H]4C=CCC[C@]42O3)/C1=C\C1=CC=CC=C1</text:p>
          </table:table-cell>
          <table:table-cell table:style-name="ce8" office:value-type="string" calcext:value-type="string">
            <text:p>InChI=1S/2C26H36O3Si/c2*1-19-14-23-25-13-9-8-12-21(25)16-24(18-27,28-25)17-26(23,29-30(2,3)4)22(19)15-20-10-6-5-7-11-20/h2*5-8,10-12,15,19,21,23,27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4" calcext:value-type="float">
            <text:p>404572604</text:p>
          </table:table-cell>
          <table:table-cell table:style-name="ce34" office:value-type="float" office:value="145925750" calcext:value-type="float">
            <text:p>1459257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0</text:p>
          </table:table-cell>
          <table:table-cell table:style-name="ce8" office:value-type="string" calcext:value-type="string">
            <text:p>RDJSXQSSNQVQCP-IJGHTXMNSA-N</text:p>
          </table:table-cell>
          <table:table-cell table:style-name="ce8" office:value-type="string" calcext:value-type="string">
            <text:p>C[C@@H]1C[C@@H]2[C@](O[Si](C)(C)C)(C[C@]3(CI)C[C@H]4C=CCC[C@@]42O3)/C1=C\C1=CC=CC=C1.C[C@H]1C[C@H]2[C@@](O[Si](C)(C)C)(C[C@@]3(CI)C[C@@H]4C=CCC[C@]42O3)/C1=C\C1=CC=CC=C1</text:p>
          </table:table-cell>
          <table:table-cell table:style-name="ce8" office:value-type="string" calcext:value-type="string">
            <text:p>InChI=1S/2C26H35IO2Si/c2*1-19-14-23-25-13-9-8-12-21(25)16-24(18-27,28-25)17-26(23,29-30(2,3)4)22(19)15-20-10-6-5-7-11-20/h2*5-8,10-12,15,19,21,23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5" calcext:value-type="float">
            <text:p>404572605</text:p>
          </table:table-cell>
          <table:table-cell table:style-name="ce34" office:value-type="float" office:value="145925753" calcext:value-type="float">
            <text:p>1459257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1</text:p>
          </table:table-cell>
          <table:table-cell table:style-name="ce8" office:value-type="string" calcext:value-type="string">
            <text:p>RVCMAOIZYXVCAK-OURHICJCSA-N</text:p>
          </table:table-cell>
          <table:table-cell table:style-name="ce8" office:value-type="string" calcext:value-type="string">
            <text:p>C=C1C[C@@H]2C=CCC[C@@]2(O)[C@H]2C[C@H](C)/C(=C/C3=CC=CC=C3)[C@]2(O[Si](C)(C)C)C1.C=C1C[C@H]2C=CCC[C@]2(O)[C@@H]2C[C@@H](C)/C(=C/C3=CC=CC=C3)[C@@]2(O[Si](C)(C)C)C1</text:p>
          </table:table-cell>
          <table:table-cell table:style-name="ce8" office:value-type="string" calcext:value-type="string">
            <text:p>InChI=1S/2C26H36O2Si/c2*1-19-15-22-13-9-10-14-25(22,27)24-16-20(2)23(17-21-11-7-6-8-12-21)26(24,18-19)28-29(3,4)5/h2*6-9,11-13,17,20,22,24,27H,1,10,14-16,18H2,2-5H3/b2*23-17-/t2*20-,22-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6" calcext:value-type="float">
            <text:p>404572606</text:p>
          </table:table-cell>
          <table:table-cell table:style-name="ce34" office:value-type="float" office:value="145925756" calcext:value-type="float">
            <text:p>1459257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2</text:p>
          </table:table-cell>
          <table:table-cell table:style-name="ce8" office:value-type="string" calcext:value-type="string">
            <text:p>FIUWXGTVMJBEAF-OYRHEFFESA-N</text:p>
          </table:table-cell>
          <table:table-cell table:style-name="ce8" office:value-type="string" calcext:value-type="string">
            <text:p>CC(C)(C)[Si](C)(C)OC[C@@]12C=C[C@@](CO[Si](C)(C)C(C)(C)C)(CC(=O)C1)O2</text:p>
          </table:table-cell>
          <table:table-cell table:style-name="ce8" office:value-type="string" calcext:value-type="string">
            <text:p>InChI=1S/C21H40O4Si2/c1-18(2,3)26(7,8)23-15-20-11-12-21(25-20,14-17(22)13-20)16-24-27(9,10)19(4,5)6/h11-12H,13-16H2,1-10H3/t20-,2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7" calcext:value-type="float">
            <text:p>404572607</text:p>
          </table:table-cell>
          <table:table-cell table:style-name="ce34" office:value-type="float" office:value="11429860" calcext:value-type="float">
            <text:p>11429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3</text:p>
          </table:table-cell>
          <table:table-cell table:style-name="ce8" office:value-type="string" calcext:value-type="string">
            <text:p>GNYUXGZGGUOZDB-BETUJISGSA-N</text:p>
          </table:table-cell>
          <table:table-cell table:style-name="ce8" office:value-type="string" calcext:value-type="string">
            <text:p>CC(=O)OC[C@@]12C=C[C@@](COC(C)=O)(CC(=O)C1)O2</text:p>
          </table:table-cell>
          <table:table-cell table:style-name="ce8" office:value-type="string" calcext:value-type="string">
            <text:p>InChI=1S/C13H16O6/c1-9(14)17-7-12-3-4-13(19-12,6-11(16)5-12)8-18-10(2)15/h3-4H,5-8H2,1-2H3/t12-,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8" calcext:value-type="float">
            <text:p>404572608</text:p>
          </table:table-cell>
          <table:table-cell table:style-name="ce34" office:value-type="float" office:value="101140421" calcext:value-type="float">
            <text:p>1011404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4</text:p>
          </table:table-cell>
          <table:table-cell table:style-name="ce8" office:value-type="string" calcext:value-type="string">
            <text:p>QOMGZLFRQMUMEH-WDEREUQCSA-N</text:p>
          </table:table-cell>
          <table:table-cell table:style-name="ce8" office:value-type="string" calcext:value-type="string">
            <text:p>CC(=O)OC[C@@]12C=C[C@@](CO)(CC(=O)C1)O2</text:p>
          </table:table-cell>
          <table:table-cell table:style-name="ce8" office:value-type="string" calcext:value-type="string">
            <text:p>InChI=1S/C11H14O5/c1-8(13)15-7-11-3-2-10(6-12,16-11)4-9(14)5-11/h2-3,12H,4-7H2,1H3/t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9" calcext:value-type="float">
            <text:p>404572609</text:p>
          </table:table-cell>
          <table:table-cell table:style-name="ce34" office:value-type="float" office:value="11264617" calcext:value-type="float">
            <text:p>112646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5</text:p>
          </table:table-cell>
          <table:table-cell table:style-name="ce8" office:value-type="string" calcext:value-type="string">
            <text:p>NYWHHEXCQXXINZ-SJORKVTESA-N</text:p>
          </table:table-cell>
          <table:table-cell table:style-name="ce8" office:value-type="string" calcext:value-type="string">
            <text:p>CC(=O)OC[C@@]12C=C[C@@](CO[Si](C)(C)C(C)(C)C)(CC(=O)C1)O2</text:p>
          </table:table-cell>
          <table:table-cell table:style-name="ce8" office:value-type="string" calcext:value-type="string">
            <text:p>InChI=1S/C17H28O5Si/c1-13(18)20-11-16-7-8-17(22-16,10-14(19)9-16)12-21-23(5,6)15(2,3)4/h7-8H,9-12H2,1-6H3/t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0" calcext:value-type="float">
            <text:p>404572610</text:p>
          </table:table-cell>
          <table:table-cell table:style-name="ce34" office:value-type="float" office:value="145925759" calcext:value-type="float">
            <text:p>145925759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6</text:p>
          </table:table-cell>
          <table:table-cell table:style-name="ce8" office:value-type="string" calcext:value-type="string">
            <text:p>FJTIBBDODVSKQT-UAGQMJEPSA-N</text:p>
          </table:table-cell>
          <table:table-cell table:style-name="ce8" office:value-type="string" calcext:value-type="string">
            <text:p>CC(=O)OC[C@@]12C=C[C@@](CO[Si](C)(C)C(C)(C)C)(C[C@@H](O)C1)O2</text:p>
          </table:table-cell>
          <table:table-cell table:style-name="ce8" office:value-type="string" calcext:value-type="string">
            <text:p>InChI=1S/C17H30O5Si/c1-13(18)20-11-16-7-8-17(22-16,10-14(19)9-16)12-21-23(5,6)15(2,3)4/h7-8,14,19H,9-12H2,1-6H3/t14-,16+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1" calcext:value-type="float">
            <text:p>404572611</text:p>
          </table:table-cell>
          <table:table-cell table:style-name="ce34" office:value-type="float" office:value="145925760" calcext:value-type="float">
            <text:p>145925760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7</text:p>
          </table:table-cell>
          <table:table-cell table:style-name="ce8" office:value-type="string" calcext:value-type="string">
            <text:p>MKPUKHINZQHKLD-CAOCKLPOSA-N</text:p>
          </table:table-cell>
          <table:table-cell table:style-name="ce8" office:value-type="string" calcext:value-type="string">
            <text:p>CC(=O)OC[C@@]12C=C[C@@](CO[Si](C)(C)C(C)(C)C)(C[C@@H](OCOCC3=CC=CC=C3)C1)O2</text:p>
          </table:table-cell>
          <table:table-cell table:style-name="ce8" office:value-type="string" calcext:value-type="string">
            <text:p>InChI=1S/C25H38O6Si/c1-20(26)28-17-24-12-13-25(31-24,18-30-32(5,6)23(2,3)4)15-22(14-24)29-19-27-16-21-10-8-7-9-11-21/h7-13,22H,14-19H2,1-6H3/t22-,24+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2" calcext:value-type="float">
            <text:p>404572612</text:p>
          </table:table-cell>
          <table:table-cell table:style-name="ce34" office:value-type="float" office:value="145925761" calcext:value-type="float">
            <text:p>145925761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8</text:p>
          </table:table-cell>
          <table:table-cell table:style-name="ce8" office:value-type="string" calcext:value-type="string">
            <text:p>JTULMCOHCYGLAJ-WWNPGLIZSA-N</text:p>
          </table:table-cell>
          <table:table-cell table:style-name="ce8" office:value-type="string" calcext:value-type="string">
            <text:p>CC(C)(C)[Si](C)(C)OC[C@]12C=C[C@](CO)(C[C@H](OCOCC3=CC=CC=C3)C1)O2</text:p>
          </table:table-cell>
          <table:table-cell table:style-name="ce8" office:value-type="string" calcext:value-type="string">
            <text:p>InChI=1S/C23H36O5Si/c1-21(2,3)29(4,5)27-17-23-12-11-22(16-24,28-23)13-20(14-23)26-18-25-15-19-9-7-6-8-10-19/h6-12,20,24H,13-18H2,1-5H3/t20-,22+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3" calcext:value-type="float">
            <text:p>404572613</text:p>
          </table:table-cell>
          <table:table-cell table:style-name="ce34" office:value-type="float" office:value="145925762" calcext:value-type="float">
            <text:p>145925762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9</text:p>
          </table:table-cell>
          <table:table-cell table:style-name="ce8" office:value-type="string" calcext:value-type="string">
            <text:p>WDPNITMJSPALDT-MHZLTWQESA-N</text:p>
          </table:table-cell>
          <table:table-cell table:style-name="ce8" office:value-type="string" calcext:value-type="string">
            <text:p>O=C(C=P(C1=CC=CC=C1)(C1=CC=CC=C1)C1=CC=CC=C1)N1C(=O)OC[C@H]1C1=CC=CC=C1</text:p>
          </table:table-cell>
          <table:table-cell table:style-name="ce8" office:value-type="string" calcext:value-type="string">
            <text:p>InChI=1S/C29H24NO3P/c31-28(30-27(21-33-29(30)32)23-13-5-1-6-14-23)22-34(24-15-7-2-8-16-24,25-17-9-3-10-18-25)26-19-11-4-12-20-26/h1-20,22,27H,21H2/t2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4" calcext:value-type="float">
            <text:p>404572614</text:p>
          </table:table-cell>
          <table:table-cell table:style-name="ce34" office:value-type="float" office:value="11751641" calcext:value-type="float">
            <text:p>117516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0</text:p>
          </table:table-cell>
          <table:table-cell table:style-name="ce8" office:value-type="string" calcext:value-type="string">
            <text:p>VGQWIPYMOGTJTK-WTTJCFGUSA-N</text:p>
          </table:table-cell>
          <table:table-cell table:style-name="ce8" office:value-type="string" calcext:value-type="string">
            <text:p>CC(C)(C)[Si](C)(C)OC[C@]12C=C[C@](/C=C/C(=O)N3C(=O)OC[C@H]3C3=CC=CC=C3)(C[C@H](OCOCC3=CC=CC=C3)C1)O2</text:p>
          </table:table-cell>
          <table:table-cell table:style-name="ce8" office:value-type="string" calcext:value-type="string">
            <text:p>InChI=1S/C34H43NO7Si/c1-32(2,3)43(4,5)41-24-34-19-18-33(42-34,20-28(21-34)40-25-38-22-26-12-8-6-9-13-26)17-16-30(36)35-29(23-39-31(35)37)27-14-10-7-11-15-27/h6-19,28-29H,20-25H2,1-5H3/b17-16+/t28-,29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5" calcext:value-type="float">
            <text:p>404572615</text:p>
          </table:table-cell>
          <table:table-cell table:style-name="ce34" office:value-type="float" office:value="145925763" calcext:value-type="float">
            <text:p>1459257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1</text:p>
          </table:table-cell>
          <table:table-cell table:style-name="ce8" office:value-type="string" calcext:value-type="string">
            <text:p>FPAMZKCHTWAHLQ-WYZCXRIISA-N</text:p>
          </table:table-cell>
          <table:table-cell table:style-name="ce8" office:value-type="string" calcext:value-type="string">
            <text:p>C[C@H](CC(=O)N1C(=O)OC[C@H]1C1=CC=CC=C1)[C@@]12C=C[C@@](CO[Si](C)(C)C(C)(C)C)(C[C@@H](OCOCC3=CC=CC=C3)C1)O2</text:p>
          </table:table-cell>
          <table:table-cell table:style-name="ce8" office:value-type="string" calcext:value-type="string">
            <text:p>InChI=1S/C35H47NO7Si/c1-26(19-31(37)36-30(23-40-32(36)38)28-15-11-8-12-16-28)35-18-17-34(43-35,24-42-44(5,6)33(2,3)4)20-29(21-35)41-25-39-22-27-13-9-7-10-14-27/h7-18,26,29-30H,19-25H2,1-6H3/t26-,29-,30+,34+,3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6" calcext:value-type="float">
            <text:p>404572616</text:p>
          </table:table-cell>
          <table:table-cell table:style-name="ce34" office:value-type="float" office:value="145925764" calcext:value-type="float">
            <text:p>14592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2</text:p>
          </table:table-cell>
          <table:table-cell table:style-name="ce8" office:value-type="string" calcext:value-type="string">
            <text:p>IHWMUUZPFZCDGR-VBSYDLGNSA-N</text:p>
          </table:table-cell>
          <table:table-cell table:style-name="ce8" office:value-type="string" calcext:value-type="string">
            <text:p>C[C@H](CCO)[C@@]12C=C[C@@](CO[Si](C)(C)C(C)(C)C)(C[C@@H](OCOCC3=CC=CC=C3)C1)O2</text:p>
          </table:table-cell>
          <table:table-cell table:style-name="ce8" office:value-type="string" calcext:value-type="string">
            <text:p>InChI=1S/C26H42O5Si/c1-21(12-15-27)26-14-13-25(31-26,19-30-32(5,6)24(2,3)4)16-23(17-26)29-20-28-18-22-10-8-7-9-11-22/h7-11,13-14,21,23,27H,12,15-20H2,1-6H3/t21-,23-,25+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7" calcext:value-type="float">
            <text:p>404572617</text:p>
          </table:table-cell>
          <table:table-cell table:style-name="ce34" office:value-type="float" office:value="145925765" calcext:value-type="float">
            <text:p>14592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3</text:p>
          </table:table-cell>
          <table:table-cell table:style-name="ce8" office:value-type="string" calcext:value-type="string">
            <text:p>GWMQPISZSFLQBO-ZLSWFGHBSA-N</text:p>
          </table:table-cell>
          <table:table-cell table:style-name="ce8" office:value-type="string" calcext:value-type="string">
            <text:p>C[C@H](C/C=C\I)[C@@]12C=C[C@@](CO[Si](C)(C)C(C)(C)C)(C[C@@H](OCOCC3=CC=CC=C3)C1)O2</text:p>
          </table:table-cell>
          <table:table-cell table:style-name="ce8" office:value-type="string" calcext:value-type="string">
            <text:p>InChI=1S/C27H41IO4Si/c1-22(11-10-16-28)27-15-14-26(32-27,20-31-33(5,6)25(2,3)4)17-24(18-27)30-21-29-19-23-12-8-7-9-13-23/h7-10,12-16,22,24H,11,17-21H2,1-6H3/b16-10-/t22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8" calcext:value-type="float">
            <text:p>404572618</text:p>
          </table:table-cell>
          <table:table-cell table:style-name="ce34" office:value-type="float" office:value="145925766" calcext:value-type="float">
            <text:p>145925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4</text:p>
          </table:table-cell>
          <table:table-cell table:style-name="ce8" office:value-type="string" calcext:value-type="string">
            <text:p>CMBPJWGXLCHYGG-WMAQBDPDSA-N</text:p>
          </table:table-cell>
          <table:table-cell table:style-name="ce8" office:value-type="string" calcext:value-type="string">
            <text:p>C[C@@H]1CC=C[C@@H]2C[C@@]3(CO[Si](C)(C)C(C)(C)C)C[C@@H](OCOCC4=CC=CC=C4)C[C@]21O3</text:p>
          </table:table-cell>
          <table:table-cell table:style-name="ce8" office:value-type="string" calcext:value-type="string">
            <text:p>InChI=1S/C27H42O4Si/c1-21-11-10-14-23-15-26(19-30-32(5,6)25(2,3)4)16-24(17-27(21,23)31-26)29-20-28-18-22-12-8-7-9-13-22/h7-10,12-14,21,23-24H,11,15-20H2,1-6H3/t21-,23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9" calcext:value-type="float">
            <text:p>404572619</text:p>
          </table:table-cell>
          <table:table-cell table:style-name="ce34" office:value-type="float" office:value="145925767" calcext:value-type="float">
            <text:p>145925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5</text:p>
          </table:table-cell>
          <table:table-cell table:style-name="ce8" office:value-type="string" calcext:value-type="string">
            <text:p>PJJBWQYZFSQIKK-LLLOQXOTSA-N</text:p>
          </table:table-cell>
          <table:table-cell table:style-name="ce8" office:value-type="string" calcext:value-type="string">
            <text:p>C[C@@H]1CC=C[C@@H]2C[C@@]3(CO[Si](C)(C)C(C)(C)C)C[C@@H](O)C[C@]21O3</text:p>
          </table:table-cell>
          <table:table-cell table:style-name="ce8" office:value-type="string" calcext:value-type="string">
            <text:p>InChI=1S/C19H34O3Si/c1-14-8-7-9-15-10-18(11-16(20)12-19(14,15)22-18)13-21-23(5,6)17(2,3)4/h7,9,14-16,20H,8,10-13H2,1-6H3/t14-,15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0" calcext:value-type="float">
            <text:p>404572620</text:p>
          </table:table-cell>
          <table:table-cell table:style-name="ce34" office:value-type="float" office:value="145925768" calcext:value-type="float">
            <text:p>145925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6</text:p>
          </table:table-cell>
          <table:table-cell table:style-name="ce8" office:value-type="string" calcext:value-type="string">
            <text:p>TXTAUURHTWHGQH-VVWQDTPRSA-N</text:p>
          </table:table-cell>
          <table:table-cell table:style-name="ce8" office:value-type="string" calcext:value-type="string">
            <text:p>C[C@@H]1CC=C[C@@H]2C[C@@]3(CO[Si](C)(C)C(C)(C)C)CC(=O)C[C@]21O3</text:p>
          </table:table-cell>
          <table:table-cell table:style-name="ce8" office:value-type="string" calcext:value-type="string">
            <text:p>InChI=1S/C19H32O3Si/c1-14-8-7-9-15-10-18(11-16(20)12-19(14,15)22-18)13-21-23(5,6)17(2,3)4/h7,9,14-15H,8,10-13H2,1-6H3/t14-,15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1" calcext:value-type="float">
            <text:p>404572621</text:p>
          </table:table-cell>
          <table:table-cell table:style-name="ce34" office:value-type="float" office:value="145925769" calcext:value-type="float">
            <text:p>145925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7</text:p>
          </table:table-cell>
          <table:table-cell table:style-name="ce8" office:value-type="string" calcext:value-type="string">
            <text:p>ZCMUFCSSLJUDRD-KYXKYNKESA-N</text:p>
          </table:table-cell>
          <table:table-cell table:style-name="ce8" office:value-type="string" calcext:value-type="string">
            <text:p>C[C@@H]1CC=C[C@@H]2C[C@@]3(CO[Si](C)(C)C(C)(C)C)C=C(O[Si](C)(C)C(C)(C)C)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6,19-20H,13,15,17-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2" calcext:value-type="float">
            <text:p>404572622</text:p>
          </table:table-cell>
          <table:table-cell table:style-name="ce34" office:value-type="float" office:value="145925770" calcext:value-type="float">
            <text:p>145925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8</text:p>
          </table:table-cell>
          <table:table-cell table:style-name="ce8" office:value-type="string" calcext:value-type="string">
            <text:p>VYHNTEVYZQVDHN-KYXKYNKESA-N</text:p>
          </table:table-cell>
          <table:table-cell table:style-name="ce8" office:value-type="string" calcext:value-type="string">
            <text:p>C[C@@H]1CC=C[C@@H]2C[C@@]3(CO[Si](C)(C)C(C)(C)C)CC(O[Si](C)(C)C(C)(C)C)=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7,19-20H,13,15-16,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3" calcext:value-type="float">
            <text:p>404572623</text:p>
          </table:table-cell>
          <table:table-cell table:style-name="ce34" office:value-type="float" office:value="145925771" calcext:value-type="float">
            <text:p>145925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9</text:p>
          </table:table-cell>
          <table:table-cell table:style-name="ce8" office:value-type="string" calcext:value-type="string">
            <text:p>WKVZUBSJVPWJRL-FRFIEDCNSA-N</text:p>
          </table:table-cell>
          <table:table-cell table:style-name="ce8" office:value-type="string" calcext:value-type="string">
            <text:p>C[C@@H]1CC=C[C@@H]2C[C@@]3(CO[Si](C)(C)C(C)(C)C)CC(=O)[C@@H](I)[C@]21O3</text:p>
          </table:table-cell>
          <table:table-cell table:style-name="ce8" office:value-type="string" calcext:value-type="string">
            <text:p>InChI=1S/C19H31IO3Si/c1-13-8-7-9-14-10-18(12-22-24(5,6)17(2,3)4)11-15(21)16(20)19(13,14)23-18/h7,9,13-14,16H,8,10-12H2,1-6H3/t13-,14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4" calcext:value-type="float">
            <text:p>404572624</text:p>
          </table:table-cell>
          <table:table-cell table:style-name="ce34" office:value-type="float" office:value="145925772" calcext:value-type="float">
            <text:p>145925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0</text:p>
          </table:table-cell>
          <table:table-cell table:style-name="ce8" office:value-type="string" calcext:value-type="string">
            <text:p>WDDDHVXFBLSKDF-SCFBQEJPSA-N</text:p>
          </table:table-cell>
          <table:table-cell table:style-name="ce8" office:value-type="string" calcext:value-type="string">
            <text:p>C=CC[C@@H]1C(=O)C[C@]2(CO[Si](C)(C)C(C)(C)C)C[C@H]3C=CC[C@@H](C)[C@@]31O2</text:p>
          </table:table-cell>
          <table:table-cell table:style-name="ce8" office:value-type="string" calcext:value-type="string">
            <text:p>InChI=1S/C22H36O3Si/c1-8-10-18-19(23)14-21(15-24-26(6,7)20(3,4)5)13-17-12-9-11-16(2)22(17,18)25-21/h8-9,12,16-18H,1,10-11,13-15H2,2-7H3/t16-,17-,18-,21+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5" calcext:value-type="float">
            <text:p>404572625</text:p>
          </table:table-cell>
          <table:table-cell table:style-name="ce34" office:value-type="float" office:value="145925773" calcext:value-type="float">
            <text:p>145925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1</text:p>
          </table:table-cell>
          <table:table-cell table:style-name="ce8" office:value-type="string" calcext:value-type="string">
            <text:p>SWZKYZNHUCBJOV-CABCVRRESA-N</text:p>
          </table:table-cell>
          <table:table-cell table:style-name="ce8" office:value-type="string" calcext:value-type="string">
            <text:p>CC(C)(C)[Si](C)(C)OC[C@]12C=C[C@](CO)(CC(=O)C1)O2</text:p>
          </table:table-cell>
          <table:table-cell table:style-name="ce8" office:value-type="string" calcext:value-type="string">
            <text:p>InChI=1S/C15H26O4Si/c1-13(2,3)20(4,5)18-11-15-7-6-14(10-16,19-15)8-12(17)9-15/h6-7,16H,8-11H2,1-5H3/t14-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6" calcext:value-type="float">
            <text:p>404572626</text:p>
          </table:table-cell>
          <table:table-cell table:style-name="ce34" office:value-type="float" office:value="145925774" calcext:value-type="float">
            <text:p>145925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2</text:p>
          </table:table-cell>
          <table:table-cell table:style-name="ce8" office:value-type="string" calcext:value-type="string">
            <text:p>WPLOFKJLHVBIDV-PKTZIBPZSA-N</text:p>
          </table:table-cell>
          <table:table-cell table:style-name="ce8" office:value-type="string" calcext:value-type="string">
            <text:p>CC(C)(C)[Si](C)(C)OC[C@]12C=C[C@](COCOCC3=CC=CC=C3)(CC(=O)C1)O2</text:p>
          </table:table-cell>
          <table:table-cell table:style-name="ce8" office:value-type="string" calcext:value-type="string">
            <text:p>InChI=1S/C23H34O5Si/c1-21(2,3)29(4,5)27-17-23-12-11-22(28-23,13-20(24)14-23)16-26-18-25-15-19-9-7-6-8-10-19/h6-12H,13-18H2,1-5H3/t22-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7" calcext:value-type="float">
            <text:p>404572627</text:p>
          </table:table-cell>
          <table:table-cell table:style-name="ce34" office:value-type="float" office:value="11270063" calcext:value-type="float">
            <text:p>112700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3</text:p>
          </table:table-cell>
          <table:table-cell table:style-name="ce8" office:value-type="string" calcext:value-type="string">
            <text:p>ZCTDFMQVCOZGOP-ZEQRLZLVSA-N</text:p>
          </table:table-cell>
          <table:table-cell table:style-name="ce8" office:value-type="string" calcext:value-type="string">
            <text:p>C=C1C(=O)C[C@]2(CO[Si](C)(C)C(C)(C)C)C=C[C@@]1(COCOCC1=CC=CC=C1)O2</text:p>
          </table:table-cell>
          <table:table-cell table:style-name="ce8" office:value-type="string" calcext:value-type="string">
            <text:p>InChI=1S/C24H34O5Si/c1-19-21(25)14-23(16-28-30(5,6)22(2,3)4)12-13-24(19,29-23)17-27-18-26-15-20-10-8-7-9-11-20/h7-13H,1,14-18H2,2-6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8" calcext:value-type="float">
            <text:p>404572628</text:p>
          </table:table-cell>
          <table:table-cell table:style-name="ce34" office:value-type="float" office:value="101140422" calcext:value-type="float">
            <text:p>1011404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4</text:p>
          </table:table-cell>
          <table:table-cell table:style-name="ce8" office:value-type="string" calcext:value-type="string">
            <text:p>VRJHUQPRLQOLFP-RZFJZAQRSA-N</text:p>
          </table:table-cell>
          <table:table-cell table:style-name="ce8" office:value-type="string" calcext:value-type="string">
            <text:p>C=CC[C@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+,2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9" calcext:value-type="float">
            <text:p>404572629</text:p>
          </table:table-cell>
          <table:table-cell table:style-name="ce34" office:value-type="float" office:value="11167039" calcext:value-type="float">
            <text:p>1116703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5</text:p>
          </table:table-cell>
          <table:table-cell table:style-name="ce8" office:value-type="string" calcext:value-type="string">
            <text:p>ZDBWMVWGEHMQDS-PMVMPFDFSA-N</text:p>
          </table:table-cell>
          <table:table-cell table:style-name="ce8" office:value-type="string" calcext:value-type="string">
            <text:p>CC(C)(C)[Si](C)(C)OC[C@@]12C=C[C@@](COCOCC3=CC=CC=C3)(O1)[C@@H](I)C(=O)C2</text:p>
          </table:table-cell>
          <table:table-cell table:style-name="ce8" office:value-type="string" calcext:value-type="string">
            <text:p>InChI=1S/C23H33IO5Si/c1-21(2,3)30(4,5)28-15-22-11-12-23(29-22,20(24)19(25)13-22)16-27-17-26-14-18-9-7-6-8-10-18/h6-12,20H,13-17H2,1-5H3/t20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0" calcext:value-type="float">
            <text:p>404572630</text:p>
          </table:table-cell>
          <table:table-cell table:style-name="ce34" office:value-type="float" office:value="145925775" calcext:value-type="float">
            <text:p>145925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6</text:p>
          </table:table-cell>
          <table:table-cell table:style-name="ce8" office:value-type="string" calcext:value-type="string">
            <text:p>VRJHUQPRLQOLFP-HRNNMHKYSA-N</text:p>
          </table:table-cell>
          <table:table-cell table:style-name="ce8" office:value-type="string" calcext:value-type="string">
            <text:p>C=CC[C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-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1" calcext:value-type="float">
            <text:p>404572631</text:p>
          </table:table-cell>
          <table:table-cell table:style-name="ce34" office:value-type="float" office:value="101140424" calcext:value-type="float">
            <text:p>101140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7</text:p>
          </table:table-cell>
          <table:table-cell table:style-name="ce8" office:value-type="string" calcext:value-type="string">
            <text:p>KDODUHAWRQARNF-JTTJSRJUSA-N</text:p>
          </table:table-cell>
          <table:table-cell table:style-name="ce8" office:value-type="string" calcext:value-type="string">
            <text:p>C=CC[C@@H]1[C@](C#CC2=CC=CC=C2)(O[Si](C)(C)C)C[C@]2(CO[Si](C)(C)C(C)(C)C)C=C[C@@]1(COCOCC1=CC=CC=C1)O2</text:p>
          </table:table-cell>
          <table:table-cell table:style-name="ce8" office:value-type="string" calcext:value-type="string">
            <text:p>InChI=1S/C37H52O5Si2/c1-10-17-33-36(42-43(5,6)7,23-22-31-18-13-11-14-19-31)27-35(28-40-44(8,9)34(2,3)4)24-25-37(33,41-35)29-39-30-38-26-32-20-15-12-16-21-32/h10-16,18-21,24-25,33H,1,17,26-30H2,2-9H3/t33-,35+,36-,3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2" calcext:value-type="float">
            <text:p>404572632</text:p>
          </table:table-cell>
          <table:table-cell table:style-name="ce34" office:value-type="float" office:value="101140426" calcext:value-type="float">
            <text:p>1011404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8</text:p>
          </table:table-cell>
          <table:table-cell table:style-name="ce8" office:value-type="string" calcext:value-type="string">
            <text:p>CXXYGDKTAPFUNP-MXYFDVTLSA-N</text:p>
          </table:table-cell>
          <table:table-cell table:style-name="ce8" office:value-type="string" calcext:value-type="string">
            <text:p>C=CC[C@@H]1[C@](C#CC2=CC=CC=C2)(O[Si](C)(C)C)C[C@]2(CO[Si](C)(C)C(C)(C)C)C=C[C@@]1(CO)O2</text:p>
          </table:table-cell>
          <table:table-cell table:style-name="ce8" office:value-type="string" calcext:value-type="string">
            <text:p>InChI=1S/C29H44O4Si2/c1-10-14-25-28(33-34(5,6)7,18-17-24-15-12-11-13-16-24)21-27(19-20-29(25,22-30)32-27)23-31-35(8,9)26(2,3)4/h10-13,15-16,19-20,25,30H,1,14,21-23H2,2-9H3/t25-,27+,28-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3" calcext:value-type="float">
            <text:p>404572633</text:p>
          </table:table-cell>
          <table:table-cell table:style-name="ce34" office:value-type="float" office:value="11420903" calcext:value-type="float">
            <text:p>114209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9</text:p>
          </table:table-cell>
          <table:table-cell table:style-name="ce8" office:value-type="string" calcext:value-type="string">
            <text:p>XVBLUMGKNXYGLC-OFRWEQMWSA-N</text:p>
          </table:table-cell>
          <table:table-cell table:style-name="ce8" office:value-type="string" calcext:value-type="string">
            <text:p>C=CC[C@H]1[C@@]2(/C=C/C(=O)N3C(=O)OC[C@H]3C3=CC=CC=C3)C=C[C@@](CO[Si](C)(C)C(C)(C)C)(C[C@@]1(C#CC1=CC=CC=C1)O[Si](C)(C)C)O2</text:p>
          </table:table-cell>
          <table:table-cell table:style-name="ce8" office:value-type="string" calcext:value-type="string">
            <text:p>InChI=1S/C40H51NO6Si2/c1-10-17-34-39(25-23-35(42)41-33(28-44-36(41)43)32-20-15-12-16-21-32)27-26-38(46-39,30-45-49(8,9)37(2,3)4)29-40(34,47-48(5,6)7)24-22-31-18-13-11-14-19-31/h10-16,18-21,23,25-27,33-34H,1,17,28-30H2,2-9H3/b25-23+/t33-,34-,38-,39+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4" calcext:value-type="float">
            <text:p>404572634</text:p>
          </table:table-cell>
          <table:table-cell table:style-name="ce34" office:value-type="float" office:value="101140427" calcext:value-type="float">
            <text:p>101140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0</text:p>
          </table:table-cell>
          <table:table-cell table:style-name="ce8" office:value-type="string" calcext:value-type="string">
            <text:p>BGJVWABPVGPCDK-DFZZSCJJSA-N</text:p>
          </table:table-cell>
          <table:table-cell table:style-name="ce8" office:value-type="string" calcext:value-type="string">
            <text:p>C=CC[C@@H]1[C@](C#CC2=CC=CC=C2)(O[Si](C)(C)C)C[C@]2(CO[Si](C)(C)C(C)(C)C)C=C[C@@]1([C@H](C)CC(=O)N1C(=O)OC[C@H]1C1=CC=CC=C1)O2</text:p>
          </table:table-cell>
          <table:table-cell table:style-name="ce8" office:value-type="string" calcext:value-type="string">
            <text:p>InChI=1S/C41H55NO6Si2/c1-11-18-35-40(48-49(6,7)8,24-23-32-19-14-12-15-20-32)29-39(30-46-50(9,10)38(3,4)5)25-26-41(35,47-39)31(2)27-36(43)42-34(28-45-37(42)44)33-21-16-13-17-22-33/h11-17,19-22,25-26,31,34-35H,1,18,27-30H2,2-10H3/t31-,34+,35-,39+,40-,4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5" calcext:value-type="float">
            <text:p>404572635</text:p>
          </table:table-cell>
          <table:table-cell table:style-name="ce34" office:value-type="float" office:value="11239516" calcext:value-type="float">
            <text:p>112395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81</text:p>
          </table:table-cell>
          <table:table-cell table:style-name="ce8" office:value-type="string" calcext:value-type="string">
            <text:p>ZMSIEKAMDGKHIB-MUPBTJQCSA-N</text:p>
          </table:table-cell>
          <table:table-cell table:style-name="ce8" office:value-type="string" calcext:value-type="string">
            <text:p>C=CC[C@@H]1[C@](C#CC2=CC=CC=C2)(O[Si](C)(C)C)C[C@]2(CO[Si](C)(C)C(C)(C)C)C=C[C@@]1([C@H](C)CCO)O2</text:p>
          </table:table-cell>
          <table:table-cell table:style-name="ce8" office:value-type="string" calcext:value-type="string">
            <text:p>InChI=1S/C32H50O4Si2/c1-11-15-28-31(36-37(6,7)8,20-18-27-16-13-12-14-17-27)24-30(25-34-38(9,10)29(3,4)5)21-22-32(28,35-30)26(2)19-23-33/h11-14,16-17,21-22,26,28,33H,1,15,19,23-25H2,2-10H3/t26-,28-,30+,31-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6" calcext:value-type="float">
            <text:p>404572636</text:p>
          </table:table-cell>
          <table:table-cell table:style-name="ce34" office:value-type="float" office:value="145925776" calcext:value-type="float">
            <text:p>145925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2</text:p>
          </table:table-cell>
          <table:table-cell table:style-name="ce8" office:value-type="string" calcext:value-type="string">
            <text:p>SUOIMTJLIJDLLS-VERVRWBQSA-N</text:p>
          </table:table-cell>
          <table:table-cell table:style-name="ce8" office:value-type="string" calcext:value-type="string">
            <text:p>C=CC[C@@H]1[C@](C#CC2=CC=CC=C2)(O[Si](C)(C)C)C[C@]2(CO[Si](C)(C)C(C)(C)C)C=C[C@@]1([C@H](C)C/C=C\I)O2</text:p>
          </table:table-cell>
          <table:table-cell table:style-name="ce8" office:value-type="string" calcext:value-type="string">
            <text:p>InChI=1S/C33H49IO3Si2/c1-11-16-29-32(37-38(6,7)8,21-20-28-18-13-12-14-19-28)25-31(26-35-39(9,10)30(3,4)5)22-23-33(29,36-31)27(2)17-15-24-34/h11-15,18-19,22-24,27,29H,1,16-17,25-26H2,2-10H3/b24-15-/t27-,29-,31+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7" calcext:value-type="float">
            <text:p>404572637</text:p>
          </table:table-cell>
          <table:table-cell table:style-name="ce34" office:value-type="float" office:value="11273916" calcext:value-type="float">
            <text:p>11273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3</text:p>
          </table:table-cell>
          <table:table-cell table:style-name="ce8" office:value-type="string" calcext:value-type="string">
            <text:p>NEMAKUOXGFURCI-WKFNTXJCSA-N</text:p>
          </table:table-cell>
          <table:table-cell table:style-name="ce8" office:value-type="string" calcext:value-type="string">
            <text:p>C=CC[C@@H]1[C@](C#CC2=CC=CC=C2)(O[Si](C)(C)C)C[C@]2(CO[Si](C)(C)C(C)(C)C)C[C@H]3C=CC[C@@H](C)[C@@]31O2</text:p>
          </table:table-cell>
          <table:table-cell table:style-name="ce8" office:value-type="string" calcext:value-type="string">
            <text:p>InChI=1S/C33H50O3Si2/c1-11-16-29-32(36-37(6,7)8,22-21-27-18-13-12-14-19-27)24-31(25-34-38(9,10)30(3,4)5)23-28-20-15-17-26(2)33(28,29)35-31/h11-15,18-20,26,28-29H,1,16-17,23-25H2,2-10H3/t26-,28-,29-,31+,32-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8" calcext:value-type="float">
            <text:p>404572638</text:p>
          </table:table-cell>
          <table:table-cell table:style-name="ce34" office:value-type="float" office:value="11786163" calcext:value-type="float">
            <text:p>1178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4</text:p>
          </table:table-cell>
          <table:table-cell table:style-name="ce8" office:value-type="string" calcext:value-type="string">
            <text:p>GBXSSJDYAJECNQ-QSMKXLHASA-N</text:p>
          </table:table-cell>
          <table:table-cell table:style-name="ce8" office:value-type="string" calcext:value-type="string">
            <text:p>C[C@@H]1C[C@@H]2[C@](O[Si](C)(C)C)(C[C@]3(CO[Si](C)(C)C(C)(C)C)C[C@H]4C=CC[C@@H](C)[C@@]42O3)/C1=C\C1=CC=CC=C1</text:p>
          </table:table-cell>
          <table:table-cell table:style-name="ce8" office:value-type="string" calcext:value-type="string">
            <text:p>InChI=1S/C33H52O3Si2/c1-24-19-29-32(36-37(6,7)8,28(24)20-26-16-12-11-13-17-26)22-31(23-34-38(9,10)30(3,4)5)21-27-18-14-15-25(2)33(27,29)35-31/h11-14,16-18,20,24-25,27,29H,15,19,21-23H2,1-10H3/b28-20-/t24-,25-,27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9" calcext:value-type="float">
            <text:p>404572639</text:p>
          </table:table-cell>
          <table:table-cell table:style-name="ce34" office:value-type="float" office:value="11364905" calcext:value-type="float">
            <text:p>113649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5</text:p>
          </table:table-cell>
          <table:table-cell table:style-name="ce8" office:value-type="string" calcext:value-type="string">
            <text:p>OWWTUIIDXNYRJF-WPZYWXIVSA-N</text:p>
          </table:table-cell>
          <table:table-cell table:style-name="ce8" office:value-type="string" calcext:value-type="string">
            <text:p>C[C@@H]1C(=O)C=C[C@@H]2C[C@@]3(CO[Si](C)(C)C(C)(C)C)C[C@]4(O[Si](C)(C)C)/C(=C\C5=CC=CC=C5)[C@H](C)C[C@H]4[C@]21O3</text:p>
          </table:table-cell>
          <table:table-cell table:style-name="ce8" office:value-type="string" calcext:value-type="string">
            <text:p>InChI=1S/C33H50O4Si2/c1-23-18-29-32(37-38(6,7)8,27(23)19-25-14-12-11-13-15-25)21-31(22-35-39(9,10)30(3,4)5)20-26-16-17-28(34)24(2)33(26,29)36-31/h11-17,19,23-24,26,29H,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0" calcext:value-type="float">
            <text:p>404572640</text:p>
          </table:table-cell>
          <table:table-cell table:style-name="ce34" office:value-type="float" office:value="11387502" calcext:value-type="float">
            <text:p>113875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6</text:p>
          </table:table-cell>
          <table:table-cell table:style-name="ce8" office:value-type="string" calcext:value-type="string">
            <text:p>DCVJJBWMQVPJCC-WUHPRGBESA-N</text:p>
          </table:table-cell>
          <table:table-cell table:style-name="ce8" office:value-type="string" calcext:value-type="string">
            <text:p>C[C@@H]1C[C@@H]2[C@](O[Si](C)(C)C)(C[C@]3(CO[Si](C)(C)C(C)(C)C)C[C@H]4[C@H]5O[C@H]5C[C@@H](C)[C@@]42O3)/C1=C\C1=CC=CC=C1</text:p>
          </table:table-cell>
          <table:table-cell table:style-name="ce8" office:value-type="string" calcext:value-type="string">
            <text:p>InChI=1S/C33H52O4Si2/c1-22-16-28-32(37-38(6,7)8,25(22)18-24-14-12-11-13-15-24)20-31(21-34-39(9,10)30(3,4)5)19-26-29-27(35-29)17-23(2)33(26,28)36-31/h11-15,18,22-23,26-29H,16-17,19-21H2,1-10H3/b25-18-/t22-,23-,26+,27+,28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1" calcext:value-type="float">
            <text:p>404572641</text:p>
          </table:table-cell>
          <table:table-cell table:style-name="ce34" office:value-type="float" office:value="11192359" calcext:value-type="float">
            <text:p>111923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7</text:p>
          </table:table-cell>
          <table:table-cell table:style-name="ce8" office:value-type="string" calcext:value-type="string">
            <text:p>NISOKYNKVHQIIY-WPZYWXIVSA-N</text:p>
          </table:table-cell>
          <table:table-cell table:style-name="ce8" office:value-type="string" calcext:value-type="string">
            <text:p>C[C@@H]1C(=O)CC[C@@H]2C[C@@]3(CO[Si](C)(C)C(C)(C)C)C[C@]4(O[Si](C)(C)C)/C(=C\C5=CC=CC=C5)[C@H](C)C[C@H]4[C@@]12O3</text:p>
          </table:table-cell>
          <table:table-cell table:style-name="ce8" office:value-type="string" calcext:value-type="string">
            <text:p>InChI=1S/C33H52O4Si2/c1-23-18-29-32(37-38(6,7)8,27(23)19-25-14-12-11-13-15-25)21-31(22-35-39(9,10)30(3,4)5)20-26-16-17-28(34)24(2)33(26,29)36-31/h11-15,19,23-24,26,29H,16-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2" calcext:value-type="float">
            <text:p>404572642</text:p>
          </table:table-cell>
          <table:table-cell table:style-name="ce34" office:value-type="float" office:value="11169072" calcext:value-type="float">
            <text:p>111690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8</text:p>
          </table:table-cell>
          <table:table-cell table:style-name="ce8" office:value-type="string" calcext:value-type="string">
            <text:p>ASWUXIIZQBVNNP-UHFFFAOYSA-N</text:p>
          </table:table-cell>
          <table:table-cell table:style-name="ce8" office:value-type="string" calcext:value-type="string">
            <text:p>C=CC1=C2C(=O)OC(C)(C)OC2=CC(OCC2=CC=CC=C2)=C1</text:p>
          </table:table-cell>
          <table:table-cell table:style-name="ce8" office:value-type="string" calcext:value-type="string">
            <text:p>InChI=1S/C19H18O4/c1-4-14-10-15(21-12-13-8-6-5-7-9-13)11-16-17(14)18(20)23-19(2,3)22-16/h4-11H,1,12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0" calcext:value-type="float">
            <text:p>404582570</text:p>
          </table:table-cell>
          <table:table-cell table:style-name="ce34" office:value-type="float" office:value="11695272" calcext:value-type="float">
            <text:p>116952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9</text:p>
          </table:table-cell>
          <table:table-cell table:style-name="ce22" office:value-type="string" calcext:value-type="string">
            <text:p>KWTSNZKEEZRRSU-UHFFFAOYSA-N</text:p>
          </table:table-cell>
          <table:table-cell table:style-name="ce8" office:value-type="string" calcext:value-type="string">
            <text:p>CC1(C)OC(=O)C2=C(O)C=C(OCC3=CC=CC=C3)C=C2O1</text:p>
          </table:table-cell>
          <table:table-cell table:style-name="ce8" office:value-type="string" calcext:value-type="string">
            <text:p>InChI=1S/C17H16O5/c1-17(2)21-14-9-12(8-13(18)15(14)16(19)22-17)20-10-11-6-4-3-5-7-11/h3-9,18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1" calcext:value-type="float">
            <text:p>404582571</text:p>
          </table:table-cell>
          <table:table-cell table:style-name="ce34" office:value-type="float" office:value="15715410" calcext:value-type="float">
            <text:p>157154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0</text:p>
          </table:table-cell>
          <table:table-cell table:style-name="ce22" office:value-type="string" calcext:value-type="string">
            <text:p>BJIQUQJTTKQWCR-UHFFFAOYSA-N</text:p>
          </table:table-cell>
          <table:table-cell table:style-name="ce8" office:value-type="string" calcext:value-type="string">
            <text:p>CC1(C)OC(=O)C2=C(OS(=O)(=O)C(F)(F)F)C=C(OCC3=CC=CC=C3)C=C2O1</text:p>
          </table:table-cell>
          <table:table-cell table:style-name="ce8" office:value-type="string" calcext:value-type="string">
            <text:p>InChI=1S/C18H15F3O7S/c1-17(2)26-13-8-12(25-10-11-6-4-3-5-7-11)9-14(15(13)16(22)27-17)28-29(23,24)18(19,20)21/h3-9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2" calcext:value-type="float">
            <text:p>404582572</text:p>
          </table:table-cell>
          <table:table-cell table:style-name="ce34" office:value-type="float" office:value="15715411" calcext:value-type="float">
            <text:p>157154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1</text:p>
          </table:table-cell>
          <table:table-cell table:style-name="ce22" office:value-type="string" calcext:value-type="string">
            <text:p>MNVMTRRSOOOSHY-IBGZPJMESA-N</text:p>
          </table:table-cell>
          <table:table-cell table:style-name="ce8" office:value-type="string" calcext:value-type="string">
            <text:p>C=CCC[C@H](O)CO[Si](C1=CC=CC=C1)(C1=CC=CC=C1)C(C)(C)C</text:p>
          </table:table-cell>
          <table:table-cell table:style-name="ce8" office:value-type="string" calcext:value-type="string">
            <text:p>InChI=1S/C22H30O2Si/c1-5-6-13-19(23)18-24-25(22(2,3)4,20-14-9-7-10-15-20)21-16-11-8-12-17-21/h5,7-12,14-17,19,23H,1,6,13,18H2,2-4H3/t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3" calcext:value-type="float">
            <text:p>404582573</text:p>
          </table:table-cell>
          <table:table-cell table:style-name="ce34" office:value-type="float" office:value="11279685" calcext:value-type="float">
            <text:p>11279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2</text:p>
          </table:table-cell>
          <table:table-cell table:style-name="ce22" office:value-type="string" calcext:value-type="string">
            <text:p>ANXDHJZXMGWOSK-NRFANRHFSA-N</text:p>
          </table:table-cell>
          <table:table-cell table:style-name="ce8" office:value-type="string" calcext:value-type="string">
            <text:p>C=CCC[C@@H](CO[Si](C1=CC=CC=C1)(C1=CC=CC=C1)C(C)(C)C)OCOC</text:p>
          </table:table-cell>
          <table:table-cell table:style-name="ce8" office:value-type="string" calcext:value-type="string">
            <text:p>InChI=1S/C24H34O3Si/c1-6-7-14-21(26-20-25-5)19-27-28(24(2,3)4,22-15-10-8-11-16-22)23-17-12-9-13-18-23/h6,8-13,15-18,21H,1,7,14,19-20H2,2-5H3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4" calcext:value-type="float">
            <text:p>404582574</text:p>
          </table:table-cell>
          <table:table-cell table:style-name="ce34" office:value-type="float" office:value="11668436" calcext:value-type="float">
            <text:p>116684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3</text:p>
          </table:table-cell>
          <table:table-cell table:style-name="ce22" office:value-type="string" calcext:value-type="string">
            <text:p>YBVIOGNHIKKYLQ-NGDJZMIFSA-N</text:p>
          </table:table-cell>
          <table:table-cell table:style-name="ce8" office:value-type="string" calcext:value-type="string">
            <text:p>C=CCC[C@@H]1OC(C)(C)O[C@@H]1/C=C/C[C@H](C)OC(=O)C1=C(C=C)C=C(OCC2=CC=CC=C2)C=C1O</text:p>
          </table:table-cell>
          <table:table-cell table:style-name="ce8" office:value-type="string" calcext:value-type="string">
            <text:p>InChI=1S/C30H36O6/c1-6-8-16-26-27(36-30(4,5)35-26)17-12-13-21(3)34-29(32)28-23(7-2)18-24(19-25(28)31)33-20-22-14-10-9-11-15-22/h6-7,9-12,14-15,17-19,21,26-27,31H,1-2,8,13,16,20H2,3-5H3/b17-12+/t21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5" calcext:value-type="float">
            <text:p>404582575</text:p>
          </table:table-cell>
          <table:table-cell table:style-name="ce34" office:value-type="float" office:value="24796889" calcext:value-type="float">
            <text:p>24796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4</text:p>
          </table:table-cell>
          <table:table-cell table:style-name="ce22" office:value-type="string" calcext:value-type="string">
            <text:p>OVIYPDRUMDENLC-PUJUQVOMSA-N</text:p>
          </table:table-cell>
          <table:table-cell table:style-name="ce8" office:value-type="string" calcext:value-type="string">
            <text:p>C=CCC[C@@H]1OC(C)(C)O[C@@H]1/C=C/C[C@H](C)O</text:p>
          </table:table-cell>
          <table:table-cell table:style-name="ce8" office:value-type="string" calcext:value-type="string">
            <text:p>InChI=1S/C14H24O3/c1-5-6-9-12-13(10-7-8-11(2)15)17-14(3,4)16-12/h5,7,10-13,15H,1,6,8-9H2,2-4H3/b10-7+/t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6" calcext:value-type="float">
            <text:p>404582576</text:p>
          </table:table-cell>
          <table:table-cell table:style-name="ce34" office:value-type="float" office:value="24796888" calcext:value-type="float">
            <text:p>24796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95</text:p>
          </table:table-cell>
          <table:table-cell table:style-name="ce22" office:value-type="string" calcext:value-type="string">
            <text:p>KGQKXYXWEPOGNB-RGBJRUIASA-N</text:p>
          </table:table-cell>
          <table:table-cell table:style-name="ce8" office:value-type="string" calcext:value-type="string">
            <text:p>C=CCC[C@H](OCOC)C(O)C#C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6-18,20H,1,10,12,14-15H2,2-8H3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7" calcext:value-type="float">
            <text:p>404582577</text:p>
          </table:table-cell>
          <table:table-cell table:style-name="ce34" office:value-type="float" office:value="145927272" calcext:value-type="float">
            <text:p>1459272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6</text:p>
          </table:table-cell>
          <table:table-cell table:style-name="ce22" office:value-type="string" calcext:value-type="string">
            <text:p>PWBFFOXVMSPYPX-QMMMGPOBSA-N</text:p>
          </table:table-cell>
          <table:table-cell table:style-name="ce8" office:value-type="string" calcext:value-type="string">
            <text:p>C=CCC[C@@H](C=O)OCOC</text:p>
          </table:table-cell>
          <table:table-cell table:style-name="ce8" office:value-type="string" calcext:value-type="string">
            <text:p>InChI=1S/C8H14O3/c1-3-4-5-8(6-9)11-7-10-2/h3,6,8H,1,4-5,7H2,2H3/t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8" calcext:value-type="float">
            <text:p>404582578</text:p>
          </table:table-cell>
          <table:table-cell table:style-name="ce34" office:value-type="float" office:value="24796886" calcext:value-type="float">
            <text:p>247968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97</text:p>
          </table:table-cell>
          <table:table-cell table:style-name="ce22" office:value-type="string" calcext:value-type="string">
            <text:p>NEWOOWBOKZFJEW-JQLYKLAYSA-N</text:p>
          </table:table-cell>
          <table:table-cell table:style-name="ce8" office:value-type="string" calcext:value-type="string">
            <text:p>C=CCC[C@H](OCOC)C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9" calcext:value-type="float">
            <text:p>404582579</text:p>
          </table:table-cell>
          <table:table-cell table:style-name="ce34" office:value-type="float" office:value="145927273" calcext:value-type="float">
            <text:p>1459272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8</text:p>
          </table:table-cell>
          <table:table-cell table:style-name="ce22" office:value-type="string" calcext:value-type="string">
            <text:p>WCCWEQFRZLMEBN-VRLUQSRJSA-N</text:p>
          </table:table-cell>
          <table:table-cell table:style-name="ce8" office:value-type="string" calcext:value-type="string">
            <text:p>C=CCC[C@H](OCOC)C(=O)/C=C/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1,13,16,18H,1,10,12,14-15H2,2-8H3/b13-11+/t16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0" calcext:value-type="float">
            <text:p>404582580</text:p>
          </table:table-cell>
          <table:table-cell table:style-name="ce34" office:value-type="float" office:value="24796887" calcext:value-type="float">
            <text:p>247968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9</text:p>
          </table:table-cell>
          <table:table-cell table:style-name="ce22" office:value-type="string" calcext:value-type="string">
            <text:p>NEWOOWBOKZFJEW-RNPYQATCSA-N</text:p>
          </table:table-cell>
          <table:table-cell table:style-name="ce8" office:value-type="string" calcext:value-type="string">
            <text:p>C=CCC[C@H](OCOC)[C@H]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+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1" calcext:value-type="float">
            <text:p>404582581</text:p>
          </table:table-cell>
          <table:table-cell table:style-name="ce34" office:value-type="float" office:value="24864792" calcext:value-type="float">
            <text:p>248647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0</text:p>
          </table:table-cell>
          <table:table-cell table:style-name="ce22" office:value-type="string" calcext:value-type="string">
            <text:p>GCOZWBIEJIFKSE-MDBSYLQRSA-N</text:p>
          </table:table-cell>
          <table:table-cell table:style-name="ce8" office:value-type="string" calcext:value-type="string">
            <text:p>C[C@H]1C/C=C/[C@@H]2OC(C)(C)O[C@H]2CC/C=C/C2=C(C(=O)O1)C(O)=CC(OCC1=CC=CC=C1)=C2</text:p>
          </table:table-cell>
          <table:table-cell table:style-name="ce8" office:value-type="string" calcext:value-type="string">
            <text:p>InChI=1S/C28H32O6/c1-19-10-9-15-25-24(33-28(2,3)34-25)14-8-7-13-21-16-22(17-23(29)26(21)27(30)32-19)31-18-20-11-5-4-6-12-20/h4-7,9,11-13,15-17,19,24-25,29H,8,10,14,18H2,1-3H3/b13-7+,15-9+/t19-,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2" calcext:value-type="float">
            <text:p>404582582</text:p>
          </table:table-cell>
          <table:table-cell table:style-name="ce34" office:value-type="float" office:value="145927274" calcext:value-type="float">
            <text:p>1459272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1</text:p>
          </table:table-cell>
          <table:table-cell table:style-name="ce22" office:value-type="string" calcext:value-type="string">
            <text:p>NHAQNKDEUQPSIX-RENCSUAUSA-N</text:p>
          </table:table-cell>
          <table:table-cell table:style-name="ce8" office:value-type="string" calcext:value-type="string">
            <text:p>C[C@H]1C/C=C/[C@H](O)[C@@H](O)CC/C=C/C2=C(C(=O)O1)C(O)=CC(O)=C2</text:p>
          </table:table-cell>
          <table:table-cell table:style-name="ce8" office:value-type="string" calcext:value-type="string">
            <text:p>InChI=1S/C18H22O6/c1-11-5-4-8-15(21)14(20)7-3-2-6-12-9-13(19)10-16(22)17(12)18(23)24-11/h2,4,6,8-11,14-15,19-22H,3,5,7H2,1H3/b6-2+,8-4+/t11-,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3" calcext:value-type="float">
            <text:p>404582583</text:p>
          </table:table-cell>
          <table:table-cell table:style-name="ce34" office:value-type="float" office:value="145927275" calcext:value-type="float">
            <text:p>1459272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2</text:p>
          </table:table-cell>
          <table:table-cell table:style-name="ce22" office:value-type="string" calcext:value-type="string">
            <text:p>OLMUKIMGCBOOAT-CRMWMVRQSA-N</text:p>
          </table:table-cell>
          <table:table-cell table:style-name="ce8" office:value-type="string" calcext:value-type="string">
            <text:p>C=CCC[C@@H]1OC(C)(C)O[C@@H]1/C=C/C[C@H](C)OC(=O)C1=C(C=C)C=C(OC)C=C1O.C=CCC[C@@H]1OC(C)(C)O[C@H]1/C=C/C[C@H](C)OC(=O)C1=C(C=C)C=C(OC)C=C1O</text:p>
          </table:table-cell>
          <table:table-cell table:style-name="ce8" office:value-type="string" calcext:value-type="string">
            <text:p>InChI=1S/2C24H32O6/c2*1-7-9-12-20-21(30-24(4,5)29-20)13-10-11-16(3)28-23(26)22-17(8-2)14-18(27-6)15-19(22)25/h2*7-8,10,13-16,20-21,25H,1-2,9,11-12H2,3-6H3/b2*13-10+/t16-,20-,21+;16-,20-,21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4" calcext:value-type="float">
            <text:p>404582584</text:p>
          </table:table-cell>
          <table:table-cell table:style-name="ce34" office:value-type="float" office:value="145927276" calcext:value-type="float">
            <text:p>1459272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3</text:p>
          </table:table-cell>
          <table:table-cell table:style-name="ce22" office:value-type="string" calcext:value-type="string">
            <text:p>KFYUSCACUXJEHS-SHCJNEPLSA-N</text:p>
          </table:table-cell>
          <table:table-cell table:style-name="ce8" office:value-type="string" calcext:value-type="string">
            <text:p>COC1=CC2=C(C(=O)O[C@@H](C)C/C=C/[C@@H]3OC(C)(C)O[C@H]3CC/C=C/2)C(O)=C1</text:p>
          </table:table-cell>
          <table:table-cell table:style-name="ce8" office:value-type="string" calcext:value-type="string">
            <text:p>InChI=1S/C22H28O6/c1-14-8-7-11-19-18(27-22(2,3)28-19)10-6-5-9-15-12-16(25-4)13-17(23)20(15)21(24)26-14/h5,7,9,11-14,18-19,23H,6,8,10H2,1-4H3/b9-5+,11-7+/t14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5" calcext:value-type="float">
            <text:p>404582585</text:p>
          </table:table-cell>
          <table:table-cell table:style-name="ce34" office:value-type="float" office:value="145927279" calcext:value-type="float">
            <text:p>1459272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4</text:p>
          </table:table-cell>
          <table:table-cell table:style-name="ce22" office:value-type="string" calcext:value-type="string">
            <text:p>HZGOYSKUPKXELQ-NPAIJGJBSA-N</text:p>
          </table:table-cell>
          <table:table-cell table:style-name="ce8" office:value-type="string" calcext:value-type="string">
            <text:p>COC1=CC2=C(C(=O)O[C@@H](C)C/C=C/[C@H](O)[C@@H](O)CC/C=C/2)C(O)=C1</text:p>
          </table:table-cell>
          <table:table-cell table:style-name="ce8" office:value-type="string" calcext:value-type="string">
            <text:p>InChI=1S/C19H24O6/c1-12-6-5-9-16(21)15(20)8-4-3-7-13-10-14(24-2)11-17(22)18(13)19(23)25-12/h3,5,7,9-12,15-16,20-22H,4,6,8H2,1-2H3/b7-3+,9-5+/t12-,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6" calcext:value-type="float">
            <text:p>404582586</text:p>
          </table:table-cell>
          <table:table-cell table:style-name="ce34" office:value-type="float" office:value="145927280" calcext:value-type="float">
            <text:p>1459272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5</text:p>
          </table:table-cell>
          <table:table-cell table:style-name="ce22" office:value-type="string" calcext:value-type="string">
            <text:p>RGKOERAOQMSSKR-QCNTWFPPSA-N</text:p>
          </table:table-cell>
          <table:table-cell table:style-name="ce8" office:value-type="string" calcext:value-type="string">
            <text:p>C=CC1=C(C(=O)O[C@@H](C)C/C=C/[C@H]2OC(C)(C)O[C@H]2CCC=C(C)C)C(O)=CC(OC)=C1</text:p>
          </table:table-cell>
          <table:table-cell table:style-name="ce8" office:value-type="string" calcext:value-type="string">
            <text:p>InChI=1S/C26H36O6/c1-8-19-15-20(29-7)16-21(27)24(19)25(28)30-18(4)12-10-14-23-22(13-9-11-17(2)3)31-26(5,6)32-23/h8,10-11,14-16,18,22-23,27H,1,9,12-13H2,2-7H3/b14-10+/t18-,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7" calcext:value-type="float">
            <text:p>404582587</text:p>
          </table:table-cell>
          <table:table-cell table:style-name="ce34" office:value-type="float" office:value="145927281" calcext:value-type="float">
            <text:p>1459272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6</text:p>
          </table:table-cell>
          <table:table-cell table:style-name="ce22" office:value-type="string" calcext:value-type="string">
            <text:p>WMZWFMMPBZESMX-NKTIKSMOSA-N</text:p>
          </table:table-cell>
          <table:table-cell table:style-name="ce8" office:value-type="string" calcext:value-type="string">
            <text:p>CC(C)=CCC[C@@H]1OC(C)(C)O[C@@H]1/C=C/C[C@H](C)O</text:p>
          </table:table-cell>
          <table:table-cell table:style-name="ce8" office:value-type="string" calcext:value-type="string">
            <text:p>InChI=1S/C16H28O3/c1-12(2)8-6-10-14-15(11-7-9-13(3)17)19-16(4,5)18-14/h7-8,11,13-15,17H,6,9-10H2,1-5H3/b11-7+/t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8" calcext:value-type="float">
            <text:p>404582588</text:p>
          </table:table-cell>
          <table:table-cell table:style-name="ce34" office:value-type="float" office:value="145927282" calcext:value-type="float">
            <text:p>1459272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7</text:p>
          </table:table-cell>
          <table:table-cell table:style-name="ce22" office:value-type="string" calcext:value-type="string">
            <text:p>WZVLISWBOAFCIB-WMEOFMBSSA-N</text:p>
          </table:table-cell>
          <table:table-cell table:style-name="ce8" office:value-type="string" calcext:value-type="string">
            <text:p>COCO[C@@H](CCC=C(C)C)C(O)C#C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2,18-20,22H,10,13,15-16H2,1-9H3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9" calcext:value-type="float">
            <text:p>404582589</text:p>
          </table:table-cell>
          <table:table-cell table:style-name="ce34" office:value-type="float" office:value="145927283" calcext:value-type="float">
            <text:p>1459272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08</text:p>
          </table:table-cell>
          <table:table-cell table:style-name="ce22" office:value-type="string" calcext:value-type="string">
            <text:p>HZZTZJPOGCLIFE-JTQLQIEISA-N</text:p>
          </table:table-cell>
          <table:table-cell table:style-name="ce8" office:value-type="string" calcext:value-type="string">
            <text:p>COCO[C@H](C=O)CCC=C(C)C</text:p>
          </table:table-cell>
          <table:table-cell table:style-name="ce8" office:value-type="string" calcext:value-type="string">
            <text:p>InChI=1S/C10H18O3/c1-9(2)5-4-6-10(7-11)13-8-12-3/h5,7,10H,4,6,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0" calcext:value-type="float">
            <text:p>404582590</text:p>
          </table:table-cell>
          <table:table-cell table:style-name="ce34" office:value-type="float" office:value="53305658" calcext:value-type="float">
            <text:p>533056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9</text:p>
          </table:table-cell>
          <table:table-cell table:style-name="ce22" office:value-type="string" calcext:value-type="string">
            <text:p>ZSXQIJSTVYCJJI-QCQJBVGHSA-N</text:p>
          </table:table-cell>
          <table:table-cell table:style-name="ce8" office:value-type="string" calcext:value-type="string">
            <text:p>COCO[C@@H](CCC=C(C)C)C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1" calcext:value-type="float">
            <text:p>404582591</text:p>
          </table:table-cell>
          <table:table-cell table:style-name="ce34" office:value-type="float" office:value="145927284" calcext:value-type="float">
            <text:p>1459272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10</text:p>
          </table:table-cell>
          <table:table-cell table:style-name="ce22" office:value-type="string" calcext:value-type="string">
            <text:p>BLLAWOCEJDTKBM-SZNDVJGKSA-N</text:p>
          </table:table-cell>
          <table:table-cell table:style-name="ce8" office:value-type="string" calcext:value-type="string">
            <text:p>COCO[C@@H](CCC=C(C)C)C(=O)/C=C/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1-12,14,18,20H,10,13,15-16H2,1-9H3/b14-11+/t18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2" calcext:value-type="float">
            <text:p>404582592</text:p>
          </table:table-cell>
          <table:table-cell table:style-name="ce34" office:value-type="float" office:value="145927285" calcext:value-type="float">
            <text:p>1459272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11</text:p>
          </table:table-cell>
          <table:table-cell table:style-name="ce22" office:value-type="string" calcext:value-type="string">
            <text:p>ZSXQIJSTVYCJJI-UNWNBOQYSA-N</text:p>
          </table:table-cell>
          <table:table-cell table:style-name="ce8" office:value-type="string" calcext:value-type="string">
            <text:p>COCO[C@@H](CCC=C(C)C)[C@H]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3" calcext:value-type="float">
            <text:p>404582593</text:p>
          </table:table-cell>
          <table:table-cell table:style-name="ce34" office:value-type="float" office:value="145927286" calcext:value-type="float">
            <text:p>1459272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12</text:p>
          </table:table-cell>
          <table:table-cell table:style-name="ce22" office:value-type="string" calcext:value-type="string">
            <text:p>GCOZFWFNEBPOJF-UHFFFAOYSA-N</text:p>
          </table:table-cell>
          <table:table-cell table:style-name="ce8" office:value-type="string" calcext:value-type="string">
            <text:p>CC1(C)OC(=O)C2=C(O)C=CC=C2O1</text:p>
          </table:table-cell>
          <table:table-cell table:style-name="ce8" office:value-type="string" calcext:value-type="string">
            <text:p>InChI=1S/C10H10O4/c1-10(2)13-7-5-3-4-6(11)8(7)9(12)14-10/h3-5,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4" calcext:value-type="float">
            <text:p>404582594</text:p>
          </table:table-cell>
          <table:table-cell table:style-name="ce34" office:value-type="float" office:value="11052514" calcext:value-type="float">
            <text:p>1105251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13</text:p>
          </table:table-cell>
          <table:table-cell table:style-name="ce22" office:value-type="string" calcext:value-type="string">
            <text:p>WSWXKNDYQMEEKL-UHFFFAOYSA-N</text:p>
          </table:table-cell>
          <table:table-cell table:style-name="ce8" office:value-type="string" calcext:value-type="string">
            <text:p>CC1(C)OC(=O)C2=C(OS(=O)(=O)C(F)(F)F)C=CC=C2O1</text:p>
          </table:table-cell>
          <table:table-cell table:style-name="ce8" office:value-type="string" calcext:value-type="string">
            <text:p>InChI=1S/C11H9F3O6S/c1-10(2)18-6-4-3-5-7(8(6)9(15)19-10)20-21(16,17)11(12,13)14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5" calcext:value-type="float">
            <text:p>404582595</text:p>
          </table:table-cell>
          <table:table-cell table:style-name="ce34" office:value-type="float" office:value="10892748" calcext:value-type="float">
            <text:p>108927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14</text:p>
          </table:table-cell>
          <table:table-cell table:style-name="ce22" office:value-type="string" calcext:value-type="string">
            <text:p>YUDPZNFFOSVWPH-UHFFFAOYSA-N</text:p>
          </table:table-cell>
          <table:table-cell table:style-name="ce8" office:value-type="string" calcext:value-type="string">
            <text:p>CC1(C)OC(=O)C2=C(OCC3=CC=CC=C3)C=CC=C2O1</text:p>
          </table:table-cell>
          <table:table-cell table:style-name="ce8" office:value-type="string" calcext:value-type="string">
            <text:p>InChI=1S/C17H16O4/c1-17(2)20-14-10-6-9-13(15(14)16(18)21-17)19-11-12-7-4-3-5-8-12/h3-10H,1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6" calcext:value-type="float">
            <text:p>404582596</text:p>
          </table:table-cell>
          <table:table-cell table:style-name="ce34" office:value-type="float" office:value="67523754" calcext:value-type="float">
            <text:p>6752375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15</text:p>
          </table:table-cell>
          <table:table-cell table:style-name="ce22" office:value-type="string" calcext:value-type="string">
            <text:p>MKQNGRPRHVXONX-UHFFFAOYSA-N</text:p>
          </table:table-cell>
          <table:table-cell table:style-name="ce8" office:value-type="string" calcext:value-type="string">
            <text:p>COCOC1=C2C(=O)OC(C)(C)OC2=CC=C1</text:p>
          </table:table-cell>
          <table:table-cell table:style-name="ce8" office:value-type="string" calcext:value-type="string">
            <text:p>InChI=1S/C12H14O5/c1-12(2)16-9-6-4-5-8(15-7-14-3)10(9)11(13)17-12/h4-6H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7" calcext:value-type="float">
            <text:p>404582597</text:p>
          </table:table-cell>
          <table:table-cell table:style-name="ce34" office:value-type="float" office:value="89873711" calcext:value-type="float">
            <text:p>8987371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16</text:p>
          </table:table-cell>
          <table:table-cell table:style-name="ce22" office:value-type="string" calcext:value-type="string">
            <text:p>AFKMYRMZYXNPLY-UHFFFAOYSA-N</text:p>
          </table:table-cell>
          <table:table-cell table:style-name="ce8" office:value-type="string" calcext:value-type="string">
            <text:p>CC1(C)OC(=O)C2=C(O[Si](C)(C)C(C)(C)C)C=CC=C2O1</text:p>
          </table:table-cell>
          <table:table-cell table:style-name="ce8" office:value-type="string" calcext:value-type="string">
            <text:p>InChI=1S/C16H24O4Si/c1-15(2,3)21(6,7)20-12-10-8-9-11-13(12)14(17)19-16(4,5)18-11/h8-10H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8" calcext:value-type="float">
            <text:p>404582598</text:p>
          </table:table-cell>
          <table:table-cell table:style-name="ce34" office:value-type="float" office:value="11623729" calcext:value-type="float">
            <text:p>1162372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17</text:p>
          </table:table-cell>
          <table:table-cell table:style-name="ce22" office:value-type="string" calcext:value-type="string">
            <text:p>ULVDJPWLNQFBSF-UHFFFAOYSA-N</text:p>
          </table:table-cell>
          <table:table-cell table:style-name="ce8" office:value-type="string" calcext:value-type="string">
            <text:p>CC1=C2OC(C)(C)OC(=O)C2=C(C(C)C)C=C1</text:p>
          </table:table-cell>
          <table:table-cell table:style-name="ce8" office:value-type="string" calcext:value-type="string">
            <text:p>InChI=1S/C14H18O3/c1-8(2)10-7-6-9(3)12-11(10)13(15)17-14(4,5)16-12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9" calcext:value-type="float">
            <text:p>404582599</text:p>
          </table:table-cell>
          <table:table-cell table:style-name="ce34" office:value-type="float" office:value="145927287" calcext:value-type="float">
            <text:p>14592728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18</text:p>
          </table:table-cell>
          <table:table-cell table:style-name="ce22" office:value-type="string" calcext:value-type="string">
            <text:p>ZSGGYQRSKUPPEK-UHFFFAOYSA-N</text:p>
          </table:table-cell>
          <table:table-cell table:style-name="ce8" office:value-type="string" calcext:value-type="string">
            <text:p>C=CCOC1=C2C(=O)OC(C)(C)OC2=CC=C1</text:p>
          </table:table-cell>
          <table:table-cell table:style-name="ce8" office:value-type="string" calcext:value-type="string">
            <text:p>InChI=1S/C13H14O4/c1-4-8-15-9-6-5-7-10-11(9)12(14)17-13(2,3)16-10/h4-7H,1,8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0" calcext:value-type="float">
            <text:p>404582600</text:p>
          </table:table-cell>
          <table:table-cell table:style-name="ce34" office:value-type="float" office:value="102188502" calcext:value-type="float">
            <text:p>10218850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19</text:p>
          </table:table-cell>
          <table:table-cell table:style-name="ce22" office:value-type="string" calcext:value-type="string">
            <text:p>BCDJCHMCNCNMPP-UHFFFAOYSA-N</text:p>
          </table:table-cell>
          <table:table-cell table:style-name="ce8" office:value-type="string" calcext:value-type="string">
            <text:p>CC1(C)OC(=O)C2=C(F)C=CC=C2O1</text:p>
          </table:table-cell>
          <table:table-cell table:style-name="ce8" office:value-type="string" calcext:value-type="string">
            <text:p>InChI=1S/C10H9FO3/c1-10(2)13-7-5-3-4-6(11)8(7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1" calcext:value-type="float">
            <text:p>404582601</text:p>
          </table:table-cell>
          <table:table-cell table:style-name="ce34" office:value-type="float" office:value="145927288" calcext:value-type="float">
            <text:p>14592728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0</text:p>
          </table:table-cell>
          <table:table-cell table:style-name="ce22" office:value-type="string" calcext:value-type="string">
            <text:p>GQDUEOWTICSLQN-UHFFFAOYSA-N</text:p>
          </table:table-cell>
          <table:table-cell table:style-name="ce8" office:value-type="string" calcext:value-type="string">
            <text:p>CC1(C)OC(=O)C2=CC(Br)=CC=C2O1</text:p>
          </table:table-cell>
          <table:table-cell table:style-name="ce8" office:value-type="string" calcext:value-type="string">
            <text:p>InChI=1S/C10H9Br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2" calcext:value-type="float">
            <text:p>404582602</text:p>
          </table:table-cell>
          <table:table-cell table:style-name="ce34" office:value-type="float" office:value="24866574" calcext:value-type="float">
            <text:p>2486657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1</text:p>
          </table:table-cell>
          <table:table-cell table:style-name="ce22" office:value-type="string" calcext:value-type="string">
            <text:p>JLGPUMHHDILCSU-UHFFFAOYSA-N</text:p>
          </table:table-cell>
          <table:table-cell table:style-name="ce8" office:value-type="string" calcext:value-type="string">
            <text:p>CC1(C)OC(=O)C2=CC=C(Cl)C=C2O1</text:p>
          </table:table-cell>
          <table:table-cell table:style-name="ce8" office:value-type="string" calcext:value-type="string">
            <text:p>InChI=1S/C10H9ClO3/c1-10(2)13-8-5-6(11)3-4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3" calcext:value-type="float">
            <text:p>404582603</text:p>
          </table:table-cell>
          <table:table-cell table:style-name="ce34" office:value-type="float" office:value="67523775" calcext:value-type="float">
            <text:p>6752377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2</text:p>
          </table:table-cell>
          <table:table-cell table:style-name="ce22" office:value-type="string" calcext:value-type="string">
            <text:p>QNDFFFLRKOLQEP-UHFFFAOYSA-N</text:p>
          </table:table-cell>
          <table:table-cell table:style-name="ce8" office:value-type="string" calcext:value-type="string">
            <text:p>CC1(C)OC(=O)C2=CC(I)=CC=C2O1</text:p>
          </table:table-cell>
          <table:table-cell table:style-name="ce8" office:value-type="string" calcext:value-type="string">
            <text:p>InChI=1S/C10H9I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4" calcext:value-type="float">
            <text:p>404582604</text:p>
          </table:table-cell>
          <table:table-cell table:style-name="ce34" office:value-type="float" office:value="25223144" calcext:value-type="float">
            <text:p>2522314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3</text:p>
          </table:table-cell>
          <table:table-cell table:style-name="ce22" office:value-type="string" calcext:value-type="string">
            <text:p>DGXAGETVRDOQFP-UHFFFAOYSA-N</text:p>
          </table:table-cell>
          <table:table-cell table:style-name="ce8" office:value-type="string" calcext:value-type="string">
            <text:p>O=CC1=C(O)C=CC=C1O</text:p>
          </table:table-cell>
          <table:table-cell table:style-name="ce8" office:value-type="string" calcext:value-type="string">
            <text:p>InChI=1S/C7H6O3/c8-4-5-6(9)2-1-3-7(5)10/h1-4,9-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5" calcext:value-type="float">
            <text:p>404582605</text:p>
          </table:table-cell>
          <table:table-cell table:style-name="ce34" office:value-type="float" office:value="10285801" calcext:value-type="float">
            <text:p>1028580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4</text:p>
          </table:table-cell>
          <table:table-cell table:style-name="ce22" office:value-type="string" calcext:value-type="string">
            <text:p>CARXVIZEXIAHCU-UHFFFAOYSA-N</text:p>
          </table:table-cell>
          <table:table-cell table:style-name="ce8" office:value-type="string" calcext:value-type="string">
            <text:p>O=CC1=C(OS(=O)(=O)C(F)(F)F)C=CC=C1O</text:p>
          </table:table-cell>
          <table:table-cell table:style-name="ce8" office:value-type="string" calcext:value-type="string">
            <text:p>InChI=1S/C8H5F3O5S/c9-8(10,11)17(14,15)16-7-3-1-2-6(13)5(7)4-12/h1-4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6" calcext:value-type="float">
            <text:p>404582606</text:p>
          </table:table-cell>
          <table:table-cell table:style-name="ce34" office:value-type="float" office:value="11623163" calcext:value-type="float">
            <text:p>1162316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5</text:p>
          </table:table-cell>
          <table:table-cell table:style-name="ce22" office:value-type="string" calcext:value-type="string">
            <text:p>CUWFFMPCGHYLRX-UHFFFAOYSA-N</text:p>
          </table:table-cell>
          <table:table-cell table:style-name="ce8" office:value-type="string" calcext:value-type="string">
            <text:p>O=CC1=C(OCC2=CC=CC=C2)C=CC=C1O</text:p>
          </table:table-cell>
          <table:table-cell table:style-name="ce8" office:value-type="string" calcext:value-type="string">
            <text:p>InChI=1S/C14H12O3/c15-9-12-13(16)7-4-8-14(12)17-10-11-5-2-1-3-6-11/h1-9,16H,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7" calcext:value-type="float">
            <text:p>404582607</text:p>
          </table:table-cell>
          <table:table-cell table:style-name="ce34" office:value-type="float" office:value="14162879" calcext:value-type="float">
            <text:p>1416287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6</text:p>
          </table:table-cell>
          <table:table-cell table:style-name="ce22" office:value-type="string" calcext:value-type="string">
            <text:p>GSHNZOVUGRZEON-UHFFFAOYSA-N</text:p>
          </table:table-cell>
          <table:table-cell table:style-name="ce8" office:value-type="string" calcext:value-type="string">
            <text:p>COCOC1=C(C=O)C(O)=CC=C1</text:p>
          </table:table-cell>
          <table:table-cell table:style-name="ce8" office:value-type="string" calcext:value-type="string">
            <text:p>InChI=1S/C9H10O4/c1-12-6-13-9-4-2-3-8(11)7(9)5-10/h2-5,11H,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8" calcext:value-type="float">
            <text:p>404582608</text:p>
          </table:table-cell>
          <table:table-cell table:style-name="ce34" office:value-type="float" office:value="15312034" calcext:value-type="float">
            <text:p>1531203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7</text:p>
          </table:table-cell>
          <table:table-cell table:style-name="ce22" office:value-type="string" calcext:value-type="string">
            <text:p>DAFDPOPCLLGPMD-UHFFFAOYSA-N</text:p>
          </table:table-cell>
          <table:table-cell table:style-name="ce8" office:value-type="string" calcext:value-type="string">
            <text:p>C=CCOC1=C(C=O)C(O)=CC=C1</text:p>
          </table:table-cell>
          <table:table-cell table:style-name="ce8" office:value-type="string" calcext:value-type="string">
            <text:p>InChI=1S/C10H10O3/c1-2-6-13-10-5-3-4-9(12)8(10)7-11/h2-5,7,12H,1,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9" calcext:value-type="float">
            <text:p>404582609</text:p>
          </table:table-cell>
          <table:table-cell table:style-name="ce34" office:value-type="float" office:value="15664639" calcext:value-type="float">
            <text:p>1566463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8</text:p>
          </table:table-cell>
          <table:table-cell table:style-name="ce22" office:value-type="string" calcext:value-type="string">
            <text:p>IWIVDXJAWKUFEE-UHFFFAOYSA-N</text:p>
          </table:table-cell>
          <table:table-cell table:style-name="ce8" office:value-type="string" calcext:value-type="string">
            <text:p>C=CC1=C(C=O)C(O)=CC(OCC2=CC=CC=C2)=C1</text:p>
          </table:table-cell>
          <table:table-cell table:style-name="ce8" office:value-type="string" calcext:value-type="string">
            <text:p>InChI=1S/C16H14O3/c1-2-13-8-14(9-16(18)15(13)10-17)19-11-12-6-4-3-5-7-12/h2-10,18H,1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0" calcext:value-type="float">
            <text:p>404582610</text:p>
          </table:table-cell>
          <table:table-cell table:style-name="ce34" office:value-type="float" office:value="11565084" calcext:value-type="float">
            <text:p>1156508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29</text:p>
          </table:table-cell>
          <table:table-cell table:style-name="ce22" office:value-type="string" calcext:value-type="string">
            <text:p>FZIBGCDUHZBOLA-UHFFFAOYSA-N</text:p>
          </table:table-cell>
          <table:table-cell table:style-name="ce8" office:value-type="string" calcext:value-type="string">
            <text:p>O=CC1=C(F)C=CC=C1O</text:p>
          </table:table-cell>
          <table:table-cell table:style-name="ce8" office:value-type="string" calcext:value-type="string">
            <text:p>InChI=1S/C7H5FO2/c8-6-2-1-3-7(10)5(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1" calcext:value-type="float">
            <text:p>404582611</text:p>
          </table:table-cell>
          <table:table-cell table:style-name="ce34" office:value-type="float" office:value="2737327" calcext:value-type="float">
            <text:p>2737327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0</text:p>
          </table:table-cell>
          <table:table-cell table:style-name="ce22" office:value-type="string" calcext:value-type="string">
            <text:p>MKKSTJKBKNCMRV-UHFFFAOYSA-N</text:p>
          </table:table-cell>
          <table:table-cell table:style-name="ce8" office:value-type="string" calcext:value-type="string">
            <text:p>O=CC1=CC(Br)=CC=C1O</text:p>
          </table:table-cell>
          <table:table-cell table:style-name="ce8" office:value-type="string" calcext:value-type="string">
            <text:p>InChI=1S/C7H5Br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2" calcext:value-type="float">
            <text:p>404582612</text:p>
          </table:table-cell>
          <table:table-cell table:style-name="ce34" office:value-type="float" office:value="72863" calcext:value-type="float">
            <text:p>7286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1</text:p>
          </table:table-cell>
          <table:table-cell table:style-name="ce22" office:value-type="string" calcext:value-type="string">
            <text:p>QNZWAJZEJAOVPN-UHFFFAOYSA-N</text:p>
          </table:table-cell>
          <table:table-cell table:style-name="ce8" office:value-type="string" calcext:value-type="string">
            <text:p>O=CC1=CC=C(Cl)C=C1O</text:p>
          </table:table-cell>
          <table:table-cell table:style-name="ce8" office:value-type="string" calcext:value-type="string">
            <text:p>InChI=1S/C7H5ClO2/c8-6-2-1-5(4-9)7(10)3-6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3" calcext:value-type="float">
            <text:p>404582613</text:p>
          </table:table-cell>
          <table:table-cell table:style-name="ce34" office:value-type="float" office:value="520101" calcext:value-type="float">
            <text:p>52010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2</text:p>
          </table:table-cell>
          <table:table-cell table:style-name="ce22" office:value-type="string" calcext:value-type="string">
            <text:p>PDFVIWFKGYODKD-UHFFFAOYSA-N</text:p>
          </table:table-cell>
          <table:table-cell table:style-name="ce8" office:value-type="string" calcext:value-type="string">
            <text:p>O=CC1=CC(I)=CC=C1O</text:p>
          </table:table-cell>
          <table:table-cell table:style-name="ce8" office:value-type="string" calcext:value-type="string">
            <text:p>InChI=1S/C7H5I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4" calcext:value-type="float">
            <text:p>404582614</text:p>
          </table:table-cell>
          <table:table-cell table:style-name="ce34" office:value-type="float" office:value="252612" calcext:value-type="float">
            <text:p>25261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3</text:p>
          </table:table-cell>
          <table:table-cell table:style-name="ce22" office:value-type="string" calcext:value-type="string">
            <text:p>OPOOKGLABHKUCE-UHFFFAOYSA-N</text:p>
          </table:table-cell>
          <table:table-cell table:style-name="ce8" office:value-type="string" calcext:value-type="string">
            <text:p>OCC1=C(O)C=CC=C1O</text:p>
          </table:table-cell>
          <table:table-cell table:style-name="ce8" office:value-type="string" calcext:value-type="string">
            <text:p>InChI=1S/C7H8O3/c8-4-5-6(9)2-1-3-7(5)10/h1-3,8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5" calcext:value-type="float">
            <text:p>404582615</text:p>
          </table:table-cell>
          <table:table-cell table:style-name="ce34" office:value-type="float" office:value="19431869" calcext:value-type="float">
            <text:p>1943186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4</text:p>
          </table:table-cell>
          <table:table-cell table:style-name="ce22" office:value-type="string" calcext:value-type="string">
            <text:p>STDCFWVCYXWAGQ-UHFFFAOYSA-N</text:p>
          </table:table-cell>
          <table:table-cell table:style-name="ce8" office:value-type="string" calcext:value-type="string">
            <text:p>O=S(=O)(OC1=C(CO)C(O)=CC=C1)C(F)(F)F</text:p>
          </table:table-cell>
          <table:table-cell table:style-name="ce8" office:value-type="string" calcext:value-type="string">
            <text:p>InChI=1S/C8H7F3O5S/c9-8(10,11)17(14,15)16-7-3-1-2-6(13)5(7)4-12/h1-3,12-13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6" calcext:value-type="float">
            <text:p>404582616</text:p>
          </table:table-cell>
          <table:table-cell table:style-name="ce34" office:value-type="float" office:value="11637605" calcext:value-type="float">
            <text:p>1163760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5</text:p>
          </table:table-cell>
          <table:table-cell table:style-name="ce22" office:value-type="string" calcext:value-type="string">
            <text:p>RUCOVVLXDAGPBK-UHFFFAOYSA-N</text:p>
          </table:table-cell>
          <table:table-cell table:style-name="ce8" office:value-type="string" calcext:value-type="string">
            <text:p>COCOC1=C(CO)C(O)=CC=C1</text:p>
          </table:table-cell>
          <table:table-cell table:style-name="ce8" office:value-type="string" calcext:value-type="string">
            <text:p>InChI=1S/C9H12O4/c1-12-6-13-9-4-2-3-8(11)7(9)5-10/h2-4,10-11H,5-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7" calcext:value-type="float">
            <text:p>404582617</text:p>
          </table:table-cell>
          <table:table-cell table:style-name="ce34" office:value-type="float" office:value="11586406" calcext:value-type="float">
            <text:p>11586406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6</text:p>
          </table:table-cell>
          <table:table-cell table:style-name="ce22" office:value-type="string" calcext:value-type="string">
            <text:p>VDPZVOVAEYFTOD-UHFFFAOYSA-N</text:p>
          </table:table-cell>
          <table:table-cell table:style-name="ce8" office:value-type="string" calcext:value-type="string">
            <text:p>CC1=C(O)C(CO)=C(C(C)C)C=C1</text:p>
          </table:table-cell>
          <table:table-cell table:style-name="ce8" office:value-type="string" calcext:value-type="string">
            <text:p>InChI=1S/C11H16O2/c1-7(2)9-5-4-8(3)11(13)10(9)6-12/h4-5,7,12-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8" calcext:value-type="float">
            <text:p>404582618</text:p>
          </table:table-cell>
          <table:table-cell table:style-name="ce34" office:value-type="float" office:value="22506830" calcext:value-type="float">
            <text:p>2250683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7</text:p>
          </table:table-cell>
          <table:table-cell table:style-name="ce22" office:value-type="string" calcext:value-type="string">
            <text:p>OBCPQJPFROACHP-UHFFFAOYSA-N</text:p>
          </table:table-cell>
          <table:table-cell table:style-name="ce8" office:value-type="string" calcext:value-type="string">
            <text:p>C=CC1=C(CO)C(O)=CC(OCC2=CC=CC=C2)=C1</text:p>
          </table:table-cell>
          <table:table-cell table:style-name="ce8" office:value-type="string" calcext:value-type="string">
            <text:p>InChI=1S/C16H16O3/c1-2-13-8-14(9-16(18)15(13)10-17)19-11-12-6-4-3-5-7-12/h2-9,17-18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9" calcext:value-type="float">
            <text:p>404582619</text:p>
          </table:table-cell>
          <table:table-cell table:style-name="ce34" office:value-type="float" office:value="11666041" calcext:value-type="float">
            <text:p>1166604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8</text:p>
          </table:table-cell>
          <table:table-cell table:style-name="ce22" office:value-type="string" calcext:value-type="string">
            <text:p>WBCNXJQLFJZDLJ-UHFFFAOYSA-N</text:p>
          </table:table-cell>
          <table:table-cell table:style-name="ce8" office:value-type="string" calcext:value-type="string">
            <text:p>OCC1=C(F)C=CC=C1O</text:p>
          </table:table-cell>
          <table:table-cell table:style-name="ce8" office:value-type="string" calcext:value-type="string">
            <text:p>InChI=1S/C7H7FO2/c8-6-2-1-3-7(10)5(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0" calcext:value-type="float">
            <text:p>404582620</text:p>
          </table:table-cell>
          <table:table-cell table:style-name="ce34" office:value-type="float" office:value="11147782" calcext:value-type="float">
            <text:p>1114778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39</text:p>
          </table:table-cell>
          <table:table-cell table:style-name="ce22" office:value-type="string" calcext:value-type="string">
            <text:p>KNKRHSVKIORZQB-UHFFFAOYSA-N</text:p>
          </table:table-cell>
          <table:table-cell table:style-name="ce8" office:value-type="string" calcext:value-type="string">
            <text:p>OCC1=CC(Br)=CC=C1O</text:p>
          </table:table-cell>
          <table:table-cell table:style-name="ce8" office:value-type="string" calcext:value-type="string">
            <text:p>InChI=1S/C7H7Br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1" calcext:value-type="float">
            <text:p>404582621</text:p>
          </table:table-cell>
          <table:table-cell table:style-name="ce34" office:value-type="float" office:value="75342" calcext:value-type="float">
            <text:p>7534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40</text:p>
          </table:table-cell>
          <table:table-cell table:style-name="ce22" office:value-type="string" calcext:value-type="string">
            <text:p>NEPPSDXLISKMNU-UHFFFAOYSA-N</text:p>
          </table:table-cell>
          <table:table-cell table:style-name="ce8" office:value-type="string" calcext:value-type="string">
            <text:p>OCC1=CC=C(Cl)C=C1O</text:p>
          </table:table-cell>
          <table:table-cell table:style-name="ce8" office:value-type="string" calcext:value-type="string">
            <text:p>InChI=1S/C7H7ClO2/c8-6-2-1-5(4-9)7(10)3-6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2" calcext:value-type="float">
            <text:p>404582622</text:p>
          </table:table-cell>
          <table:table-cell table:style-name="ce34" office:value-type="float" office:value="327148" calcext:value-type="float">
            <text:p>3271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41</text:p>
          </table:table-cell>
          <table:table-cell table:style-name="ce22" office:value-type="string" calcext:value-type="string">
            <text:p>NXOVQYQJPVOXBC-UHFFFAOYSA-N</text:p>
          </table:table-cell>
          <table:table-cell table:style-name="ce8" office:value-type="string" calcext:value-type="string">
            <text:p>OCC1=CC(I)=CC=C1O</text:p>
          </table:table-cell>
          <table:table-cell table:style-name="ce8" office:value-type="string" calcext:value-type="string">
            <text:p>InChI=1S/C7H7I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3" calcext:value-type="float">
            <text:p>404582623</text:p>
          </table:table-cell>
          <table:table-cell table:style-name="ce34" office:value-type="float" office:value="12545259" calcext:value-type="float">
            <text:p>1254525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42</text:p>
          </table:table-cell>
          <table:table-cell table:style-name="ce22" office:value-type="string" calcext:value-type="string">
            <text:p>SVXUAJWSSNIWMF-UHFFFAOYSA-N</text:p>
          </table:table-cell>
          <table:table-cell table:style-name="ce8" office:value-type="string" calcext:value-type="string">
            <text:p>OCC1=C(OCC2=CC=CC=C2)C=CC=C1O</text:p>
          </table:table-cell>
          <table:table-cell table:style-name="ce8" office:value-type="string" calcext:value-type="string">
            <text:p>InChI=1S/C14H14O3/c15-9-12-13(16)7-4-8-14(12)17-10-11-5-2-1-3-6-11/h1-8,15-16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4" calcext:value-type="float">
            <text:p>404582624</text:p>
          </table:table-cell>
          <table:table-cell table:style-name="ce34" office:value-type="float" office:value="11543164" calcext:value-type="float">
            <text:p>1154316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43</text:p>
          </table:table-cell>
          <table:table-cell table:style-name="ce22" office:value-type="string" calcext:value-type="string">
            <text:p>YWUPXUSCDBZJQE-UHFFFAOYSA-N</text:p>
          </table:table-cell>
          <table:table-cell table:style-name="ce8" office:value-type="string" calcext:value-type="string">
            <text:p>CC(C)(C)[Si](C)(C)OC1=C(CO)C(O)=CC=C1</text:p>
          </table:table-cell>
          <table:table-cell table:style-name="ce8" office:value-type="string" calcext:value-type="string">
            <text:p>InChI=1S/C13H22O3Si/c1-13(2,3)17(4,5)16-12-8-6-7-11(15)10(12)9-14/h6-8,14-15H,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5" calcext:value-type="float">
            <text:p>404582625</text:p>
          </table:table-cell>
          <table:table-cell table:style-name="ce34" office:value-type="float" office:value="11521690" calcext:value-type="float">
            <text:p>1152169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44</text:p>
          </table:table-cell>
          <table:table-cell table:style-name="ce22" office:value-type="string" calcext:value-type="string">
            <text:p>ZCWMFEPNSQCQOD-UHFFFAOYSA-N</text:p>
          </table:table-cell>
          <table:table-cell table:style-name="ce8" office:value-type="string" calcext:value-type="string">
            <text:p>C=CCOC1=C(CO)C(O)=CC=C1</text:p>
          </table:table-cell>
          <table:table-cell table:style-name="ce8" office:value-type="string" calcext:value-type="string">
            <text:p>InChI=1S/C10H12O3/c1-2-6-13-10-5-3-4-9(12)8(10)7-11/h2-5,11-12H,1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6" calcext:value-type="float">
            <text:p>404582626</text:p>
          </table:table-cell>
          <table:table-cell table:style-name="ce34" office:value-type="float" office:value="11542873" calcext:value-type="float">
            <text:p>1154287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45</text:p>
          </table:table-cell>
          <table:table-cell table:style-name="ce22" office:value-type="string" calcext:value-type="string">
            <text:p>BKWACIXSGZUJMD-MMXSNCJCSA-N</text:p>
          </table:table-cell>
          <table:table-cell table:style-name="ce8" office:value-type="string" calcext:value-type="string">
            <text:p>COCO[C@@H](C1=CC=CC=C1)[C@@H](O)C1=CC=CC=C1.COCO[C@@H](C1=CC=CC=C1)[C@H](O)C1=CC=CC=C1</text:p>
          </table:table-cell>
          <table:table-cell table:style-name="ce8" office:value-type="string" calcext:value-type="string">
            <text:p>InChI=1S/2C16H18O3/c2*1-18-12-19-16(14-10-6-3-7-11-14)15(17)13-8-4-2-5-9-13/h2*2-11,15-17H,12H2,1H3/t15-,16+;15-,1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7" calcext:value-type="float">
            <text:p>404582627</text:p>
          </table:table-cell>
          <table:table-cell table:style-name="ce34" office:value-type="float" office:value="145927289" calcext:value-type="float">
            <text:p>14592728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46</text:p>
          </table:table-cell>
          <table:table-cell table:style-name="ce22" office:value-type="string" calcext:value-type="string">
            <text:p>RERCALCGVMIVFK-QFIPXVFZSA-N</text:p>
          </table:table-cell>
          <table:table-cell table:style-name="ce8" office:value-type="string" calcext:value-type="string">
            <text:p>O=C(C1=CC=CC=C1)[C@@H](OCOCC1=CC=CC=C1)C1=CC=CC=C1</text:p>
          </table:table-cell>
          <table:table-cell table:style-name="ce8" office:value-type="string" calcext:value-type="string">
            <text:p>InChI=1S/C22H20O3/c23-21(19-12-6-2-7-13-19)22(20-14-8-3-9-15-20)25-17-24-16-18-10-4-1-5-11-18/h1-15,22H,16-17H2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8" calcext:value-type="float">
            <text:p>404582628</text:p>
          </table:table-cell>
          <table:table-cell table:style-name="ce34" office:value-type="float" office:value="145927290" calcext:value-type="float">
            <text:p>14592729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47</text:p>
          </table:table-cell>
          <table:table-cell table:style-name="ce22" office:value-type="string" calcext:value-type="string">
            <text:p>VOECAIZMWCFMPG-FQEVSTJZSA-N</text:p>
          </table:table-cell>
          <table:table-cell table:style-name="ce8" office:value-type="string" calcext:value-type="string">
            <text:p>C[Si](C)(C)CCOCO[C@H](C(=O)C1=CC=CC=C1)C1=CC=CC=C1</text:p>
          </table:table-cell>
          <table:table-cell table:style-name="ce8" office:value-type="string" calcext:value-type="string">
            <text:p>InChI=1S/C20H26O3Si/c1-24(2,3)15-14-22-16-23-20(18-12-8-5-9-13-18)19(21)17-10-6-4-7-11-17/h4-13,20H,14-16H2,1-3H3/t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9" calcext:value-type="float">
            <text:p>404582629</text:p>
          </table:table-cell>
          <table:table-cell table:style-name="ce34" office:value-type="float" office:value="145927291" calcext:value-type="float">
            <text:p>14592729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48</text:p>
          </table:table-cell>
          <table:table-cell table:style-name="ce22" office:value-type="string" calcext:value-type="string">
            <text:p>YGFUTXZDXDVTRD-IYKASMSCSA-N</text:p>
          </table:table-cell>
          <table:table-cell table:style-name="ce8" office:value-type="string" calcext:value-type="string">
            <text:p>O[C@@H](C1=CC=CC=C1)[C@@H](OCOCC1=CC=CC=C1)C1=CC=CC=C1.O[C@H](C1=CC=CC=C1)[C@@H](OCOCC1=CC=CC=C1)C1=CC=CC=C1</text:p>
          </table:table-cell>
          <table:table-cell table:style-name="ce8" office:value-type="string" calcext:value-type="string">
            <text:p>InChI=1S/2C22H22O3/c2*23-21(19-12-6-2-7-13-19)22(20-14-8-3-9-15-20)25-17-24-16-18-10-4-1-5-11-18/h2*1-15,21-23H,16-17H2/t21-,22+;21-,2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0" calcext:value-type="float">
            <text:p>404582630</text:p>
          </table:table-cell>
          <table:table-cell table:style-name="ce34" office:value-type="float" office:value="145927292" calcext:value-type="float">
            <text:p>14592729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49</text:p>
          </table:table-cell>
          <table:table-cell table:style-name="ce22" office:value-type="string" calcext:value-type="string">
            <text:p>IOAWFTQZVQATQZ-DBTLPFQVSA-N</text:p>
          </table:table-cell>
          <table:table-cell table:style-name="ce8" office:value-type="string" calcext:value-type="string">
            <text:p>O[C@@H](C1=CC=CC=C1)[C@@H](OC1CCCCO1)C1=CC=CC=C1.O[C@H](C1=CC=CC=C1)[C@@H](OC1CCCCO1)C1=CC=CC=C1</text:p>
          </table:table-cell>
          <table:table-cell table:style-name="ce8" office:value-type="string" calcext:value-type="string">
            <text:p>InChI=1S/2C19H22O3/c2*20-18(15-9-3-1-4-10-15)19(16-11-5-2-6-12-16)22-17-13-7-8-14-21-17/h2*1-6,9-12,17-20H,7-8,13-14H2/t17?,18-,19+;17?,18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1" calcext:value-type="float">
            <text:p>404582631</text:p>
          </table:table-cell>
          <table:table-cell table:style-name="ce34" office:value-type="float" office:value="145927295" calcext:value-type="float">
            <text:p>145927295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0</text:p>
          </table:table-cell>
          <table:table-cell table:style-name="ce22" office:value-type="string" calcext:value-type="string">
            <text:p>HLLQXUJMZNICDA-HNDOAXCSSA-N</text:p>
          </table:table-cell>
          <table:table-cell table:style-name="ce8" office:value-type="string" calcext:value-type="string">
            <text:p>COCCOCO[C@@H](C1=CC=CC=C1)[C@@H](O)C1=CC=CC=C1.COCCOCO[C@@H](C1=CC=CC=C1)[C@H](O)C1=CC=CC=C1</text:p>
          </table:table-cell>
          <table:table-cell table:style-name="ce8" office:value-type="string" calcext:value-type="string">
            <text:p>InChI=1S/2C18H22O4/c2*1-20-12-13-21-14-22-18(16-10-6-3-7-11-16)17(19)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2" calcext:value-type="float">
            <text:p>404582632</text:p>
          </table:table-cell>
          <table:table-cell table:style-name="ce34" office:value-type="float" office:value="145927297" calcext:value-type="float">
            <text:p>14592729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1</text:p>
          </table:table-cell>
          <table:table-cell table:style-name="ce22" office:value-type="string" calcext:value-type="string">
            <text:p>PGLNWHWREINUCV-NEKPRPMVSA-N</text:p>
          </table:table-cell>
          <table:table-cell table:style-name="ce8" office:value-type="string" calcext:value-type="string">
            <text:p>C[Si](C)(C)CCOCO[C@@H](C1=CC=CC=C1)[C@@H](O)C1=CC=CC=C1.C[Si](C)(C)CCOCO[C@@H](C1=CC=CC=C1)[C@H](O)C1=CC=CC=C1</text:p>
          </table:table-cell>
          <table:table-cell table:style-name="ce8" office:value-type="string" calcext:value-type="string">
            <text:p>InChI=1S/2C20H28O3Si/c2*1-24(2,3)15-14-22-16-23-20(18-12-8-5-9-13-18)19(21)17-10-6-4-7-11-17/h2*4-13,19-21H,14-16H2,1-3H3/t19-,20+;19-,2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3" calcext:value-type="float">
            <text:p>404582633</text:p>
          </table:table-cell>
          <table:table-cell table:style-name="ce34" office:value-type="float" office:value="145927299" calcext:value-type="float">
            <text:p>14592729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2</text:p>
          </table:table-cell>
          <table:table-cell table:style-name="ce22" office:value-type="string" calcext:value-type="string">
            <text:p>LJAAHHOUHAYJEQ-IPQKMFTISA-N</text:p>
          </table:table-cell>
          <table:table-cell table:style-name="ce8" office:value-type="string" calcext:value-type="string">
            <text:p>CO[C@@H](C1=CC=CC=C1)[C@@H](O)C1=CC=CC=C1.CO[C@@H](C1=CC=CC=C1)[C@H](O)C1=CC=CC=C1</text:p>
          </table:table-cell>
          <table:table-cell table:style-name="ce8" office:value-type="string" calcext:value-type="string">
            <text:p>InChI=1S/2C15H16O2/c2*1-17-15(13-10-6-3-7-11-13)14(16)12-8-4-2-5-9-12/h2*2-11,14-16H,1H3/t14-,15+;14-,1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4" calcext:value-type="float">
            <text:p>404582634</text:p>
          </table:table-cell>
          <table:table-cell table:style-name="ce34" office:value-type="float" office:value="145927302" calcext:value-type="float">
            <text:p>14592730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53</text:p>
          </table:table-cell>
          <table:table-cell table:style-name="ce22" office:value-type="string" calcext:value-type="string">
            <text:p>WTFRSSNQZQMFPX-SFHVURJKSA-N</text:p>
          </table:table-cell>
          <table:table-cell table:style-name="ce8" office:value-type="string" calcext:value-type="string">
            <text:p>COCO[C@H](C(=O)C#CC1=CC=CC=C1)C1=CC=CC=C1</text:p>
          </table:table-cell>
          <table:table-cell table:style-name="ce8" office:value-type="string" calcext:value-type="string">
            <text:p>InChI=1S/C18H16O3/c1-20-14-21-18(16-10-6-3-7-11-16)17(19)13-12-15-8-4-2-5-9-15/h2-11,18H,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5" calcext:value-type="float">
            <text:p>404582635</text:p>
          </table:table-cell>
          <table:table-cell table:style-name="ce34" office:value-type="float" office:value="101859774" calcext:value-type="float">
            <text:p>10185977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4</text:p>
          </table:table-cell>
          <table:table-cell table:style-name="ce22" office:value-type="string" calcext:value-type="string">
            <text:p>QOARURWVUJFYDF-HHNLSAEISA-N</text:p>
          </table:table-cell>
          <table:table-cell table:style-name="ce8" office:value-type="string" calcext:value-type="string">
            <text:p>COCO[C@H](C(=O)/C=C/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+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6" calcext:value-type="float">
            <text:p>404582636</text:p>
          </table:table-cell>
          <table:table-cell table:style-name="ce34" office:value-type="float" office:value="145927303" calcext:value-type="float">
            <text:p>14592730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55</text:p>
          </table:table-cell>
          <table:table-cell table:style-name="ce22" office:value-type="string" calcext:value-type="string">
            <text:p>QOARURWVUJFYDF-SQVRQVGWSA-N</text:p>
          </table:table-cell>
          <table:table-cell table:style-name="ce8" office:value-type="string" calcext:value-type="string">
            <text:p>COCO[C@H](C(=O)/C=C\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-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7" calcext:value-type="float">
            <text:p>404582637</text:p>
          </table:table-cell>
          <table:table-cell table:style-name="ce34" office:value-type="float" office:value="101859776" calcext:value-type="float">
            <text:p>101859776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56</text:p>
          </table:table-cell>
          <table:table-cell table:style-name="ce22" office:value-type="string" calcext:value-type="string">
            <text:p>VHJDCRNSGLGONS-SFHVURJKSA-N</text:p>
          </table:table-cell>
          <table:table-cell table:style-name="ce8" office:value-type="string" calcext:value-type="string">
            <text:p>COCO[C@H](C(=O)CCC1=CC=CC=C1)C1=CC=CC=C1</text:p>
          </table:table-cell>
          <table:table-cell table:style-name="ce8" office:value-type="string" calcext:value-type="string">
            <text:p>InChI=1S/C18H20O3/c1-20-14-21-18(16-10-6-3-7-11-16)17(19)13-12-15-8-4-2-5-9-15/h2-11,18H,12-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8" calcext:value-type="float">
            <text:p>404582638</text:p>
          </table:table-cell>
          <table:table-cell table:style-name="ce34" office:value-type="float" office:value="101859779" calcext:value-type="float">
            <text:p>10185977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7</text:p>
          </table:table-cell>
          <table:table-cell table:style-name="ce22" office:value-type="string" calcext:value-type="string">
            <text:p>XIPITMPZJREDQO-HNDOAXCSSA-N</text:p>
          </table:table-cell>
          <table:table-cell table:style-name="ce8" office:value-type="string" calcext:value-type="string">
            <text:p>COCO[C@@H](C1=CC=CC=C1)[C@@H](O)C#CC1=CC=CC=C1.COCO[C@@H](C1=CC=CC=C1)[C@H](O)C#CC1=CC=CC=C1</text:p>
          </table:table-cell>
          <table:table-cell table:style-name="ce8" office:value-type="string" calcext:value-type="string">
            <text:p>InChI=1S/2C18H18O3/c2*1-20-14-21-18(16-10-6-3-7-11-16)17(19)13-12-15-8-4-2-5-9-15/h2*2-11,17-19H,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9" calcext:value-type="float">
            <text:p>404582639</text:p>
          </table:table-cell>
          <table:table-cell table:style-name="ce34" office:value-type="float" office:value="145927304" calcext:value-type="float">
            <text:p>14592730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8</text:p>
          </table:table-cell>
          <table:table-cell table:style-name="ce22" office:value-type="string" calcext:value-type="string">
            <text:p>AHNWOKROILEPKD-SUURBWTFSA-N</text:p>
          </table:table-cell>
          <table:table-cell table:style-name="ce8" office:value-type="string" calcext:value-type="string">
            <text:p>COCO[C@@H](C1=CC=CC=C1)[C@@H](O)/C=C/C1=CC=CC=C1.COCO[C@@H](C1=CC=CC=C1)[C@H](O)/C=C/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+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0" calcext:value-type="float">
            <text:p>404582640</text:p>
          </table:table-cell>
          <table:table-cell table:style-name="ce34" office:value-type="float" office:value="145927306" calcext:value-type="float">
            <text:p>14592730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59</text:p>
          </table:table-cell>
          <table:table-cell table:style-name="ce22" office:value-type="string" calcext:value-type="string">
            <text:p>AHNWOKROILEPKD-OATWOGHKSA-N</text:p>
          </table:table-cell>
          <table:table-cell table:style-name="ce8" office:value-type="string" calcext:value-type="string">
            <text:p>COCO[C@@H](C1=CC=CC=C1)[C@@H](O)/C=C\C1=CC=CC=C1.COCO[C@@H](C1=CC=CC=C1)[C@H](O)/C=C\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-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1" calcext:value-type="float">
            <text:p>404582641</text:p>
          </table:table-cell>
          <table:table-cell table:style-name="ce34" office:value-type="float" office:value="145927309" calcext:value-type="float">
            <text:p>14592730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0</text:p>
          </table:table-cell>
          <table:table-cell table:style-name="ce22" office:value-type="string" calcext:value-type="string">
            <text:p>VGTOKJFRNZFVFA-HNDOAXCSSA-N</text:p>
          </table:table-cell>
          <table:table-cell table:style-name="ce8" office:value-type="string" calcext:value-type="string">
            <text:p>COCO[C@@H](C1=CC=CC=C1)[C@@H](O)CCC1=CC=CC=C1.COCO[C@@H](C1=CC=CC=C1)[C@H](O)CCC1=CC=CC=C1</text:p>
          </table:table-cell>
          <table:table-cell table:style-name="ce8" office:value-type="string" calcext:value-type="string">
            <text:p>InChI=1S/2C18H22O3/c2*1-20-14-21-18(16-10-6-3-7-11-16)17(19)13-12-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2" calcext:value-type="float">
            <text:p>404582642</text:p>
          </table:table-cell>
          <table:table-cell table:style-name="ce34" office:value-type="float" office:value="145927311" calcext:value-type="float">
            <text:p>14592731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1</text:p>
          </table:table-cell>
          <table:table-cell table:style-name="ce22" office:value-type="string" calcext:value-type="string">
            <text:p>MDSZXLSFUMAMQU-KRWDZBQOSA-N</text:p>
          </table:table-cell>
          <table:table-cell table:style-name="ce8" office:value-type="string" calcext:value-type="string">
            <text:p>COCO[C@@H](C#CC1=CC=CC=C1)C(=O)C1=CC=CC=C1</text:p>
          </table:table-cell>
          <table:table-cell table:style-name="ce8" office:value-type="string" calcext:value-type="string">
            <text:p>InChI=1S/C18H16O3/c1-20-14-21-17(13-12-15-8-4-2-5-9-15)18(19)16-10-6-3-7-11-16/h2-11,17H,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3" calcext:value-type="float">
            <text:p>404582643</text:p>
          </table:table-cell>
          <table:table-cell table:style-name="ce34" office:value-type="float" office:value="145927313" calcext:value-type="float">
            <text:p>14592731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62</text:p>
          </table:table-cell>
          <table:table-cell table:style-name="ce22" office:value-type="string" calcext:value-type="string">
            <text:p>OALVALLPWUXGKH-UJGDBWEASA-N</text:p>
          </table:table-cell>
          <table:table-cell table:style-name="ce8" office:value-type="string" calcext:value-type="string">
            <text:p>COCO[C@@H](/C=C/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+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4" calcext:value-type="float">
            <text:p>404582644</text:p>
          </table:table-cell>
          <table:table-cell table:style-name="ce34" office:value-type="float" office:value="101859781" calcext:value-type="float">
            <text:p>10185978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3</text:p>
          </table:table-cell>
          <table:table-cell table:style-name="ce22" office:value-type="string" calcext:value-type="string">
            <text:p>OALVALLPWUXGKH-QOHRORDFSA-N</text:p>
          </table:table-cell>
          <table:table-cell table:style-name="ce8" office:value-type="string" calcext:value-type="string">
            <text:p>COCO[C@@H](/C=C\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-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5" calcext:value-type="float">
            <text:p>404582645</text:p>
          </table:table-cell>
          <table:table-cell table:style-name="ce34" office:value-type="float" office:value="145927314" calcext:value-type="float">
            <text:p>1459273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4</text:p>
          </table:table-cell>
          <table:table-cell table:style-name="ce22" office:value-type="string" calcext:value-type="string">
            <text:p>RTUAMJPHJSEVAN-KRWDZBQOSA-N</text:p>
          </table:table-cell>
          <table:table-cell table:style-name="ce8" office:value-type="string" calcext:value-type="string">
            <text:p>COCO[C@@H](CCC1=CC=CC=C1)C(=O)C1=CC=CC=C1</text:p>
          </table:table-cell>
          <table:table-cell table:style-name="ce8" office:value-type="string" calcext:value-type="string">
            <text:p>InChI=1S/C18H20O3/c1-20-14-21-17(13-12-15-8-4-2-5-9-15)18(19)16-10-6-3-7-11-16/h2-11,17H,12-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6" calcext:value-type="float">
            <text:p>404582646</text:p>
          </table:table-cell>
          <table:table-cell table:style-name="ce34" office:value-type="float" office:value="145927315" calcext:value-type="float">
            <text:p>145927315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5</text:p>
          </table:table-cell>
          <table:table-cell table:style-name="ce22" office:value-type="string" calcext:value-type="string">
            <text:p>SNVWBVRXXRTNDO-PNNHTFJHSA-N</text:p>
          </table:table-cell>
          <table:table-cell table:style-name="ce8" office:value-type="string" calcext:value-type="string">
            <text:p>COCO[C@@H](C#CC1=CC=CC=C1)[C@@H](O)C1=CC=CC=C1.COCO[C@@H](C#CC1=CC=CC=C1)[C@H](O)C1=CC=CC=C1</text:p>
          </table:table-cell>
          <table:table-cell table:style-name="ce8" office:value-type="string" calcext:value-type="string">
            <text:p>InChI=1S/2C18H18O3/c2*1-20-14-21-17(13-12-15-8-4-2-5-9-15)18(19)16-10-6-3-7-11-16/h2*2-11,17-19H,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7" calcext:value-type="float">
            <text:p>404582647</text:p>
          </table:table-cell>
          <table:table-cell table:style-name="ce34" office:value-type="float" office:value="145927316" calcext:value-type="float">
            <text:p>1459273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6</text:p>
          </table:table-cell>
          <table:table-cell table:style-name="ce22" office:value-type="string" calcext:value-type="string">
            <text:p>NCOZJYINTOURRP-JQQYLWPUSA-N</text:p>
          </table:table-cell>
          <table:table-cell table:style-name="ce8" office:value-type="string" calcext:value-type="string">
            <text:p>COCO[C@@H](/C=C/C1=CC=CC=C1)[C@@H](O)C1=CC=CC=C1.COCO[C@@H](/C=C/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+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8" calcext:value-type="float">
            <text:p>404582648</text:p>
          </table:table-cell>
          <table:table-cell table:style-name="ce34" office:value-type="float" office:value="145927319" calcext:value-type="float">
            <text:p>14592731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7</text:p>
          </table:table-cell>
          <table:table-cell table:style-name="ce22" office:value-type="string" calcext:value-type="string">
            <text:p>NCOZJYINTOURRP-CLCKEGSESA-N</text:p>
          </table:table-cell>
          <table:table-cell table:style-name="ce8" office:value-type="string" calcext:value-type="string">
            <text:p>COCO[C@@H](/C=C\C1=CC=CC=C1)[C@@H](O)C1=CC=CC=C1.COCO[C@@H](/C=C\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-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9" calcext:value-type="float">
            <text:p>404582649</text:p>
          </table:table-cell>
          <table:table-cell table:style-name="ce34" office:value-type="float" office:value="145927321" calcext:value-type="float">
            <text:p>14592732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8</text:p>
          </table:table-cell>
          <table:table-cell table:style-name="ce22" office:value-type="string" calcext:value-type="string">
            <text:p>WUTACFFCPOEYQN-PNNHTFJHSA-N</text:p>
          </table:table-cell>
          <table:table-cell table:style-name="ce8" office:value-type="string" calcext:value-type="string">
            <text:p>COCO[C@@H](CCC1=CC=CC=C1)[C@@H](O)C1=CC=CC=C1.COCO[C@@H](CCC1=CC=CC=C1)[C@H](O)C1=CC=CC=C1</text:p>
          </table:table-cell>
          <table:table-cell table:style-name="ce8" office:value-type="string" calcext:value-type="string">
            <text:p>InChI=1S/2C18H22O3/c2*1-20-14-21-17(13-12-15-8-4-2-5-9-15)18(19)16-10-6-3-7-11-16/h2*2-11,17-19H,12-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0" calcext:value-type="float">
            <text:p>404582650</text:p>
          </table:table-cell>
          <table:table-cell table:style-name="ce34" office:value-type="float" office:value="145927324" calcext:value-type="float">
            <text:p>14592732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69</text:p>
          </table:table-cell>
          <table:table-cell table:style-name="ce22" office:value-type="string" calcext:value-type="string">
            <text:p>MWDZAYHLVAAFBY-SNVBAGLBSA-N</text:p>
          </table:table-cell>
          <table:table-cell table:style-name="ce8" office:value-type="string" calcext:value-type="string">
            <text:p>CCCC(=O)[C@@H](CCC)OCOC</text:p>
          </table:table-cell>
          <table:table-cell table:style-name="ce8" office:value-type="string" calcext:value-type="string">
            <text:p>InChI=1S/C10H20O3/c1-4-6-9(11)10(7-5-2)13-8-12-3/h10H,4-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1" calcext:value-type="float">
            <text:p>404582651</text:p>
          </table:table-cell>
          <table:table-cell table:style-name="ce34" office:value-type="float" office:value="145927327" calcext:value-type="float">
            <text:p>14592732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0</text:p>
          </table:table-cell>
          <table:table-cell table:style-name="ce22" office:value-type="string" calcext:value-type="string">
            <text:p>RREFKIMAASVRNV-CQSZACIVSA-N</text:p>
          </table:table-cell>
          <table:table-cell table:style-name="ce8" office:value-type="string" calcext:value-type="string">
            <text:p>CCCC(=O)[C@@H](CCC)OCOCC[Si](C)(C)C</text:p>
          </table:table-cell>
          <table:table-cell table:style-name="ce8" office:value-type="string" calcext:value-type="string">
            <text:p>InChI=1S/C14H30O3Si/c1-6-8-13(15)14(9-7-2)17-12-16-10-11-18(3,4)5/h14H,6-12H2,1-5H3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2" calcext:value-type="float">
            <text:p>404582652</text:p>
          </table:table-cell>
          <table:table-cell table:style-name="ce34" office:value-type="float" office:value="145927328" calcext:value-type="float">
            <text:p>14592732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1</text:p>
          </table:table-cell>
          <table:table-cell table:style-name="ce22" office:value-type="string" calcext:value-type="string">
            <text:p>OAERWYANJBMGDL-MRXNPFEDSA-N</text:p>
          </table:table-cell>
          <table:table-cell table:style-name="ce8" office:value-type="string" calcext:value-type="string">
            <text:p>CCCC(=O)[C@@H](CCC)OCOCC1=CC=CC=C1</text:p>
          </table:table-cell>
          <table:table-cell table:style-name="ce8" office:value-type="string" calcext:value-type="string">
            <text:p>InChI=1S/C16H24O3/c1-3-8-15(17)16(9-4-2)19-13-18-12-14-10-6-5-7-11-14/h5-7,10-11,16H,3-4,8-9,12-13H2,1-2H3/t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3" calcext:value-type="float">
            <text:p>404582653</text:p>
          </table:table-cell>
          <table:table-cell table:style-name="ce34" office:value-type="float" office:value="145927329" calcext:value-type="float">
            <text:p>14592732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2</text:p>
          </table:table-cell>
          <table:table-cell table:style-name="ce22" office:value-type="string" calcext:value-type="string">
            <text:p>OPGHWAPNRXUJGK-WZONHVMESA-N</text:p>
          </table:table-cell>
          <table:table-cell table:style-name="ce8" office:value-type="string" calcext:value-type="string">
            <text:p>CCC[C@@H](O)[C@@H](CCC)OCOC.CCC[C@H](O)[C@@H](CCC)OCOC</text:p>
          </table:table-cell>
          <table:table-cell table:style-name="ce8" office:value-type="string" calcext:value-type="string">
            <text:p>InChI=1S/2C10H22O3/c2*1-4-6-9(11)10(7-5-2)13-8-12-3/h2*9-11H,4-8H2,1-3H3/t9-,10+;9-,10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4" calcext:value-type="float">
            <text:p>404582654</text:p>
          </table:table-cell>
          <table:table-cell table:style-name="ce34" office:value-type="float" office:value="145927330" calcext:value-type="float">
            <text:p>14592733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3</text:p>
          </table:table-cell>
          <table:table-cell table:style-name="ce22" office:value-type="string" calcext:value-type="string">
            <text:p>KNDQKOGTNLWOKF-BINDCITOSA-N</text:p>
          </table:table-cell>
          <table:table-cell table:style-name="ce8" office:value-type="string" calcext:value-type="string">
            <text:p>CCC[C@@H](O)[C@@H](CCC)OCOCC[Si](C)(C)C.CCC[C@H](O)[C@@H](CCC)OCOCC[Si](C)(C)C</text:p>
          </table:table-cell>
          <table:table-cell table:style-name="ce8" office:value-type="string" calcext:value-type="string">
            <text:p>InChI=1S/2C14H32O3Si/c2*1-6-8-13(15)14(9-7-2)17-12-16-10-11-18(3,4)5/h2*13-15H,6-12H2,1-5H3/t13-,14+;13-,14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5" calcext:value-type="float">
            <text:p>404582655</text:p>
          </table:table-cell>
          <table:table-cell table:style-name="ce34" office:value-type="float" office:value="145927333" calcext:value-type="float">
            <text:p>14592733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4</text:p>
          </table:table-cell>
          <table:table-cell table:style-name="ce22" office:value-type="string" calcext:value-type="string">
            <text:p>RFBPUSVRBVPZCF-WTCOSJCKSA-N</text:p>
          </table:table-cell>
          <table:table-cell table:style-name="ce8" office:value-type="string" calcext:value-type="string">
            <text:p>CCC[C@@H](O)[C@@H](CCC)OCOCC1=CC=CC=C1.CCC[C@H](O)[C@@H](CCC)OCOCC1=CC=CC=C1</text:p>
          </table:table-cell>
          <table:table-cell table:style-name="ce8" office:value-type="string" calcext:value-type="string">
            <text:p>InChI=1S/2C16H26O3/c2*1-3-8-15(17)16(9-4-2)19-13-18-12-14-10-6-5-7-11-14/h2*5-7,10-11,15-17H,3-4,8-9,12-13H2,1-2H3/t15-,16+;15-,16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6" calcext:value-type="float">
            <text:p>404582656</text:p>
          </table:table-cell>
          <table:table-cell table:style-name="ce34" office:value-type="float" office:value="145927336" calcext:value-type="float">
            <text:p>14592733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75</text:p>
          </table:table-cell>
          <table:table-cell table:style-name="ce8" office:value-type="string" calcext:value-type="string">
            <text:p>NOHNQNQQODWRBK-VLGSPTGOSA-N</text:p>
          </table:table-cell>
          <table:table-cell table:style-name="ce8" office:value-type="string" calcext:value-type="string">
            <text:p>COC(=O)/C=C(/C)CO[Si](C1=CC=CC=C1)(C1=CC=CC=C1)C(C)(C)C</text:p>
          </table:table-cell>
          <table:table-cell table:style-name="ce8" office:value-type="string" calcext:value-type="string">
            <text:p>InChI=1S/C22H28O3Si/c1-18(16-21(23)24-5)17-25-26(22(2,3)4,19-12-8-6-9-13-19)20-14-10-7-11-15-20/h6-16H,17H2,1-5H3/b18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69" calcext:value-type="float">
            <text:p>404600169</text:p>
          </table:table-cell>
          <table:table-cell table:style-name="ce34" office:value-type="float" office:value="10595232" calcext:value-type="float">
            <text:p>1059523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76</text:p>
          </table:table-cell>
          <table:table-cell table:style-name="ce8" office:value-type="string" calcext:value-type="string">
            <text:p>WDTRGPHUTPSEEI-DYUSVQAGSA-N</text:p>
          </table:table-cell>
          <table:table-cell table:style-name="ce8" office:value-type="string" calcext:value-type="string">
            <text:p>C/C(=C/[C@@H](O)[C@H](C)C(=O)N1C(=O)OC[C@@H]1CC1=CC=CC=C1)CO[Si](C1=CC=CC=C1)(C1=CC=CC=C1)C(C)(C)C</text:p>
          </table:table-cell>
          <table:table-cell table:style-name="ce8" office:value-type="string" calcext:value-type="string">
            <text:p>InChI=1S/C34H41NO5Si/c1-25(23-40-41(34(3,4)5,29-17-11-7-12-18-29)30-19-13-8-14-20-30)21-31(36)26(2)32(37)35-28(24-39-33(35)38)22-27-15-9-6-10-16-27/h6-21,26,28,31,36H,22-24H2,1-5H3/b25-21-/t26-,28-,3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0" calcext:value-type="float">
            <text:p>404600170</text:p>
          </table:table-cell>
          <table:table-cell table:style-name="ce34" office:value-type="float" office:value="11592251" calcext:value-type="float">
            <text:p>1159225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7</text:p>
          </table:table-cell>
          <table:table-cell table:style-name="ce8" office:value-type="string" calcext:value-type="string">
            <text:p>VLALOROEHINBJW-KBWIZFGUSA-N</text:p>
          </table:table-cell>
          <table:table-cell table:style-name="ce8" office:value-type="string" calcext:value-type="string">
            <text:p>C/C(=C/[C@@H](O)[C@H](C)CO)CO[Si](C1=CC=CC=C1)(C1=CC=CC=C1)C(C)(C)C</text:p>
          </table:table-cell>
          <table:table-cell table:style-name="ce8" office:value-type="string" calcext:value-type="string">
            <text:p>InChI=1S/C24H34O3Si/c1-19(16-23(26)20(2)17-25)18-27-28(24(3,4)5,21-12-8-6-9-13-21)22-14-10-7-11-15-22/h6-16,20,23,25-26H,17-18H2,1-5H3/b19-16-/t20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1" calcext:value-type="float">
            <text:p>404600171</text:p>
          </table:table-cell>
          <table:table-cell table:style-name="ce34" office:value-type="float" office:value="145944151" calcext:value-type="float">
            <text:p>14594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78</text:p>
          </table:table-cell>
          <table:table-cell table:style-name="ce8" office:value-type="string" calcext:value-type="string">
            <text:p>LGAWUAQVJXXJBD-ZJRGRKBCSA-N</text:p>
          </table:table-cell>
          <table:table-cell table:style-name="ce8" office:value-type="string" calcext:value-type="string">
            <text:p>C/C(=C/[C@@H](O)[C@H](C)CO[Si](C)(C)C(C)(C)C)CO[Si](C1=CC=CC=C1)(C1=CC=CC=C1)C(C)(C)C</text:p>
          </table:table-cell>
          <table:table-cell table:style-name="ce8" office:value-type="string" calcext:value-type="string">
            <text:p>InChI=1S/C30H48O3Si2/c1-24(21-28(31)25(2)23-32-34(9,10)29(3,4)5)22-33-35(30(6,7)8,26-17-13-11-14-18-26)27-19-15-12-16-20-27/h11-21,25,28,31H,22-23H2,1-10H3/b24-21-/t25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2" calcext:value-type="float">
            <text:p>404600172</text:p>
          </table:table-cell>
          <table:table-cell table:style-name="ce34" office:value-type="float" office:value="11598732" calcext:value-type="float">
            <text:p>115987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79</text:p>
          </table:table-cell>
          <table:table-cell table:style-name="ce8" office:value-type="string" calcext:value-type="string">
            <text:p>YHKVRIPFHSEBBM-IYIXDCHASA-N</text:p>
          </table:table-cell>
          <table:table-cell table:style-name="ce8" office:value-type="string" calcext:value-type="string">
            <text:p>C/C(=C/[C@@H](OC(=O)CBr)[C@H](C)CO[Si](C)(C)C(C)(C)C)CO[Si](C1=CC=CC=C1)(C1=CC=CC=C1)C(C)(C)C</text:p>
          </table:table-cell>
          <table:table-cell table:style-name="ce8" office:value-type="string" calcext:value-type="string">
            <text:p>InChI=1S/C32H49BrO4Si2/c1-25(21-29(37-30(34)22-33)26(2)24-35-38(9,10)31(3,4)5)23-36-39(32(6,7)8,27-17-13-11-14-18-27)28-19-15-12-16-20-28/h11-21,26,29H,22-24H2,1-10H3/b25-21-/t26-,2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3" calcext:value-type="float">
            <text:p>404600173</text:p>
          </table:table-cell>
          <table:table-cell table:style-name="ce34" office:value-type="float" office:value="145944152" calcext:value-type="float">
            <text:p>14594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0</text:p>
          </table:table-cell>
          <table:table-cell table:style-name="ce8" office:value-type="string" calcext:value-type="string">
            <text:p>VNPOKPJTUGJXNN-SZSLLKTLSA-N</text:p>
          </table:table-cell>
          <table:table-cell table:style-name="ce8" office:value-type="string" calcext:value-type="string">
            <text:p>C/C(=C/[C@@H](OC(=O)CBr)[C@H](C)CO)CO[Si](C1=CC=CC=C1)(C1=CC=CC=C1)C(C)(C)C</text:p>
          </table:table-cell>
          <table:table-cell table:style-name="ce8" office:value-type="string" calcext:value-type="string">
            <text:p>InChI=1S/C26H35BrO4Si/c1-20(16-24(21(2)18-28)31-25(29)17-27)19-30-32(26(3,4)5,22-12-8-6-9-13-22)23-14-10-7-11-15-23/h6-16,21,24,28H,17-19H2,1-5H3/b20-16-/t21-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4" calcext:value-type="float">
            <text:p>404600174</text:p>
          </table:table-cell>
          <table:table-cell table:style-name="ce34" office:value-type="float" office:value="145944153" calcext:value-type="float">
            <text:p>14594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1</text:p>
          </table:table-cell>
          <table:table-cell table:style-name="ce8" office:value-type="string" calcext:value-type="string">
            <text:p>ZTJBHXLCCWMNJY-SZSLLKTLSA-N</text:p>
          </table:table-cell>
          <table:table-cell table:style-name="ce8" office:value-type="string" calcext:value-type="string">
            <text:p>C/C(=C/[C@@H](OC(=O)CBr)[C@H](C)C=O)CO[Si](C1=CC=CC=C1)(C1=CC=CC=C1)C(C)(C)C</text:p>
          </table:table-cell>
          <table:table-cell table:style-name="ce8" office:value-type="string" calcext:value-type="string">
            <text:p>InChI=1S/C26H33BrO4Si/c1-20(16-24(21(2)18-28)31-25(29)17-27)19-30-32(26(3,4)5,22-12-8-6-9-13-22)23-14-10-7-11-15-23/h6-16,18,21,24H,17,19H2,1-5H3/b20-16-/t21-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5" calcext:value-type="float">
            <text:p>404600175</text:p>
          </table:table-cell>
          <table:table-cell table:style-name="ce34" office:value-type="float" office:value="11540868" calcext:value-type="float">
            <text:p>115408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2</text:p>
          </table:table-cell>
          <table:table-cell table:style-name="ce8" office:value-type="string" calcext:value-type="string">
            <text:p>SNJYXPJOOQRJGR-MWCFODBRSA-N</text:p>
          </table:table-cell>
          <table:table-cell table:style-name="ce8" office:value-type="string" calcext:value-type="string">
            <text:p>C/C(=C/[C@H]1OC(=O)C[C@H](O)[C@H]1C)CO[Si](C1=CC=CC=C1)(C1=CC=CC=C1)C(C)(C)C</text:p>
          </table:table-cell>
          <table:table-cell table:style-name="ce8" office:value-type="string" calcext:value-type="string">
            <text:p>InChI=1S/C26H34O4Si/c1-19(16-24-20(2)23(27)17-25(28)30-24)18-29-31(26(3,4)5,21-12-8-6-9-13-21)22-14-10-7-11-15-22/h6-16,20,23-24,27H,17-18H2,1-5H3/b19-16-/t20-,23+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6" calcext:value-type="float">
            <text:p>404600176</text:p>
          </table:table-cell>
          <table:table-cell table:style-name="ce34" office:value-type="float" office:value="11517779" calcext:value-type="float">
            <text:p>115177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3</text:p>
          </table:table-cell>
          <table:table-cell table:style-name="ce8" office:value-type="string" calcext:value-type="string">
            <text:p>FPIBNTNUHQLEOA-ILXKHOHFSA-N</text:p>
          </table:table-cell>
          <table:table-cell table:style-name="ce8" office:value-type="string" calcext:value-type="string">
            <text:p>C=CC[C@H]1C[C@H](O[Si](CC)(CC)CC)[C@@H](C)[C@@H](/C=C(/C)CO[Si](C2=CC=CC=C2)(C2=CC=CC=C2)C(C)(C)C)O1</text:p>
          </table:table-cell>
          <table:table-cell table:style-name="ce8" office:value-type="string" calcext:value-type="string">
            <text:p>InChI=1S/C35H54O3Si2/c1-10-20-30-26-34(38-39(11-2,12-3)13-4)29(6)33(37-30)25-28(5)27-36-40(35(7,8)9,31-21-16-14-17-22-31)32-23-18-15-19-24-32/h10,14-19,21-25,29-30,33-34H,1,11-13,20,26-27H2,2-9H3/b28-25-/t29-,30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7" calcext:value-type="float">
            <text:p>404600177</text:p>
          </table:table-cell>
          <table:table-cell table:style-name="ce34" office:value-type="float" office:value="11534355" calcext:value-type="float">
            <text:p>115343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4</text:p>
          </table:table-cell>
          <table:table-cell table:style-name="ce8" office:value-type="string" calcext:value-type="string">
            <text:p>HPVXHLFVOBVRQK-GSSRGVRBSA-N</text:p>
          </table:table-cell>
          <table:table-cell table:style-name="ce8" office:value-type="string" calcext:value-type="string">
            <text:p>CC[Si](CC)(CC)O[C@H]1C[C@H](C/C=C/C=O)O[C@H](/C=C(/C)CO[Si](C2=CC=CC=C2)(C2=CC=CC=C2)C(C)(C)C)[C@@H]1C</text:p>
          </table:table-cell>
          <table:table-cell table:style-name="ce8" office:value-type="string" calcext:value-type="string">
            <text:p>InChI=1S/C36H54O4Si2/c1-9-41(10-2,11-3)40-35-27-31(20-18-19-25-37)39-34(30(35)5)26-29(4)28-38-42(36(6,7)8,32-21-14-12-15-22-32)33-23-16-13-17-24-33/h12-19,21-26,30-31,34-35H,9-11,20,27-28H2,1-8H3/b19-18+,29-26-/t30-,31-,34+,3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8" calcext:value-type="float">
            <text:p>404600178</text:p>
          </table:table-cell>
          <table:table-cell table:style-name="ce34" office:value-type="float" office:value="145944154" calcext:value-type="float">
            <text:p>145944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5</text:p>
          </table:table-cell>
          <table:table-cell table:style-name="ce8" office:value-type="string" calcext:value-type="string">
            <text:p>AUMSYMNJIVLGCN-QRBFXEHBSA-N</text:p>
          </table:table-cell>
          <table:table-cell table:style-name="ce8" office:value-type="string" calcext:value-type="string">
            <text:p>CCOC(=O)/C=C/C=C/C[C@H]1C[C@H](O[Si](CC)(CC)CC)[C@@H](C)[C@@H](/C=C(/C)CO[Si](C2=CC=CC=C2)(C2=CC=CC=C2)C(C)(C)C)O1</text:p>
          </table:table-cell>
          <table:table-cell table:style-name="ce8" office:value-type="string" calcext:value-type="string">
            <text:p>InChI=1S/C40H60O5Si2/c1-10-42-39(41)28-22-14-17-23-34-30-38(45-46(11-2,12-3)13-4)33(6)37(44-34)29-32(5)31-43-47(40(7,8)9,35-24-18-15-19-25-35)36-26-20-16-21-27-36/h14-22,24-29,33-34,37-38H,10-13,23,30-31H2,1-9H3/b17-14+,28-22+,32-29-/t33-,34-,37+,3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9" calcext:value-type="float">
            <text:p>404600179</text:p>
          </table:table-cell>
          <table:table-cell table:style-name="ce34" office:value-type="float" office:value="11700349" calcext:value-type="float">
            <text:p>117003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6</text:p>
          </table:table-cell>
          <table:table-cell table:style-name="ce8" office:value-type="string" calcext:value-type="string">
            <text:p>DPAXNSMAWIWFTC-JQWIXIFHSA-N</text:p>
          </table:table-cell>
          <table:table-cell table:style-name="ce8" office:value-type="string" calcext:value-type="string">
            <text:p>CC(C)(C)[Si](C)(C)OCC[C@@H]1O[C@@]1(C)CO</text:p>
          </table:table-cell>
          <table:table-cell table:style-name="ce8" office:value-type="string" calcext:value-type="string">
            <text:p>InChI=1S/C12H26O3Si/c1-11(2,3)16(5,6)14-8-7-10-12(4,9-13)15-10/h10,13H,7-9H2,1-6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0" calcext:value-type="float">
            <text:p>404600180</text:p>
          </table:table-cell>
          <table:table-cell table:style-name="ce34" office:value-type="float" office:value="145944155" calcext:value-type="float">
            <text:p>145944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7</text:p>
          </table:table-cell>
          <table:table-cell table:style-name="ce8" office:value-type="string" calcext:value-type="string">
            <text:p>FRPPQVMUGNVFOK-FGRDXJNISA-N</text:p>
          </table:table-cell>
          <table:table-cell table:style-name="ce8" office:value-type="string" calcext:value-type="string">
            <text:p>C=CC(O)[C@]1(C)O[C@H]1CCOCC1=CC=CC=C1</text:p>
          </table:table-cell>
          <table:table-cell table:style-name="ce8" office:value-type="string" calcext:value-type="string">
            <text:p>InChI=1S/C15H20O3/c1-3-13(16)15(2)14(18-15)9-10-17-11-12-7-5-4-6-8-12/h3-8,13-14,16H,1,9-11H2,2H3/t13?,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1" calcext:value-type="float">
            <text:p>404600181</text:p>
          </table:table-cell>
          <table:table-cell table:style-name="ce34" office:value-type="float" office:value="145944156" calcext:value-type="float">
            <text:p>145944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88</text:p>
          </table:table-cell>
          <table:table-cell table:style-name="ce8" office:value-type="string" calcext:value-type="string">
            <text:p>PTUJUKFMZTWNEN-FQECFTEESA-N</text:p>
          </table:table-cell>
          <table:table-cell table:style-name="ce8" office:value-type="string" calcext:value-type="string">
            <text:p>C=CC(O[Si](C)(C)C)[C@]1(C)O[C@H]1CCOCC1=CC=CC=C1</text:p>
          </table:table-cell>
          <table:table-cell table:style-name="ce8" office:value-type="string" calcext:value-type="string">
            <text:p>InChI=1S/C18H28O3Si/c1-6-16(21-22(3,4)5)18(2)17(20-18)12-13-19-14-15-10-8-7-9-11-15/h6-11,16-17H,1,12-14H2,2-5H3/t16?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2" calcext:value-type="float">
            <text:p>404600182</text:p>
          </table:table-cell>
          <table:table-cell table:style-name="ce34" office:value-type="float" office:value="16757325" calcext:value-type="float">
            <text:p>16757325</text:p>
          </table:table-cell>
          <table:table-cell table:style-name="ce50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89</text:p>
          </table:table-cell>
          <table:table-cell table:style-name="ce8" office:value-type="string" calcext:value-type="string">
            <text:p>UZECISOOXUQHQR-LSDHHAIUSA-N</text:p>
          </table:table-cell>
          <table:table-cell table:style-name="ce8" office:value-type="string" calcext:value-type="string">
            <text:p>C=C[C@](C)(C=O)[C@@H](O)CCOCC1=CC=CC=C1</text:p>
          </table:table-cell>
          <table:table-cell table:style-name="ce8" office:value-type="string" calcext:value-type="string">
            <text:p>InChI=1S/C15H20O3/c1-3-15(2,12-16)14(17)9-10-18-11-13-7-5-4-6-8-13/h3-8,12,14,17H,1,9-11H2,2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3" calcext:value-type="float">
            <text:p>404600183</text:p>
          </table:table-cell>
          <table:table-cell table:style-name="ce34" office:value-type="float" office:value="16757326" calcext:value-type="float">
            <text:p>16757326</text:p>
          </table:table-cell>
          <table:table-cell table:style-name="ce51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0</text:p>
          </table:table-cell>
          <table:table-cell table:style-name="ce8" office:value-type="string" calcext:value-type="string">
            <text:p>HJCMNBYQFVEKMU-NVXWUHKLSA-N</text:p>
          </table:table-cell>
          <table:table-cell table:style-name="ce8" office:value-type="string" calcext:value-type="string">
            <text:p>C=C[C@](C)(C=O)[C@@H](CCOCC1=CC=CC=C1)OC(=O)CBr</text:p>
          </table:table-cell>
          <table:table-cell table:style-name="ce8" office:value-type="string" calcext:value-type="string">
            <text:p>InChI=1S/C17H21BrO4/c1-3-17(2,13-19)15(22-16(20)11-18)9-10-21-12-14-7-5-4-6-8-14/h3-8,13,15H,1,9-12H2,2H3/t15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4" calcext:value-type="float">
            <text:p>404600184</text:p>
          </table:table-cell>
          <table:table-cell table:style-name="ce34" office:value-type="float" office:value="145944157" calcext:value-type="float">
            <text:p>145944157</text:p>
          </table:table-cell>
          <table:table-cell table:style-name="ce52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1</text:p>
          </table:table-cell>
          <table:table-cell table:style-name="ce8" office:value-type="string" calcext:value-type="string">
            <text:p>SPRINMLJOJHKQE-HLLBOEOZSA-N</text:p>
          </table:table-cell>
          <table:table-cell table:style-name="ce8" office:value-type="string" calcext:value-type="string">
            <text:p>C=C[C@@]1(C)[C@H](CCOCC2=CC=CC=C2)OC(=O)C[C@H]1O</text:p>
          </table:table-cell>
          <table:table-cell table:style-name="ce8" office:value-type="string" calcext:value-type="string">
            <text:p>InChI=1S/C17H22O4/c1-3-17(2)14(18)11-16(19)21-15(17)9-10-20-12-13-7-5-4-6-8-13/h3-8,14-15,18H,1,9-12H2,2H3/t14-,15+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5" calcext:value-type="float">
            <text:p>404600185</text:p>
          </table:table-cell>
          <table:table-cell table:style-name="ce34" office:value-type="float" office:value="16757328" calcext:value-type="float">
            <text:p>16757328</text:p>
          </table:table-cell>
          <table:table-cell table:style-name="ce53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2</text:p>
          </table:table-cell>
          <table:table-cell table:style-name="ce8" office:value-type="string" calcext:value-type="string">
            <text:p>PVSSGMDIAJODAU-YSTOQKLRSA-N</text:p>
          </table:table-cell>
          <table:table-cell table:style-name="ce8" office:value-type="string" calcext:value-type="string">
            <text:p>C=CC[C@@H]1C[C@@H](O)[C@@](C)(C=C)[C@H](CCOCC2=CC=CC=C2)O1</text:p>
          </table:table-cell>
          <table:table-cell table:style-name="ce8" office:value-type="string" calcext:value-type="string">
            <text:p>InChI=1S/C20H28O3/c1-4-9-17-14-18(21)20(3,5-2)19(23-17)12-13-22-15-16-10-7-6-8-11-16/h4-8,10-11,17-19,21H,1-2,9,12-15H2,3H3/t17-,18-,19+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6" calcext:value-type="float">
            <text:p>404600186</text:p>
          </table:table-cell>
          <table:table-cell table:style-name="ce34" office:value-type="float" office:value="145944158" calcext:value-type="float">
            <text:p>145944158</text:p>
          </table:table-cell>
          <table:table-cell table:style-name="ce54"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3</text:p>
          </table:table-cell>
          <table:table-cell table:style-name="ce8" office:value-type="string" calcext:value-type="string">
            <text:p>HQTSVUPKAYCDEB-JENIJYKNSA-N</text:p>
          </table:table-cell>
          <table:table-cell table:style-name="ce8" office:value-type="string" calcext:value-type="string">
            <text:p>O=C(C[C@@H]1C[C@H](O)C[C@H](C2=CC=CC=C2)O1)C1=CC=CC=C1</text:p>
          </table:table-cell>
          <table:table-cell table:style-name="ce8" office:value-type="string" calcext:value-type="string">
            <text:p>InChI=1S/C19H20O3/c20-16-11-17(13-18(21)14-7-3-1-4-8-14)22-19(12-16)15-9-5-2-6-10-15/h1-10,16-17,19-20H,11-13H2/t16-,17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7" calcext:value-type="float">
            <text:p>404600187</text:p>
          </table:table-cell>
          <table:table-cell table:style-name="ce34" office:value-type="float" office:value="145944159" calcext:value-type="float">
            <text:p>145944159</text:p>
          </table:table-cell>
          <table:table-cell table:style-name="ce55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4</text:p>
          </table:table-cell>
          <table:table-cell table:style-name="ce8" office:value-type="string" calcext:value-type="string">
            <text:p>QVDYSSZJZGKQIH-UFYCRDLUSA-N</text:p>
          </table:table-cell>
          <table:table-cell table:style-name="ce8" office:value-type="string" calcext:value-type="string">
            <text:p>C=CC[C@H]1C[C@H](O[Si](CC)(CC)CC)C[C@@H](C2=CC=CC=C2)O1</text:p>
          </table:table-cell>
          <table:table-cell table:style-name="ce8" office:value-type="string" calcext:value-type="string">
            <text:p>InChI=1S/C20H32O2Si/c1-5-12-18-15-19(22-23(6-2,7-3)8-4)16-20(21-18)17-13-10-9-11-14-17/h5,9-11,13-14,18-20H,1,6-8,12,15-16H2,2-4H3/t18-,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8" calcext:value-type="float">
            <text:p>404600188</text:p>
          </table:table-cell>
          <table:table-cell table:style-name="ce34" office:value-type="float" office:value="16088142" calcext:value-type="float">
            <text:p>16088142</text:p>
          </table:table-cell>
          <table:table-cell table:style-name="ce56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5</text:p>
          </table:table-cell>
          <table:table-cell table:style-name="ce8" office:value-type="string" calcext:value-type="string">
            <text:p>HQTSVUPKAYCDEB-LNLFQRSKSA-N</text:p>
          </table:table-cell>
          <table:table-cell table:style-name="ce8" office:value-type="string" calcext:value-type="string">
            <text:p>O=C(C[C@@H]1C[C@H](O)C[C@@H](C2=CC=CC=C2)O1)C1=CC=CC=C1</text:p>
          </table:table-cell>
          <table:table-cell table:style-name="ce8" office:value-type="string" calcext:value-type="string">
            <text:p>InChI=1S/C19H20O3/c20-16-11-17(13-18(21)14-7-3-1-4-8-14)22-19(12-16)15-9-5-2-6-10-15/h1-10,16-17,19-20H,11-13H2/t16-,17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9" calcext:value-type="float">
            <text:p>404600189</text:p>
          </table:table-cell>
          <table:table-cell table:style-name="ce34" office:value-type="float" office:value="11964087" calcext:value-type="float">
            <text:p>11964087</text:p>
          </table:table-cell>
          <table:table-cell table:style-name="ce57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6</text:p>
          </table:table-cell>
          <table:table-cell table:style-name="ce8" office:value-type="string" calcext:value-type="string">
            <text:p>GYDDFNDXDHNKSC-NSHDSACASA-N</text:p>
          </table:table-cell>
          <table:table-cell table:style-name="ce8" office:value-type="string" calcext:value-type="string">
            <text:p>C=CC[C@H](OC(=O)CBr)C1=CC=CC=C1</text:p>
          </table:table-cell>
          <table:table-cell table:style-name="ce8" office:value-type="string" calcext:value-type="string">
            <text:p>InChI=1S/C12H13BrO2/c1-2-6-11(15-12(14)9-13)10-7-4-3-5-8-10/h2-5,7-8,11H,1,6,9H2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0" calcext:value-type="float">
            <text:p>404600190</text:p>
          </table:table-cell>
          <table:table-cell table:style-name="ce34" office:value-type="float" office:value="16089543" calcext:value-type="float">
            <text:p>16089543</text:p>
          </table:table-cell>
          <table:table-cell table:style-name="ce58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7</text:p>
          </table:table-cell>
          <table:table-cell table:style-name="ce8" office:value-type="string" calcext:value-type="string">
            <text:p>HVPXLAUXUXQNLP-IVZWLZJFSA-N</text:p>
          </table:table-cell>
          <table:table-cell table:style-name="ce8" office:value-type="string" calcext:value-type="string">
            <text:p>O=C1O[C@H](C2=CC=CC=C2)C[C@H]2O[C@@H]12</text:p>
          </table:table-cell>
          <table:table-cell table:style-name="ce8" office:value-type="string" calcext:value-type="string">
            <text:p>InChI=1S/C11H10O3/c12-11-10-9(13-10)6-8(14-11)7-4-2-1-3-5-7/h1-5,8-10H,6H2/t8-,9+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1" calcext:value-type="float">
            <text:p>404600191</text:p>
          </table:table-cell>
          <table:table-cell table:style-name="ce34" office:value-type="float" office:value="11964353" calcext:value-type="float">
            <text:p>11964353</text:p>
          </table:table-cell>
          <table:table-cell table:style-name="ce59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8</text:p>
          </table:table-cell>
          <table:table-cell table:style-name="ce8" office:value-type="string" calcext:value-type="string">
            <text:p>MGDRMJRFLARDHJ-CVEARBPZSA-N</text:p>
          </table:table-cell>
          <table:table-cell table:style-name="ce8" office:value-type="string" calcext:value-type="string">
            <text:p>CC[Si](CC)(CC)O[C@H]1CC(=O)O[C@H](C2=CC=CC=C2)C1</text:p>
          </table:table-cell>
          <table:table-cell table:style-name="ce8" office:value-type="string" calcext:value-type="string">
            <text:p>InChI=1S/C17H26O3Si/c1-4-21(5-2,6-3)20-15-12-16(19-17(18)13-15)14-10-8-7-9-11-14/h7-11,15-16H,4-6,12-13H2,1-3H3/t15-,1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2" calcext:value-type="float">
            <text:p>404600192</text:p>
          </table:table-cell>
          <table:table-cell table:style-name="ce34" office:value-type="float" office:value="16088139" calcext:value-type="float">
            <text:p>16088139</text:p>
          </table:table-cell>
          <table:table-cell table:style-name="ce60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9</text:p>
          </table:table-cell>
          <table:table-cell table:style-name="ce8" office:value-type="string" calcext:value-type="string">
            <text:p>LKCSWDNENRALEF-SSNUXKEVSA-N</text:p>
          </table:table-cell>
          <table:table-cell table:style-name="ce8" office:value-type="string" calcext:value-type="string">
            <text:p>CC[Si](CC)(CC)O[C@@H]1C[C@@H](C2=CC=CC=C2)O[C@H](OC(C)=O)C1.CC[Si](CC)(CC)O[C@H]1C[C@H](OC(C)=O)O[C@H](C2=CC=CC=C2)C1</text:p>
          </table:table-cell>
          <table:table-cell table:style-name="ce8" office:value-type="string" calcext:value-type="string">
            <text:p>InChI=1S/2C19H30O4Si/c2*1-5-24(6-2,7-3)23-17-13-18(16-11-9-8-10-12-16)22-19(14-17)21-15(4)20/h2*8-12,17-19H,5-7,13-14H2,1-4H3/t17-,18+,19+;17-,18+,19-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3" calcext:value-type="float">
            <text:p>404600193</text:p>
          </table:table-cell>
          <table:table-cell table:style-name="ce34" office:value-type="float" office:value="145944160" calcext:value-type="float">
            <text:p>145944160</text:p>
          </table:table-cell>
          <table:table-cell table:style-name="ce61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200</text:p>
          </table:table-cell>
          <table:table-cell table:style-name="ce8" office:value-type="string" calcext:value-type="string">
            <text:p>IBEOVCJMYNYSHG-FHWLQOOXSA-N</text:p>
          </table:table-cell>
          <table:table-cell table:style-name="ce8" office:value-type="string" calcext:value-type="string">
            <text:p>CC[Si](CC)(CC)O[C@@H]1C[C@@H](C2=CC=CC=C2)O[C@@H](CC=O)C1</text:p>
          </table:table-cell>
          <table:table-cell table:style-name="ce8" office:value-type="string" calcext:value-type="string">
            <text:p>InChI=1S/C19H30O3Si/c1-4-23(5-2,6-3)22-18-14-17(12-13-20)21-19(15-18)16-10-8-7-9-11-16/h7-11,13,17-19H,4-6,12,14-15H2,1-3H3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4" calcext:value-type="float">
            <text:p>404600194</text:p>
          </table:table-cell>
          <table:table-cell table:style-name="ce34" office:value-type="float" office:value="16089541" calcext:value-type="float">
            <text:p>16089541</text:p>
          </table:table-cell>
          <table:table-cell table:style-name="ce62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201</text:p>
          </table:table-cell>
          <table:table-cell table:style-name="ce8" office:value-type="string" calcext:value-type="string">
            <text:p>YOTPAMCDJUGZGC-CUYJMHBOSA-N</text:p>
          </table:table-cell>
          <table:table-cell table:style-name="ce8" office:value-type="string" calcext:value-type="string">
            <text:p>CC[Si](CC)(CC)O[C@@H]1C[C@@H](C2=CC=CC=C2)O[C@@H](CC(=O)C2=CC=CC=C2)C1</text:p>
          </table:table-cell>
          <table:table-cell table:style-name="ce8" office:value-type="string" calcext:value-type="string">
            <text:p>InChI=1S/C25H34O3Si/c1-4-29(5-2,6-3)28-23-17-22(18-24(26)20-13-9-7-10-14-20)27-25(19-23)21-15-11-8-12-16-21/h7-16,22-23,25H,4-6,17-19H2,1-3H3/t22-,23+,2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5" calcext:value-type="float">
            <text:p>404600195</text:p>
          </table:table-cell>
          <table:table-cell table:style-name="ce34" office:value-type="float" office:value="16089542" calcext:value-type="float">
            <text:p>16089542</text:p>
          </table:table-cell>
          <table:table-cell table:style-name="ce63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1202</text:p>
          </table:table-cell>
          <table:table-cell table:style-name="ce8" office:value-type="string" calcext:value-type="string">
            <text:p>JYEIUGMHEWBSMN-UHFFFAOYSA-N</text:p>
          </table:table-cell>
          <table:table-cell table:style-name="ce8" office:value-type="string" calcext:value-type="string">
            <text:p>COC1=CC(OC)=C(I)C(OS(=O)(=O)C(F)(F)F)=C1</text:p>
          </table:table-cell>
          <table:table-cell table:style-name="ce8" office:value-type="string" calcext:value-type="string">
            <text:p>InChI=1S/C9H8F3IO5S/c1-16-5-3-6(17-2)8(13)7(4-5)18-19(14,15)9(10,11)12/h3-4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3</text:p>
          </table:table-cell>
          <table:table-cell table:style-name="ce22" office:value-type="string" calcext:value-type="string">
            <text:p>MQWFQHPPRKALLT-UHFFFAOYSA-N</text:p>
          </table:table-cell>
          <table:table-cell table:style-name="ce8" office:value-type="string" calcext:value-type="string">
            <text:p>COC1=C(OS(=O)(=O)C(F)(F)F)C(I)=CC(C)=C1</text:p>
          </table:table-cell>
          <table:table-cell table:style-name="ce8" office:value-type="string" calcext:value-type="string">
            <text:p>InChI=1S/C9H8F3IO4S/c1-5-3-6(13)8(7(4-5)16-2)17-18(14,15)9(10,11)12/h3-4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4</text:p>
          </table:table-cell>
          <table:table-cell table:style-name="ce22" office:value-type="string" calcext:value-type="string">
            <text:p>AJLHADHFKZIKIK-UHFFFAOYSA-N</text:p>
          </table:table-cell>
          <table:table-cell table:style-name="ce8" office:value-type="string" calcext:value-type="string">
            <text:p>O=S(=O)(OC1=CC=C(C2=CC=CC=C2)C=C1I)C(F)(F)F</text:p>
          </table:table-cell>
          <table:table-cell table:style-name="ce8" office:value-type="string" calcext:value-type="string">
            <text:p>InChI=1S/C13H8F3IO3S/c14-13(15,16)21(18,19)20-12-7-6-10(8-11(12)17)9-4-2-1-3-5-9/h1-8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5</text:p>
          </table:table-cell>
          <table:table-cell table:style-name="ce22" office:value-type="string" calcext:value-type="string">
            <text:p>JKMHQFZISSSYOX-UHFFFAOYSA-N</text:p>
          </table:table-cell>
          <table:table-cell table:style-name="ce8" office:value-type="string" calcext:value-type="string">
            <text:p>O=S(=O)(OC1=CC=C(Cl)C=C1I)C(F)(F)F</text:p>
          </table:table-cell>
          <table:table-cell table:style-name="ce8" office:value-type="string" calcext:value-type="string">
            <text:p>InChI=1S/C7H3ClF3IO3S/c8-4-1-2-6(5(12)3-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6</text:p>
          </table:table-cell>
          <table:table-cell table:style-name="ce22" office:value-type="string" calcext:value-type="string">
            <text:p>MSDRWBCQMWZBFA-UHFFFAOYSA-N</text:p>
          </table:table-cell>
          <table:table-cell table:style-name="ce8" office:value-type="string" calcext:value-type="string">
            <text:p>O=S(=O)(OC1=CC=C(F)C=C1I)C(F)(F)F</text:p>
          </table:table-cell>
          <table:table-cell table:style-name="ce8" office:value-type="string" calcext:value-type="string">
            <text:p>InChI=1S/C7H3F4IO3S/c8-4-1-2-6(5(12)3-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7</text:p>
          </table:table-cell>
          <table:table-cell table:style-name="ce22" office:value-type="string" calcext:value-type="string">
            <text:p>FSWLICPETBRWOR-UHFFFAOYSA-N</text:p>
          </table:table-cell>
          <table:table-cell table:style-name="ce8" office:value-type="string" calcext:value-type="string">
            <text:p>O=S(=O)(OC1=CC=CC(F)=C1I)C(F)(F)F</text:p>
          </table:table-cell>
          <table:table-cell table:style-name="ce8" office:value-type="string" calcext:value-type="string">
            <text:p>InChI=1S/C7H3F4IO3S/c8-4-2-1-3-5(6(4)12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8</text:p>
          </table:table-cell>
          <table:table-cell table:style-name="ce22" office:value-type="string" calcext:value-type="string">
            <text:p>JFKBPZCVYHLKPC-UHFFFAOYSA-N</text:p>
          </table:table-cell>
          <table:table-cell table:style-name="ce8" office:value-type="string" calcext:value-type="string">
            <text:p>O=S(=O)(OC1=C(F)C=CC=C1I)C(F)(F)F</text:p>
          </table:table-cell>
          <table:table-cell table:style-name="ce8" office:value-type="string" calcext:value-type="string">
            <text:p>InChI=1S/C7H3F4IO3S/c8-4-2-1-3-5(12)6(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9</text:p>
          </table:table-cell>
          <table:table-cell table:style-name="ce22" office:value-type="string" calcext:value-type="string">
            <text:p>KSSURASGGXKHBH-UHFFFAOYSA-N</text:p>
          </table:table-cell>
          <table:table-cell table:style-name="ce8" office:value-type="string" calcext:value-type="string">
            <text:p>O=S(=O)(OC1=CC=C(C(F)(F)F)C=C1I)C(F)(F)F</text:p>
          </table:table-cell>
          <table:table-cell table:style-name="ce8" office:value-type="string" calcext:value-type="string">
            <text:p>InChI=1S/C8H3F6IO3S/c9-7(10,11)4-1-2-6(5(15)3-4)18-19(16,17)8(12,13)14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0</text:p>
          </table:table-cell>
          <table:table-cell table:style-name="ce22" office:value-type="string" calcext:value-type="string">
            <text:p>YFJIEFZNYFURGR-UHFFFAOYSA-N</text:p>
          </table:table-cell>
          <table:table-cell table:style-name="ce8" office:value-type="string" calcext:value-type="string">
            <text:p>O=S(=O)(OC1=CC(C(F)(F)F)=CC=C1I)C(F)(F)F</text:p>
          </table:table-cell>
          <table:table-cell table:style-name="ce8" office:value-type="string" calcext:value-type="string">
            <text:p>InChI=1S/C8H3F6IO3S/c9-7(10,11)4-1-2-5(15)6(3-4)18-19(16,17)8(12,13)14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1</text:p>
          </table:table-cell>
          <table:table-cell table:style-name="ce22" office:value-type="string" calcext:value-type="string">
            <text:p>DNJDUTUPENCZOS-UXBLZVDNSA-N</text:p>
          </table:table-cell>
          <table:table-cell table:style-name="ce8" office:value-type="string" calcext:value-type="string">
            <text:p>COC1=CC(C/C=C/[Si](C)(C)C)=CC=C1</text:p>
          </table:table-cell>
          <table:table-cell table:style-name="ce8" office:value-type="string" calcext:value-type="string">
            <text:p>InChI=1S/C13H20OSi/c1-14-13-9-5-7-12(11-13)8-6-10-15(2,3)4/h5-7,9-11H,8H2,1-4H3/b10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2</text:p>
          </table:table-cell>
          <table:table-cell table:style-name="ce22" office:value-type="string" calcext:value-type="string">
            <text:p>LQVWEUNGQDJSDM-SOFGYWHQSA-N</text:p>
          </table:table-cell>
          <table:table-cell table:style-name="ce8" office:value-type="string" calcext:value-type="string">
            <text:p>COC1=CC(OC)=CC(C/C=C/[Si](C)(C)C)=C1</text:p>
          </table:table-cell>
          <table:table-cell table:style-name="ce8" office:value-type="string" calcext:value-type="string">
            <text:p>InChI=1S/C14H22O2Si/c1-15-13-9-12(10-14(11-13)16-2)7-6-8-17(3,4)5/h6,8-11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3</text:p>
          </table:table-cell>
          <table:table-cell table:style-name="ce22" office:value-type="string" calcext:value-type="string">
            <text:p>BEFWXEPXQVLRAV-SOFGYWHQSA-N</text:p>
          </table:table-cell>
          <table:table-cell table:style-name="ce8" office:value-type="string" calcext:value-type="string">
            <text:p>COC1=CC(C/C=C/[Si](C)(C)C)=CC(C)=C1</text:p>
          </table:table-cell>
          <table:table-cell table:style-name="ce8" office:value-type="string" calcext:value-type="string">
            <text:p>InChI=1S/C14H22OSi/c1-12-9-13(11-14(10-12)15-2)7-6-8-16(3,4)5/h6,8-11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4</text:p>
          </table:table-cell>
          <table:table-cell table:style-name="ce22" office:value-type="string" calcext:value-type="string">
            <text:p>GWWGQYVUFFEYKT-QGOAFFKASA-N</text:p>
          </table:table-cell>
          <table:table-cell table:style-name="ce8" office:value-type="string" calcext:value-type="string">
            <text:p>CCCCCCCCC1=C(OC)C=CC=C1C/C=C/[Si](C)(C)C</text:p>
          </table:table-cell>
          <table:table-cell table:style-name="ce8" office:value-type="string" calcext:value-type="string">
            <text:p>InChI=1S/C21H36OSi/c1-6-7-8-9-10-11-16-20-19(14-12-17-21(20)22-2)15-13-18-23(3,4)5/h12-14,17-18H,6-11,15-16H2,1-5H3/b18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5</text:p>
          </table:table-cell>
          <table:table-cell table:style-name="ce22" office:value-type="string" calcext:value-type="string">
            <text:p>VDQZAULYBKMLCI-OQLLNIDSSA-N</text:p>
          </table:table-cell>
          <table:table-cell table:style-name="ce8" office:value-type="string" calcext:value-type="string">
            <text:p>COC1=C(N2CCCCC2)C(C/C=C/[Si](C)(C)C)=CC=C1</text:p>
          </table:table-cell>
          <table:table-cell table:style-name="ce8" office:value-type="string" calcext:value-type="string">
            <text:p>InChI=1S/C18H29NOSi/c1-20-17-12-8-10-16(11-9-15-21(2,3)4)18(17)19-13-6-5-7-14-19/h8-10,12,15H,5-7,11,13-14H2,1-4H3/b15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6</text:p>
          </table:table-cell>
          <table:table-cell table:style-name="ce22" office:value-type="string" calcext:value-type="string">
            <text:p>URFCVMJEQQKGLH-UKTHLTGXSA-N</text:p>
          </table:table-cell>
          <table:table-cell table:style-name="ce8" office:value-type="string" calcext:value-type="string">
            <text:p>COC1=CC(OC)=C(N2CCCCC2)C(C/C=C/[Si](C)(C)C)=C1</text:p>
          </table:table-cell>
          <table:table-cell table:style-name="ce8" office:value-type="string" calcext:value-type="string">
            <text:p>InChI=1S/C19H31NO2Si/c1-21-17-14-16(10-9-13-23(3,4)5)19(18(15-17)22-2)20-11-7-6-8-12-20/h9,13-15H,6-8,10-12H2,1-5H3/b13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7</text:p>
          </table:table-cell>
          <table:table-cell table:style-name="ce22" office:value-type="string" calcext:value-type="string">
            <text:p>YBAVQTVWAXCJSL-UKTHLTGXSA-N</text:p>
          </table:table-cell>
          <table:table-cell table:style-name="ce8" office:value-type="string" calcext:value-type="string">
            <text:p>COC1=C(N2CCCCC2)C(C/C=C/[Si](C)(C)C)=CC(C)=C1</text:p>
          </table:table-cell>
          <table:table-cell table:style-name="ce8" office:value-type="string" calcext:value-type="string">
            <text:p>InChI=1S/C19H31NOSi/c1-16-14-17(10-9-13-22(3,4)5)19(18(15-16)21-2)20-11-7-6-8-12-20/h9,13-15H,6-8,10-12H2,1-5H3/b13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8</text:p>
          </table:table-cell>
          <table:table-cell table:style-name="ce22" office:value-type="string" calcext:value-type="string">
            <text:p>ZMTOBKNSIANAOS-OQLLNIDSSA-N</text:p>
          </table:table-cell>
          <table:table-cell table:style-name="ce8" office:value-type="string" calcext:value-type="string">
            <text:p>C[Si](C)(C)/C=C/CC1=CC=CC=C1N1CCCCC1</text:p>
          </table:table-cell>
          <table:table-cell table:style-name="ce8" office:value-type="string" calcext:value-type="string">
            <text:p>InChI=1S/C17H27NSi/c1-19(2,3)15-9-11-16-10-5-6-12-17(16)18-13-7-4-8-14-18/h5-6,9-10,12,15H,4,7-8,11,13-14H2,1-3H3/b15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9</text:p>
          </table:table-cell>
          <table:table-cell table:style-name="ce22" office:value-type="string" calcext:value-type="string">
            <text:p>VTYKUTMUPRRYDK-RIYZIHGNSA-N</text:p>
          </table:table-cell>
          <table:table-cell table:style-name="ce8" office:value-type="string" calcext:value-type="string">
            <text:p>C[Si](C)(C)/C=C/CC1=CC=CC(F)=C1N1CCCCC1</text:p>
          </table:table-cell>
          <table:table-cell table:style-name="ce8" office:value-type="string" calcext:value-type="string">
            <text:p>InChI=1S/C17H26FNSi/c1-20(2,3)14-8-10-15-9-7-11-16(18)17(15)19-12-5-4-6-13-19/h7-9,11,14H,4-6,10,12-13H2,1-3H3/b14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0</text:p>
          </table:table-cell>
          <table:table-cell table:style-name="ce22" office:value-type="string" calcext:value-type="string">
            <text:p>IKRMVJADHKDWEH-MDWZMJQESA-N</text:p>
          </table:table-cell>
          <table:table-cell table:style-name="ce8" office:value-type="string" calcext:value-type="string">
            <text:p>C=CCC1=C(OC)C=CC=C1C/C=C/[Si](C)(C)C</text:p>
          </table:table-cell>
          <table:table-cell table:style-name="ce8" office:value-type="string" calcext:value-type="string">
            <text:p>InChI=1S/C16H24OSi/c1-6-9-15-14(10-7-12-16(15)17-2)11-8-13-18(3,4)5/h6-8,10,12-13H,1,9,11H2,2-5H3/b13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1</text:p>
          </table:table-cell>
          <table:table-cell table:style-name="ce22" office:value-type="string" calcext:value-type="string">
            <text:p>WOLZQDJZDDMKGU-DHZHZOJOSA-N</text:p>
          </table:table-cell>
          <table:table-cell table:style-name="ce8" office:value-type="string" calcext:value-type="string">
            <text:p>C=CCC1=C(OC)C=C(OC)C=C1C/C=C/[Si](C)(C)C</text:p>
          </table:table-cell>
          <table:table-cell table:style-name="ce8" office:value-type="string" calcext:value-type="string">
            <text:p>InChI=1S/C17H26O2Si/c1-7-9-16-14(10-8-11-20(4,5)6)12-15(18-2)13-17(16)19-3/h7-8,11-13H,1,9-10H2,2-6H3/b11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2</text:p>
          </table:table-cell>
          <table:table-cell table:style-name="ce22" office:value-type="string" calcext:value-type="string">
            <text:p>YTLYXXKYTOGWBC-DHZHZOJOSA-N</text:p>
          </table:table-cell>
          <table:table-cell table:style-name="ce8" office:value-type="string" calcext:value-type="string">
            <text:p>C=CCC1=C(OC)C=C(C)C=C1C/C=C/[Si](C)(C)C</text:p>
          </table:table-cell>
          <table:table-cell table:style-name="ce8" office:value-type="string" calcext:value-type="string">
            <text:p>InChI=1S/C17H26OSi/c1-7-9-16-15(10-8-11-19(4,5)6)12-14(2)13-17(16)18-3/h7-8,11-13H,1,9-10H2,2-6H3/b11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3</text:p>
          </table:table-cell>
          <table:table-cell table:style-name="ce22" office:value-type="string" calcext:value-type="string">
            <text:p>NBCYZCSZVCBGBX-MDWZMJQESA-N</text:p>
          </table:table-cell>
          <table:table-cell table:style-name="ce8" office:value-type="string" calcext:value-type="string">
            <text:p>C=CCC1=CC=CC=C1C/C=C/[Si](C)(C)C</text:p>
          </table:table-cell>
          <table:table-cell table:style-name="ce8" office:value-type="string" calcext:value-type="string">
            <text:p>InChI=1S/C15H22Si/c1-5-9-14-10-6-7-11-15(14)12-8-13-16(2,3)4/h5-8,10-11,13H,1,9,12H2,2-4H3/b13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4</text:p>
          </table:table-cell>
          <table:table-cell table:style-name="ce22" office:value-type="string" calcext:value-type="string">
            <text:p>IMWGJYIWHFCJNT-UXBLZVDNSA-N</text:p>
          </table:table-cell>
          <table:table-cell table:style-name="ce8" office:value-type="string" calcext:value-type="string">
            <text:p>COC1=C(O)C(C/C=C/[Si](C)(C)C)=CC=C1</text:p>
          </table:table-cell>
          <table:table-cell table:style-name="ce8" office:value-type="string" calcext:value-type="string">
            <text:p>InChI=1S/C13H20O2Si/c1-15-12-9-5-7-11(13(12)14)8-6-10-16(2,3)4/h5-7,9-10,14H,8H2,1-4H3/b10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5</text:p>
          </table:table-cell>
          <table:table-cell table:style-name="ce22" office:value-type="string" calcext:value-type="string">
            <text:p>QLXDAHAZOVZSIH-XYOKQWHBSA-N</text:p>
          </table:table-cell>
          <table:table-cell table:style-name="ce8" office:value-type="string" calcext:value-type="string">
            <text:p>CCOC(=O)C1=C(OC)C=CC=C1C/C=C/[Si](C)(C)C</text:p>
          </table:table-cell>
          <table:table-cell table:style-name="ce8" office:value-type="string" calcext:value-type="string">
            <text:p>InChI=1S/C16H24O3Si/c1-6-19-16(17)15-13(9-7-11-14(15)18-2)10-8-12-20(3,4)5/h7-9,11-12H,6,10H2,1-5H3/b12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6</text:p>
          </table:table-cell>
          <table:table-cell table:style-name="ce22" office:value-type="string" calcext:value-type="string">
            <text:p>IYQWOKGVAORWES-CSKARUKUSA-N</text:p>
          </table:table-cell>
          <table:table-cell table:style-name="ce8" office:value-type="string" calcext:value-type="string">
            <text:p>CCOC(=O)C1=C(OC)C=C(OC)C=C1C/C=C/[Si](C)(C)C</text:p>
          </table:table-cell>
          <table:table-cell table:style-name="ce8" office:value-type="string" calcext:value-type="string">
            <text:p>InChI=1S/C17H26O4Si/c1-7-21-17(18)16-13(9-8-10-22(4,5)6)11-14(19-2)12-15(16)20-3/h8,10-12H,7,9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7</text:p>
          </table:table-cell>
          <table:table-cell table:style-name="ce22" office:value-type="string" calcext:value-type="string">
            <text:p>VBHHNZHDIYAGHC-CSKARUKUSA-N</text:p>
          </table:table-cell>
          <table:table-cell table:style-name="ce8" office:value-type="string" calcext:value-type="string">
            <text:p>CCOC(=O)C1=C(OC)C=C(C)C=C1C/C=C/[Si](C)(C)C</text:p>
          </table:table-cell>
          <table:table-cell table:style-name="ce8" office:value-type="string" calcext:value-type="string">
            <text:p>InChI=1S/C17H26O3Si/c1-7-20-17(18)16-14(9-8-10-21(4,5)6)11-13(2)12-15(16)19-3/h8,10-12H,7,9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8</text:p>
          </table:table-cell>
          <table:table-cell table:style-name="ce22" office:value-type="string" calcext:value-type="string">
            <text:p>MMEICCPLOJEQMV-XYOKQWHBSA-N</text:p>
          </table:table-cell>
          <table:table-cell table:style-name="ce8" office:value-type="string" calcext:value-type="string">
            <text:p>CCOC(=O)C1=CC=CC=C1C/C=C/[Si](C)(C)C</text:p>
          </table:table-cell>
          <table:table-cell table:style-name="ce8" office:value-type="string" calcext:value-type="string">
            <text:p>InChI=1S/C15H22O2Si/c1-5-17-15(16)14-11-7-6-9-13(14)10-8-12-18(2,3)4/h6-9,11-12H,5,10H2,1-4H3/b12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9</text:p>
          </table:table-cell>
          <table:table-cell table:style-name="ce22" office:value-type="string" calcext:value-type="string">
            <text:p>CPNBMBBRKINRNE-UWTATZPHSA-N</text:p>
          </table:table-cell>
          <table:table-cell table:style-name="ce8" office:value-type="string" calcext:value-type="string">
            <text:p>O=C1C[C@H](C(Cl)(Cl)Cl)O1</text:p>
          </table:table-cell>
          <table:table-cell table:style-name="ce8" office:value-type="string" calcext:value-type="string">
            <text:p>InChI=1S/C4H3Cl3O2/c5-4(6,7)2-1-3(8)9-2/h2H,1H2/t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0</text:p>
          </table:table-cell>
          <table:table-cell table:style-name="ce22" office:value-type="string" calcext:value-type="string">
            <text:p>WJYNWTUZYXQLTB-SSDOTTSWSA-N</text:p>
          </table:table-cell>
          <table:table-cell table:style-name="ce8" office:value-type="string" calcext:value-type="string">
            <text:p>O=C(C[C@@H](O)C(Cl)(Cl)Cl)C1=CC=CO1</text:p>
          </table:table-cell>
          <table:table-cell table:style-name="ce8" office:value-type="string" calcext:value-type="string">
            <text:p>InChI=1S/C8H7Cl3O3/c9-8(10,11)7(13)4-5(12)6-2-1-3-14-6/h1-3,7,13H,4H2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1</text:p>
          </table:table-cell>
          <table:table-cell table:style-name="ce22" office:value-type="string" calcext:value-type="string">
            <text:p>MCNZLNQVNJNHTC-SSDOTTSWSA-N</text:p>
          </table:table-cell>
          <table:table-cell table:style-name="ce8" office:value-type="string" calcext:value-type="string">
            <text:p>O=C(C[C@@H](O)C(Cl)(Cl)Cl)C1=CC=CS1</text:p>
          </table:table-cell>
          <table:table-cell table:style-name="ce8" office:value-type="string" calcext:value-type="string">
            <text:p>InChI=1S/C8H7Cl3O2S/c9-8(10,11)7(13)4-5(12)6-2-1-3-14-6/h1-3,7,13H,4H2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2</text:p>
          </table:table-cell>
          <table:table-cell table:style-name="ce22" office:value-type="string" calcext:value-type="string">
            <text:p>CUZPOCJOIMJWCZ-ZCFIWIBFSA-N</text:p>
          </table:table-cell>
          <table:table-cell table:style-name="ce8" office:value-type="string" calcext:value-type="string">
            <text:p>C=CCC(=O)C[C@@H](O)C(Cl)(Cl)Cl</text:p>
          </table:table-cell>
          <table:table-cell table:style-name="ce8" office:value-type="string" calcext:value-type="string">
            <text:p>InChI=1S/C7H9Cl3O2/c1-2-3-5(11)4-6(12)7(8,9)10/h2,6,12H,1,3-4H2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3</text:p>
          </table:table-cell>
          <table:table-cell table:style-name="ce22" office:value-type="string" calcext:value-type="string">
            <text:p>KISXXHRPGHLFAA-RXMQYKEDSA-N</text:p>
          </table:table-cell>
          <table:table-cell table:style-name="ce8" office:value-type="string" calcext:value-type="string">
            <text:p>C=CC(=O)C[C@@H](O)C(Cl)(Cl)Cl</text:p>
          </table:table-cell>
          <table:table-cell table:style-name="ce8" office:value-type="string" calcext:value-type="string">
            <text:p>InChI=1S/C6H7Cl3O2/c1-2-4(10)3-5(11)6(7,8)9/h2,5,11H,1,3H2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4</text:p>
          </table:table-cell>
          <table:table-cell table:style-name="ce22" office:value-type="string" calcext:value-type="string">
            <text:p>YDVZAHNKKNQBPH-IUCAKERBSA-N</text:p>
          </table:table-cell>
          <table:table-cell table:style-name="ce8" office:value-type="string" calcext:value-type="string">
            <text:p>[N-]=[N+]=N[C@H]1C[C@@H](C2=CC=CC=C2)OC1=O</text:p>
          </table:table-cell>
          <table:table-cell table:style-name="ce8" office:value-type="string" calcext:value-type="string">
            <text:p>InChI=1S/C10H9N3O2/c11-13-12-8-6-9(15-10(8)14)7-4-2-1-3-5-7/h1-5,8-9H,6H2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5</text:p>
          </table:table-cell>
          <table:table-cell table:style-name="ce22" office:value-type="string" calcext:value-type="string">
            <text:p>TZZZLNZHPDORSR-IUCAKERBSA-N</text:p>
          </table:table-cell>
          <table:table-cell table:style-name="ce8" office:value-type="string" calcext:value-type="string">
            <text:p>O=C1O[C@H](C2=CC=CC=C2)C[C@@H]1O</text:p>
          </table:table-cell>
          <table:table-cell table:style-name="ce8" office:value-type="string" calcext:value-type="string">
            <text:p>InChI=1S/C10H10O3/c11-8-6-9(13-10(8)12)7-4-2-1-3-5-7/h1-5,8-9,11H,6H2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6</text:p>
          </table:table-cell>
          <table:table-cell table:style-name="ce22" office:value-type="string" calcext:value-type="string">
            <text:p>BTUAIPMRNZQADF-FSPLSTOPSA-N</text:p>
          </table:table-cell>
          <table:table-cell table:style-name="ce8" office:value-type="string" calcext:value-type="string">
            <text:p>[N-]=[N+]=N[C@H]1C[C@@H](C2=CC=CO2)OC1=O</text:p>
          </table:table-cell>
          <table:table-cell table:style-name="ce8" office:value-type="string" calcext:value-type="string">
            <text:p>InChI=1S/C8H7N3O3/c9-11-10-5-4-7(14-8(5)12)6-2-1-3-13-6/h1-3,5,7H,4H2/t5-,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7</text:p>
          </table:table-cell>
          <table:table-cell table:style-name="ce22" office:value-type="string" calcext:value-type="string">
            <text:p>KLWZWHXYRSUZJT-FSPLSTOPSA-N</text:p>
          </table:table-cell>
          <table:table-cell table:style-name="ce8" office:value-type="string" calcext:value-type="string">
            <text:p>O=C1O[C@H](C2=CC=CO2)C[C@@H]1O</text:p>
          </table:table-cell>
          <table:table-cell table:style-name="ce8" office:value-type="string" calcext:value-type="string">
            <text:p>InChI=1S/C8H8O4/c9-5-4-7(12-8(5)10)6-2-1-3-11-6/h1-3,5,7,9H,4H2/t5-,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8</text:p>
          </table:table-cell>
          <table:table-cell table:style-name="ce22" office:value-type="string" calcext:value-type="string">
            <text:p>WQOFNSIFBKJNKE-WDSKDSINSA-N</text:p>
          </table:table-cell>
          <table:table-cell table:style-name="ce8" office:value-type="string" calcext:value-type="string">
            <text:p>[N-]=[N+]=N[C@H]1C[C@@H](C2=CC=CS2)OC1=O</text:p>
          </table:table-cell>
          <table:table-cell table:style-name="ce8" office:value-type="string" calcext:value-type="string">
            <text:p>InChI=1S/C8H7N3O2S/c9-11-10-5-4-6(13-8(5)12)7-2-1-3-14-7/h1-3,5-6H,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9</text:p>
          </table:table-cell>
          <table:table-cell table:style-name="ce22" office:value-type="string" calcext:value-type="string">
            <text:p>BFCQMZUPUBVTCE-WDSKDSINSA-N</text:p>
          </table:table-cell>
          <table:table-cell table:style-name="ce8" office:value-type="string" calcext:value-type="string">
            <text:p>O=C1O[C@H](C2=CC=CS2)C[C@@H]1O</text:p>
          </table:table-cell>
          <table:table-cell table:style-name="ce8" office:value-type="string" calcext:value-type="string">
            <text:p>InChI=1S/C8H8O3S/c9-5-4-6(11-8(5)10)7-2-1-3-12-7/h1-3,5-6,9H,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0</text:p>
          </table:table-cell>
          <table:table-cell table:style-name="ce22" office:value-type="string" calcext:value-type="string">
            <text:p>FUAFVICWTUXPGX-RITPCOANSA-N</text:p>
          </table:table-cell>
          <table:table-cell table:style-name="ce8" office:value-type="string" calcext:value-type="string">
            <text:p>C=CC[C@@H]1C[C@H](N=[N+]=[N-])C(=O)O1</text:p>
          </table:table-cell>
          <table:table-cell table:style-name="ce8" office:value-type="string" calcext:value-type="string">
            <text:p>InChI=1S/C7H9N3O2/c1-2-3-5-4-6(9-10-8)7(11)12-5/h2,5-6H,1,3-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1</text:p>
          </table:table-cell>
          <table:table-cell table:style-name="ce22" office:value-type="string" calcext:value-type="string">
            <text:p>NXWOOPJGKYWMGJ-RITPCOANSA-N</text:p>
          </table:table-cell>
          <table:table-cell table:style-name="ce8" office:value-type="string" calcext:value-type="string">
            <text:p>C=CC[C@@H]1C[C@H](O)C(=O)O1</text:p>
          </table:table-cell>
          <table:table-cell table:style-name="ce8" office:value-type="string" calcext:value-type="string">
            <text:p>InChI=1S/C7H10O3/c1-2-3-5-4-6(8)7(9)10-5/h2,5-6,8H,1,3-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2</text:p>
          </table:table-cell>
          <table:table-cell table:style-name="ce22" office:value-type="string" calcext:value-type="string">
            <text:p>HWHOEUWCHALAQN-UHNVWZDZSA-N</text:p>
          </table:table-cell>
          <table:table-cell table:style-name="ce8" office:value-type="string" calcext:value-type="string">
            <text:p>C=C[C@@H]1C[C@H](N=[N+]=[N-])C(=O)O1</text:p>
          </table:table-cell>
          <table:table-cell table:style-name="ce8" office:value-type="string" calcext:value-type="string">
            <text:p>InChI=1S/C6H7N3O2/c1-2-4-3-5(8-9-7)6(10)11-4/h2,4-5H,1,3H2/t4-,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3</text:p>
          </table:table-cell>
          <table:table-cell table:style-name="ce22" office:value-type="string" calcext:value-type="string">
            <text:p>HUUCYSKXDBJPPC-UHNVWZDZSA-N</text:p>
          </table:table-cell>
          <table:table-cell table:style-name="ce8" office:value-type="string" calcext:value-type="string">
            <text:p>C=C[C@@H]1C[C@H](O)C(=O)O1</text:p>
          </table:table-cell>
          <table:table-cell table:style-name="ce8" office:value-type="string" calcext:value-type="string">
            <text:p>InChI=1S/C6H8O3/c1-2-4-3-5(7)6(8)9-4/h2,4-5,7H,1,3H2/t4-,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4</text:p>
          </table:table-cell>
          <table:table-cell table:style-name="ce22" office:value-type="string" calcext:value-type="string">
            <text:p>RHSQKFIACDPSGS-BDAKNGLRSA-N</text:p>
          </table:table-cell>
          <table:table-cell table:style-name="ce8" office:value-type="string" calcext:value-type="string">
            <text:p>CCCCCC[C@@H]1C[C@H](N=[N+]=[N-])C(=O)O1</text:p>
          </table:table-cell>
          <table:table-cell table:style-name="ce8" office:value-type="string" calcext:value-type="string">
            <text:p>InChI=1S/C10H17N3O2/c1-2-3-4-5-6-8-7-9(12-13-11)10(14)15-8/h8-9H,2-7H2,1H3/t8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5</text:p>
          </table:table-cell>
          <table:table-cell table:style-name="ce22" office:value-type="string" calcext:value-type="string">
            <text:p>SRVVGJUCYSYXDW-BDAKNGLRSA-N</text:p>
          </table:table-cell>
          <table:table-cell table:style-name="ce8" office:value-type="string" calcext:value-type="string">
            <text:p>CCCCCC[C@@H]1C[C@H](O)C(=O)O1</text:p>
          </table:table-cell>
          <table:table-cell table:style-name="ce8" office:value-type="string" calcext:value-type="string">
            <text:p>InChI=1S/C10H18O3/c1-2-3-4-5-6-8-7-9(11)10(12)13-8/h8-9,11H,2-7H2,1H3/t8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6</text:p>
          </table:table-cell>
          <table:table-cell table:style-name="ce22" office:value-type="string" calcext:value-type="string">
            <text:p>YDVZAHNKKNQBPH-DTWKUNHWSA-N</text:p>
          </table:table-cell>
          <table:table-cell table:style-name="ce8" office:value-type="string" calcext:value-type="string">
            <text:p>[N-]=[N+]=N[C@H]1C[C@H](C2=CC=CC=C2)OC1=O</text:p>
          </table:table-cell>
          <table:table-cell table:style-name="ce8" office:value-type="string" calcext:value-type="string">
            <text:p>InChI=1S/C10H9N3O2/c11-13-12-8-6-9(15-10(8)14)7-4-2-1-3-5-7/h1-5,8-9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7</text:p>
          </table:table-cell>
          <table:table-cell table:style-name="ce22" office:value-type="string" calcext:value-type="string">
            <text:p>TZZZLNZHPDORSR-DTWKUNHWSA-N</text:p>
          </table:table-cell>
          <table:table-cell table:style-name="ce8" office:value-type="string" calcext:value-type="string">
            <text:p>O=C1O[C@@H](C2=CC=CC=C2)C[C@@H]1O</text:p>
          </table:table-cell>
          <table:table-cell table:style-name="ce8" office:value-type="string" calcext:value-type="string">
            <text:p>InChI=1S/C10H10O3/c11-8-6-9(13-10(8)12)7-4-2-1-3-5-7/h1-5,8-9,11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8</text:p>
          </table:table-cell>
          <table:table-cell table:style-name="ce22" office:value-type="string" calcext:value-type="string">
            <text:p>BTUAIPMRNZQADF-CAHLUQPWSA-N</text:p>
          </table:table-cell>
          <table:table-cell table:style-name="ce8" office:value-type="string" calcext:value-type="string">
            <text:p>[N-]=[N+]=N[C@H]1C[C@H](C2=CC=CO2)OC1=O</text:p>
          </table:table-cell>
          <table:table-cell table:style-name="ce8" office:value-type="string" calcext:value-type="string">
            <text:p>InChI=1S/C8H7N3O3/c9-11-10-5-4-7(14-8(5)12)6-2-1-3-13-6/h1-3,5,7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9</text:p>
          </table:table-cell>
          <table:table-cell table:style-name="ce22" office:value-type="string" calcext:value-type="string">
            <text:p>KLWZWHXYRSUZJT-CAHLUQPWSA-N</text:p>
          </table:table-cell>
          <table:table-cell table:style-name="ce8" office:value-type="string" calcext:value-type="string">
            <text:p>O=C1O[C@@H](C2=CC=CO2)C[C@@H]1O</text:p>
          </table:table-cell>
          <table:table-cell table:style-name="ce8" office:value-type="string" calcext:value-type="string">
            <text:p>InChI=1S/C8H8O4/c9-5-4-7(12-8(5)10)6-2-1-3-11-6/h1-3,5,7,9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0</text:p>
          </table:table-cell>
          <table:table-cell table:style-name="ce22" office:value-type="string" calcext:value-type="string">
            <text:p>WQOFNSIFBKJNKE-NTSWFWBYSA-N</text:p>
          </table:table-cell>
          <table:table-cell table:style-name="ce8" office:value-type="string" calcext:value-type="string">
            <text:p>[N-]=[N+]=N[C@H]1C[C@H](C2=CC=CS2)OC1=O</text:p>
          </table:table-cell>
          <table:table-cell table:style-name="ce8" office:value-type="string" calcext:value-type="string">
            <text:p>InChI=1S/C8H7N3O2S/c9-11-10-5-4-6(13-8(5)12)7-2-1-3-14-7/h1-3,5-6H,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1</text:p>
          </table:table-cell>
          <table:table-cell table:style-name="ce22" office:value-type="string" calcext:value-type="string">
            <text:p>BFCQMZUPUBVTCE-RITPCOANSA-N</text:p>
          </table:table-cell>
          <table:table-cell table:style-name="ce8" office:value-type="string" calcext:value-type="string">
            <text:p>O=C1O[C@H](C2=CC=CS2)C[C@H]1O</text:p>
          </table:table-cell>
          <table:table-cell table:style-name="ce8" office:value-type="string" calcext:value-type="string">
            <text:p>InChI=1S/C8H8O3S/c9-5-4-6(11-8(5)10)7-2-1-3-12-7/h1-3,5-6,9H,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2</text:p>
          </table:table-cell>
          <table:table-cell table:style-name="ce22" office:value-type="string" calcext:value-type="string">
            <text:p>FUAFVICWTUXPGX-WDSKDSINSA-N</text:p>
          </table:table-cell>
          <table:table-cell table:style-name="ce8" office:value-type="string" calcext:value-type="string">
            <text:p>C=CC[C@H]1C[C@H](N=[N+]=[N-])C(=O)O1</text:p>
          </table:table-cell>
          <table:table-cell table:style-name="ce8" office:value-type="string" calcext:value-type="string">
            <text:p>InChI=1S/C7H9N3O2/c1-2-3-5-4-6(9-10-8)7(11)12-5/h2,5-6H,1,3-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3</text:p>
          </table:table-cell>
          <table:table-cell table:style-name="ce22" office:value-type="string" calcext:value-type="string">
            <text:p>NXWOOPJGKYWMGJ-WDSKDSINSA-N</text:p>
          </table:table-cell>
          <table:table-cell table:style-name="ce8" office:value-type="string" calcext:value-type="string">
            <text:p>C=CC[C@H]1C[C@H](O)C(=O)O1</text:p>
          </table:table-cell>
          <table:table-cell table:style-name="ce8" office:value-type="string" calcext:value-type="string">
            <text:p>InChI=1S/C7H10O3/c1-2-3-5-4-6(8)7(9)10-5/h2,5-6,8H,1,3-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4</text:p>
          </table:table-cell>
          <table:table-cell table:style-name="ce22" office:value-type="string" calcext:value-type="string">
            <text:p>HWHOEUWCHALAQN-WHFBIAKZSA-N</text:p>
          </table:table-cell>
          <table:table-cell table:style-name="ce8" office:value-type="string" calcext:value-type="string">
            <text:p>C=C[C@H]1C[C@H](N=[N+]=[N-])C(=O)O1</text:p>
          </table:table-cell>
          <table:table-cell table:style-name="ce8" office:value-type="string" calcext:value-type="string">
            <text:p>InChI=1S/C6H7N3O2/c1-2-4-3-5(8-9-7)6(10)11-4/h2,4-5H,1,3H2/t4-,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5</text:p>
          </table:table-cell>
          <table:table-cell table:style-name="ce22" office:value-type="string" calcext:value-type="string">
            <text:p>RHSQKFIACDPSGS-IUCAKERBSA-N</text:p>
          </table:table-cell>
          <table:table-cell table:style-name="ce8" office:value-type="string" calcext:value-type="string">
            <text:p>CCCCCC[C@H]1C[C@H](N=[N+]=[N-])C(=O)O1</text:p>
          </table:table-cell>
          <table:table-cell table:style-name="ce8" office:value-type="string" calcext:value-type="string">
            <text:p>InChI=1S/C10H17N3O2/c1-2-3-4-5-6-8-7-9(12-13-11)10(14)15-8/h8-9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1256</text:p>
          </table:table-cell>
          <table:table-cell table:style-name="ce22" office:value-type="string" calcext:value-type="string">
            <text:p>SRVVGJUCYSYXDW-IUCAKERBSA-N</text:p>
          </table:table-cell>
          <table:table-cell table:style-name="ce8" office:value-type="string" calcext:value-type="string">
            <text:p>CCCCCC[C@H]1C[C@H](O)C(=O)O1</text:p>
          </table:table-cell>
          <table:table-cell table:style-name="ce8" office:value-type="string" calcext:value-type="string">
            <text:p>InChI=1S/C10H18O3/c1-2-3-4-5-6-8-7-9(11)10(12)13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7</text:p>
          </table:table-cell>
          <table:table-cell table:style-name="ce8" office:value-type="string" calcext:value-type="string">
            <text:p>OBGBGHKYJAOXRR-UHFFFAOYSA-N</text:p>
          </table:table-cell>
          <table:table-cell table:style-name="ce8" office:value-type="string" calcext:value-type="string">
            <text:p>COC1=CC(=O)C2=C(C=CC=C2)C1=O</text:p>
          </table:table-cell>
          <table:table-cell table:style-name="ce8" office:value-type="string" calcext:value-type="string">
            <text:p>InChI=1S/C11H8O3/c1-14-10-6-9(12)7-4-2-3-5-8(7)11(10)13/h2-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8</text:p>
          </table:table-cell>
          <table:table-cell table:style-name="ce8" office:value-type="string" calcext:value-type="string">
            <text:p>UQLMTKUGAAEQHK-UHFFFAOYSA-N</text:p>
          </table:table-cell>
          <table:table-cell table:style-name="ce8" office:value-type="string" calcext:value-type="string">
            <text:p>O=C1C=C(NCCC2=C[NH]C3=CC=CC=C23)C(=O)C2=C1C=CC=C2</text:p>
          </table:table-cell>
          <table:table-cell table:style-name="ce8" office:value-type="string" calcext:value-type="string">
            <text:p>InChI=1S/C20H16N2O2/c23-19-11-18(20(24)16-7-2-1-6-15(16)19)21-10-9-13-12-22-17-8-4-3-5-14(13)17/h1-8,11-12,21-22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6"/>
          <table:table-cell office:value-type="string" calcext:value-type="string">
            <text:p>Duplicate with Zhang L 1998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259</text:p>
          </table:table-cell>
          <table:table-cell table:style-name="ce8" office:value-type="string" calcext:value-type="string">
            <text:p>VPIUVBLEDIDJQZ-UHFFFAOYSA-N</text:p>
          </table:table-cell>
          <table:table-cell table:style-name="ce8" office:value-type="string" calcext:value-type="string">
            <text:p>CC1=CC=C(S(=O)(=O)NCCC2=C[NH]C3=CC=CC=C23)C=C1</text:p>
          </table:table-cell>
          <table:table-cell table:style-name="ce8" office:value-type="string" calcext:value-type="string">
            <text:p>InChI=1S/C17H18N2O2S/c1-13-6-8-15(9-7-13)22(20,21)19-11-10-14-12-18-17-5-3-2-4-16(14)17/h2-9,12,18-19H,10-11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0</text:p>
          </table:table-cell>
          <table:table-cell table:style-name="ce8" office:value-type="string" calcext:value-type="string">
            <text:p>SAQDVULJSRMFJO-UHFFFAOYSA-N</text:p>
          </table:table-cell>
          <table:table-cell table:style-name="ce8" office:value-type="string" calcext:value-type="string">
            <text:p>O=C1C2=C(C=CC=C2)C(=O)N1CCC1=C[NH]C2=CC=CC=C12</text:p>
          </table:table-cell>
          <table:table-cell table:style-name="ce8" office:value-type="string" calcext:value-type="string">
            <text:p>InChI=1S/C18H14N2O2/c21-17-14-6-1-2-7-15(14)18(22)20(17)10-9-12-11-19-16-8-4-3-5-13(12)16/h1-8,11,19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1</text:p>
          </table:table-cell>
          <table:table-cell table:style-name="ce8" office:value-type="string" calcext:value-type="string">
            <text:p>RVLBVWCERFVZNM-UHFFFAOYSA-N</text:p>
          </table:table-cell>
          <table:table-cell table:style-name="ce8" office:value-type="string" calcext:value-type="string">
            <text:p>CC1=CC=C(S(=O)(=O)N2C=C(CCN3C(=O)C4=C(C=CC=C4)C3=O)C3=CC=CC=C32)C=C1</text:p>
          </table:table-cell>
          <table:table-cell table:style-name="ce8" office:value-type="string" calcext:value-type="string">
            <text:p>InChI=1S/C25H20N2O4S/c1-17-10-12-19(13-11-17)32(30,31)27-16-18(20-6-4-5-9-23(20)27)14-15-26-24(28)21-7-2-3-8-22(21)25(26)29/h2-13,16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2</text:p>
          </table:table-cell>
          <table:table-cell table:style-name="ce8" office:value-type="string" calcext:value-type="string">
            <text:p>XKKWGBDMWUAPLE-UHFFFAOYSA-N</text:p>
          </table:table-cell>
          <table:table-cell table:style-name="ce8" office:value-type="string" calcext:value-type="string">
            <text:p>CC1=CC=C(S(=O)(=O)N2C=C(CCN)C3=CC=CC=C32)C=C1</text:p>
          </table:table-cell>
          <table:table-cell table:style-name="ce8" office:value-type="string" calcext:value-type="string">
            <text:p>InChI=1S/C17H18N2O2S/c1-13-6-8-15(9-7-13)22(20,21)19-12-14(10-11-18)16-4-2-3-5-17(16)19/h2-9,12H,10-11,1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3</text:p>
          </table:table-cell>
          <table:table-cell table:style-name="ce8" office:value-type="string" calcext:value-type="string">
            <text:p>UJUWQLXEMKUVGE-UHFFFAOYSA-N</text:p>
          </table:table-cell>
          <table:table-cell table:style-name="ce8" office:value-type="string" calcext:value-type="string">
            <text:p>CC(C)(C)OC(=O)NCCC1=C[NH]C2=CC=CC=C12</text:p>
          </table:table-cell>
          <table:table-cell table:style-name="ce8" office:value-type="string" calcext:value-type="string">
            <text:p>InChI=1S/C15H20N2O2/c1-15(2,3)19-14(18)16-9-8-11-10-17-13-7-5-4-6-12(11)13/h4-7,10,17H,8-9H2,1-3H3,(H,16,1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4</text:p>
          </table:table-cell>
          <table:table-cell table:style-name="ce8" office:value-type="string" calcext:value-type="string">
            <text:p>UYMYDPZATSULIB-UHFFFAOYSA-N</text:p>
          </table:table-cell>
          <table:table-cell table:style-name="ce8" office:value-type="string" calcext:value-type="string">
            <text:p>CC1=CC=C(S(=O)(=O)N2C=C(CCNC(=O)OC(C)(C)C)C3=CC=CC=C32)C=C1</text:p>
          </table:table-cell>
          <table:table-cell table:style-name="ce8" office:value-type="string" calcext:value-type="string">
            <text:p>InChI=1S/C22H26N2O4S/c1-16-9-11-18(12-10-16)29(26,27)24-15-17(19-7-5-6-8-20(19)24)13-14-23-21(25)28-22(2,3)4/h5-12,15H,13-14H2,1-4H3,(H,23,2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5</text:p>
          </table:table-cell>
          <table:table-cell table:style-name="ce8" office:value-type="string" calcext:value-type="string">
            <text:p>HSCIZQUWUZNDBV-UHFFFAOYSA-N</text:p>
          </table:table-cell>
          <table:table-cell table:style-name="ce8" office:value-type="string" calcext:value-type="string">
            <text:p>CC1=CC=C(S(=O)(=O)N(CCC2=C[NH]C3=CC=CC=C23)C(=O)OC(C)(C)C)C=C1</text:p>
          </table:table-cell>
          <table:table-cell table:style-name="ce8" office:value-type="string" calcext:value-type="string">
            <text:p>InChI=1S/C22H26N2O4S/c1-16-9-11-18(12-10-16)29(26,27)24(21(25)28-22(2,3)4)14-13-17-15-23-20-8-6-5-7-19(17)20/h5-12,15,23H,13-14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6</text:p>
          </table:table-cell>
          <table:table-cell table:style-name="ce8" office:value-type="string" calcext:value-type="string">
            <text:p>ZWSRQFVDZWZEKK-UHFFFAOYSA-N</text:p>
          </table:table-cell>
          <table:table-cell table:style-name="ce8" office:value-type="string" calcext:value-type="string">
            <text:p>CC1=CC=C(S(=O)(=O)N(CCC2=CN(S(=O)(=O)C3=CC=C(C)C=C3)C3=CC=CC=C23)C(=O)OC(C)(C)C)C=C1</text:p>
          </table:table-cell>
          <table:table-cell table:style-name="ce8" office:value-type="string" calcext:value-type="string">
            <text:p>InChI=1S/C29H32N2O6S2/c1-21-10-14-24(15-11-21)38(33,34)30(28(32)37-29(3,4)5)19-18-23-20-31(27-9-7-6-8-26(23)27)39(35,36)25-16-12-22(2)13-17-25/h6-17,20H,18-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7</text:p>
          </table:table-cell>
          <table:table-cell table:style-name="ce8" office:value-type="string" calcext:value-type="string">
            <text:p>JKNIRCTUMKRFDB-UHFFFAOYSA-N</text:p>
          </table:table-cell>
          <table:table-cell table:style-name="ce8" office:value-type="string" calcext:value-type="string">
            <text:p>CC(C)(OC(=O)NCCC1=C[NH]C2=CC=CC=C12)C(Cl)(Cl)Cl</text:p>
          </table:table-cell>
          <table:table-cell table:style-name="ce8" office:value-type="string" calcext:value-type="string">
            <text:p>InChI=1S/C15H17Cl3N2O2/c1-14(2,15(16,17)18)22-13(21)19-8-7-10-9-20-12-6-4-3-5-11(10)12/h3-6,9,20H,7-8H2,1-2H3,(H,19,2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8</text:p>
          </table:table-cell>
          <table:table-cell table:style-name="ce8" office:value-type="string" calcext:value-type="string">
            <text:p>RHHNCVUNQGWZQF-UHFFFAOYSA-N</text:p>
          </table:table-cell>
          <table:table-cell table:style-name="ce8" office:value-type="string" calcext:value-type="string">
            <text:p>CC1=CC=C(S(=O)(=O)N2C=C(CCNC(=O)OC(C)(C)C(Cl)(Cl)Cl)C3=CC=CC=C32)C=C1</text:p>
          </table:table-cell>
          <table:table-cell table:style-name="ce8" office:value-type="string" calcext:value-type="string">
            <text:p>InChI=1S/C22H23Cl3N2O4S/c1-15-8-10-17(11-9-15)32(29,30)27-14-16(18-6-4-5-7-19(18)27)12-13-26-20(28)31-21(2,3)22(23,24)25/h4-11,14H,12-13H2,1-3H3,(H,26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9</text:p>
          </table:table-cell>
          <table:table-cell table:style-name="ce8" office:value-type="string" calcext:value-type="string">
            <text:p>GCOGMWWUNJIZGF-UHFFFAOYSA-N</text:p>
          </table:table-cell>
          <table:table-cell table:style-name="ce8" office:value-type="string" calcext:value-type="string">
            <text:p>CC1=CC=C(S(=O)(=O)N(CCC2=C[NH]C3=CC=CC=C23)C(=O)OC(C)(C)C(Cl)(Cl)Cl)C=C1</text:p>
          </table:table-cell>
          <table:table-cell table:style-name="ce8" office:value-type="string" calcext:value-type="string">
            <text:p>InChI=1S/C22H23Cl3N2O4S/c1-15-8-10-17(11-9-15)32(29,30)27(20(28)31-21(2,3)22(23,24)25)13-12-16-14-26-19-7-5-4-6-18(16)19/h4-11,14,26H,12-13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0</text:p>
          </table:table-cell>
          <table:table-cell table:style-name="ce8" office:value-type="string" calcext:value-type="string">
            <text:p>NYUKINBVEFMBDM-UHFFFAOYSA-N</text:p>
          </table:table-cell>
          <table:table-cell table:style-name="ce8" office:value-type="string" calcext:value-type="string">
            <text:p>CC1=CC=C(S(=O)(=O)N(CCC2=CN(S(=O)(=O)C3=CC=C(C)C=C3)C3=CC=CC=C23)C(=O)OC(C)(C)C(Cl)(Cl)Cl)C=C1</text:p>
          </table:table-cell>
          <table:table-cell table:style-name="ce8" office:value-type="string" calcext:value-type="string">
            <text:p>InChI=1S/C29H29Cl3N2O6S2/c1-20-9-13-23(14-10-20)41(36,37)33(27(35)40-28(3,4)29(30,31)32)18-17-22-19-34(26-8-6-5-7-25(22)26)42(38,39)24-15-11-21(2)12-16-24/h5-16,19H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1</text:p>
          </table:table-cell>
          <table:table-cell table:style-name="ce8" office:value-type="string" calcext:value-type="string">
            <text:p>MXECCMWWXQDAGI-UHFFFAOYSA-N</text:p>
          </table:table-cell>
          <table:table-cell table:style-name="ce8" office:value-type="string" calcext:value-type="string">
            <text:p>C1=CC=C(C(NCCC2=C[NH]C3=CC=CC=C23)(C2=CC=CC=C2)C2=CC=CC=C2)C=C1</text:p>
          </table:table-cell>
          <table:table-cell table:style-name="ce8" office:value-type="string" calcext:value-type="string">
            <text:p>InChI=1S/C29H26N2/c1-4-12-24(13-5-1)29(25-14-6-2-7-15-25,26-16-8-3-9-17-26)31-21-20-23-22-30-28-19-11-10-18-27(23)28/h1-19,22,30-31H,20-2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2</text:p>
          </table:table-cell>
          <table:table-cell table:style-name="ce8" office:value-type="string" calcext:value-type="string">
            <text:p>AOVGJGYYFVCYPK-UHFFFAOYSA-N</text:p>
          </table:table-cell>
          <table:table-cell table:style-name="ce8" office:value-type="string" calcext:value-type="string">
            <text:p>CC1=CC=C(S(=O)(=O)N2C=C(CCNC(C3=CC=CC=C3)(C3=CC=CC=C3)C3=CC=CC=C3)C3=CC=CC=C32)C=C1</text:p>
          </table:table-cell>
          <table:table-cell table:style-name="ce8" office:value-type="string" calcext:value-type="string">
            <text:p>InChI=1S/C36H32N2O2S/c1-28-21-23-33(24-22-28)41(39,40)38-27-29(34-19-11-12-20-35(34)38)25-26-37-36(30-13-5-2-6-14-30,31-15-7-3-8-16-31)32-17-9-4-10-18-32/h2-24,27,37H,25-2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3</text:p>
          </table:table-cell>
          <table:table-cell table:style-name="ce8" office:value-type="string" calcext:value-type="string">
            <text:p>QNMXKTKMHAMAKH-UHFFFAOYSA-N</text:p>
          </table:table-cell>
          <table:table-cell table:style-name="ce8" office:value-type="string" calcext:value-type="string">
            <text:p>CC1=CC=C(S(=O)(=O)N(CCC2=CN(S(=O)(=O)C3=CC=C(C)C=C3)C3=CC=CC=C23)C2=CC(=O)C3=C(C=CC=C3)C2=O)C=C1</text:p>
          </table:table-cell>
          <table:table-cell table:style-name="ce8" office:value-type="string" calcext:value-type="string">
            <text:p>InChI=1S/C34H28N2O6S2/c1-23-11-15-26(16-12-23)43(39,40)35(32-21-33(37)29-8-3-4-9-30(29)34(32)38)20-19-25-22-36(31-10-6-5-7-28(25)31)44(41,42)27-17-13-24(2)14-18-27/h3-18,21-22H,19-2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4</text:p>
          </table:table-cell>
          <table:table-cell table:style-name="ce8" office:value-type="string" calcext:value-type="string">
            <text:p>QBFRLCNRSDHIFZ-UHFFFAOYSA-N</text:p>
          </table:table-cell>
          <table:table-cell table:style-name="ce8" office:value-type="string" calcext:value-type="string">
            <text:p>CC1=CC=C(S(=O)(=O)N(CCC2=C[NH]C3=CC=CC=C23)C2=CC(=O)C3=C(C=CC=C3)C2=O)C=C1</text:p>
          </table:table-cell>
          <table:table-cell table:style-name="ce8" office:value-type="string" calcext:value-type="string">
            <text:p>InChI=1S/C27H22N2O4S/c1-18-10-12-20(13-11-18)34(32,33)29(15-14-19-17-28-24-9-5-4-6-21(19)24)25-16-26(30)22-7-2-3-8-23(22)27(25)31/h2-13,16-17,28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5</text:p>
          </table:table-cell>
          <table:table-cell table:style-name="ce8" office:value-type="string" calcext:value-type="string">
            <text:p>IUEAAPLIKPZBHF-UHFFFAOYSA-N</text:p>
          </table:table-cell>
          <table:table-cell table:style-name="ce8" office:value-type="string" calcext:value-type="string">
            <text:p>CC1=CC=C(S(=O)(=O)N2C=C(CCNC3=CC(=O)C4=C(C=CC=C4)C3=O)C3=CC=CC=C32)C=C1</text:p>
          </table:table-cell>
          <table:table-cell table:style-name="ce8" office:value-type="string" calcext:value-type="string">
            <text:p>InChI=1S/C27H22N2O4S/c1-18-10-12-20(13-11-18)34(32,33)29-17-19(21-6-4-5-9-25(21)29)14-15-28-24-16-26(30)22-7-2-3-8-23(22)27(24)31/h2-13,16-17,28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6</text:p>
          </table:table-cell>
          <table:table-cell table:style-name="ce8" office:value-type="string" calcext:value-type="string">
            <text:p>LHSGUCJFIQLPBI-UITAMQMPSA-N</text:p>
          </table:table-cell>
          <table:table-cell table:style-name="ce8" office:value-type="string" calcext:value-type="string">
            <text:p>COC(=O)/C(=C/C1=C(OC)C=C(OC)C(OC)=C1)N=[N+]=[N-]</text:p>
          </table:table-cell>
          <table:table-cell table:style-name="ce8" office:value-type="string" calcext:value-type="string">
            <text:p>InChI=1S/C13H15N3O5/c1-18-10-7-12(20-3)11(19-2)6-8(10)5-9(15-16-14)13(17)21-4/h5-7H,1-4H3/b9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7</text:p>
          </table:table-cell>
          <table:table-cell table:style-name="ce8" office:value-type="string" calcext:value-type="string">
            <text:p>CCWLCFJVPRBLOT-UHFFFAOYSA-N</text:p>
          </table:table-cell>
          <table:table-cell table:style-name="ce8" office:value-type="string" calcext:value-type="string">
            <text:p>COC(=O)C1=CC2=C(OC)C=C(OC)C(OC)=C2[NH]1</text:p>
          </table:table-cell>
          <table:table-cell table:style-name="ce8" office:value-type="string" calcext:value-type="string">
            <text:p>InChI=1S/C13H15NO5/c1-16-9-6-10(17-2)12(18-3)11-7(9)5-8(14-11)13(15)19-4/h5-6,1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8</text:p>
          </table:table-cell>
          <table:table-cell table:style-name="ce8" office:value-type="string" calcext:value-type="string">
            <text:p>QVCJMJQXKVYHCL-UHFFFAOYSA-N</text:p>
          </table:table-cell>
          <table:table-cell table:style-name="ce8" office:value-type="string" calcext:value-type="string">
            <text:p>COC1=CC(OC)=C2C=C(C(=O)O)[NH]C2=C1OC</text:p>
          </table:table-cell>
          <table:table-cell table:style-name="ce8" office:value-type="string" calcext:value-type="string">
            <text:p>InChI=1S/C12H13NO5/c1-16-8-5-9(17-2)11(18-3)10-6(8)4-7(13-10)12(14)15/h4-5,13H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9</text:p>
          </table:table-cell>
          <table:table-cell table:style-name="ce8" office:value-type="string" calcext:value-type="string">
            <text:p>NXPLALMJOKMQGY-UHFFFAOYSA-N</text:p>
          </table:table-cell>
          <table:table-cell table:style-name="ce8" office:value-type="string" calcext:value-type="string">
            <text:p>COC1=CC(OC)=C2C=C[NH]C2=C1OC</text:p>
          </table:table-cell>
          <table:table-cell table:style-name="ce8" office:value-type="string" calcext:value-type="string">
            <text:p>InChI=1S/C11H13NO3/c1-13-8-6-9(14-2)11(15-3)10-7(8)4-5-12-10/h4-6,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0</text:p>
          </table:table-cell>
          <table:table-cell table:style-name="ce8" office:value-type="string" calcext:value-type="string">
            <text:p>WYRVFICOAOLPGC-UHFFFAOYSA-N</text:p>
          </table:table-cell>
          <table:table-cell table:style-name="ce8" office:value-type="string" calcext:value-type="string">
            <text:p>COC1=CC(OC)=C2C(C(=O)C(=O)N(CC3=CC=CC=C3)CC3=CC=CC=C3)=C[NH]C2=C1OC</text:p>
          </table:table-cell>
          <table:table-cell table:style-name="ce8" office:value-type="string" calcext:value-type="string">
            <text:p>InChI=1S/C27H26N2O5/c1-32-21-14-22(33-2)26(34-3)24-23(21)20(15-28-24)25(30)27(31)29(16-18-10-6-4-7-11-18)17-19-12-8-5-9-13-19/h4-15,28H,16-1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1</text:p>
          </table:table-cell>
          <table:table-cell table:style-name="ce8" office:value-type="string" calcext:value-type="string">
            <text:p>SFLJWMUSNWRAKL-UHFFFAOYSA-N</text:p>
          </table:table-cell>
          <table:table-cell table:style-name="ce8" office:value-type="string" calcext:value-type="string">
            <text:p>COC1=CC(OC)=C2C(CCN(CC3=CC=CC=C3)CC3=CC=CC=C3)=C[NH]C2=C1OC</text:p>
          </table:table-cell>
          <table:table-cell table:style-name="ce8" office:value-type="string" calcext:value-type="string">
            <text:p>InChI=1S/C27H30N2O3/c1-30-23-16-24(31-2)27(32-3)26-25(23)22(17-28-26)14-15-29(18-20-10-6-4-7-11-20)19-21-12-8-5-9-13-21/h4-13,16-17,28H,14-15,18-19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2</text:p>
          </table:table-cell>
          <table:table-cell table:style-name="ce8" office:value-type="string" calcext:value-type="string">
            <text:p>LTAOAKQIUGFUHV-UHFFFAOYSA-N</text:p>
          </table:table-cell>
          <table:table-cell table:style-name="ce8" office:value-type="string" calcext:value-type="string">
            <text:p>COC1=CC(OC)=C2C(CCN(CC3=CC=CC=C3)CC3=CC=CC=C3)=CN(S(=O)(=O)C3=CC=C(C)C=C3)C2=C1OC</text:p>
          </table:table-cell>
          <table:table-cell table:style-name="ce8" office:value-type="string" calcext:value-type="string">
            <text:p>InChI=1S/C34H36N2O5S/c1-25-15-17-29(18-16-25)42(37,38)36-24-28(32-30(39-2)21-31(40-3)34(41-4)33(32)36)19-20-35(22-26-11-7-5-8-12-26)23-27-13-9-6-10-14-27/h5-18,21,24H,19-20,22-23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3</text:p>
          </table:table-cell>
          <table:table-cell table:style-name="ce8" office:value-type="string" calcext:value-type="string">
            <text:p>JAJOWCHXHHVDJI-UHFFFAOYSA-N</text:p>
          </table:table-cell>
          <table:table-cell table:style-name="ce8" office:value-type="string" calcext:value-type="string">
            <text:p>COC1=CC(OC)=C2C(CCN)=CN(S(=O)(=O)C3=CC=C(C)C=C3)C2=C1OC</text:p>
          </table:table-cell>
          <table:table-cell table:style-name="ce8" office:value-type="string" calcext:value-type="string">
            <text:p>InChI=1S/C20H24N2O5S/c1-13-5-7-15(8-6-13)28(23,24)22-12-14(9-10-21)18-16(25-2)11-17(26-3)20(27-4)19(18)22/h5-8,11-12H,9-10,2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4</text:p>
          </table:table-cell>
          <table:table-cell table:style-name="ce8" office:value-type="string" calcext:value-type="string">
            <text:p>LASMOIFPHNPJIQ-UHFFFAOYSA-N</text:p>
          </table:table-cell>
          <table:table-cell table:style-name="ce8" office:value-type="string" calcext:value-type="string">
            <text:p>COC1=CC(OC)=C2C(CCNC(=O)OC(C)(C)C)=CN(S(=O)(=O)C3=CC=C(C)C=C3)C2=C1OC</text:p>
          </table:table-cell>
          <table:table-cell table:style-name="ce8" office:value-type="string" calcext:value-type="string">
            <text:p>InChI=1S/C25H32N2O7S/c1-16-8-10-18(11-9-16)35(29,30)27-15-17(12-13-26-24(28)34-25(2,3)4)21-19(31-5)14-20(32-6)23(33-7)22(21)27/h8-11,14-15H,12-13H2,1-7H3,(H,26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5</text:p>
          </table:table-cell>
          <table:table-cell table:style-name="ce8" office:value-type="string" calcext:value-type="string">
            <text:p>LEIQQYAWCBDUTR-UHFFFAOYSA-N</text:p>
          </table:table-cell>
          <table:table-cell table:style-name="ce8" office:value-type="string" calcext:value-type="string">
            <text:p>COC1=CC(=O)C2=C(C1=O)N(S(=O)(=O)C1=CC=C(C)C=C1)C=C2CCNC(=O)OC(C)(C)C</text:p>
          </table:table-cell>
          <table:table-cell table:style-name="ce8" office:value-type="string" calcext:value-type="string">
            <text:p>InChI=1S/C23H26N2O7S/c1-14-6-8-16(9-7-14)33(29,30)25-13-15(10-11-24-22(28)32-23(2,3)4)19-17(26)12-18(31-5)21(27)20(19)25/h6-9,12-13H,10-11H2,1-5H3,(H,24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6</text:p>
          </table:table-cell>
          <table:table-cell table:style-name="ce8" office:value-type="string" calcext:value-type="string">
            <text:p>XNZCRXYFOMBGNG-UHFFFAOYSA-N</text:p>
          </table:table-cell>
          <table:table-cell table:style-name="ce8" office:value-type="string" calcext:value-type="string">
            <text:p>COC1=CC(=O)C2=C(C1=O)N(S(=O)(=O)C1=CC=C(C)C=C1)C=C2CC[NH3+].O=C([O-])C(F)(F)F</text:p>
          </table:table-cell>
          <table:table-cell table:style-name="ce8" office:value-type="string" calcext:value-type="string">
            <text:p>InChI=1S/C18H18N2O5S.C2HF3O2/c1-11-3-5-13(6-4-11)26(23,24)20-10-12(7-8-19)16-14(21)9-15(25-2)18(22)17(16)20;3-2(4,5)1(6)7/h3-6,9-10H,7-8,19H2,1-2H3;(H,6,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7</text:p>
          </table:table-cell>
          <table:table-cell table:style-name="ce8" office:value-type="string" calcext:value-type="string">
            <text:p>BQPVBPLMUCJNOX-UHFFFAOYSA-N</text:p>
          </table:table-cell>
          <table:table-cell table:style-name="ce8" office:value-type="string" calcext:value-type="string">
            <text:p>CCCCCCCOS(=O)(=O)C1=CC=C(C)C=C1</text:p>
          </table:table-cell>
          <table:table-cell table:style-name="ce8" office:value-type="string" calcext:value-type="string">
            <text:p>InChI=1S/C14H22O3S/c1-3-4-5-6-7-12-17-18(15,16)14-10-8-13(2)9-11-14/h8-11H,3-7,12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8</text:p>
          </table:table-cell>
          <table:table-cell table:style-name="ce8" office:value-type="string" calcext:value-type="string">
            <text:p>GYHJFWZSCIYJKD-UHFFFAOYSA-M</text:p>
          </table:table-cell>
          <table:table-cell table:style-name="ce8" office:value-type="string" calcext:value-type="string">
            <text:p>CC1=CC=C(S(=O)(=O)[O-])C=C1.CC1=[N+](C)C2=CC=CC=C2S1</text:p>
          </table:table-cell>
          <table:table-cell table:style-name="ce8" office:value-type="string" calcext:value-type="string">
            <text:p>InChI=1S/C9H10NS.C7H8O3S/c1-7-10(2)8-5-3-4-6-9(8)11-7;1-6-2-4-7(5-3-6)11(8,9)10/h3-6H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9</text:p>
          </table:table-cell>
          <table:table-cell table:style-name="ce8" office:value-type="string" calcext:value-type="string">
            <text:p>BYXYNOJCPYHZCX-UHFFFAOYSA-M</text:p>
          </table:table-cell>
          <table:table-cell table:style-name="ce8" office:value-type="string" calcext:value-type="string">
            <text:p>CC1=CC=C(S(=O)(=O)[O-])C=C1.CCCCCCC[N+]1=C(C)SC2=CC=CC=C21</text:p>
          </table:table-cell>
          <table:table-cell table:style-name="ce8" office:value-type="string" calcext:value-type="string">
            <text:p>InChI=1S/C15H22NS.C7H8O3S/c1-3-4-5-6-9-12-16-13(2)17-15-11-8-7-10-14(15)16;1-6-2-4-7(5-3-6)11(8,9)10/h7-8,10-11H,3-6,9,12H2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0</text:p>
          </table:table-cell>
          <table:table-cell table:style-name="ce8" office:value-type="string" calcext:value-type="string">
            <text:p>SYCKYZXHDYREEN-UHFFFAOYSA-M</text:p>
          </table:table-cell>
          <table:table-cell table:style-name="ce8" office:value-type="string" calcext:value-type="string">
            <text:p>CC1=CC=C(S(=O)(=O)[O-])C=C1.CC1=[N+](C)C2=CC=CC=C2[Se]1</text:p>
          </table:table-cell>
          <table:table-cell table:style-name="ce8" office:value-type="string" calcext:value-type="string">
            <text:p>InChI=1S/C9H10NSe.C7H8O3S/c1-7-10(2)8-5-3-4-6-9(8)11-7;1-6-2-4-7(5-3-6)11(8,9)10/h3-6H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1</text:p>
          </table:table-cell>
          <table:table-cell table:style-name="ce8" office:value-type="string" calcext:value-type="string">
            <text:p>KFMNUILNIITYCV-UHFFFAOYSA-M</text:p>
          </table:table-cell>
          <table:table-cell table:style-name="ce8" office:value-type="string" calcext:value-type="string">
            <text:p>CC1=CC=C(S(=O)(=O)[O-])C=C1.CCCCCCC[N+]1=C(C)[Se]C2=CC=CC=C21</text:p>
          </table:table-cell>
          <table:table-cell table:style-name="ce8" office:value-type="string" calcext:value-type="string">
            <text:p>InChI=1S/C15H22NSe.C7H8O3S/c1-3-4-5-6-9-12-16-13(2)17-15-11-8-7-10-14(15)16;1-6-2-4-7(5-3-6)11(8,9)10/h7-8,10-11H,3-6,9,12H2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2</text:p>
          </table:table-cell>
          <table:table-cell table:style-name="ce8" office:value-type="string" calcext:value-type="string">
            <text:p>VGSXHIDSGRENJY-UHFFFAOYSA-N</text:p>
          </table:table-cell>
          <table:table-cell table:style-name="ce8" office:value-type="string" calcext:value-type="string">
            <text:p>CCC1=[N+](C)C2=CC=CC=C2S1.F[B-](F)(F)F</text:p>
          </table:table-cell>
          <table:table-cell table:style-name="ce8" office:value-type="string" calcext:value-type="string">
            <text:p>InChI=1S/C10H12NS.BF4/c1-3-10-11(2)8-6-4-5-7-9(8)12-10;2-1(3,4)5/h4-7H,3H2,1-2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3</text:p>
          </table:table-cell>
          <table:table-cell table:style-name="ce8" office:value-type="string" calcext:value-type="string">
            <text:p>XKPQMYSXUHRABQ-KMKOMSMNSA-N</text:p>
          </table:table-cell>
          <table:table-cell table:style-name="ce8" office:value-type="string" calcext:value-type="string">
            <text:p>C/C=C1\SC2=CC=CC=C2N1C</text:p>
          </table:table-cell>
          <table:table-cell table:style-name="ce8" office:value-type="string" calcext:value-type="string">
            <text:p>InChI=1S/C10H11NS/c1-3-10-11(2)8-6-4-5-7-9(8)12-10/h3-7H,1-2H3/b10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4</text:p>
          </table:table-cell>
          <table:table-cell table:style-name="ce8" office:value-type="string" calcext:value-type="string">
            <text:p>MRZUZUDYYTYXHI-UHFFFAOYSA-N</text:p>
          </table:table-cell>
          <table:table-cell table:style-name="ce8" office:value-type="string" calcext:value-type="string">
            <text:p>CCC1(CC(C)=O)SC2=CC=CC=C2N1C</text:p>
          </table:table-cell>
          <table:table-cell table:style-name="ce8" office:value-type="string" calcext:value-type="string">
            <text:p>InChI=1S/C13H17NOS/c1-4-13(9-10(2)15)14(3)11-7-5-6-8-12(11)16-13/h5-8H,4,9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5</text:p>
          </table:table-cell>
          <table:table-cell table:style-name="ce8" office:value-type="string" calcext:value-type="string">
            <text:p>WRTGWYKMDAUIMS-JMIUGGIZSA-N</text:p>
          </table:table-cell>
          <table:table-cell table:style-name="ce8" office:value-type="string" calcext:value-type="string">
            <text:p>CN1/C(=C/C(C#N)=C2C=CC(=C(C#N)C#N)C=C2)SC2=CC=CC=C21</text:p>
          </table:table-cell>
          <table:table-cell table:style-name="ce8" office:value-type="string" calcext:value-type="string">
            <text:p>InChI=1S/C20H12N4S/c1-24-18-4-2-3-5-19(18)25-20(24)10-16(11-21)14-6-8-15(9-7-14)17(12-22)13-23/h2-10H,1H3/b20-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6</text:p>
          </table:table-cell>
          <table:table-cell table:style-name="ce8" office:value-type="string" calcext:value-type="string">
            <text:p>IJUYNAPSSMYWSJ-QQXSKIMKSA-N</text:p>
          </table:table-cell>
          <table:table-cell table:style-name="ce8" office:value-type="string" calcext:value-type="string">
            <text:p>CCCCCCCN1/C(=C/C(C#N)=C2C=CC(=C(C#N)C#N)C=C2)SC2=CC=CC=C21</text:p>
          </table:table-cell>
          <table:table-cell table:style-name="ce8" office:value-type="string" calcext:value-type="string">
            <text:p>InChI=1S/C26H24N4S/c1-2-3-4-5-8-15-30-24-9-6-7-10-25(24)31-26(30)16-22(17-27)20-11-13-21(14-12-20)23(18-28)19-29/h6-7,9-14,16H,2-5,8,15H2,1H3/b26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7</text:p>
          </table:table-cell>
          <table:table-cell table:style-name="ce8" office:value-type="string" calcext:value-type="string">
            <text:p>SOICQLRATNSSQG-JMIUGGIZSA-N</text:p>
          </table:table-cell>
          <table:table-cell table:style-name="ce8" office:value-type="string" calcext:value-type="string">
            <text:p>CN1/C(=C/C(C#N)=C2C=CC(=C(C#N)C#N)C=C2)[Se]C2=CC=CC=C21</text:p>
          </table:table-cell>
          <table:table-cell table:style-name="ce8" office:value-type="string" calcext:value-type="string">
            <text:p>InChI=1S/C20H12N4Se/c1-24-18-4-2-3-5-19(18)25-20(24)10-16(11-21)14-6-8-15(9-7-14)17(12-22)13-23/h2-10H,1H3/b20-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8</text:p>
          </table:table-cell>
          <table:table-cell table:style-name="ce8" office:value-type="string" calcext:value-type="string">
            <text:p>PBYJERYUZQMJBW-QQXSKIMKSA-N</text:p>
          </table:table-cell>
          <table:table-cell table:style-name="ce8" office:value-type="string" calcext:value-type="string">
            <text:p>CCCCCCCN1/C(=C/C(C#N)=C2C=CC(=C(C#N)C#N)C=C2)[Se]C2=CC=CC=C21</text:p>
          </table:table-cell>
          <table:table-cell table:style-name="ce8" office:value-type="string" calcext:value-type="string">
            <text:p>InChI=1S/C26H24N4Se/c1-2-3-4-5-8-15-30-24-9-6-7-10-25(24)31-26(30)16-22(17-27)20-11-13-21(14-12-20)23(18-28)19-29/h6-7,9-14,16H,2-5,8,15H2,1H3/b26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9</text:p>
          </table:table-cell>
          <table:table-cell table:style-name="ce8" office:value-type="string" calcext:value-type="string">
            <text:p>ZLAYZCIXVROMPF-UHFFFAOYSA-N</text:p>
          </table:table-cell>
          <table:table-cell table:style-name="ce8" office:value-type="string" calcext:value-type="string">
            <text:p>O=C1C=C(NCC(=O)C2=C[NH]C3=C2C=CC=C3)C(=O)C2=C1C=CC=C2</text:p>
          </table:table-cell>
          <table:table-cell table:style-name="ce8" office:value-type="string" calcext:value-type="string">
            <text:p>InChI=1S/C20H14N2O3/c23-18-9-17(20(25)14-7-2-1-6-13(14)18)22-11-19(24)15-10-21-16-8-4-3-5-12(15)16/h1-10,21-22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0</text:p>
          </table:table-cell>
          <table:table-cell table:style-name="ce8" office:value-type="string" calcext:value-type="string">
            <text:p>CJCWVTRVDCQZSM-UHFFFAOYSA-N</text:p>
          </table:table-cell>
          <table:table-cell table:style-name="ce8" office:value-type="string" calcext:value-type="string">
            <text:p>O=C1C=C(NCC(O)C2=C[NH]C3=C2C=CC=C3)C(=O)C2=C1C=CC=C2</text:p>
          </table:table-cell>
          <table:table-cell table:style-name="ce8" office:value-type="string" calcext:value-type="string">
            <text:p>InChI=1S/C20H16N2O3/c23-18-9-17(20(25)14-7-2-1-6-13(14)18)22-11-19(24)15-10-21-16-8-4-3-5-12(15)16/h1-10,19,21-22,2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1</text:p>
          </table:table-cell>
          <table:table-cell table:style-name="ce8" office:value-type="string" calcext:value-type="string">
            <text:p>ZJSLOBPQTVWZQH-UHFFFAOYSA-N</text:p>
          </table:table-cell>
          <table:table-cell table:style-name="ce8" office:value-type="string" calcext:value-type="string">
            <text:p>CC(C)(C)OC(=O)N1C=C(C(=O)CNC2=CC(=O)C3=C(C=CC=C3)C2=O)C2=C1C=CC=C2</text:p>
          </table:table-cell>
          <table:table-cell table:style-name="ce8" office:value-type="string" calcext:value-type="string">
            <text:p>InChI=1S/C25H22N2O5/c1-25(2,3)32-24(31)27-14-18(15-8-6-7-11-20(15)27)22(29)13-26-19-12-21(28)16-9-4-5-10-17(16)23(19)30/h4-12,14,26H,13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2</text:p>
          </table:table-cell>
          <table:table-cell table:style-name="ce8" office:value-type="string" calcext:value-type="string">
            <text:p>RNOMIKYWCHUNCE-UHFFFAOYSA-N</text:p>
          </table:table-cell>
          <table:table-cell table:style-name="ce8" office:value-type="string" calcext:value-type="string">
            <text:p>CC(C)(C)OC(=O)N1C=C(C(=O)C(=O)NC2=CC(=O)C3=C(C=CC=C3)C2=O)C2=C1C=CC=C2</text:p>
          </table:table-cell>
          <table:table-cell table:style-name="ce8" office:value-type="string" calcext:value-type="string">
            <text:p>InChI=1S/C25H20N2O6/c1-25(2,3)33-24(32)27-13-17(14-8-6-7-11-19(14)27)22(30)23(31)26-18-12-20(28)15-9-4-5-10-16(15)21(18)29/h4-13H,1-3H3,(H,26,3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3</text:p>
          </table:table-cell>
          <table:table-cell table:style-name="ce8" office:value-type="string" calcext:value-type="string">
            <text:p>CZFQHGOWFILERO-UHFFFAOYSA-N</text:p>
          </table:table-cell>
          <table:table-cell table:style-name="ce8" office:value-type="string" calcext:value-type="string">
            <text:p>O=C(NC1=CC(=O)C2=C(C=CC=C2)C1=O)C(=O)C1=C[NH]C2=C1C=CC=C2</text:p>
          </table:table-cell>
          <table:table-cell table:style-name="ce8" office:value-type="string" calcext:value-type="string">
            <text:p>InChI=1S/C20H12N2O4/c23-17-9-16(18(24)13-7-2-1-6-12(13)17)22-20(26)19(25)14-10-21-15-8-4-3-5-11(14)15/h1-10,21H,(H,22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4</text:p>
          </table:table-cell>
          <table:table-cell table:style-name="ce8" office:value-type="string" calcext:value-type="string">
            <text:p>HWBWSTMHVDKRHL-UHFFFAOYSA-N</text:p>
          </table:table-cell>
          <table:table-cell table:style-name="ce8" office:value-type="string" calcext:value-type="string">
            <text:p>CN1C=C(C2=C[NH]C3=C2C=CC=C3)C2=C1C(=O)C1=C(C=CC=C1)C2=O</text:p>
          </table:table-cell>
          <table:table-cell table:style-name="ce8" office:value-type="string" calcext:value-type="string">
            <text:p>InChI=1S/C21H14N2O2/c1-23-11-16(15-10-22-17-9-5-4-6-12(15)17)18-19(23)21(25)14-8-3-2-7-13(14)20(18)24/h2-11,2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5</text:p>
          </table:table-cell>
          <table:table-cell table:style-name="ce8" office:value-type="string" calcext:value-type="string">
            <text:p>VYPJQJBHGZUOSH-UHFFFAOYSA-N</text:p>
          </table:table-cell>
          <table:table-cell table:style-name="ce8" office:value-type="string" calcext:value-type="string">
            <text:p>CN(CCC1=C[NH]C2=C1C=CC=C2)C1=CC(=O)C2=C(C=CC=C2)C1=O</text:p>
          </table:table-cell>
          <table:table-cell table:style-name="ce8" office:value-type="string" calcext:value-type="string">
            <text:p>InChI=1S/C21H18N2O2/c1-23(11-10-14-13-22-18-9-5-4-6-15(14)18)19-12-20(24)16-7-2-3-8-17(16)21(19)25/h2-9,12-13,22H,10-11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6</text:p>
          </table:table-cell>
          <table:table-cell table:style-name="ce8" office:value-type="string" calcext:value-type="string">
            <text:p>UXOPFLGFNBYJQJ-UHFFFAOYSA-N</text:p>
          </table:table-cell>
          <table:table-cell table:style-name="ce8" office:value-type="string" calcext:value-type="string">
            <text:p>CN(CC(=O)C1=C[NH]C2=C1C=CC=C2)C1=CC(=O)C2=C(C=CC=C2)C1=O</text:p>
          </table:table-cell>
          <table:table-cell table:style-name="ce8" office:value-type="string" calcext:value-type="string">
            <text:p>InChI=1S/C21H16N2O3/c1-23(12-20(25)16-11-22-17-9-5-4-6-13(16)17)18-10-19(24)14-7-2-3-8-15(14)21(18)26/h2-11,22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7</text:p>
          </table:table-cell>
          <table:table-cell table:style-name="ce8" office:value-type="string" calcext:value-type="string">
            <text:p>SCKGQUUJTRJOSS-UHFFFAOYSA-N</text:p>
          </table:table-cell>
          <table:table-cell table:style-name="ce8" office:value-type="string" calcext:value-type="string">
            <text:p>CC1=CC=C(S(=O)(=O)N2C=C(C3=CN(C)C4=C3C(=O)C3=C(C=CC=C3)C4=O)C3=C2C=CC=C3)C=C1</text:p>
          </table:table-cell>
          <table:table-cell table:style-name="ce8" office:value-type="string" calcext:value-type="string">
            <text:p>InChI=1S/C28H20N2O4S/c1-17-11-13-18(14-12-17)35(33,34)30-16-22(19-7-5-6-10-24(19)30)23-15-29(2)26-25(23)27(31)20-8-3-4-9-21(20)28(26)32/h3-16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8</text:p>
          </table:table-cell>
          <table:table-cell table:style-name="ce8" office:value-type="string" calcext:value-type="string">
            <text:p>VVNKMWMEZFIOCD-UHFFFAOYSA-N</text:p>
          </table:table-cell>
          <table:table-cell table:style-name="ce8" office:value-type="string" calcext:value-type="string">
            <text:p>CC(C)(C)OC(=O)NCCC1=C[NH]C2=C1C(=O)C=C(NCCC1=C[NH]C3=C1C=CC=C3)C2=O</text:p>
          </table:table-cell>
          <table:table-cell table:style-name="ce8" office:value-type="string" calcext:value-type="string">
            <text:p>InChI=1S/C25H28N4O4/c1-25(2,3)33-24(32)27-11-9-16-14-29-22-21(16)20(30)12-19(23(22)31)26-10-8-15-13-28-18-7-5-4-6-17(15)18/h4-7,12-14,26,28-29H,8-11H2,1-3H3,(H,27,3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9</text:p>
          </table:table-cell>
          <table:table-cell table:style-name="ce8" office:value-type="string" calcext:value-type="string">
            <text:p>ARRMKAMWQJGJGQ-UHFFFAOYSA-N</text:p>
          </table:table-cell>
          <table:table-cell table:style-name="ce8" office:value-type="string" calcext:value-type="string">
            <text:p>COC1=CC(=O)C2=C([NH]C=C2CCNC(=O)OC(C)(C)C)C1=O</text:p>
          </table:table-cell>
          <table:table-cell table:style-name="ce8" office:value-type="string" calcext:value-type="string">
            <text:p>InChI=1S/C16H20N2O5/c1-16(2,3)23-15(21)17-6-5-9-8-18-13-12(9)10(19)7-11(22-4)14(13)20/h7-8,18H,5-6H2,1-4H3,(H,17,2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0</text:p>
          </table:table-cell>
          <table:table-cell table:style-name="ce8" office:value-type="string" calcext:value-type="string">
            <text:p>XDKBAXPLNCSNDG-UHFFFAOYSA-N</text:p>
          </table:table-cell>
          <table:table-cell table:style-name="ce8" office:value-type="string" calcext:value-type="string">
            <text:p>COC1=C(OC)C2=C(C(OC)=C1)C(C(=O)C(=O)N(CC1=CC=CC=C1)CC1=CC=CC=C1)=CN2S(=O)(=O)C1=C(C)C=C(C)C=C1C</text:p>
          </table:table-cell>
          <table:table-cell table:style-name="ce8" office:value-type="string" calcext:value-type="string">
            <text:p>InChI=1S/C36H36N2O7S/c1-23-17-24(2)35(25(3)18-23)46(41,42)38-22-28(31-29(43-4)19-30(44-5)34(45-6)32(31)38)33(39)36(40)37(20-26-13-9-7-10-14-26)21-27-15-11-8-12-16-27/h7-19,22H,20-21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1</text:p>
          </table:table-cell>
          <table:table-cell table:style-name="ce8" office:value-type="string" calcext:value-type="string">
            <text:p>XYHUBSOXPLSTMQ-UHFFFAOYSA-N</text:p>
          </table:table-cell>
          <table:table-cell table:style-name="ce8" office:value-type="string" calcext:value-type="string">
            <text:p>COC1=CC(=O)C2=C(C1=O)N(S(=O)(=O)C1=C(C)C=C(C)C=C1C)C=C2C(=O)C(=O)N(CC1=CC=CC=C1)CC1=CC=CC=C1</text:p>
          </table:table-cell>
          <table:table-cell table:style-name="ce8" office:value-type="string" calcext:value-type="string">
            <text:p>InChI=1S/C34H30N2O7S/c1-21-15-22(2)33(23(3)16-21)44(41,42)36-20-26(29-27(37)17-28(43-4)32(39)30(29)36)31(38)34(40)35(18-24-11-7-5-8-12-24)19-25-13-9-6-10-14-25/h5-17,20H,18-19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2</text:p>
          </table:table-cell>
          <table:table-cell table:style-name="ce8" office:value-type="string" calcext:value-type="string">
            <text:p>MJFZQBSVDAEJCY-UHFFFAOYSA-N</text:p>
          </table:table-cell>
          <table:table-cell table:style-name="ce8" office:value-type="string" calcext:value-type="string">
            <text:p>CN(CCC1=C[NH]C2=C1C=CC=C2)C1=CC(=O)C2=C([NH]C=C2C(=O)C(=O)N(CC2=CC=CC=C2)CC2=CC=CC=C2)C1=O</text:p>
          </table:table-cell>
          <table:table-cell table:style-name="ce8" office:value-type="string" calcext:value-type="string">
            <text:p>InChI=1S/C35H30N4O4/c1-38(17-16-25-19-36-28-15-9-8-14-26(25)28)29-18-30(40)31-27(20-37-32(31)34(29)42)33(41)35(43)39(21-23-10-4-2-5-11-23)22-24-12-6-3-7-13-24/h2-15,18-20,36-37H,16-17,21-2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3</text:p>
          </table:table-cell>
          <table:table-cell table:style-name="ce8" office:value-type="string" calcext:value-type="string">
            <text:p>MQTBZDUPJKEZSM-UHFFFAOYSA-N</text:p>
          </table:table-cell>
          <table:table-cell table:style-name="ce8" office:value-type="string" calcext:value-type="string">
            <text:p>CN1C=C(C2=C[NH]C3=CC=CC=C23)C2=C1C(=O)C1=C(C2=O)C(C(=O)C(=O)N(CC2=CC=CC=C2)CC2=CC=CC=C2)=C[NH]1</text:p>
          </table:table-cell>
          <table:table-cell table:style-name="ce8" office:value-type="string" calcext:value-type="string">
            <text:p>InChI=1S/C35H26N4O4/c1-38-20-26(24-16-36-27-15-9-8-14-23(24)27)29-31(38)34(42)30-28(33(29)41)25(17-37-30)32(40)35(43)39(18-21-10-4-2-5-11-21)19-22-12-6-3-7-13-22/h2-17,20,36-37H,18-1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4</text:p>
          </table:table-cell>
          <table:table-cell table:style-name="ce8" office:value-type="string" calcext:value-type="string">
            <text:p>SWGORYASUDRMTN-UHFFFAOYSA-N</text:p>
          </table:table-cell>
          <table:table-cell table:style-name="ce8" office:value-type="string" calcext:value-type="string">
            <text:p>CC(C)(C)OC(=O)N1C=C(C(O)CNC2=CC(=O)C3=C(C=CC=C3)C2=O)C2=C1C=CC=C2</text:p>
          </table:table-cell>
          <table:table-cell table:style-name="ce8" office:value-type="string" calcext:value-type="string">
            <text:p>InChI=1S/C25H24N2O5/c1-25(2,3)32-24(31)27-14-18(15-8-6-7-11-20(15)27)22(29)13-26-19-12-21(28)16-9-4-5-10-17(16)23(19)30/h4-12,14,22,26,29H,13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 table:number-rows-repeated="1047260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1.K1:Sheet1.K1055 Sheet1.K1203:Sheet1.K1048576 Sheet1.K1058:Sheet1.K1188">
            <calcext:condition calcext:apply-style-name="ConditionalStyle_1" calcext:value="=&quot;YES&quot;" calcext:base-cell-address="Sheet1.K1"/>
          </calcext:conditional-format>
          <calcext:conditional-format calcext:target-range-address="Sheet1.B1301:Sheet1.B1048576 Sheet1.B1:Sheet1.B370 Sheet1.B372:Sheet1.B378 Sheet1.B392:Sheet1.B464 Sheet1.B476:Sheet1.B506 Sheet1.B547:Sheet1.B558 Sheet1.B589:Sheet1.B616 Sheet1.B665:Sheet1.B719 Sheet1.B745:Sheet1.B804 Sheet1.B899:Sheet1.B900 Sheet1.B925:Sheet1.B961 Sheet1.B969:Sheet1.B970 Sheet1.B995:Sheet1.B1004 Sheet1.B577:Sheet1.B577 Sheet1.B1025:Sheet1.B1033 Sheet1.B511:Sheet1.B538 Sheet1.B541:Sheet1.B541 Sheet1.B892:Sheet1.B892 Sheet1.B1090:Sheet1.B1175 Sheet1.B1204:Sheet1.B1257">
            <calcext:condition calcext:apply-style-name="ConditionalStyle_2" calcext:value="duplicate" calcext:base-cell-address="Sheet1.B1"/>
          </calcext:conditional-format>
          <calcext:conditional-format calcext:target-range-address="Sheet1.K1056:Sheet1.K1059">
            <calcext:condition calcext:apply-style-name="ConditionalStyle_1" calcext:value="=&quot;YES&quot;" calcext:base-cell-address="Sheet1.K1056"/>
          </calcext:conditional-format>
          <calcext:conditional-format calcext:target-range-address="Sheet1.K1189:Sheet1.K1189">
            <calcext:condition calcext:apply-style-name="ConditionalStyle_1" calcext:value="=&quot;YES&quot;" calcext:base-cell-address="Sheet1.K1189"/>
          </calcext:conditional-format>
          <calcext:conditional-format calcext:target-range-address="Sheet1.K1190:Sheet1.K1190">
            <calcext:condition calcext:apply-style-name="ConditionalStyle_1" calcext:value="=&quot;YES&quot;" calcext:base-cell-address="Sheet1.K1190"/>
          </calcext:conditional-format>
          <calcext:conditional-format calcext:target-range-address="Sheet1.K1192:Sheet1.K1192">
            <calcext:condition calcext:apply-style-name="ConditionalStyle_1" calcext:value="=&quot;YES&quot;" calcext:base-cell-address="Sheet1.K1192"/>
          </calcext:conditional-format>
          <calcext:conditional-format calcext:target-range-address="Sheet1.K1195:Sheet1.K1195">
            <calcext:condition calcext:apply-style-name="ConditionalStyle_1" calcext:value="=&quot;YES&quot;" calcext:base-cell-address="Sheet1.K1195"/>
          </calcext:conditional-format>
          <calcext:conditional-format calcext:target-range-address="Sheet1.K1196:Sheet1.K1196">
            <calcext:condition calcext:apply-style-name="ConditionalStyle_1" calcext:value="=&quot;YES&quot;" calcext:base-cell-address="Sheet1.K1196"/>
          </calcext:conditional-format>
          <calcext:conditional-format calcext:target-range-address="Sheet1.K1197:Sheet1.K1197">
            <calcext:condition calcext:apply-style-name="ConditionalStyle_1" calcext:value="=&quot;YES&quot;" calcext:base-cell-address="Sheet1.K1197"/>
          </calcext:conditional-format>
          <calcext:conditional-format calcext:target-range-address="Sheet1.K1198:Sheet1.K1198">
            <calcext:condition calcext:apply-style-name="ConditionalStyle_1" calcext:value="=&quot;YES&quot;" calcext:base-cell-address="Sheet1.K1198"/>
          </calcext:conditional-format>
          <calcext:conditional-format calcext:target-range-address="Sheet1.K1199:Sheet1.K1199">
            <calcext:condition calcext:apply-style-name="ConditionalStyle_1" calcext:value="=&quot;YES&quot;" calcext:base-cell-address="Sheet1.K1199"/>
          </calcext:conditional-format>
          <calcext:conditional-format calcext:target-range-address="Sheet1.K1201:Sheet1.K1201">
            <calcext:condition calcext:apply-style-name="ConditionalStyle_1" calcext:value="=&quot;YES&quot;" calcext:base-cell-address="Sheet1.K1201"/>
          </calcext:conditional-format>
          <calcext:conditional-format calcext:target-range-address="Sheet1.K1202:Sheet1.K1202">
            <calcext:condition calcext:apply-style-name="ConditionalStyle_1" calcext:value="=&quot;YES&quot;" calcext:base-cell-address="Sheet1.K1202"/>
          </calcext:conditional-format>
          <calcext:conditional-format calcext:target-range-address="Sheet1.K1191:Sheet1.K1191">
            <calcext:condition calcext:apply-style-name="ConditionalStyle_1" calcext:value="=&quot;YES&quot;" calcext:base-cell-address="Sheet1.K1191"/>
          </calcext:conditional-format>
          <calcext:conditional-format calcext:target-range-address="Sheet1.K1193:Sheet1.K1193">
            <calcext:condition calcext:apply-style-name="ConditionalStyle_1" calcext:value="=&quot;YES&quot;" calcext:base-cell-address="Sheet1.K1193"/>
          </calcext:conditional-format>
          <calcext:conditional-format calcext:target-range-address="Sheet1.K1194:Sheet1.K1194">
            <calcext:condition calcext:apply-style-name="ConditionalStyle_1" calcext:value="=&quot;YES&quot;" calcext:base-cell-address="Sheet1.K1194"/>
          </calcext:conditional-format>
          <calcext:conditional-format calcext:target-range-address="Sheet1.K1200:Sheet1.K1200">
            <calcext:condition calcext:apply-style-name="ConditionalStyle_1" calcext:value="=&quot;YES&quot;" calcext:base-cell-address="Sheet1.K120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2:47:24.044457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3-02T12:49:22.820228314</dc:date>
    <meta:generator>LibreOffice/6.0.7.3$Linux_X86_64 LibreOffice_project/00m0$Build-3</meta:generator>
    <meta:editing-duration>PT7H13S</meta:editing-duration>
    <meta:editing-cycles>103</meta:editing-cycles>
    <meta:document-statistic meta:table-count="1" meta:cell-count="15458" meta:object-count="0"/>
    <meta:user-defined meta:name="AppVersion">16.0300</meta:user-defined>
    <meta:user-defined meta:name="Company">University Libraries</meta:user-defined>
  </office:meta>
</office:document-meta>
</file>